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cm" svg:height="10cm" svg:x="1.421cm" svg:y="30.56cm">
            <draw:object draw:notify-on-update-of-ranges="Sheet1.A5:Sheet1.A5 Sheet1.A6:Sheet1.A65 Sheet1.B5:Sheet1.B5 Sheet1.B6:Sheet1.B65 Sheet1.F5:Sheet1.F5 Sheet1.F6:Sheet1.F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10cm" svg:x="1.421cm" svg:y="41.602cm">
            <draw:object draw:notify-on-update-of-ranges="Sheet1.A5:Sheet1.A5 Sheet1.A6:Sheet1.A65 Sheet1.C5:Sheet1.C5 Sheet1.C6:Sheet1.C65 Sheet1.G5:Sheet1.G5 Sheet1.G6:Sheet1.G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cm" svg:height="10cm" svg:x="1.421cm" svg:y="52.808cm">
            <draw:object draw:notify-on-update-of-ranges="Sheet1.A5:Sheet1.A5 Sheet1.A6:Sheet1.A65 Sheet1.D5:Sheet1.D5 Sheet1.D6:Sheet1.D65 Sheet1.H5:Sheet1.H5 Sheet1.H6:Sheet1.H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0cm" svg:height="10cm" svg:x="24.682cm" svg:y="30.642cm">
            <draw:object draw:notify-on-update-of-ranges="Sheet1.A5:Sheet1.A5 Sheet1.A6:Sheet1.A65 Sheet1.K5:Sheet1.K5 Sheet1.K6:Sheet1.K65 Sheet1.O5:Sheet1.O5 Sheet1.O6:Sheet1.O65 Sheet1.S5:Sheet1.S5 Sheet1.S6:Sheet1.S65 Sheet1.W5:Sheet1.W5 Sheet1.W6:Sheet1.W65 Sheet1.AA5:Sheet1.AA5 Sheet1.AA6:Sheet1.AA65 Sheet1.AE5:Sheet1.AE5 Sheet1.AE6:Sheet1.AE65 Sheet1.AI5:Sheet1.AI5 Sheet1.AI6:Sheet1.AI65 Sheet1.AM5:Sheet1.AM5 Sheet1.AM6:Sheet1.AM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0cm" svg:height="10cm" svg:x="23.945cm" svg:y="42.135cm">
            <draw:object draw:notify-on-update-of-ranges="Sheet1.A5:Sheet1.A5 Sheet1.A6:Sheet1.A65 Sheet1.L5:Sheet1.L5 Sheet1.L6:Sheet1.L65 Sheet1.P5:Sheet1.P5 Sheet1.P6:Sheet1.P65 Sheet1.T5:Sheet1.T5 Sheet1.T6:Sheet1.T65 Sheet1.X5:Sheet1.X5 Sheet1.X6:Sheet1.X65 Sheet1.AB5:Sheet1.AB5 Sheet1.AB6:Sheet1.AB65 Sheet1.AF5:Sheet1.AF5 Sheet1.AF6:Sheet1.AF65 Sheet1.AJ5:Sheet1.AJ5 Sheet1.AJ6:Sheet1.AJ65 Sheet1.AN5:Sheet1.AN5 Sheet1.AN6:Sheet1.AN6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0cm" svg:height="10cm" svg:x="24.158cm" svg:y="53.342cm">
            <draw:object draw:notify-on-update-of-ranges="Sheet1.A5:Sheet1.A5 Sheet1.A6:Sheet1.A65 Sheet1.M5:Sheet1.M5 Sheet1.M6:Sheet1.M65 Sheet1.Q5:Sheet1.Q5 Sheet1.Q6:Sheet1.Q65 Sheet1.U5:Sheet1.U5 Sheet1.U6:Sheet1.U65 Sheet1.Y5:Sheet1.Y5 Sheet1.Y6:Sheet1.Y65 Sheet1.AC5:Sheet1.AC5 Sheet1.AC6:Sheet1.AC65 Sheet1.AG5:Sheet1.AG5 Sheet1.AG6:Sheet1.AG65 Sheet1.AK5:Sheet1.AK5 Sheet1.AK6:Sheet1.AK65 Sheet1.AO5:Sheet1.AO5 Sheet1.AO6:Sheet1.AO6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0cm" svg:height="15cm" svg:x="46.608cm" svg:y="30.559cm">
            <draw:object draw:notify-on-update-of-ranges="Sheet1.A5:Sheet1.A5 Sheet1.A6:Sheet1.A65 Sheet1.B5:Sheet1.B5 Sheet1.B6:Sheet1.B65 Sheet1.F5:Sheet1.F5 Sheet1.F6:Sheet1.F65 Sheet1.K5:Sheet1.K5 Sheet1.K6:Sheet1.K65 Sheet1.O5:Sheet1.O5 Sheet1.O6:Sheet1.O65 Sheet1.S5:Sheet1.S5 Sheet1.S6:Sheet1.S65 Sheet1.W5:Sheet1.W5 Sheet1.W6:Sheet1.W65 Sheet1.AA5:Sheet1.AA5 Sheet1.AA6:Sheet1.AA65 Sheet1.AE5:Sheet1.AE5 Sheet1.AE6:Sheet1.AE65 Sheet1.AI5:Sheet1.AI5 Sheet1.AI6:Sheet1.AI65 Sheet1.AM5:Sheet1.AM5 Sheet1.AM6:Sheet1.AM6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0cm" svg:height="15cm" svg:x="46.62cm" svg:y="46.528cm">
            <draw:object draw:notify-on-update-of-ranges="Sheet1.A5:Sheet1.A5 Sheet1.A6:Sheet1.A65 Sheet1.C5:Sheet1.C5 Sheet1.C6:Sheet1.C65 Sheet1.G5:Sheet1.G5 Sheet1.G6:Sheet1.G65 Sheet1.L5:Sheet1.L5 Sheet1.L6:Sheet1.L65 Sheet1.P5:Sheet1.P5 Sheet1.P6:Sheet1.P65 Sheet1.T5:Sheet1.T5 Sheet1.T6:Sheet1.T65 Sheet1.X5:Sheet1.X5 Sheet1.X6:Sheet1.X65 Sheet1.AB5:Sheet1.AB5 Sheet1.AB6:Sheet1.AB65 Sheet1.AF5:Sheet1.AF5 Sheet1.AF6:Sheet1.AF65 Sheet1.AJ5:Sheet1.AJ5 Sheet1.AJ6:Sheet1.AJ65 Sheet1.AN5:Sheet1.AN5 Sheet1.AN6:Sheet1.AN6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20cm" svg:height="15cm" svg:x="46.394cm" svg:y="62.824cm">
            <draw:object draw:notify-on-update-of-ranges="Sheet1.A5:Sheet1.A5 Sheet1.A6:Sheet1.A65 Sheet1.D5:Sheet1.D5 Sheet1.D6:Sheet1.D65 Sheet1.H5:Sheet1.H5 Sheet1.H6:Sheet1.H65 Sheet1.M5:Sheet1.M5 Sheet1.M6:Sheet1.M65 Sheet1.Q5:Sheet1.Q5 Sheet1.Q6:Sheet1.Q65 Sheet1.U5:Sheet1.U5 Sheet1.U6:Sheet1.U65 Sheet1.Y5:Sheet1.Y5 Sheet1.Y6:Sheet1.Y65 Sheet1.AC5:Sheet1.AC5 Sheet1.AC6:Sheet1.AC65 Sheet1.AG5:Sheet1.AG5 Sheet1.AG6:Sheet1.AG65 Sheet1.AK5:Sheet1.AK5 Sheet1.AK6:Sheet1.AK65 Sheet1.AO5:Sheet1.AO5 Sheet1.AO6:Sheet1.AO6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20cm" svg:height="10cm" svg:x="69.144cm" svg:y="30.888cm">
            <draw:object draw:notify-on-update-of-ranges="Sheet1.AR5:Sheet1.AR5 Sheet1.AR6:Sheet1.AR65 Sheet1.AS5:Sheet1.AS5 Sheet1.AS6:Sheet1.AS65 Sheet1.AW5:Sheet1.AW5 Sheet1.AW6:Sheet1.AW65 Sheet1.BA5:Sheet1.BA5 Sheet1.BA6:Sheet1.BA65 Sheet1.BE5:Sheet1.BE5 Sheet1.BE6:Sheet1.BE65 Sheet1.BJ5:Sheet1.BJ5 Sheet1.BJ6:Sheet1.BJ6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20cm" svg:height="10cm" svg:x="69.1cm" svg:y="42.668cm">
            <draw:object draw:notify-on-update-of-ranges="Sheet1.AR5:Sheet1.AR5 Sheet1.AR6:Sheet1.AR65 Sheet1.AT5:Sheet1.AT5 Sheet1.AT6:Sheet1.AT65 Sheet1.AX5:Sheet1.AX5 Sheet1.AX6:Sheet1.AX65 Sheet1.BB5:Sheet1.BB5 Sheet1.BB6:Sheet1.BB65 Sheet1.BF5:Sheet1.BF5 Sheet1.BF6:Sheet1.BF65 Sheet1.BK5:Sheet1.BK5 Sheet1.BK6:Sheet1.BK6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20cm" svg:height="10cm" svg:x="68.857cm" svg:y="53.712cm">
            <draw:object draw:notify-on-update-of-ranges="Sheet1.AR5:Sheet1.AR5 Sheet1.AR6:Sheet1.AR65 Sheet1.AU5:Sheet1.AU5 Sheet1.AU6:Sheet1.AU65 Sheet1.AY5:Sheet1.AY5 Sheet1.AY6:Sheet1.AY65 Sheet1.BC5:Sheet1.BC5 Sheet1.BC6:Sheet1.BC65 Sheet1.BG5:Sheet1.BG5 Sheet1.BG6:Sheet1.BG65 Sheet1.BL5:Sheet1.BL5 Sheet1.BL6:Sheet1.BL6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64" table:default-cell-style-name="Default"/>
        <table:table-row table:style-name="ro1">
          <table:table-cell/>
          <table:table-cell office:value-type="string" calcext:value-type="string">
            <text:p>mysql sysbench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cal</text:p>
          </table:table-cell>
          <table:table-cell table:number-columns-repeated="8"/>
          <table:table-cell office:value-type="string" calcext:value-type="string">
            <text:p>remote</text:p>
          </table:table-cell>
          <table:table-cell table:number-columns-repeated="33"/>
          <table:table-cell office:value-type="string" calcext:value-type="string">
            <text:p>extra: vps in DC AMS → mysql server in DC BRU</text:p>
          </table:table-cell>
          <table:table-cell table:number-columns-repeated="16"/>
          <table:table-cell office:value-type="string" calcext:value-type="string">
            <text:p>extra: Digital ocean managed mysql 8 DC AMS from DC BR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nsactions / sec</text:p>
          </table:table-cell>
          <table:table-cell office:value-type="string" calcext:value-type="string">
            <text:p>Queries / sec</text:p>
          </table:table-cell>
          <table:table-cell office:value-type="string" calcext:value-type="string">
            <text:p>95% latency ms</text:p>
          </table:table-cell>
          <table:table-cell/>
          <table:table-cell office:value-type="string" calcext:value-type="string">
            <text:p>Transactions / sec</text:p>
          </table:table-cell>
          <table:table-cell office:value-type="string" calcext:value-type="string">
            <text:p>Queries / sec</text:p>
          </table:table-cell>
          <table:table-cell office:value-type="string" calcext:value-type="string">
            <text:p>95% latency ms</text:p>
          </table:table-cell>
          <table:table-cell table:number-columns-repeated="2"/>
          <table:table-cell office:value-type="string" calcext:value-type="string">
            <text:p>Transactions / sec</text:p>
          </table:table-cell>
          <table:table-cell office:value-type="string" calcext:value-type="string">
            <text:p>Queries / sec</text:p>
          </table:table-cell>
          <table:table-cell office:value-type="string" calcext:value-type="string">
            <text:p>95% latency ms</text:p>
          </table:table-cell>
          <table:table-cell/>
          <table:table-cell office:value-type="string" calcext:value-type="string">
            <text:p>Transactions / sec</text:p>
          </table:table-cell>
          <table:table-cell office:value-type="string" calcext:value-type="string">
            <text:p>Queries / sec</text:p>
          </table:table-cell>
          <table:table-cell office:value-type="string" calcext:value-type="string">
            <text:p>95% latency ms</text:p>
          </table:table-cell>
          <table:table-cell/>
          <table:table-cell office:value-type="string" calcext:value-type="string">
            <text:p>Transactions / sec</text:p>
          </table:table-cell>
          <table:table-cell office:value-type="string" calcext:value-type="string">
            <text:p>Queries / sec</text:p>
          </table:table-cell>
          <table:table-cell office:value-type="string" calcext:value-type="string">
            <text:p>95% latency ms</text:p>
          </table:table-cell>
          <table:table-cell/>
          <table:table-cell office:value-type="string" calcext:value-type="string">
            <text:p>Transactions / sec</text:p>
          </table:table-cell>
          <table:table-cell office:value-type="string" calcext:value-type="string">
            <text:p>Queries / sec</text:p>
          </table:table-cell>
          <table:table-cell office:value-type="string" calcext:value-type="string">
            <text:p>95% latency ms</text:p>
          </table:table-cell>
          <table:table-cell/>
          <table:table-cell office:value-type="string" calcext:value-type="string">
            <text:p>Transactions / sec</text:p>
          </table:table-cell>
          <table:table-cell office:value-type="string" calcext:value-type="string">
            <text:p>Queries / sec</text:p>
          </table:table-cell>
          <table:table-cell office:value-type="string" calcext:value-type="string">
            <text:p>95% latency ms</text:p>
          </table:table-cell>
          <table:table-cell/>
          <table:table-cell office:value-type="string" calcext:value-type="string">
            <text:p>Transactions / sec</text:p>
          </table:table-cell>
          <table:table-cell office:value-type="string" calcext:value-type="string">
            <text:p>Queries / sec</text:p>
          </table:table-cell>
          <table:table-cell office:value-type="string" calcext:value-type="string">
            <text:p>95% latency ms</text:p>
          </table:table-cell>
          <table:table-cell/>
          <table:table-cell office:value-type="string" calcext:value-type="string">
            <text:p>Transactions / sec</text:p>
          </table:table-cell>
          <table:table-cell office:value-type="string" calcext:value-type="string">
            <text:p>Queries / sec</text:p>
          </table:table-cell>
          <table:table-cell office:value-type="string" calcext:value-type="string">
            <text:p>95% latency ms</text:p>
          </table:table-cell>
          <table:table-cell/>
          <table:table-cell office:value-type="string" calcext:value-type="string">
            <text:p>Transactions / sec</text:p>
          </table:table-cell>
          <table:table-cell office:value-type="string" calcext:value-type="string">
            <text:p>Queries / sec</text:p>
          </table:table-cell>
          <table:table-cell office:value-type="string" calcext:value-type="string">
            <text:p>95% latency ms</text:p>
          </table:table-cell>
          <table:table-cell table:number-columns-repeated="3"/>
          <table:table-cell office:value-type="string" calcext:value-type="string">
            <text:p>Transactions / sec</text:p>
          </table:table-cell>
          <table:table-cell office:value-type="string" calcext:value-type="string">
            <text:p>Queries / sec</text:p>
          </table:table-cell>
          <table:table-cell office:value-type="string" calcext:value-type="string">
            <text:p>95% latency ms</text:p>
          </table:table-cell>
          <table:table-cell/>
          <table:table-cell office:value-type="string" calcext:value-type="string">
            <text:p>Transactions / sec</text:p>
          </table:table-cell>
          <table:table-cell office:value-type="string" calcext:value-type="string">
            <text:p>Queries / sec</text:p>
          </table:table-cell>
          <table:table-cell office:value-type="string" calcext:value-type="string">
            <text:p>95% latency ms</text:p>
          </table:table-cell>
          <table:table-cell/>
          <table:table-cell office:value-type="string" calcext:value-type="string">
            <text:p>Transactions / sec</text:p>
          </table:table-cell>
          <table:table-cell office:value-type="string" calcext:value-type="string">
            <text:p>Queries / sec</text:p>
          </table:table-cell>
          <table:table-cell office:value-type="string" calcext:value-type="string">
            <text:p>95% latency ms</text:p>
          </table:table-cell>
          <table:table-cell/>
          <table:table-cell office:value-type="string" calcext:value-type="string">
            <text:p>Transactions / sec</text:p>
          </table:table-cell>
          <table:table-cell office:value-type="string" calcext:value-type="string">
            <text:p>Queries / sec</text:p>
          </table:table-cell>
          <table:table-cell office:value-type="string" calcext:value-type="string">
            <text:p>95% latency ms</text:p>
          </table:table-cell>
          <table:table-cell table:number-columns-repeated="2"/>
          <table:table-cell office:value-type="string" calcext:value-type="string">
            <text:p>Transactions / sec</text:p>
          </table:table-cell>
          <table:table-cell office:value-type="string" calcext:value-type="string">
            <text:p>Queries / sec</text:p>
          </table:table-cell>
          <table:table-cell office:value-type="string" calcext:value-type="string">
            <text:p>95% latency ms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table:number-columns-repeated="3" office:value-type="string" calcext:value-type="string">
            <text:p>MySQL 5.7</text:p>
          </table:table-cell>
          <table:table-cell/>
          <table:table-cell table:number-columns-repeated="3" office:value-type="string" calcext:value-type="string">
            <text:p>MySQL 8.0</text:p>
          </table:table-cell>
          <table:table-cell table:number-columns-repeated="2"/>
          <table:table-cell table:number-columns-repeated="3" office:value-type="string" calcext:value-type="string">
            <text:p>remote MySQL 5.7</text:p>
          </table:table-cell>
          <table:table-cell/>
          <table:table-cell table:number-columns-repeated="3" office:value-type="string" calcext:value-type="string">
            <text:p>remote MySQL 8.0</text:p>
          </table:table-cell>
          <table:table-cell/>
          <table:table-cell table:number-columns-repeated="3" office:value-type="string" calcext:value-type="string">
            <text:p>Haproxy remote MySQL 5.7</text:p>
          </table:table-cell>
          <table:table-cell/>
          <table:table-cell table:number-columns-repeated="3" office:value-type="string" calcext:value-type="string">
            <text:p>Haproxy remote MySQL 8.0</text:p>
          </table:table-cell>
          <table:table-cell/>
          <table:table-cell table:number-columns-repeated="3" office:value-type="string" calcext:value-type="string">
            <text:p>Traefik remote MySQL 5.7</text:p>
          </table:table-cell>
          <table:table-cell/>
          <table:table-cell table:number-columns-repeated="3" office:value-type="string" calcext:value-type="string">
            <text:p>Traefik remote MySQL 8.0</text:p>
          </table:table-cell>
          <table:table-cell/>
          <table:table-cell table:number-columns-repeated="3" office:value-type="string" calcext:value-type="string">
            <text:p>ProxySQL remote MySQL 5.7</text:p>
          </table:table-cell>
          <table:table-cell/>
          <table:table-cell table:number-columns-repeated="3" office:value-type="string" calcext:value-type="string">
            <text:p>ProxySQL remote MySQL 8.0</text:p>
          </table:table-cell>
          <table:table-cell table:number-columns-repeated="2"/>
          <table:table-cell office:value-type="string" calcext:value-type="string">
            <text:p>sec</text:p>
          </table:table-cell>
          <table:table-cell table:number-columns-repeated="3" office:value-type="string" calcext:value-type="string">
            <text:p>ams→bru MySQL 5.7</text:p>
          </table:table-cell>
          <table:table-cell/>
          <table:table-cell table:number-columns-repeated="3" office:value-type="string" calcext:value-type="string">
            <text:p>Haproxy ams→bru MySQL 5.7</text:p>
          </table:table-cell>
          <table:table-cell/>
          <table:table-cell table:number-columns-repeated="3" office:value-type="string" calcext:value-type="string">
            <text:p>Traefik ams→bru MySQL 5.7</text:p>
          </table:table-cell>
          <table:table-cell/>
          <table:table-cell table:number-columns-repeated="3" office:value-type="string" calcext:value-type="string">
            <text:p>ProxySQL ams→bru MySQL 5.7</text:p>
          </table:table-cell>
          <table:table-cell table:number-columns-repeated="2"/>
          <table:table-cell table:number-columns-repeated="3" office:value-type="string" calcext:value-type="string">
            <text:p>bru→ams DO managed MySQL 8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5.83" calcext:value-type="float">
            <text:p>1085.83</text:p>
          </table:table-cell>
          <table:table-cell office:value-type="float" office:value="31490.39" calcext:value-type="float">
            <text:p>31490.39</text:p>
          </table:table-cell>
          <table:table-cell office:value-type="float" office:value="2.11" calcext:value-type="float">
            <text:p>2.11</text:p>
          </table:table-cell>
          <table:table-cell/>
          <table:table-cell office:value-type="float" office:value="775.54" calcext:value-type="float">
            <text:p>775.54</text:p>
          </table:table-cell>
          <table:table-cell office:value-type="float" office:value="22492.36" calcext:value-type="float">
            <text:p>22492.36</text:p>
          </table:table-cell>
          <table:table-cell office:value-type="float" office:value="3.25" calcext:value-type="float">
            <text:p>3.25</text:p>
          </table:table-cell>
          <table:table-cell table:number-columns-repeated="2"/>
          <table:table-cell office:value-type="float" office:value="428.06" calcext:value-type="float">
            <text:p>428.06</text:p>
          </table:table-cell>
          <table:table-cell office:value-type="float" office:value="12420.74" calcext:value-type="float">
            <text:p>12420.74</text:p>
          </table:table-cell>
          <table:table-cell office:value-type="float" office:value="5.88" calcext:value-type="float">
            <text:p>5.88</text:p>
          </table:table-cell>
          <table:table-cell/>
          <table:table-cell office:value-type="float" office:value="386.07" calcext:value-type="float">
            <text:p>386.07</text:p>
          </table:table-cell>
          <table:table-cell office:value-type="float" office:value="11202.77" calcext:value-type="float">
            <text:p>11202.77</text:p>
          </table:table-cell>
          <table:table-cell office:value-type="float" office:value="6.21" calcext:value-type="float">
            <text:p>6.21</text:p>
          </table:table-cell>
          <table:table-cell/>
          <table:table-cell office:value-type="float" office:value="311.7" calcext:value-type="float">
            <text:p>311.7</text:p>
          </table:table-cell>
          <table:table-cell office:value-type="float" office:value="9046.31" calcext:value-type="float">
            <text:p>9046.31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306.88" calcext:value-type="float">
            <text:p>306.88</text:p>
          </table:table-cell>
          <table:table-cell office:value-type="float" office:value="8906.64" calcext:value-type="float">
            <text:p>8906.64</text:p>
          </table:table-cell>
          <table:table-cell office:value-type="float" office:value="7.98" calcext:value-type="float">
            <text:p>7.98</text:p>
          </table:table-cell>
          <table:table-cell/>
          <table:table-cell office:value-type="float" office:value="339.29" calcext:value-type="float">
            <text:p>339.29</text:p>
          </table:table-cell>
          <table:table-cell office:value-type="float" office:value="9847.41" calcext:value-type="float">
            <text:p>9847.41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333.69" calcext:value-type="float">
            <text:p>333.69</text:p>
          </table:table-cell>
          <table:table-cell office:value-type="float" office:value="9683.91" calcext:value-type="float">
            <text:p>9683.91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252.92" calcext:value-type="float">
            <text:p>252.92</text:p>
          </table:table-cell>
          <table:table-cell office:value-type="float" office:value="7342.43" calcext:value-type="float">
            <text:p>7342.43</text:p>
          </table:table-cell>
          <table:table-cell office:value-type="float" office:value="9.22" calcext:value-type="float">
            <text:p>9.22</text:p>
          </table:table-cell>
          <table:table-cell/>
          <table:table-cell office:value-type="float" office:value="231.53" calcext:value-type="float">
            <text:p>231.53</text:p>
          </table:table-cell>
          <table:table-cell office:value-type="float" office:value="6723.22" calcext:value-type="float">
            <text:p>6723.22</text:p>
          </table:table-cell>
          <table:table-cell office:value-type="float" office:value="11.04" calcext:value-type="float">
            <text:p>11.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.98" calcext:value-type="float">
            <text:p>12.98</text:p>
          </table:table-cell>
          <table:table-cell office:value-type="float" office:value="381.28" calcext:value-type="float">
            <text:p>381.28</text:p>
          </table:table-cell>
          <table:table-cell office:value-type="float" office:value="179.94" calcext:value-type="float">
            <text:p>179.94</text:p>
          </table:table-cell>
          <table:table-cell/>
          <table:table-cell office:value-type="float" office:value="12.36" calcext:value-type="float">
            <text:p>12.36</text:p>
          </table:table-cell>
          <table:table-cell office:value-type="float" office:value="362.89" calcext:value-type="float">
            <text:p>362.89</text:p>
          </table:table-cell>
          <table:table-cell office:value-type="float" office:value="193.38" calcext:value-type="float">
            <text:p>193.38</text:p>
          </table:table-cell>
          <table:table-cell/>
          <table:table-cell office:value-type="float" office:value="10.39" calcext:value-type="float">
            <text:p>10.39</text:p>
          </table:table-cell>
          <table:table-cell office:value-type="float" office:value="307.08" calcext:value-type="float">
            <text:p>307.08</text:p>
          </table:table-cell>
          <table:table-cell office:value-type="float" office:value="215.44" calcext:value-type="float">
            <text:p>215.44</text:p>
          </table:table-cell>
          <table:table-cell/>
          <table:table-cell office:value-type="float" office:value="10.19" calcext:value-type="float">
            <text:p>10.19</text:p>
          </table:table-cell>
          <table:table-cell office:value-type="float" office:value="299.05" calcext:value-type="float">
            <text:p>299.05</text:p>
          </table:table-cell>
          <table:table-cell office:value-type="float" office:value="227.4" calcext:value-type="float">
            <text:p>227.4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132.95" calcext:value-type="float">
            <text:p>132.95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1.05" calcext:value-type="float">
            <text:p>1071.05</text:p>
          </table:table-cell>
          <table:table-cell office:value-type="float" office:value="31065.4" calcext:value-type="float">
            <text:p>31065.4</text:p>
          </table:table-cell>
          <table:table-cell office:value-type="float" office:value="2.22" calcext:value-type="float">
            <text:p>2.22</text:p>
          </table:table-cell>
          <table:table-cell/>
          <table:table-cell office:value-type="float" office:value="860.63" calcext:value-type="float">
            <text:p>860.63</text:p>
          </table:table-cell>
          <table:table-cell office:value-type="float" office:value="24961.68" calcext:value-type="float">
            <text:p>24961.68</text:p>
          </table:table-cell>
          <table:table-cell office:value-type="float" office:value="2.81" calcext:value-type="float">
            <text:p>2.81</text:p>
          </table:table-cell>
          <table:table-cell table:number-columns-repeated="2"/>
          <table:table-cell office:value-type="float" office:value="401.21" calcext:value-type="float">
            <text:p>401.21</text:p>
          </table:table-cell>
          <table:table-cell office:value-type="float" office:value="11634.79" calcext:value-type="float">
            <text:p>11634.79</text:p>
          </table:table-cell>
          <table:table-cell office:value-type="float" office:value="5.99" calcext:value-type="float">
            <text:p>5.99</text:p>
          </table:table-cell>
          <table:table-cell/>
          <table:table-cell office:value-type="float" office:value="318.21" calcext:value-type="float">
            <text:p>318.21</text:p>
          </table:table-cell>
          <table:table-cell office:value-type="float" office:value="9229.96" calcext:value-type="float">
            <text:p>9229.96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312.41" calcext:value-type="float">
            <text:p>312.41</text:p>
          </table:table-cell>
          <table:table-cell office:value-type="float" office:value="9056.47" calcext:value-type="float">
            <text:p>9056.47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295.22" calcext:value-type="float">
            <text:p>295.22</text:p>
          </table:table-cell>
          <table:table-cell office:value-type="float" office:value="8560.28" calcext:value-type="float">
            <text:p>8560.28</text:p>
          </table:table-cell>
          <table:table-cell office:value-type="float" office:value="7.84" calcext:value-type="float">
            <text:p>7.84</text:p>
          </table:table-cell>
          <table:table-cell/>
          <table:table-cell office:value-type="float" office:value="338.81" calcext:value-type="float">
            <text:p>338.81</text:p>
          </table:table-cell>
          <table:table-cell office:value-type="float" office:value="9822.9" calcext:value-type="float">
            <text:p>9822.9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335.41" calcext:value-type="float">
            <text:p>335.41</text:p>
          </table:table-cell>
          <table:table-cell office:value-type="float" office:value="9727.18" calcext:value-type="float">
            <text:p>9727.18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189.81" calcext:value-type="float">
            <text:p>189.81</text:p>
          </table:table-cell>
          <table:table-cell office:value-type="float" office:value="5501.79" calcext:value-type="float">
            <text:p>5501.79</text:p>
          </table:table-cell>
          <table:table-cell office:value-type="float" office:value="13.46" calcext:value-type="float">
            <text:p>13.46</text:p>
          </table:table-cell>
          <table:table-cell/>
          <table:table-cell office:value-type="float" office:value="224.2" calcext:value-type="float">
            <text:p>224.2</text:p>
          </table:table-cell>
          <table:table-cell office:value-type="float" office:value="6498.35" calcext:value-type="float">
            <text:p>6498.35</text:p>
          </table:table-cell>
          <table:table-cell office:value-type="float" office:value="11.45" calcext:value-type="float">
            <text:p>11.4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.21" calcext:value-type="float">
            <text:p>9.21</text:p>
          </table:table-cell>
          <table:table-cell office:value-type="float" office:value="267.8" calcext:value-type="float">
            <text:p>267.8</text:p>
          </table:table-cell>
          <table:table-cell office:value-type="float" office:value="539.71" calcext:value-type="float">
            <text:p>539.71</text:p>
          </table:table-cell>
          <table:table-cell/>
          <table:table-cell office:value-type="float" office:value="12.43" calcext:value-type="float">
            <text:p>12.43</text:p>
          </table:table-cell>
          <table:table-cell office:value-type="float" office:value="359.07" calcext:value-type="float">
            <text:p>359.07</text:p>
          </table:table-cell>
          <table:table-cell office:value-type="float" office:value="211.6" calcext:value-type="float">
            <text:p>211.6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328.94" calcext:value-type="float">
            <text:p>328.94</text:p>
          </table:table-cell>
          <table:table-cell office:value-type="float" office:value="200.47" calcext:value-type="float">
            <text:p>200.47</text:p>
          </table:table-cell>
          <table:table-cell/>
          <table:table-cell office:value-type="float" office:value="11.01" calcext:value-type="float">
            <text:p>11.01</text:p>
          </table:table-cell>
          <table:table-cell office:value-type="float" office:value="322.55" calcext:value-type="float">
            <text:p>322.55</text:p>
          </table:table-cell>
          <table:table-cell office:value-type="float" office:value="200.47" calcext:value-type="float">
            <text:p>200.47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3.81" calcext:value-type="float">
            <text:p>133.81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6.59" calcext:value-type="float">
            <text:p>1096.59</text:p>
          </table:table-cell>
          <table:table-cell office:value-type="float" office:value="31797.57" calcext:value-type="float">
            <text:p>31797.57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float" office:value="856.42" calcext:value-type="float">
            <text:p>856.42</text:p>
          </table:table-cell>
          <table:table-cell office:value-type="float" office:value="24842.09" calcext:value-type="float">
            <text:p>24842.09</text:p>
          </table:table-cell>
          <table:table-cell office:value-type="float" office:value="2.66" calcext:value-type="float">
            <text:p>2.66</text:p>
          </table:table-cell>
          <table:table-cell table:number-columns-repeated="2"/>
          <table:table-cell office:value-type="float" office:value="403.81" calcext:value-type="float">
            <text:p>403.81</text:p>
          </table:table-cell>
          <table:table-cell office:value-type="float" office:value="11708.17" calcext:value-type="float">
            <text:p>11708.17</text:p>
          </table:table-cell>
          <table:table-cell office:value-type="float" office:value="6.09" calcext:value-type="float">
            <text:p>6.09</text:p>
          </table:table-cell>
          <table:table-cell/>
          <table:table-cell office:value-type="float" office:value="334.19" calcext:value-type="float">
            <text:p>334.19</text:p>
          </table:table-cell>
          <table:table-cell office:value-type="float" office:value="9689.09" calcext:value-type="float">
            <text:p>9689.09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316.99" calcext:value-type="float">
            <text:p>316.99</text:p>
          </table:table-cell>
          <table:table-cell office:value-type="float" office:value="9194.4" calcext:value-type="float">
            <text:p>9194.4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287.6" calcext:value-type="float">
            <text:p>287.6</text:p>
          </table:table-cell>
          <table:table-cell office:value-type="float" office:value="8338.79" calcext:value-type="float">
            <text:p>8338.79</text:p>
          </table:table-cell>
          <table:table-cell office:value-type="float" office:value="8.43" calcext:value-type="float">
            <text:p>8.43</text:p>
          </table:table-cell>
          <table:table-cell/>
          <table:table-cell office:value-type="float" office:value="320.8" calcext:value-type="float">
            <text:p>320.8</text:p>
          </table:table-cell>
          <table:table-cell office:value-type="float" office:value="9305.22" calcext:value-type="float">
            <text:p>9305.22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float" office:value="319.4" calcext:value-type="float">
            <text:p>319.4</text:p>
          </table:table-cell>
          <table:table-cell office:value-type="float" office:value="9261.3" calcext:value-type="float">
            <text:p>9261.3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199.6" calcext:value-type="float">
            <text:p>199.6</text:p>
          </table:table-cell>
          <table:table-cell office:value-type="float" office:value="5793.83" calcext:value-type="float">
            <text:p>5793.83</text:p>
          </table:table-cell>
          <table:table-cell office:value-type="float" office:value="13.95" calcext:value-type="float">
            <text:p>13.9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6377.09" calcext:value-type="float">
            <text:p>6377.09</text:p>
          </table:table-cell>
          <table:table-cell office:value-type="float" office:value="11.65" calcext:value-type="float">
            <text:p>11.6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.4" calcext:value-type="float">
            <text:p>12.4</text:p>
          </table:table-cell>
          <table:table-cell office:value-type="float" office:value="361.61" calcext:value-type="float">
            <text:p>361.61</text:p>
          </table:table-cell>
          <table:table-cell office:value-type="float" office:value="248.83" calcext:value-type="float">
            <text:p>248.8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83.18" calcext:value-type="float">
            <text:p>383.18</text:p>
          </table:table-cell>
          <table:table-cell office:value-type="float" office:value="167.44" calcext:value-type="float">
            <text:p>167.4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272.14" calcext:value-type="float">
            <text:p>272.14</text:p>
          </table:table-cell>
          <table:table-cell office:value-type="float" office:value="376.49" calcext:value-type="float">
            <text:p>376.49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307.6" calcext:value-type="float">
            <text:p>307.6</text:p>
          </table:table-cell>
          <table:table-cell office:value-type="float" office:value="219.36" calcext:value-type="float">
            <text:p>219.36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3.19" calcext:value-type="float">
            <text:p>133.19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6.01" calcext:value-type="float">
            <text:p>1066.01</text:p>
          </table:table-cell>
          <table:table-cell office:value-type="float" office:value="30913.63" calcext:value-type="float">
            <text:p>30913.63</text:p>
          </table:table-cell>
          <table:table-cell office:value-type="float" office:value="2.14" calcext:value-type="float">
            <text:p>2.14</text:p>
          </table:table-cell>
          <table:table-cell/>
          <table:table-cell office:value-type="float" office:value="900.19" calcext:value-type="float">
            <text:p>900.19</text:p>
          </table:table-cell>
          <table:table-cell office:value-type="float" office:value="26099.24" calcext:value-type="float">
            <text:p>26099.24</text:p>
          </table:table-cell>
          <table:table-cell office:value-type="float" office:value="2.61" calcext:value-type="float">
            <text:p>2.61</text:p>
          </table:table-cell>
          <table:table-cell table:number-columns-repeated="2"/>
          <table:table-cell office:value-type="float" office:value="310.39" calcext:value-type="float">
            <text:p>310.39</text:p>
          </table:table-cell>
          <table:table-cell office:value-type="float" office:value="9004.37" calcext:value-type="float">
            <text:p>9004.37</text:p>
          </table:table-cell>
          <table:table-cell office:value-type="float" office:value="6.09" calcext:value-type="float">
            <text:p>6.09</text:p>
          </table:table-cell>
          <table:table-cell/>
          <table:table-cell office:value-type="float" office:value="291.2" calcext:value-type="float">
            <text:p>291.2</text:p>
          </table:table-cell>
          <table:table-cell office:value-type="float" office:value="8445.51" calcext:value-type="float">
            <text:p>8445.51</text:p>
          </table:table-cell>
          <table:table-cell office:value-type="float" office:value="8.74" calcext:value-type="float">
            <text:p>8.74</text:p>
          </table:table-cell>
          <table:table-cell/>
          <table:table-cell office:value-type="float" office:value="286.01" calcext:value-type="float">
            <text:p>286.01</text:p>
          </table:table-cell>
          <table:table-cell office:value-type="float" office:value="8293.6" calcext:value-type="float">
            <text:p>8293.6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290.2" calcext:value-type="float">
            <text:p>290.2</text:p>
          </table:table-cell>
          <table:table-cell office:value-type="float" office:value="8416.77" calcext:value-type="float">
            <text:p>8416.77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9854.9" calcext:value-type="float">
            <text:p>9854.9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302.8" calcext:value-type="float">
            <text:p>302.8</text:p>
          </table:table-cell>
          <table:table-cell office:value-type="float" office:value="8778.02" calcext:value-type="float">
            <text:p>8778.02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224.6" calcext:value-type="float">
            <text:p>224.6</text:p>
          </table:table-cell>
          <table:table-cell office:value-type="float" office:value="6510.76" calcext:value-type="float">
            <text:p>6510.76</text:p>
          </table:table-cell>
          <table:table-cell office:value-type="float" office:value="11.65" calcext:value-type="float">
            <text:p>11.65</text:p>
          </table:table-cell>
          <table:table-cell/>
          <table:table-cell office:value-type="float" office:value="201.8" calcext:value-type="float">
            <text:p>201.8</text:p>
          </table:table-cell>
          <table:table-cell office:value-type="float" office:value="5855.96" calcext:value-type="float">
            <text:p>5855.96</text:p>
          </table:table-cell>
          <table:table-cell office:value-type="float" office:value="13.22" calcext:value-type="float">
            <text:p>13.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.2" calcext:value-type="float">
            <text:p>13.2</text:p>
          </table:table-cell>
          <table:table-cell office:value-type="float" office:value="381.01" calcext:value-type="float">
            <text:p>381.01</text:p>
          </table:table-cell>
          <table:table-cell office:value-type="float" office:value="193.38" calcext:value-type="float">
            <text:p>193.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8.25" calcext:value-type="float">
            <text:p>288.25</text:p>
          </table:table-cell>
          <table:table-cell office:value-type="float" office:value="363.18" calcext:value-type="float">
            <text:p>363.18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300.42" calcext:value-type="float">
            <text:p>300.42</text:p>
          </table:table-cell>
          <table:table-cell office:value-type="float" office:value="223.34" calcext:value-type="float">
            <text:p>223.34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308" calcext:value-type="float">
            <text:p>308</text:p>
          </table:table-cell>
          <table:table-cell office:value-type="float" office:value="204.11" calcext:value-type="float">
            <text:p>204.11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3" calcext:value-type="float">
            <text:p>133</text:p>
          </table:table-cell>
          <table:table-cell office:value-type="float" office:value="549.52" calcext:value-type="float">
            <text:p>549.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85.39" calcext:value-type="float">
            <text:p>1085.39</text:p>
          </table:table-cell>
          <table:table-cell office:value-type="float" office:value="31475.62" calcext:value-type="float">
            <text:p>31475.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8.58" calcext:value-type="float">
            <text:p>908.58</text:p>
          </table:table-cell>
          <table:table-cell office:value-type="float" office:value="26351.2" calcext:value-type="float">
            <text:p>26351.2</text:p>
          </table:table-cell>
          <table:table-cell office:value-type="float" office:value="2.48" calcext:value-type="float">
            <text:p>2.48</text:p>
          </table:table-cell>
          <table:table-cell table:number-columns-repeated="2"/>
          <table:table-cell office:value-type="float" office:value="382.8" calcext:value-type="float">
            <text:p>382.8</text:p>
          </table:table-cell>
          <table:table-cell office:value-type="float" office:value="11103.06" calcext:value-type="float">
            <text:p>11103.06</text:p>
          </table:table-cell>
          <table:table-cell office:value-type="float" office:value="6.43" calcext:value-type="float">
            <text:p>6.43</text:p>
          </table:table-cell>
          <table:table-cell/>
          <table:table-cell office:value-type="float" office:value="316.81" calcext:value-type="float">
            <text:p>316.81</text:p>
          </table:table-cell>
          <table:table-cell office:value-type="float" office:value="9191.97" calcext:value-type="float">
            <text:p>9191.97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298.99" calcext:value-type="float">
            <text:p>298.99</text:p>
          </table:table-cell>
          <table:table-cell office:value-type="float" office:value="8673.85" calcext:value-type="float">
            <text:p>8673.85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8700.1" calcext:value-type="float">
            <text:p>8700.1</text:p>
          </table:table-cell>
          <table:table-cell office:value-type="float" office:value="7.98" calcext:value-type="float">
            <text:p>7.98</text:p>
          </table:table-cell>
          <table:table-cell/>
          <table:table-cell office:value-type="float" office:value="362.21" calcext:value-type="float">
            <text:p>362.21</text:p>
          </table:table-cell>
          <table:table-cell office:value-type="float" office:value="10509.19" calcext:value-type="float">
            <text:p>10509.19</text:p>
          </table:table-cell>
          <table:table-cell office:value-type="float" office:value="6.32" calcext:value-type="float">
            <text:p>6.32</text:p>
          </table:table-cell>
          <table:table-cell/>
          <table:table-cell office:value-type="float" office:value="323.4" calcext:value-type="float">
            <text:p>323.4</text:p>
          </table:table-cell>
          <table:table-cell office:value-type="float" office:value="9384.43" calcext:value-type="float">
            <text:p>9384.43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228.4" calcext:value-type="float">
            <text:p>228.4</text:p>
          </table:table-cell>
          <table:table-cell office:value-type="float" office:value="6620.98" calcext:value-type="float">
            <text:p>6620.98</text:p>
          </table:table-cell>
          <table:table-cell office:value-type="float" office:value="11.04" calcext:value-type="float">
            <text:p>11.04</text:p>
          </table:table-cell>
          <table:table-cell/>
          <table:table-cell office:value-type="float" office:value="219.8" calcext:value-type="float">
            <text:p>219.8</text:p>
          </table:table-cell>
          <table:table-cell office:value-type="float" office:value="6371.63" calcext:value-type="float">
            <text:p>6371.63</text:p>
          </table:table-cell>
          <table:table-cell office:value-type="float" office:value="11.04" calcext:value-type="float">
            <text:p>11.0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3.8" calcext:value-type="float">
            <text:p>13.8</text:p>
          </table:table-cell>
          <table:table-cell office:value-type="float" office:value="400.41" calcext:value-type="float">
            <text:p>400.41</text:p>
          </table:table-cell>
          <table:table-cell office:value-type="float" office:value="164.45" calcext:value-type="float">
            <text:p>164.4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49.81" calcext:value-type="float">
            <text:p>349.81</text:p>
          </table:table-cell>
          <table:table-cell office:value-type="float" office:value="200.47" calcext:value-type="float">
            <text:p>200.47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330.43" calcext:value-type="float">
            <text:p>330.43</text:p>
          </table:table-cell>
          <table:table-cell office:value-type="float" office:value="211.6" calcext:value-type="float">
            <text:p>211.6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307.8" calcext:value-type="float">
            <text:p>307.8</text:p>
          </table:table-cell>
          <table:table-cell office:value-type="float" office:value="219.36" calcext:value-type="float">
            <text:p>219.36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1" calcext:value-type="float">
            <text:p>131</text:p>
          </table:table-cell>
          <table:table-cell office:value-type="float" office:value="549.52" calcext:value-type="float">
            <text:p>549.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7.41" calcext:value-type="float">
            <text:p>1087.41</text:p>
          </table:table-cell>
          <table:table-cell office:value-type="float" office:value="31543.36" calcext:value-type="float">
            <text:p>31543.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0.23" calcext:value-type="float">
            <text:p>890.23</text:p>
          </table:table-cell>
          <table:table-cell office:value-type="float" office:value="25815.14" calcext:value-type="float">
            <text:p>25815.14</text:p>
          </table:table-cell>
          <table:table-cell office:value-type="float" office:value="2.66" calcext:value-type="float">
            <text:p>2.66</text:p>
          </table:table-cell>
          <table:table-cell table:number-columns-repeated="2"/>
          <table:table-cell office:value-type="float" office:value="368.01" calcext:value-type="float">
            <text:p>368.01</text:p>
          </table:table-cell>
          <table:table-cell office:value-type="float" office:value="10673.24" calcext:value-type="float">
            <text:p>10673.24</text:p>
          </table:table-cell>
          <table:table-cell office:value-type="float" office:value="6.43" calcext:value-type="float">
            <text:p>6.43</text:p>
          </table:table-cell>
          <table:table-cell/>
          <table:table-cell office:value-type="float" office:value="347.4" calcext:value-type="float">
            <text:p>347.4</text:p>
          </table:table-cell>
          <table:table-cell office:value-type="float" office:value="10069.8" calcext:value-type="float">
            <text:p>10069.8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287.6" calcext:value-type="float">
            <text:p>287.6</text:p>
          </table:table-cell>
          <table:table-cell office:value-type="float" office:value="8337.29" calcext:value-type="float">
            <text:p>8337.29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291.4" calcext:value-type="float">
            <text:p>291.4</text:p>
          </table:table-cell>
          <table:table-cell office:value-type="float" office:value="8451.81" calcext:value-type="float">
            <text:p>8451.81</text:p>
          </table:table-cell>
          <table:table-cell office:value-type="float" office:value="7.98" calcext:value-type="float">
            <text:p>7.98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10291.48" calcext:value-type="float">
            <text:p>10291.48</text:p>
          </table:table-cell>
          <table:table-cell office:value-type="float" office:value="6.43" calcext:value-type="float">
            <text:p>6.43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8662.83" calcext:value-type="float">
            <text:p>8662.83</text:p>
          </table:table-cell>
          <table:table-cell office:value-type="float" office:value="7.84" calcext:value-type="float">
            <text:p>7.84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6179.33" calcext:value-type="float">
            <text:p>6179.33</text:p>
          </table:table-cell>
          <table:table-cell office:value-type="float" office:value="12.52" calcext:value-type="float">
            <text:p>12.52</text:p>
          </table:table-cell>
          <table:table-cell/>
          <table:table-cell office:value-type="float" office:value="212.6" calcext:value-type="float">
            <text:p>212.6</text:p>
          </table:table-cell>
          <table:table-cell office:value-type="float" office:value="6167.72" calcext:value-type="float">
            <text:p>6167.72</text:p>
          </table:table-cell>
          <table:table-cell office:value-type="float" office:value="12.3" calcext:value-type="float">
            <text:p>12.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08.4" calcext:value-type="float">
            <text:p>408.4</text:p>
          </table:table-cell>
          <table:table-cell office:value-type="float" office:value="173.58" calcext:value-type="float">
            <text:p>173.58</text:p>
          </table:table-cell>
          <table:table-cell/>
          <table:table-cell office:value-type="float" office:value="13.39" calcext:value-type="float">
            <text:p>13.39</text:p>
          </table:table-cell>
          <table:table-cell office:value-type="float" office:value="384.18" calcext:value-type="float">
            <text:p>384.18</text:p>
          </table:table-cell>
          <table:table-cell office:value-type="float" office:value="173.58" calcext:value-type="float">
            <text:p>173.58</text:p>
          </table:table-cell>
          <table:table-cell/>
          <table:table-cell office:value-type="float" office:value="10.98" calcext:value-type="float">
            <text:p>10.98</text:p>
          </table:table-cell>
          <table:table-cell office:value-type="float" office:value="316.73" calcext:value-type="float">
            <text:p>316.73</text:p>
          </table:table-cell>
          <table:table-cell office:value-type="float" office:value="227.4" calcext:value-type="float">
            <text:p>227.4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314.2" calcext:value-type="float">
            <text:p>314.2</text:p>
          </table:table-cell>
          <table:table-cell office:value-type="float" office:value="223.34" calcext:value-type="float">
            <text:p>223.34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3.81" calcext:value-type="float">
            <text:p>133.81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8.8" calcext:value-type="float">
            <text:p>1088.8</text:p>
          </table:table-cell>
          <table:table-cell office:value-type="float" office:value="31568.79" calcext:value-type="float">
            <text:p>31568.79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float" office:value="869.4" calcext:value-type="float">
            <text:p>869.4</text:p>
          </table:table-cell>
          <table:table-cell office:value-type="float" office:value="25216.39" calcext:value-type="float">
            <text:p>25216.39</text:p>
          </table:table-cell>
          <table:table-cell office:value-type="float" office:value="2.76" calcext:value-type="float">
            <text:p>2.76</text:p>
          </table:table-cell>
          <table:table-cell table:number-columns-repeated="2"/>
          <table:table-cell office:value-type="float" office:value="443.4" calcext:value-type="float">
            <text:p>443.4</text:p>
          </table:table-cell>
          <table:table-cell office:value-type="float" office:value="12856.41" calcext:value-type="float">
            <text:p>12856.41</text:p>
          </table:table-cell>
          <table:table-cell office:value-type="float" office:value="5.18" calcext:value-type="float">
            <text:p>5.18</text:p>
          </table:table-cell>
          <table:table-cell/>
          <table:table-cell office:value-type="float" office:value="348.4" calcext:value-type="float">
            <text:p>348.4</text:p>
          </table:table-cell>
          <table:table-cell office:value-type="float" office:value="10101.98" calcext:value-type="float">
            <text:p>10101.98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322.99" calcext:value-type="float">
            <text:p>322.99</text:p>
          </table:table-cell>
          <table:table-cell office:value-type="float" office:value="9364.77" calcext:value-type="float">
            <text:p>9364.77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339.6" calcext:value-type="float">
            <text:p>339.6</text:p>
          </table:table-cell>
          <table:table-cell office:value-type="float" office:value="9844.8" calcext:value-type="float">
            <text:p>9844.8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323.4" calcext:value-type="float">
            <text:p>323.4</text:p>
          </table:table-cell>
          <table:table-cell office:value-type="float" office:value="9380.64" calcext:value-type="float">
            <text:p>9380.64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293.4" calcext:value-type="float">
            <text:p>293.4</text:p>
          </table:table-cell>
          <table:table-cell office:value-type="float" office:value="8515.73" calcext:value-type="float">
            <text:p>8515.73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6607.49" calcext:value-type="float">
            <text:p>6607.49</text:p>
          </table:table-cell>
          <table:table-cell office:value-type="float" office:value="10.65" calcext:value-type="float">
            <text:p>10.65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5973.08" calcext:value-type="float">
            <text:p>5973.08</text:p>
          </table:table-cell>
          <table:table-cell office:value-type="float" office:value="12.08" calcext:value-type="float">
            <text:p>12.0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2.8" calcext:value-type="float">
            <text:p>12.8</text:p>
          </table:table-cell>
          <table:table-cell office:value-type="float" office:value="371.8" calcext:value-type="float">
            <text:p>371.8</text:p>
          </table:table-cell>
          <table:table-cell office:value-type="float" office:value="200.47" calcext:value-type="float">
            <text:p>200.47</text:p>
          </table:table-cell>
          <table:table-cell/>
          <table:table-cell office:value-type="float" office:value="12.61" calcext:value-type="float">
            <text:p>12.61</text:p>
          </table:table-cell>
          <table:table-cell office:value-type="float" office:value="363.2" calcext:value-type="float">
            <text:p>363.2</text:p>
          </table:table-cell>
          <table:table-cell office:value-type="float" office:value="189.93" calcext:value-type="float">
            <text:p>189.93</text:p>
          </table:table-cell>
          <table:table-cell/>
          <table:table-cell office:value-type="float" office:value="7.21" calcext:value-type="float">
            <text:p>7.21</text:p>
          </table:table-cell>
          <table:table-cell office:value-type="float" office:value="209.55" calcext:value-type="float">
            <text:p>209.55</text:p>
          </table:table-cell>
          <table:table-cell office:value-type="float" office:value="549.52" calcext:value-type="float">
            <text:p>549.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8.01" calcext:value-type="float">
            <text:p>288.01</text:p>
          </table:table-cell>
          <table:table-cell office:value-type="float" office:value="376.49" calcext:value-type="float">
            <text:p>376.49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134.4" calcext:value-type="float">
            <text:p>134.4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92.6" calcext:value-type="float">
            <text:p>1092.6</text:p>
          </table:table-cell>
          <table:table-cell office:value-type="float" office:value="31687.81" calcext:value-type="float">
            <text:p>31687.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26213.09" calcext:value-type="float">
            <text:p>26213.09</text:p>
          </table:table-cell>
          <table:table-cell office:value-type="float" office:value="2.71" calcext:value-type="float">
            <text:p>2.71</text:p>
          </table:table-cell>
          <table:table-cell table:number-columns-repeated="2"/>
          <table:table-cell office:value-type="float" office:value="426.8" calcext:value-type="float">
            <text:p>426.8</text:p>
          </table:table-cell>
          <table:table-cell office:value-type="float" office:value="12376.14" calcext:value-type="float">
            <text:p>12376.14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35.98" calcext:value-type="float">
            <text:p>335.98</text:p>
          </table:table-cell>
          <table:table-cell office:value-type="float" office:value="9745.39" calcext:value-type="float">
            <text:p>9745.39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02.81" calcext:value-type="float">
            <text:p>302.81</text:p>
          </table:table-cell>
          <table:table-cell office:value-type="float" office:value="8787.05" calcext:value-type="float">
            <text:p>8787.05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317.19" calcext:value-type="float">
            <text:p>317.19</text:p>
          </table:table-cell>
          <table:table-cell office:value-type="float" office:value="9206.05" calcext:value-type="float">
            <text:p>9206.05</text:p>
          </table:table-cell>
          <table:table-cell office:value-type="float" office:value="7.98" calcext:value-type="float">
            <text:p>7.98</text:p>
          </table:table-cell>
          <table:table-cell/>
          <table:table-cell office:value-type="float" office:value="293.59" calcext:value-type="float">
            <text:p>293.59</text:p>
          </table:table-cell>
          <table:table-cell office:value-type="float" office:value="8513.91" calcext:value-type="float">
            <text:p>8513.91</text:p>
          </table:table-cell>
          <table:table-cell office:value-type="float" office:value="9.39" calcext:value-type="float">
            <text:p>9.39</text:p>
          </table:table-cell>
          <table:table-cell/>
          <table:table-cell office:value-type="float" office:value="321.4" calcext:value-type="float">
            <text:p>321.4</text:p>
          </table:table-cell>
          <table:table-cell office:value-type="float" office:value="9321.22" calcext:value-type="float">
            <text:p>9321.22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183.4" calcext:value-type="float">
            <text:p>183.4</text:p>
          </table:table-cell>
          <table:table-cell office:value-type="float" office:value="5320.1" calcext:value-type="float">
            <text:p>5320.1</text:p>
          </table:table-cell>
          <table:table-cell office:value-type="float" office:value="25.28" calcext:value-type="float">
            <text:p>25.28</text:p>
          </table:table-cell>
          <table:table-cell/>
          <table:table-cell office:value-type="float" office:value="201.2" calcext:value-type="float">
            <text:p>201.2</text:p>
          </table:table-cell>
          <table:table-cell office:value-type="float" office:value="5836.4" calcext:value-type="float">
            <text:p>5836.4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.2" calcext:value-type="float">
            <text:p>13.2</text:p>
          </table:table-cell>
          <table:table-cell office:value-type="float" office:value="377.99" calcext:value-type="float">
            <text:p>377.99</text:p>
          </table:table-cell>
          <table:table-cell office:value-type="float" office:value="183.21" calcext:value-type="float">
            <text:p>183.2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83.52" calcext:value-type="float">
            <text:p>383.52</text:p>
          </table:table-cell>
          <table:table-cell office:value-type="float" office:value="164.45" calcext:value-type="float">
            <text:p>164.45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333.18" calcext:value-type="float">
            <text:p>333.18</text:p>
          </table:table-cell>
          <table:table-cell office:value-type="float" office:value="196.89" calcext:value-type="float">
            <text:p>196.89</text:p>
          </table:table-cell>
          <table:table-cell/>
          <table:table-cell office:value-type="float" office:value="9.18" calcext:value-type="float">
            <text:p>9.18</text:p>
          </table:table-cell>
          <table:table-cell office:value-type="float" office:value="267.96" calcext:value-type="float">
            <text:p>267.96</text:p>
          </table:table-cell>
          <table:table-cell office:value-type="float" office:value="411.96" calcext:value-type="float">
            <text:p>411.96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134.2" calcext:value-type="float">
            <text:p>134.2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29.2" calcext:value-type="float">
            <text:p>1129.2</text:p>
          </table:table-cell>
          <table:table-cell office:value-type="float" office:value="32750.28" calcext:value-type="float">
            <text:p>32750.28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902.58" calcext:value-type="float">
            <text:p>902.58</text:p>
          </table:table-cell>
          <table:table-cell office:value-type="float" office:value="26171.69" calcext:value-type="float">
            <text:p>26171.69</text:p>
          </table:table-cell>
          <table:table-cell office:value-type="float" office:value="2.57" calcext:value-type="float">
            <text:p>2.57</text:p>
          </table:table-cell>
          <table:table-cell table:number-columns-repeated="2"/>
          <table:table-cell office:value-type="float" office:value="458.8" calcext:value-type="float">
            <text:p>458.8</text:p>
          </table:table-cell>
          <table:table-cell office:value-type="float" office:value="13304.95" calcext:value-type="float">
            <text:p>13304.95</text:p>
          </table:table-cell>
          <table:table-cell office:value-type="float" office:value="5.18" calcext:value-type="float">
            <text:p>5.18</text:p>
          </table:table-cell>
          <table:table-cell/>
          <table:table-cell office:value-type="float" office:value="333.22" calcext:value-type="float">
            <text:p>333.22</text:p>
          </table:table-cell>
          <table:table-cell office:value-type="float" office:value="9662.68" calcext:value-type="float">
            <text:p>9662.68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332.6" calcext:value-type="float">
            <text:p>332.6</text:p>
          </table:table-cell>
          <table:table-cell office:value-type="float" office:value="9643.78" calcext:value-type="float">
            <text:p>9643.78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303.41" calcext:value-type="float">
            <text:p>303.41</text:p>
          </table:table-cell>
          <table:table-cell office:value-type="float" office:value="8791.98" calcext:value-type="float">
            <text:p>8791.98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245.81" calcext:value-type="float">
            <text:p>245.81</text:p>
          </table:table-cell>
          <table:table-cell office:value-type="float" office:value="7122.81" calcext:value-type="float">
            <text:p>7122.81</text:p>
          </table:table-cell>
          <table:table-cell office:value-type="float" office:value="9.91" calcext:value-type="float">
            <text:p>9.91</text:p>
          </table:table-cell>
          <table:table-cell/>
          <table:table-cell office:value-type="float" office:value="319.6" calcext:value-type="float">
            <text:p>319.6</text:p>
          </table:table-cell>
          <table:table-cell office:value-type="float" office:value="9262.9" calcext:value-type="float">
            <text:p>9262.9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float" office:value="233.41" calcext:value-type="float">
            <text:p>233.41</text:p>
          </table:table-cell>
          <table:table-cell office:value-type="float" office:value="6766.97" calcext:value-type="float">
            <text:p>6766.97</text:p>
          </table:table-cell>
          <table:table-cell office:value-type="float" office:value="10.27" calcext:value-type="float">
            <text:p>10.27</text:p>
          </table:table-cell>
          <table:table-cell/>
          <table:table-cell office:value-type="float" office:value="217.2" calcext:value-type="float">
            <text:p>217.2</text:p>
          </table:table-cell>
          <table:table-cell office:value-type="float" office:value="6299.8" calcext:value-type="float">
            <text:p>6299.8</text:p>
          </table:table-cell>
          <table:table-cell office:value-type="float" office:value="11.87" calcext:value-type="float">
            <text:p>11.8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3.6" calcext:value-type="float">
            <text:p>13.6</text:p>
          </table:table-cell>
          <table:table-cell office:value-type="float" office:value="397.87" calcext:value-type="float">
            <text:p>397.87</text:p>
          </table:table-cell>
          <table:table-cell office:value-type="float" office:value="189.93" calcext:value-type="float">
            <text:p>189.93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361.77" calcext:value-type="float">
            <text:p>361.77</text:p>
          </table:table-cell>
          <table:table-cell office:value-type="float" office:value="193.38" calcext:value-type="float">
            <text:p>193.38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312.79" calcext:value-type="float">
            <text:p>312.79</text:p>
          </table:table-cell>
          <table:table-cell office:value-type="float" office:value="248.83" calcext:value-type="float">
            <text:p>248.83</text:p>
          </table:table-cell>
          <table:table-cell/>
          <table:table-cell office:value-type="float" office:value="7.61" calcext:value-type="float">
            <text:p>7.61</text:p>
          </table:table-cell>
          <table:table-cell office:value-type="float" office:value="225.28" calcext:value-type="float">
            <text:p>225.28</text:p>
          </table:table-cell>
          <table:table-cell office:value-type="float" office:value="458.96" calcext:value-type="float">
            <text:p>458.96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4.4" calcext:value-type="float">
            <text:p>134.4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79.19" calcext:value-type="float">
            <text:p>1079.19</text:p>
          </table:table-cell>
          <table:table-cell office:value-type="float" office:value="31291.85" calcext:value-type="float">
            <text:p>31291.85</text:p>
          </table:table-cell>
          <table:table-cell office:value-type="float" office:value="2.18" calcext:value-type="float">
            <text:p>2.18</text:p>
          </table:table-cell>
          <table:table-cell/>
          <table:table-cell office:value-type="float" office:value="951.41" calcext:value-type="float">
            <text:p>951.41</text:p>
          </table:table-cell>
          <table:table-cell office:value-type="float" office:value="27595.44" calcext:value-type="float">
            <text:p>27595.44</text:p>
          </table:table-cell>
          <table:table-cell office:value-type="float" office:value="2.71" calcext:value-type="float">
            <text:p>2.71</text:p>
          </table:table-cell>
          <table:table-cell table:number-columns-repeated="2"/>
          <table:table-cell office:value-type="float" office:value="425.58" calcext:value-type="float">
            <text:p>425.58</text:p>
          </table:table-cell>
          <table:table-cell office:value-type="float" office:value="12338.75" calcext:value-type="float">
            <text:p>12338.75</text:p>
          </table:table-cell>
          <table:table-cell office:value-type="float" office:value="5.47" calcext:value-type="float">
            <text:p>5.47</text:p>
          </table:table-cell>
          <table:table-cell/>
          <table:table-cell office:value-type="float" office:value="364.6" calcext:value-type="float">
            <text:p>364.6</text:p>
          </table:table-cell>
          <table:table-cell office:value-type="float" office:value="10569.27" calcext:value-type="float">
            <text:p>10569.27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9865.08" calcext:value-type="float">
            <text:p>9865.08</text:p>
          </table:table-cell>
          <table:table-cell office:value-type="float" office:value="6.55" calcext:value-type="float">
            <text:p>6.55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8792.17" calcext:value-type="float">
            <text:p>8792.17</text:p>
          </table:table-cell>
          <table:table-cell office:value-type="float" office:value="7.98" calcext:value-type="float">
            <text:p>7.98</text:p>
          </table:table-cell>
          <table:table-cell/>
          <table:table-cell office:value-type="float" office:value="250.4" calcext:value-type="float">
            <text:p>250.4</text:p>
          </table:table-cell>
          <table:table-cell office:value-type="float" office:value="7268.46" calcext:value-type="float">
            <text:p>7268.46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302.8" calcext:value-type="float">
            <text:p>302.8</text:p>
          </table:table-cell>
          <table:table-cell office:value-type="float" office:value="8785.1" calcext:value-type="float">
            <text:p>8785.1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6846.73" calcext:value-type="float">
            <text:p>6846.73</text:p>
          </table:table-cell>
          <table:table-cell office:value-type="float" office:value="9.91" calcext:value-type="float">
            <text:p>9.91</text:p>
          </table:table-cell>
          <table:table-cell/>
          <table:table-cell office:value-type="float" office:value="209.6" calcext:value-type="float">
            <text:p>209.6</text:p>
          </table:table-cell>
          <table:table-cell office:value-type="float" office:value="6076.76" calcext:value-type="float">
            <text:p>6076.76</text:p>
          </table:table-cell>
          <table:table-cell office:value-type="float" office:value="12.52" calcext:value-type="float">
            <text:p>12.5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.4" calcext:value-type="float">
            <text:p>12.4</text:p>
          </table:table-cell>
          <table:table-cell office:value-type="float" office:value="355.52" calcext:value-type="float">
            <text:p>355.52</text:p>
          </table:table-cell>
          <table:table-cell office:value-type="float" office:value="240.02" calcext:value-type="float">
            <text:p>240.02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359.25" calcext:value-type="float">
            <text:p>359.25</text:p>
          </table:table-cell>
          <table:table-cell office:value-type="float" office:value="189.93" calcext:value-type="float">
            <text:p>189.93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320.58" calcext:value-type="float">
            <text:p>320.58</text:p>
          </table:table-cell>
          <table:table-cell office:value-type="float" office:value="244.38" calcext:value-type="float">
            <text:p>244.3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281.81" calcext:value-type="float">
            <text:p>281.81</text:p>
          </table:table-cell>
          <table:table-cell office:value-type="float" office:value="390.3" calcext:value-type="float">
            <text:p>390.3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4.4" calcext:value-type="float">
            <text:p>134.4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50.81" calcext:value-type="float">
            <text:p>1150.81</text:p>
          </table:table-cell>
          <table:table-cell office:value-type="float" office:value="33375.78" calcext:value-type="float">
            <text:p>33375.78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float" office:value="920.01" calcext:value-type="float">
            <text:p>920.01</text:p>
          </table:table-cell>
          <table:table-cell office:value-type="float" office:value="26677.58" calcext:value-type="float">
            <text:p>26677.58</text:p>
          </table:table-cell>
          <table:table-cell office:value-type="float" office:value="2.66" calcext:value-type="float">
            <text:p>2.66</text:p>
          </table:table-cell>
          <table:table-cell table:number-columns-repeated="2"/>
          <table:table-cell office:value-type="float" office:value="347.81" calcext:value-type="float">
            <text:p>347.81</text:p>
          </table:table-cell>
          <table:table-cell office:value-type="float" office:value="10085.76" calcext:value-type="float">
            <text:p>10085.76</text:p>
          </table:table-cell>
          <table:table-cell office:value-type="float" office:value="5.47" calcext:value-type="float">
            <text:p>5.47</text:p>
          </table:table-cell>
          <table:table-cell/>
          <table:table-cell office:value-type="float" office:value="374.6" calcext:value-type="float">
            <text:p>374.6</text:p>
          </table:table-cell>
          <table:table-cell office:value-type="float" office:value="10866.7" calcext:value-type="float">
            <text:p>10866.7</text:p>
          </table:table-cell>
          <table:table-cell office:value-type="float" office:value="6.32" calcext:value-type="float">
            <text:p>6.32</text:p>
          </table:table-cell>
          <table:table-cell/>
          <table:table-cell office:value-type="float" office:value="375.4" calcext:value-type="float">
            <text:p>375.4</text:p>
          </table:table-cell>
          <table:table-cell office:value-type="float" office:value="10888.56" calcext:value-type="float">
            <text:p>10888.56</text:p>
          </table:table-cell>
          <table:table-cell office:value-type="float" office:value="5.88" calcext:value-type="float">
            <text:p>5.88</text:p>
          </table:table-cell>
          <table:table-cell/>
          <table:table-cell office:value-type="float" office:value="321.59" calcext:value-type="float">
            <text:p>321.59</text:p>
          </table:table-cell>
          <table:table-cell office:value-type="float" office:value="9322.25" calcext:value-type="float">
            <text:p>9322.25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304.81" calcext:value-type="float">
            <text:p>304.81</text:p>
          </table:table-cell>
          <table:table-cell office:value-type="float" office:value="8838.2" calcext:value-type="float">
            <text:p>8838.2</text:p>
          </table:table-cell>
          <table:table-cell office:value-type="float" office:value="7.98" calcext:value-type="float">
            <text:p>7.98</text:p>
          </table:table-cell>
          <table:table-cell/>
          <table:table-cell office:value-type="float" office:value="311.6" calcext:value-type="float">
            <text:p>311.6</text:p>
          </table:table-cell>
          <table:table-cell office:value-type="float" office:value="9039.46" calcext:value-type="float">
            <text:p>9039.46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230.4" calcext:value-type="float">
            <text:p>230.4</text:p>
          </table:table-cell>
          <table:table-cell office:value-type="float" office:value="6682.97" calcext:value-type="float">
            <text:p>6682.97</text:p>
          </table:table-cell>
          <table:table-cell office:value-type="float" office:value="10.46" calcext:value-type="float">
            <text:p>10.46</text:p>
          </table:table-cell>
          <table:table-cell/>
          <table:table-cell office:value-type="float" office:value="224.4" calcext:value-type="float">
            <text:p>224.4</text:p>
          </table:table-cell>
          <table:table-cell office:value-type="float" office:value="6506.85" calcext:value-type="float">
            <text:p>6506.85</text:p>
          </table:table-cell>
          <table:table-cell office:value-type="float" office:value="10.84" calcext:value-type="float">
            <text:p>10.8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3.4" calcext:value-type="float">
            <text:p>13.4</text:p>
          </table:table-cell>
          <table:table-cell office:value-type="float" office:value="388.8" calcext:value-type="float">
            <text:p>388.8</text:p>
          </table:table-cell>
          <table:table-cell office:value-type="float" office:value="196.89" calcext:value-type="float">
            <text:p>196.89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373.38" calcext:value-type="float">
            <text:p>373.38</text:p>
          </table:table-cell>
          <table:table-cell office:value-type="float" office:value="179.94" calcext:value-type="float">
            <text:p>179.94</text:p>
          </table:table-cell>
          <table:table-cell/>
          <table:table-cell office:value-type="float" office:value="10.59" calcext:value-type="float">
            <text:p>10.59</text:p>
          </table:table-cell>
          <table:table-cell office:value-type="float" office:value="308.74" calcext:value-type="float">
            <text:p>308.74</text:p>
          </table:table-cell>
          <table:table-cell office:value-type="float" office:value="376.49" calcext:value-type="float">
            <text:p>376.49</text:p>
          </table:table-cell>
          <table:table-cell/>
          <table:table-cell office:value-type="float" office:value="10.41" calcext:value-type="float">
            <text:p>10.41</text:p>
          </table:table-cell>
          <table:table-cell office:value-type="float" office:value="292.94" calcext:value-type="float">
            <text:p>292.94</text:p>
          </table:table-cell>
          <table:table-cell office:value-type="float" office:value="235.74" calcext:value-type="float">
            <text:p>235.74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134.39" calcext:value-type="float">
            <text:p>134.39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99.8" calcext:value-type="float">
            <text:p>1099.8</text:p>
          </table:table-cell>
          <table:table-cell office:value-type="float" office:value="31896.16" calcext:value-type="float">
            <text:p>31896.16</text:p>
          </table:table-cell>
          <table:table-cell office:value-type="float" office:value="1.96" calcext:value-type="float">
            <text:p>1.96</text:p>
          </table:table-cell>
          <table:table-cell/>
          <table:table-cell office:value-type="float" office:value="900.59" calcext:value-type="float">
            <text:p>900.59</text:p>
          </table:table-cell>
          <table:table-cell office:value-type="float" office:value="26112.71" calcext:value-type="float">
            <text:p>26112.71</text:p>
          </table:table-cell>
          <table:table-cell office:value-type="float" office:value="2.71" calcext:value-type="float">
            <text:p>2.71</text:p>
          </table:table-cell>
          <table:table-cell table:number-columns-repeated="2"/>
          <table:table-cell office:value-type="float" office:value="394.61" calcext:value-type="float">
            <text:p>394.61</text:p>
          </table:table-cell>
          <table:table-cell office:value-type="float" office:value="11444.65" calcext:value-type="float">
            <text:p>11444.65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386.79" calcext:value-type="float">
            <text:p>386.79</text:p>
          </table:table-cell>
          <table:table-cell office:value-type="float" office:value="11216.75" calcext:value-type="float">
            <text:p>11216.75</text:p>
          </table:table-cell>
          <table:table-cell office:value-type="float" office:value="6.43" calcext:value-type="float">
            <text:p>6.43</text:p>
          </table:table-cell>
          <table:table-cell/>
          <table:table-cell office:value-type="float" office:value="274.6" calcext:value-type="float">
            <text:p>274.6</text:p>
          </table:table-cell>
          <table:table-cell office:value-type="float" office:value="7962.78" calcext:value-type="float">
            <text:p>7962.78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8815.93" calcext:value-type="float">
            <text:p>8815.93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315.99" calcext:value-type="float">
            <text:p>315.99</text:p>
          </table:table-cell>
          <table:table-cell office:value-type="float" office:value="9161.11" calcext:value-type="float">
            <text:p>9161.11</text:p>
          </table:table-cell>
          <table:table-cell office:value-type="float" office:value="7.84" calcext:value-type="float">
            <text:p>7.84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9017.53" calcext:value-type="float">
            <text:p>9017.53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6435.88" calcext:value-type="float">
            <text:p>6435.88</text:p>
          </table:table-cell>
          <table:table-cell office:value-type="float" office:value="10.65" calcext:value-type="float">
            <text:p>10.65</text:p>
          </table:table-cell>
          <table:table-cell/>
          <table:table-cell office:value-type="float" office:value="211.6" calcext:value-type="float">
            <text:p>211.6</text:p>
          </table:table-cell>
          <table:table-cell office:value-type="float" office:value="6137.8" calcext:value-type="float">
            <text:p>6137.8</text:p>
          </table:table-cell>
          <table:table-cell office:value-type="float" office:value="12.3" calcext:value-type="float">
            <text:p>12.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4.6" calcext:value-type="float">
            <text:p>14.6</text:p>
          </table:table-cell>
          <table:table-cell office:value-type="float" office:value="424.39" calcext:value-type="float">
            <text:p>424.39</text:p>
          </table:table-cell>
          <table:table-cell office:value-type="float" office:value="150.29" calcext:value-type="float">
            <text:p>150.29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377.41" calcext:value-type="float">
            <text:p>377.41</text:p>
          </table:table-cell>
          <table:table-cell office:value-type="float" office:value="176.73" calcext:value-type="float">
            <text:p>176.73</text:p>
          </table:table-cell>
          <table:table-cell/>
          <table:table-cell office:value-type="float" office:value="10.81" calcext:value-type="float">
            <text:p>10.81</text:p>
          </table:table-cell>
          <table:table-cell office:value-type="float" office:value="307.89" calcext:value-type="float">
            <text:p>307.89</text:p>
          </table:table-cell>
          <table:table-cell office:value-type="float" office:value="356.7" calcext:value-type="float">
            <text:p>356.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4.62" calcext:value-type="float">
            <text:p>294.62</text:p>
          </table:table-cell>
          <table:table-cell office:value-type="float" office:value="244.38" calcext:value-type="float">
            <text:p>244.38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5.01" calcext:value-type="float">
            <text:p>135.01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04.8" calcext:value-type="float">
            <text:p>1104.8</text:p>
          </table:table-cell>
          <table:table-cell office:value-type="float" office:value="32030.38" calcext:value-type="float">
            <text:p>32030.38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float" office:value="868.42" calcext:value-type="float">
            <text:p>868.42</text:p>
          </table:table-cell>
          <table:table-cell office:value-type="float" office:value="25189.7" calcext:value-type="float">
            <text:p>25189.7</text:p>
          </table:table-cell>
          <table:table-cell office:value-type="float" office:value="2.91" calcext:value-type="float">
            <text:p>2.91</text:p>
          </table:table-cell>
          <table:table-cell table:number-columns-repeated="2"/>
          <table:table-cell office:value-type="float" office:value="412.8" calcext:value-type="float">
            <text:p>412.8</text:p>
          </table:table-cell>
          <table:table-cell office:value-type="float" office:value="11974.7" calcext:value-type="float">
            <text:p>11974.7</text:p>
          </table:table-cell>
          <table:table-cell office:value-type="float" office:value="6.09" calcext:value-type="float">
            <text:p>6.09</text:p>
          </table:table-cell>
          <table:table-cell/>
          <table:table-cell office:value-type="float" office:value="377.6" calcext:value-type="float">
            <text:p>377.6</text:p>
          </table:table-cell>
          <table:table-cell office:value-type="float" office:value="10949.29" calcext:value-type="float">
            <text:p>10949.29</text:p>
          </table:table-cell>
          <table:table-cell office:value-type="float" office:value="6.55" calcext:value-type="float">
            <text:p>6.55</text:p>
          </table:table-cell>
          <table:table-cell/>
          <table:table-cell office:value-type="float" office:value="292.8" calcext:value-type="float">
            <text:p>292.8</text:p>
          </table:table-cell>
          <table:table-cell office:value-type="float" office:value="8488.22" calcext:value-type="float">
            <text:p>8488.22</text:p>
          </table:table-cell>
          <table:table-cell office:value-type="float" office:value="10.27" calcext:value-type="float">
            <text:p>10.27</text:p>
          </table:table-cell>
          <table:table-cell/>
          <table:table-cell office:value-type="float" office:value="329.6" calcext:value-type="float">
            <text:p>329.6</text:p>
          </table:table-cell>
          <table:table-cell office:value-type="float" office:value="9556.5" calcext:value-type="float">
            <text:p>9556.5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float" office:value="290.81" calcext:value-type="float">
            <text:p>290.81</text:p>
          </table:table-cell>
          <table:table-cell office:value-type="float" office:value="8431.22" calcext:value-type="float">
            <text:p>8431.22</text:p>
          </table:table-cell>
          <table:table-cell office:value-type="float" office:value="7.98" calcext:value-type="float">
            <text:p>7.98</text:p>
          </table:table-cell>
          <table:table-cell/>
          <table:table-cell office:value-type="float" office:value="298.6" calcext:value-type="float">
            <text:p>298.6</text:p>
          </table:table-cell>
          <table:table-cell office:value-type="float" office:value="8656.6" calcext:value-type="float">
            <text:p>8656.6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222.38" calcext:value-type="float">
            <text:p>222.38</text:p>
          </table:table-cell>
          <table:table-cell office:value-type="float" office:value="6450.05" calcext:value-type="float">
            <text:p>6450.05</text:p>
          </table:table-cell>
          <table:table-cell office:value-type="float" office:value="11.87" calcext:value-type="float">
            <text:p>11.87</text:p>
          </table:table-cell>
          <table:table-cell/>
          <table:table-cell office:value-type="float" office:value="203.8" calcext:value-type="float">
            <text:p>203.8</text:p>
          </table:table-cell>
          <table:table-cell office:value-type="float" office:value="5906.34" calcext:value-type="float">
            <text:p>5906.34</text:p>
          </table:table-cell>
          <table:table-cell office:value-type="float" office:value="12.52" calcext:value-type="float">
            <text:p>12.5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3.2" calcext:value-type="float">
            <text:p>13.2</text:p>
          </table:table-cell>
          <table:table-cell office:value-type="float" office:value="385.2" calcext:value-type="float">
            <text:p>385.2</text:p>
          </table:table-cell>
          <table:table-cell office:value-type="float" office:value="179.94" calcext:value-type="float">
            <text:p>179.94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355.61" calcext:value-type="float">
            <text:p>355.61</text:p>
          </table:table-cell>
          <table:table-cell office:value-type="float" office:value="196.89" calcext:value-type="float">
            <text:p>196.89</text:p>
          </table:table-cell>
          <table:table-cell/>
          <table:table-cell office:value-type="float" office:value="11.8" calcext:value-type="float">
            <text:p>11.8</text:p>
          </table:table-cell>
          <table:table-cell office:value-type="float" office:value="350.19" calcext:value-type="float">
            <text:p>350.19</text:p>
          </table:table-cell>
          <table:table-cell office:value-type="float" office:value="189.93" calcext:value-type="float">
            <text:p>189.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7.55" calcext:value-type="float">
            <text:p>287.55</text:p>
          </table:table-cell>
          <table:table-cell office:value-type="float" office:value="248.83" calcext:value-type="float">
            <text:p>248.83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133.6" calcext:value-type="float">
            <text:p>133.6</text:p>
          </table:table-cell>
          <table:table-cell office:value-type="float" office:value="549.52" calcext:value-type="float">
            <text:p>549.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94.77" calcext:value-type="float">
            <text:p>1094.77</text:p>
          </table:table-cell>
          <table:table-cell office:value-type="float" office:value="31752.62" calcext:value-type="float">
            <text:p>31752.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71.2" calcext:value-type="float">
            <text:p>971.2</text:p>
          </table:table-cell>
          <table:table-cell office:value-type="float" office:value="28166.19" calcext:value-type="float">
            <text:p>28166.19</text:p>
          </table:table-cell>
          <table:table-cell office:value-type="float" office:value="2.66" calcext:value-type="float">
            <text:p>2.66</text:p>
          </table:table-cell>
          <table:table-cell table:number-columns-repeated="2"/>
          <table:table-cell office:value-type="float" office:value="388.2" calcext:value-type="float">
            <text:p>388.2</text:p>
          </table:table-cell>
          <table:table-cell office:value-type="float" office:value="11259.23" calcext:value-type="float">
            <text:p>11259.23</text:p>
          </table:table-cell>
          <table:table-cell office:value-type="float" office:value="6.21" calcext:value-type="float">
            <text:p>6.21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10471.07" calcext:value-type="float">
            <text:p>10471.07</text:p>
          </table:table-cell>
          <table:table-cell office:value-type="float" office:value="6.32" calcext:value-type="float">
            <text:p>6.32</text:p>
          </table:table-cell>
          <table:table-cell/>
          <table:table-cell office:value-type="float" office:value="326.8" calcext:value-type="float">
            <text:p>326.8</text:p>
          </table:table-cell>
          <table:table-cell office:value-type="float" office:value="9479.37" calcext:value-type="float">
            <text:p>9479.37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9454.78" calcext:value-type="float">
            <text:p>9454.78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313.6" calcext:value-type="float">
            <text:p>313.6</text:p>
          </table:table-cell>
          <table:table-cell office:value-type="float" office:value="9097.54" calcext:value-type="float">
            <text:p>9097.5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313.2" calcext:value-type="float">
            <text:p>313.2</text:p>
          </table:table-cell>
          <table:table-cell office:value-type="float" office:value="9077.83" calcext:value-type="float">
            <text:p>9077.83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218.21" calcext:value-type="float">
            <text:p>218.21</text:p>
          </table:table-cell>
          <table:table-cell office:value-type="float" office:value="6330.23" calcext:value-type="float">
            <text:p>6330.23</text:p>
          </table:table-cell>
          <table:table-cell office:value-type="float" office:value="11.45" calcext:value-type="float">
            <text:p>11.4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575.24" calcext:value-type="float">
            <text:p>5575.24</text:p>
          </table:table-cell>
          <table:table-cell office:value-type="float" office:value="16.12" calcext:value-type="float">
            <text:p>16.1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0.8" calcext:value-type="float">
            <text:p>10.8</text:p>
          </table:table-cell>
          <table:table-cell office:value-type="float" office:value="308.6" calcext:value-type="float">
            <text:p>308.6</text:p>
          </table:table-cell>
          <table:table-cell office:value-type="float" office:value="363.18" calcext:value-type="float">
            <text:p>363.18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382.2" calcext:value-type="float">
            <text:p>382.2</text:p>
          </table:table-cell>
          <table:table-cell office:value-type="float" office:value="186.54" calcext:value-type="float">
            <text:p>186.54</text:p>
          </table:table-cell>
          <table:table-cell/>
          <table:table-cell office:value-type="float" office:value="11.6" calcext:value-type="float">
            <text:p>11.6</text:p>
          </table:table-cell>
          <table:table-cell office:value-type="float" office:value="331.38" calcext:value-type="float">
            <text:p>331.38</text:p>
          </table:table-cell>
          <table:table-cell office:value-type="float" office:value="356.7" calcext:value-type="float">
            <text:p>356.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274.21" calcext:value-type="float">
            <text:p>274.21</text:p>
          </table:table-cell>
          <table:table-cell office:value-type="float" office:value="248.83" calcext:value-type="float">
            <text:p>248.83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134.4" calcext:value-type="float">
            <text:p>134.4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10.03" calcext:value-type="float">
            <text:p>1110.03</text:p>
          </table:table-cell>
          <table:table-cell office:value-type="float" office:value="32192.98" calcext:value-type="float">
            <text:p>32192.98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896.99" calcext:value-type="float">
            <text:p>896.99</text:p>
          </table:table-cell>
          <table:table-cell office:value-type="float" office:value="26010.21" calcext:value-type="float">
            <text:p>26010.21</text:p>
          </table:table-cell>
          <table:table-cell office:value-type="float" office:value="2.66" calcext:value-type="float">
            <text:p>2.66</text:p>
          </table:table-cell>
          <table:table-cell table:number-columns-repeated="2"/>
          <table:table-cell office:value-type="float" office:value="379.6" calcext:value-type="float">
            <text:p>379.6</text:p>
          </table:table-cell>
          <table:table-cell office:value-type="float" office:value="11006.85" calcext:value-type="float">
            <text:p>11006.85</text:p>
          </table:table-cell>
          <table:table-cell office:value-type="float" office:value="6.55" calcext:value-type="float">
            <text:p>6.55</text:p>
          </table:table-cell>
          <table:table-cell/>
          <table:table-cell office:value-type="float" office:value="379.81" calcext:value-type="float">
            <text:p>379.81</text:p>
          </table:table-cell>
          <table:table-cell office:value-type="float" office:value="11017.24" calcext:value-type="float">
            <text:p>11017.24</text:p>
          </table:table-cell>
          <table:table-cell office:value-type="float" office:value="6.43" calcext:value-type="float">
            <text:p>6.43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9457.22" calcext:value-type="float">
            <text:p>9457.22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322.61" calcext:value-type="float">
            <text:p>322.61</text:p>
          </table:table-cell>
          <table:table-cell office:value-type="float" office:value="9358.16" calcext:value-type="float">
            <text:p>9358.16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293.39" calcext:value-type="float">
            <text:p>293.39</text:p>
          </table:table-cell>
          <table:table-cell office:value-type="float" office:value="8509.41" calcext:value-type="float">
            <text:p>8509.41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308.2" calcext:value-type="float">
            <text:p>308.2</text:p>
          </table:table-cell>
          <table:table-cell office:value-type="float" office:value="8945.27" calcext:value-type="float">
            <text:p>8945.27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244.6" calcext:value-type="float">
            <text:p>244.6</text:p>
          </table:table-cell>
          <table:table-cell office:value-type="float" office:value="7094.82" calcext:value-type="float">
            <text:p>7094.82</text:p>
          </table:table-cell>
          <table:table-cell office:value-type="float" office:value="9.91" calcext:value-type="float">
            <text:p>9.91</text:p>
          </table:table-cell>
          <table:table-cell/>
          <table:table-cell office:value-type="float" office:value="208.2" calcext:value-type="float">
            <text:p>208.2</text:p>
          </table:table-cell>
          <table:table-cell office:value-type="float" office:value="6033.38" calcext:value-type="float">
            <text:p>6033.38</text:p>
          </table:table-cell>
          <table:table-cell office:value-type="float" office:value="12.3" calcext:value-type="float">
            <text:p>12.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.2" calcext:value-type="float">
            <text:p>12.2</text:p>
          </table:table-cell>
          <table:table-cell office:value-type="float" office:value="352.17" calcext:value-type="float">
            <text:p>352.17</text:p>
          </table:table-cell>
          <table:table-cell office:value-type="float" office:value="282.25" calcext:value-type="float">
            <text:p>282.25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371.59" calcext:value-type="float">
            <text:p>371.59</text:p>
          </table:table-cell>
          <table:table-cell office:value-type="float" office:value="350.33" calcext:value-type="float">
            <text:p>350.33</text:p>
          </table:table-cell>
          <table:table-cell/>
          <table:table-cell office:value-type="float" office:value="11.6" calcext:value-type="float">
            <text:p>11.6</text:p>
          </table:table-cell>
          <table:table-cell office:value-type="float" office:value="335.17" calcext:value-type="float">
            <text:p>335.17</text:p>
          </table:table-cell>
          <table:table-cell office:value-type="float" office:value="211.6" calcext:value-type="float">
            <text:p>211.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273.45" calcext:value-type="float">
            <text:p>273.45</text:p>
          </table:table-cell>
          <table:table-cell office:value-type="float" office:value="287.38" calcext:value-type="float">
            <text:p>287.38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4.2" calcext:value-type="float">
            <text:p>134.2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95.8" calcext:value-type="float">
            <text:p>1095.8</text:p>
          </table:table-cell>
          <table:table-cell office:value-type="float" office:value="31781.03" calcext:value-type="float">
            <text:p>31781.03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906.58" calcext:value-type="float">
            <text:p>906.58</text:p>
          </table:table-cell>
          <table:table-cell office:value-type="float" office:value="26287.71" calcext:value-type="float">
            <text:p>26287.71</text:p>
          </table:table-cell>
          <table:table-cell office:value-type="float" office:value="2.71" calcext:value-type="float">
            <text:p>2.71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office:value-type="float" office:value="9741.76" calcext:value-type="float">
            <text:p>9741.76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10291.26" calcext:value-type="float">
            <text:p>10291.26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9741.74" calcext:value-type="float">
            <text:p>9741.74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350.4" calcext:value-type="float">
            <text:p>350.4</text:p>
          </table:table-cell>
          <table:table-cell office:value-type="float" office:value="10165.84" calcext:value-type="float">
            <text:p>10165.84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19.81" calcext:value-type="float">
            <text:p>319.81</text:p>
          </table:table-cell>
          <table:table-cell office:value-type="float" office:value="9274.93" calcext:value-type="float">
            <text:p>9274.93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258.8" calcext:value-type="float">
            <text:p>258.8</text:p>
          </table:table-cell>
          <table:table-cell office:value-type="float" office:value="7502.88" calcext:value-type="float">
            <text:p>7502.88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6894.84" calcext:value-type="float">
            <text:p>6894.84</text:p>
          </table:table-cell>
          <table:table-cell office:value-type="float" office:value="10.09" calcext:value-type="float">
            <text:p>10.09</text:p>
          </table:table-cell>
          <table:table-cell/>
          <table:table-cell office:value-type="float" office:value="196.4" calcext:value-type="float">
            <text:p>196.4</text:p>
          </table:table-cell>
          <table:table-cell office:value-type="float" office:value="5695.01" calcext:value-type="float">
            <text:p>5695.01</text:p>
          </table:table-cell>
          <table:table-cell office:value-type="float" office:value="13.46" calcext:value-type="float">
            <text:p>13.4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2.2" calcext:value-type="float">
            <text:p>12.2</text:p>
          </table:table-cell>
          <table:table-cell office:value-type="float" office:value="356.21" calcext:value-type="float">
            <text:p>356.21</text:p>
          </table:table-cell>
          <table:table-cell office:value-type="float" office:value="215.44" calcext:value-type="float">
            <text:p>215.4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282.2" calcext:value-type="float">
            <text:p>282.2</text:p>
          </table:table-cell>
          <table:table-cell office:value-type="float" office:value="427.07" calcext:value-type="float">
            <text:p>427.07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360.03" calcext:value-type="float">
            <text:p>360.03</text:p>
          </table:table-cell>
          <table:table-cell office:value-type="float" office:value="186.54" calcext:value-type="float">
            <text:p>186.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7.19" calcext:value-type="float">
            <text:p>287.19</text:p>
          </table:table-cell>
          <table:table-cell office:value-type="float" office:value="262.64" calcext:value-type="float">
            <text:p>262.64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5" calcext:value-type="float">
            <text:p>135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97" calcext:value-type="float">
            <text:p>1097</text:p>
          </table:table-cell>
          <table:table-cell office:value-type="float" office:value="31810.7" calcext:value-type="float">
            <text:p>31810.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10.01" calcext:value-type="float">
            <text:p>910.01</text:p>
          </table:table-cell>
          <table:table-cell office:value-type="float" office:value="26391.96" calcext:value-type="float">
            <text:p>26391.96</text:p>
          </table:table-cell>
          <table:table-cell office:value-type="float" office:value="2.57" calcext:value-type="float">
            <text:p>2.57</text:p>
          </table:table-cell>
          <table:table-cell table:number-columns-repeated="2"/>
          <table:table-cell office:value-type="float" office:value="378.36" calcext:value-type="float">
            <text:p>378.36</text:p>
          </table:table-cell>
          <table:table-cell office:value-type="float" office:value="10975.78" calcext:value-type="float">
            <text:p>10975.78</text:p>
          </table:table-cell>
          <table:table-cell office:value-type="float" office:value="6.43" calcext:value-type="float">
            <text:p>6.43</text:p>
          </table:table-cell>
          <table:table-cell/>
          <table:table-cell office:value-type="float" office:value="359.4" calcext:value-type="float">
            <text:p>359.4</text:p>
          </table:table-cell>
          <table:table-cell office:value-type="float" office:value="10419.36" calcext:value-type="float">
            <text:p>10419.36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367.4" calcext:value-type="float">
            <text:p>367.4</text:p>
          </table:table-cell>
          <table:table-cell office:value-type="float" office:value="10654.49" calcext:value-type="float">
            <text:p>10654.49</text:p>
          </table:table-cell>
          <table:table-cell office:value-type="float" office:value="6.43" calcext:value-type="float">
            <text:p>6.43</text:p>
          </table:table-cell>
          <table:table-cell/>
          <table:table-cell office:value-type="float" office:value="327.4" calcext:value-type="float">
            <text:p>327.4</text:p>
          </table:table-cell>
          <table:table-cell office:value-type="float" office:value="9493.6" calcext:value-type="float">
            <text:p>9493.6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303.39" calcext:value-type="float">
            <text:p>303.39</text:p>
          </table:table-cell>
          <table:table-cell office:value-type="float" office:value="8795.14" calcext:value-type="float">
            <text:p>8795.14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9045.79" calcext:value-type="float">
            <text:p>9045.79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6760.67" calcext:value-type="float">
            <text:p>6760.67</text:p>
          </table:table-cell>
          <table:table-cell office:value-type="float" office:value="10.65" calcext:value-type="float">
            <text:p>10.65</text:p>
          </table:table-cell>
          <table:table-cell/>
          <table:table-cell office:value-type="float" office:value="201.6" calcext:value-type="float">
            <text:p>201.6</text:p>
          </table:table-cell>
          <table:table-cell office:value-type="float" office:value="5845.21" calcext:value-type="float">
            <text:p>5845.21</text:p>
          </table:table-cell>
          <table:table-cell office:value-type="float" office:value="12.3" calcext:value-type="float">
            <text:p>12.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3.4" calcext:value-type="float">
            <text:p>13.4</text:p>
          </table:table-cell>
          <table:table-cell office:value-type="float" office:value="393.79" calcext:value-type="float">
            <text:p>393.79</text:p>
          </table:table-cell>
          <table:table-cell office:value-type="float" office:value="183.21" calcext:value-type="float">
            <text:p>183.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45.79" calcext:value-type="float">
            <text:p>345.79</text:p>
          </table:table-cell>
          <table:table-cell office:value-type="float" office:value="231.53" calcext:value-type="float">
            <text:p>231.53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316.57" calcext:value-type="float">
            <text:p>316.57</text:p>
          </table:table-cell>
          <table:table-cell office:value-type="float" office:value="219.36" calcext:value-type="float">
            <text:p>219.36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313.4" calcext:value-type="float">
            <text:p>313.4</text:p>
          </table:table-cell>
          <table:table-cell office:value-type="float" office:value="215.44" calcext:value-type="float">
            <text:p>215.44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134.2" calcext:value-type="float">
            <text:p>134.2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11.8" calcext:value-type="float">
            <text:p>1111.8</text:p>
          </table:table-cell>
          <table:table-cell office:value-type="float" office:value="32245.41" calcext:value-type="float">
            <text:p>32245.4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34.81" calcext:value-type="float">
            <text:p>934.81</text:p>
          </table:table-cell>
          <table:table-cell office:value-type="float" office:value="27113.8" calcext:value-type="float">
            <text:p>27113.8</text:p>
          </table:table-cell>
          <table:table-cell office:value-type="float" office:value="2.57" calcext:value-type="float">
            <text:p>2.57</text:p>
          </table:table-cell>
          <table:table-cell table:number-columns-repeated="2"/>
          <table:table-cell office:value-type="float" office:value="377.84" calcext:value-type="float">
            <text:p>377.84</text:p>
          </table:table-cell>
          <table:table-cell office:value-type="float" office:value="10954.06" calcext:value-type="float">
            <text:p>10954.06</text:p>
          </table:table-cell>
          <table:table-cell office:value-type="float" office:value="6.09" calcext:value-type="float">
            <text:p>6.09</text:p>
          </table:table-cell>
          <table:table-cell/>
          <table:table-cell office:value-type="float" office:value="375.8" calcext:value-type="float">
            <text:p>375.8</text:p>
          </table:table-cell>
          <table:table-cell office:value-type="float" office:value="10906.06" calcext:value-type="float">
            <text:p>10906.06</text:p>
          </table:table-cell>
          <table:table-cell office:value-type="float" office:value="6.32" calcext:value-type="float">
            <text:p>6.32</text:p>
          </table:table-cell>
          <table:table-cell/>
          <table:table-cell office:value-type="float" office:value="328.4" calcext:value-type="float">
            <text:p>328.4</text:p>
          </table:table-cell>
          <table:table-cell office:value-type="float" office:value="9519.96" calcext:value-type="float">
            <text:p>9519.96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274.8" calcext:value-type="float">
            <text:p>274.8</text:p>
          </table:table-cell>
          <table:table-cell office:value-type="float" office:value="7965.99" calcext:value-type="float">
            <text:p>7965.99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318.41" calcext:value-type="float">
            <text:p>318.41</text:p>
          </table:table-cell>
          <table:table-cell office:value-type="float" office:value="9237.57" calcext:value-type="float">
            <text:p>9237.57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280.99" calcext:value-type="float">
            <text:p>280.99</text:p>
          </table:table-cell>
          <table:table-cell office:value-type="float" office:value="8154.88" calcext:value-type="float">
            <text:p>8154.88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226.6" calcext:value-type="float">
            <text:p>226.6</text:p>
          </table:table-cell>
          <table:table-cell office:value-type="float" office:value="6571.34" calcext:value-type="float">
            <text:p>6571.34</text:p>
          </table:table-cell>
          <table:table-cell office:value-type="float" office:value="10.46" calcext:value-type="float">
            <text:p>10.46</text:p>
          </table:table-cell>
          <table:table-cell/>
          <table:table-cell office:value-type="float" office:value="213.39" calcext:value-type="float">
            <text:p>213.39</text:p>
          </table:table-cell>
          <table:table-cell office:value-type="float" office:value="6185.64" calcext:value-type="float">
            <text:p>6185.64</text:p>
          </table:table-cell>
          <table:table-cell office:value-type="float" office:value="11.65" calcext:value-type="float">
            <text:p>11.6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3.2" calcext:value-type="float">
            <text:p>13.2</text:p>
          </table:table-cell>
          <table:table-cell office:value-type="float" office:value="376.63" calcext:value-type="float">
            <text:p>376.63</text:p>
          </table:table-cell>
          <table:table-cell office:value-type="float" office:value="196.89" calcext:value-type="float">
            <text:p>196.89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366.8" calcext:value-type="float">
            <text:p>366.8</text:p>
          </table:table-cell>
          <table:table-cell office:value-type="float" office:value="193.38" calcext:value-type="float">
            <text:p>193.38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304.81" calcext:value-type="float">
            <text:p>304.81</text:p>
          </table:table-cell>
          <table:table-cell office:value-type="float" office:value="219.36" calcext:value-type="float">
            <text:p>219.36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294.29" calcext:value-type="float">
            <text:p>294.29</text:p>
          </table:table-cell>
          <table:table-cell office:value-type="float" office:value="227.4" calcext:value-type="float">
            <text:p>227.4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4.4" calcext:value-type="float">
            <text:p>134.4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14.79" calcext:value-type="float">
            <text:p>1114.79</text:p>
          </table:table-cell>
          <table:table-cell office:value-type="float" office:value="32327.98" calcext:value-type="float">
            <text:p>32327.98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930.4" calcext:value-type="float">
            <text:p>930.4</text:p>
          </table:table-cell>
          <table:table-cell office:value-type="float" office:value="26980.08" calcext:value-type="float">
            <text:p>26980.08</text:p>
          </table:table-cell>
          <table:table-cell office:value-type="float" office:value="2.57" calcext:value-type="float">
            <text:p>2.57</text:p>
          </table:table-cell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11428.73" calcext:value-type="float">
            <text:p>11428.73</text:p>
          </table:table-cell>
          <table:table-cell office:value-type="float" office:value="6.43" calcext:value-type="float">
            <text:p>6.43</text:p>
          </table:table-cell>
          <table:table-cell/>
          <table:table-cell office:value-type="float" office:value="350.8" calcext:value-type="float">
            <text:p>350.8</text:p>
          </table:table-cell>
          <table:table-cell office:value-type="float" office:value="10170.06" calcext:value-type="float">
            <text:p>10170.06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365.99" calcext:value-type="float">
            <text:p>365.99</text:p>
          </table:table-cell>
          <table:table-cell office:value-type="float" office:value="10620.37" calcext:value-type="float">
            <text:p>10620.37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34.8" calcext:value-type="float">
            <text:p>334.8</text:p>
          </table:table-cell>
          <table:table-cell office:value-type="float" office:value="9712.1" calcext:value-type="float">
            <text:p>9712.1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9335.3" calcext:value-type="float">
            <text:p>9335.3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289.61" calcext:value-type="float">
            <text:p>289.61</text:p>
          </table:table-cell>
          <table:table-cell office:value-type="float" office:value="8395.3" calcext:value-type="float">
            <text:p>8395.3</text:p>
          </table:table-cell>
          <table:table-cell office:value-type="float" office:value="7.84" calcext:value-type="float">
            <text:p>7.84</text:p>
          </table:table-cell>
          <table:table-cell/>
          <table:table-cell office:value-type="float" office:value="241.2" calcext:value-type="float">
            <text:p>241.2</text:p>
          </table:table-cell>
          <table:table-cell office:value-type="float" office:value="6998.88" calcext:value-type="float">
            <text:p>6998.88</text:p>
          </table:table-cell>
          <table:table-cell office:value-type="float" office:value="9.91" calcext:value-type="float">
            <text:p>9.91</text:p>
          </table:table-cell>
          <table:table-cell/>
          <table:table-cell office:value-type="float" office:value="215.81" calcext:value-type="float">
            <text:p>215.81</text:p>
          </table:table-cell>
          <table:table-cell office:value-type="float" office:value="6264.18" calcext:value-type="float">
            <text:p>6264.18</text:p>
          </table:table-cell>
          <table:table-cell office:value-type="float" office:value="11.87" calcext:value-type="float">
            <text:p>11.87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3.8" calcext:value-type="float">
            <text:p>13.8</text:p>
          </table:table-cell>
          <table:table-cell office:value-type="float" office:value="400.61" calcext:value-type="float">
            <text:p>400.61</text:p>
          </table:table-cell>
          <table:table-cell office:value-type="float" office:value="164.45" calcext:value-type="float">
            <text:p>164.45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356.45" calcext:value-type="float">
            <text:p>356.45</text:p>
          </table:table-cell>
          <table:table-cell office:value-type="float" office:value="215.44" calcext:value-type="float">
            <text:p>215.4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22.23" calcext:value-type="float">
            <text:p>222.23</text:p>
          </table:table-cell>
          <table:table-cell office:value-type="float" office:value="419.45" calcext:value-type="float">
            <text:p>419.45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323.26" calcext:value-type="float">
            <text:p>323.26</text:p>
          </table:table-cell>
          <table:table-cell office:value-type="float" office:value="204.11" calcext:value-type="float">
            <text:p>204.11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134" calcext:value-type="float">
            <text:p>134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78.6" calcext:value-type="float">
            <text:p>1078.6</text:p>
          </table:table-cell>
          <table:table-cell office:value-type="float" office:value="31276.01" calcext:value-type="float">
            <text:p>31276.01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float" office:value="916.81" calcext:value-type="float">
            <text:p>916.81</text:p>
          </table:table-cell>
          <table:table-cell office:value-type="float" office:value="26587.3" calcext:value-type="float">
            <text:p>26587.3</text:p>
          </table:table-cell>
          <table:table-cell office:value-type="float" office:value="2.76" calcext:value-type="float">
            <text:p>2.76</text:p>
          </table:table-cell>
          <table:table-cell table:number-columns-repeated="2"/>
          <table:table-cell office:value-type="float" office:value="355.39" calcext:value-type="float">
            <text:p>355.39</text:p>
          </table:table-cell>
          <table:table-cell office:value-type="float" office:value="10305.45" calcext:value-type="float">
            <text:p>10305.45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47.8" calcext:value-type="float">
            <text:p>347.8</text:p>
          </table:table-cell>
          <table:table-cell office:value-type="float" office:value="10086.72" calcext:value-type="float">
            <text:p>10086.72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322.01" calcext:value-type="float">
            <text:p>322.01</text:p>
          </table:table-cell>
          <table:table-cell office:value-type="float" office:value="9335.83" calcext:value-type="float">
            <text:p>9335.83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306.6" calcext:value-type="float">
            <text:p>306.6</text:p>
          </table:table-cell>
          <table:table-cell office:value-type="float" office:value="8887.79" calcext:value-type="float">
            <text:p>8887.79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296.39" calcext:value-type="float">
            <text:p>296.39</text:p>
          </table:table-cell>
          <table:table-cell office:value-type="float" office:value="8596.65" calcext:value-type="float">
            <text:p>8596.65</text:p>
          </table:table-cell>
          <table:table-cell office:value-type="float" office:value="8.74" calcext:value-type="float">
            <text:p>8.74</text:p>
          </table:table-cell>
          <table:table-cell/>
          <table:table-cell office:value-type="float" office:value="296.19" calcext:value-type="float">
            <text:p>296.19</text:p>
          </table:table-cell>
          <table:table-cell office:value-type="float" office:value="8587.41" calcext:value-type="float">
            <text:p>8587.41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6726.28" calcext:value-type="float">
            <text:p>6726.28</text:p>
          </table:table-cell>
          <table:table-cell office:value-type="float" office:value="10.84" calcext:value-type="float">
            <text:p>10.8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6261.8" calcext:value-type="float">
            <text:p>6261.8</text:p>
          </table:table-cell>
          <table:table-cell office:value-type="float" office:value="11.24" calcext:value-type="float">
            <text:p>11.2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.2" calcext:value-type="float">
            <text:p>13.2</text:p>
          </table:table-cell>
          <table:table-cell office:value-type="float" office:value="383.16" calcext:value-type="float">
            <text:p>383.16</text:p>
          </table:table-cell>
          <table:table-cell office:value-type="float" office:value="344.08" calcext:value-type="float">
            <text:p>344.08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368.34" calcext:value-type="float">
            <text:p>368.34</text:p>
          </table:table-cell>
          <table:table-cell office:value-type="float" office:value="186.54" calcext:value-type="float">
            <text:p>186.54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329.21" calcext:value-type="float">
            <text:p>329.21</text:p>
          </table:table-cell>
          <table:table-cell office:value-type="float" office:value="369.77" calcext:value-type="float">
            <text:p>369.77</text:p>
          </table:table-cell>
          <table:table-cell/>
          <table:table-cell office:value-type="float" office:value="8.39" calcext:value-type="float">
            <text:p>8.39</text:p>
          </table:table-cell>
          <table:table-cell office:value-type="float" office:value="240.4" calcext:value-type="float">
            <text:p>240.4</text:p>
          </table:table-cell>
          <table:table-cell office:value-type="float" office:value="397.39" calcext:value-type="float">
            <text:p>397.39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134.4" calcext:value-type="float">
            <text:p>134.4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90.33" calcext:value-type="float">
            <text:p>1090.33</text:p>
          </table:table-cell>
          <table:table-cell office:value-type="float" office:value="31622.36" calcext:value-type="float">
            <text:p>31622.36</text:p>
          </table:table-cell>
          <table:table-cell office:value-type="float" office:value="2.11" calcext:value-type="float">
            <text:p>2.11</text:p>
          </table:table-cell>
          <table:table-cell/>
          <table:table-cell office:value-type="float" office:value="929.39" calcext:value-type="float">
            <text:p>929.39</text:p>
          </table:table-cell>
          <table:table-cell office:value-type="float" office:value="26951.78" calcext:value-type="float">
            <text:p>26951.78</text:p>
          </table:table-cell>
          <table:table-cell office:value-type="float" office:value="2.61" calcext:value-type="float">
            <text:p>2.61</text:p>
          </table:table-cell>
          <table:table-cell table:number-columns-repeated="2"/>
          <table:table-cell office:value-type="float" office:value="403.04" calcext:value-type="float">
            <text:p>403.04</text:p>
          </table:table-cell>
          <table:table-cell office:value-type="float" office:value="11687.7" calcext:value-type="float">
            <text:p>11687.7</text:p>
          </table:table-cell>
          <table:table-cell office:value-type="float" office:value="6.09" calcext:value-type="float">
            <text:p>6.09</text:p>
          </table:table-cell>
          <table:table-cell/>
          <table:table-cell office:value-type="float" office:value="355.78" calcext:value-type="float">
            <text:p>355.78</text:p>
          </table:table-cell>
          <table:table-cell office:value-type="float" office:value="10319.05" calcext:value-type="float">
            <text:p>10319.05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335.6" calcext:value-type="float">
            <text:p>335.6</text:p>
          </table:table-cell>
          <table:table-cell office:value-type="float" office:value="9731.32" calcext:value-type="float">
            <text:p>9731.32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19.4" calcext:value-type="float">
            <text:p>319.4</text:p>
          </table:table-cell>
          <table:table-cell office:value-type="float" office:value="9260.24" calcext:value-type="float">
            <text:p>9260.2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277.2" calcext:value-type="float">
            <text:p>277.2</text:p>
          </table:table-cell>
          <table:table-cell office:value-type="float" office:value="8039.3" calcext:value-type="float">
            <text:p>8039.3</text:p>
          </table:table-cell>
          <table:table-cell office:value-type="float" office:value="8.74" calcext:value-type="float">
            <text:p>8.74</text:p>
          </table:table-cell>
          <table:table-cell/>
          <table:table-cell office:value-type="float" office:value="296.8" calcext:value-type="float">
            <text:p>296.8</text:p>
          </table:table-cell>
          <table:table-cell office:value-type="float" office:value="8605.2" calcext:value-type="float">
            <text:p>8605.2</text:p>
          </table:table-cell>
          <table:table-cell office:value-type="float" office:value="8.28" calcext:value-type="float">
            <text:p>8.28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6894.47" calcext:value-type="float">
            <text:p>6894.47</text:p>
          </table:table-cell>
          <table:table-cell office:value-type="float" office:value="9.91" calcext:value-type="float">
            <text:p>9.91</text:p>
          </table:table-cell>
          <table:table-cell/>
          <table:table-cell office:value-type="float" office:value="218.4" calcext:value-type="float">
            <text:p>218.4</text:p>
          </table:table-cell>
          <table:table-cell office:value-type="float" office:value="6334.88" calcext:value-type="float">
            <text:p>6334.88</text:p>
          </table:table-cell>
          <table:table-cell office:value-type="float" office:value="11.45" calcext:value-type="float">
            <text:p>11.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14.38" calcext:value-type="float">
            <text:p>14.38</text:p>
          </table:table-cell>
          <table:table-cell office:value-type="float" office:value="417.3" calcext:value-type="float">
            <text:p>417.3</text:p>
          </table:table-cell>
          <table:table-cell office:value-type="float" office:value="147.61" calcext:value-type="float">
            <text:p>147.61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372.61" calcext:value-type="float">
            <text:p>372.61</text:p>
          </table:table-cell>
          <table:table-cell office:value-type="float" office:value="193.38" calcext:value-type="float">
            <text:p>193.38</text:p>
          </table:table-cell>
          <table:table-cell/>
          <table:table-cell office:value-type="float" office:value="11.6" calcext:value-type="float">
            <text:p>11.6</text:p>
          </table:table-cell>
          <table:table-cell office:value-type="float" office:value="336.58" calcext:value-type="float">
            <text:p>336.58</text:p>
          </table:table-cell>
          <table:table-cell office:value-type="float" office:value="219.36" calcext:value-type="float">
            <text:p>219.36</text:p>
          </table:table-cell>
          <table:table-cell/>
          <table:table-cell office:value-type="float" office:value="7.21" calcext:value-type="float">
            <text:p>7.21</text:p>
          </table:table-cell>
          <table:table-cell office:value-type="float" office:value="209.98" calcext:value-type="float">
            <text:p>209.98</text:p>
          </table:table-cell>
          <table:table-cell office:value-type="float" office:value="397.39" calcext:value-type="float">
            <text:p>397.39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4.79" calcext:value-type="float">
            <text:p>134.79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59.67" calcext:value-type="float">
            <text:p>1059.67</text:p>
          </table:table-cell>
          <table:table-cell office:value-type="float" office:value="30728.1" calcext:value-type="float">
            <text:p>30728.1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949.4" calcext:value-type="float">
            <text:p>949.4</text:p>
          </table:table-cell>
          <table:table-cell office:value-type="float" office:value="27532.36" calcext:value-type="float">
            <text:p>27532.36</text:p>
          </table:table-cell>
          <table:table-cell office:value-type="float" office:value="2.35" calcext:value-type="float">
            <text:p>2.35</text:p>
          </table:table-cell>
          <table:table-cell table:number-columns-repeated="2"/>
          <table:table-cell office:value-type="float" office:value="385.55" calcext:value-type="float">
            <text:p>385.55</text:p>
          </table:table-cell>
          <table:table-cell office:value-type="float" office:value="11180.42" calcext:value-type="float">
            <text:p>11180.42</text:p>
          </table:table-cell>
          <table:table-cell office:value-type="float" office:value="6.21" calcext:value-type="float">
            <text:p>6.21</text:p>
          </table:table-cell>
          <table:table-cell/>
          <table:table-cell office:value-type="float" office:value="383.02" calcext:value-type="float">
            <text:p>383.02</text:p>
          </table:table-cell>
          <table:table-cell office:value-type="float" office:value="11103.08" calcext:value-type="float">
            <text:p>11103.08</text:p>
          </table:table-cell>
          <table:table-cell office:value-type="float" office:value="6.55" calcext:value-type="float">
            <text:p>6.55</text:p>
          </table:table-cell>
          <table:table-cell/>
          <table:table-cell office:value-type="float" office:value="312.39" calcext:value-type="float">
            <text:p>312.39</text:p>
          </table:table-cell>
          <table:table-cell office:value-type="float" office:value="9061.06" calcext:value-type="float">
            <text:p>9061.06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float" office:value="322.6" calcext:value-type="float">
            <text:p>322.6</text:p>
          </table:table-cell>
          <table:table-cell office:value-type="float" office:value="9353.69" calcext:value-type="float">
            <text:p>9353.69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float" office:value="327.8" calcext:value-type="float">
            <text:p>327.8</text:p>
          </table:table-cell>
          <table:table-cell office:value-type="float" office:value="9509.93" calcext:value-type="float">
            <text:p>9509.93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292.42" calcext:value-type="float">
            <text:p>292.42</text:p>
          </table:table-cell>
          <table:table-cell office:value-type="float" office:value="8482.89" calcext:value-type="float">
            <text:p>8482.89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241.6" calcext:value-type="float">
            <text:p>241.6</text:p>
          </table:table-cell>
          <table:table-cell office:value-type="float" office:value="7012.21" calcext:value-type="float">
            <text:p>7012.21</text:p>
          </table:table-cell>
          <table:table-cell office:value-type="float" office:value="10.09" calcext:value-type="float">
            <text:p>10.09</text:p>
          </table:table-cell>
          <table:table-cell/>
          <table:table-cell office:value-type="float" office:value="217.01" calcext:value-type="float">
            <text:p>217.01</text:p>
          </table:table-cell>
          <table:table-cell office:value-type="float" office:value="6293.56" calcext:value-type="float">
            <text:p>6293.56</text:p>
          </table:table-cell>
          <table:table-cell office:value-type="float" office:value="11.24" calcext:value-type="float">
            <text:p>11.24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3.99" calcext:value-type="float">
            <text:p>13.99</text:p>
          </table:table-cell>
          <table:table-cell office:value-type="float" office:value="406.36" calcext:value-type="float">
            <text:p>406.36</text:p>
          </table:table-cell>
          <table:table-cell office:value-type="float" office:value="158.63" calcext:value-type="float">
            <text:p>158.6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50.2" calcext:value-type="float">
            <text:p>350.2</text:p>
          </table:table-cell>
          <table:table-cell office:value-type="float" office:value="248.83" calcext:value-type="float">
            <text:p>248.83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299.58" calcext:value-type="float">
            <text:p>299.58</text:p>
          </table:table-cell>
          <table:table-cell office:value-type="float" office:value="267.41" calcext:value-type="float">
            <text:p>267.4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280.66" calcext:value-type="float">
            <text:p>280.66</text:p>
          </table:table-cell>
          <table:table-cell office:value-type="float" office:value="282.25" calcext:value-type="float">
            <text:p>282.25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4.2" calcext:value-type="float">
            <text:p>134.2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5.01" calcext:value-type="float">
            <text:p>1095.01</text:p>
          </table:table-cell>
          <table:table-cell office:value-type="float" office:value="31756.75" calcext:value-type="float">
            <text:p>31756.75</text:p>
          </table:table-cell>
          <table:table-cell office:value-type="float" office:value="2.14" calcext:value-type="float">
            <text:p>2.14</text:p>
          </table:table-cell>
          <table:table-cell/>
          <table:table-cell office:value-type="float" office:value="896.8" calcext:value-type="float">
            <text:p>896.8</text:p>
          </table:table-cell>
          <table:table-cell office:value-type="float" office:value="26009.04" calcext:value-type="float">
            <text:p>26009.04</text:p>
          </table:table-cell>
          <table:table-cell office:value-type="float" office:value="2.66" calcext:value-type="float">
            <text:p>2.66</text:p>
          </table:table-cell>
          <table:table-cell table:number-columns-repeated="2"/>
          <table:table-cell office:value-type="float" office:value="384.8" calcext:value-type="float">
            <text:p>384.8</text:p>
          </table:table-cell>
          <table:table-cell office:value-type="float" office:value="11163.54" calcext:value-type="float">
            <text:p>11163.54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66.4" calcext:value-type="float">
            <text:p>366.4</text:p>
          </table:table-cell>
          <table:table-cell office:value-type="float" office:value="10631.45" calcext:value-type="float">
            <text:p>10631.45</text:p>
          </table:table-cell>
          <table:table-cell office:value-type="float" office:value="6.32" calcext:value-type="float">
            <text:p>6.32</text:p>
          </table:table-cell>
          <table:table-cell/>
          <table:table-cell office:value-type="float" office:value="344.01" calcext:value-type="float">
            <text:p>344.01</text:p>
          </table:table-cell>
          <table:table-cell office:value-type="float" office:value="9979.02" calcext:value-type="float">
            <text:p>9979.02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311.8" calcext:value-type="float">
            <text:p>311.8</text:p>
          </table:table-cell>
          <table:table-cell office:value-type="float" office:value="9045.98" calcext:value-type="float">
            <text:p>9045.98</text:p>
          </table:table-cell>
          <table:table-cell office:value-type="float" office:value="7.84" calcext:value-type="float">
            <text:p>7.84</text:p>
          </table:table-cell>
          <table:table-cell/>
          <table:table-cell office:value-type="float" office:value="331.8" calcext:value-type="float">
            <text:p>331.8</text:p>
          </table:table-cell>
          <table:table-cell office:value-type="float" office:value="9621.91" calcext:value-type="float">
            <text:p>9621.91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299.2" calcext:value-type="float">
            <text:p>299.2</text:p>
          </table:table-cell>
          <table:table-cell office:value-type="float" office:value="8678.13" calcext:value-type="float">
            <text:p>8678.13</text:p>
          </table:table-cell>
          <table:table-cell office:value-type="float" office:value="7.84" calcext:value-type="float">
            <text:p>7.84</text:p>
          </table:table-cell>
          <table:table-cell/>
          <table:table-cell office:value-type="float" office:value="240.39" calcext:value-type="float">
            <text:p>240.39</text:p>
          </table:table-cell>
          <table:table-cell office:value-type="float" office:value="6968.25" calcext:value-type="float">
            <text:p>6968.25</text:p>
          </table:table-cell>
          <table:table-cell office:value-type="float" office:value="10.09" calcext:value-type="float">
            <text:p>10.09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6208.72" calcext:value-type="float">
            <text:p>6208.72</text:p>
          </table:table-cell>
          <table:table-cell office:value-type="float" office:value="11.65" calcext:value-type="float">
            <text:p>11.6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4.43" calcext:value-type="float">
            <text:p>14.43</text:p>
          </table:table-cell>
          <table:table-cell office:value-type="float" office:value="414.94" calcext:value-type="float">
            <text:p>414.94</text:p>
          </table:table-cell>
          <table:table-cell office:value-type="float" office:value="167.44" calcext:value-type="float">
            <text:p>167.44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353.59" calcext:value-type="float">
            <text:p>353.59</text:p>
          </table:table-cell>
          <table:table-cell office:value-type="float" office:value="189.93" calcext:value-type="float">
            <text:p>189.93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float" office:value="349.03" calcext:value-type="float">
            <text:p>349.03</text:p>
          </table:table-cell>
          <table:table-cell office:value-type="float" office:value="200.47" calcext:value-type="float">
            <text:p>200.47</text:p>
          </table:table-cell>
          <table:table-cell/>
          <table:table-cell office:value-type="float" office:value="9.41" calcext:value-type="float">
            <text:p>9.41</text:p>
          </table:table-cell>
          <table:table-cell office:value-type="float" office:value="276.58" calcext:value-type="float">
            <text:p>276.58</text:p>
          </table:table-cell>
          <table:table-cell office:value-type="float" office:value="397.39" calcext:value-type="float">
            <text:p>397.39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134.4" calcext:value-type="float">
            <text:p>134.4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97" calcext:value-type="float">
            <text:p>1097</text:p>
          </table:table-cell>
          <table:table-cell office:value-type="float" office:value="31813.68" calcext:value-type="float">
            <text:p>31813.68</text:p>
          </table:table-cell>
          <table:table-cell office:value-type="float" office:value="1.96" calcext:value-type="float">
            <text:p>1.96</text:p>
          </table:table-cell>
          <table:table-cell/>
          <table:table-cell office:value-type="float" office:value="925.79" calcext:value-type="float">
            <text:p>925.79</text:p>
          </table:table-cell>
          <table:table-cell office:value-type="float" office:value="26846.8" calcext:value-type="float">
            <text:p>26846.8</text:p>
          </table:table-cell>
          <table:table-cell office:value-type="float" office:value="2.57" calcext:value-type="float">
            <text:p>2.57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10462.12" calcext:value-type="float">
            <text:p>10462.12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375.2" calcext:value-type="float">
            <text:p>375.2</text:p>
          </table:table-cell>
          <table:table-cell office:value-type="float" office:value="10873.61" calcext:value-type="float">
            <text:p>10873.61</text:p>
          </table:table-cell>
          <table:table-cell office:value-type="float" office:value="6.55" calcext:value-type="float">
            <text:p>6.55</text:p>
          </table:table-cell>
          <table:table-cell/>
          <table:table-cell office:value-type="float" office:value="277.6" calcext:value-type="float">
            <text:p>277.6</text:p>
          </table:table-cell>
          <table:table-cell office:value-type="float" office:value="8049" calcext:value-type="float">
            <text:p>8049</text:p>
          </table:table-cell>
          <table:table-cell office:value-type="float" office:value="9.73" calcext:value-type="float">
            <text:p>9.73</text:p>
          </table:table-cell>
          <table:table-cell/>
          <table:table-cell office:value-type="float" office:value="299.99" calcext:value-type="float">
            <text:p>299.99</text:p>
          </table:table-cell>
          <table:table-cell office:value-type="float" office:value="8700.96" calcext:value-type="float">
            <text:p>8700.96</text:p>
          </table:table-cell>
          <table:table-cell office:value-type="float" office:value="7.98" calcext:value-type="float">
            <text:p>7.98</text:p>
          </table:table-cell>
          <table:table-cell/>
          <table:table-cell office:value-type="float" office:value="342.21" calcext:value-type="float">
            <text:p>342.21</text:p>
          </table:table-cell>
          <table:table-cell office:value-type="float" office:value="9924.96" calcext:value-type="float">
            <text:p>9924.96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287.6" calcext:value-type="float">
            <text:p>287.6</text:p>
          </table:table-cell>
          <table:table-cell office:value-type="float" office:value="8343.83" calcext:value-type="float">
            <text:p>8343.83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223.6" calcext:value-type="float">
            <text:p>223.6</text:p>
          </table:table-cell>
          <table:table-cell office:value-type="float" office:value="6487.69" calcext:value-type="float">
            <text:p>6487.69</text:p>
          </table:table-cell>
          <table:table-cell office:value-type="float" office:value="10.84" calcext:value-type="float">
            <text:p>10.84</text:p>
          </table:table-cell>
          <table:table-cell/>
          <table:table-cell office:value-type="float" office:value="219.4" calcext:value-type="float">
            <text:p>219.4</text:p>
          </table:table-cell>
          <table:table-cell office:value-type="float" office:value="6356.65" calcext:value-type="float">
            <text:p>6356.65</text:p>
          </table:table-cell>
          <table:table-cell office:value-type="float" office:value="11.45" calcext:value-type="float">
            <text:p>11.4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4.4" calcext:value-type="float">
            <text:p>14.4</text:p>
          </table:table-cell>
          <table:table-cell office:value-type="float" office:value="424.4" calcext:value-type="float">
            <text:p>424.4</text:p>
          </table:table-cell>
          <table:table-cell office:value-type="float" office:value="150.29" calcext:value-type="float">
            <text:p>150.29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318.6" calcext:value-type="float">
            <text:p>318.6</text:p>
          </table:table-cell>
          <table:table-cell office:value-type="float" office:value="215.44" calcext:value-type="float">
            <text:p>215.44</text:p>
          </table:table-cell>
          <table:table-cell/>
          <table:table-cell office:value-type="float" office:value="11.39" calcext:value-type="float">
            <text:p>11.39</text:p>
          </table:table-cell>
          <table:table-cell office:value-type="float" office:value="333.21" calcext:value-type="float">
            <text:p>333.21</text:p>
          </table:table-cell>
          <table:table-cell office:value-type="float" office:value="219.36" calcext:value-type="float">
            <text:p>219.3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286" calcext:value-type="float">
            <text:p>286</text:p>
          </table:table-cell>
          <table:table-cell office:value-type="float" office:value="376.49" calcext:value-type="float">
            <text:p>376.49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3.6" calcext:value-type="float">
            <text:p>133.6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53.59" calcext:value-type="float">
            <text:p>1053.59</text:p>
          </table:table-cell>
          <table:table-cell office:value-type="float" office:value="30549.2" calcext:value-type="float">
            <text:p>30549.2</text:p>
          </table:table-cell>
          <table:table-cell office:value-type="float" office:value="2.11" calcext:value-type="float">
            <text:p>2.11</text:p>
          </table:table-cell>
          <table:table-cell/>
          <table:table-cell office:value-type="float" office:value="916.21" calcext:value-type="float">
            <text:p>916.21</text:p>
          </table:table-cell>
          <table:table-cell office:value-type="float" office:value="26571.96" calcext:value-type="float">
            <text:p>26571.96</text:p>
          </table:table-cell>
          <table:table-cell office:value-type="float" office:value="2.71" calcext:value-type="float">
            <text:p>2.71</text:p>
          </table:table-cell>
          <table:table-cell table:number-columns-repeated="2"/>
          <table:table-cell office:value-type="float" office:value="429.2" calcext:value-type="float">
            <text:p>429.2</text:p>
          </table:table-cell>
          <table:table-cell office:value-type="float" office:value="12449.69" calcext:value-type="float">
            <text:p>12449.69</text:p>
          </table:table-cell>
          <table:table-cell office:value-type="float" office:value="5.47" calcext:value-type="float">
            <text:p>5.47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9603.42" calcext:value-type="float">
            <text:p>9603.42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356.8" calcext:value-type="float">
            <text:p>356.8</text:p>
          </table:table-cell>
          <table:table-cell office:value-type="float" office:value="10347.64" calcext:value-type="float">
            <text:p>10347.64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312.81" calcext:value-type="float">
            <text:p>312.81</text:p>
          </table:table-cell>
          <table:table-cell office:value-type="float" office:value="9074.67" calcext:value-type="float">
            <text:p>9074.67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304.99" calcext:value-type="float">
            <text:p>304.99</text:p>
          </table:table-cell>
          <table:table-cell office:value-type="float" office:value="8843.62" calcext:value-type="float">
            <text:p>8843.62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float" office:value="296.2" calcext:value-type="float">
            <text:p>296.2</text:p>
          </table:table-cell>
          <table:table-cell office:value-type="float" office:value="8587.5" calcext:value-type="float">
            <text:p>8587.5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233.2" calcext:value-type="float">
            <text:p>233.2</text:p>
          </table:table-cell>
          <table:table-cell office:value-type="float" office:value="6760.81" calcext:value-type="float">
            <text:p>6760.81</text:p>
          </table:table-cell>
          <table:table-cell office:value-type="float" office:value="10.27" calcext:value-type="float">
            <text:p>10.27</text:p>
          </table:table-cell>
          <table:table-cell/>
          <table:table-cell office:value-type="float" office:value="192.4" calcext:value-type="float">
            <text:p>192.4</text:p>
          </table:table-cell>
          <table:table-cell office:value-type="float" office:value="5585.51" calcext:value-type="float">
            <text:p>5585.51</text:p>
          </table:table-cell>
          <table:table-cell office:value-type="float" office:value="16.41" calcext:value-type="float">
            <text:p>16.4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404.32" calcext:value-type="float">
            <text:p>404.32</text:p>
          </table:table-cell>
          <table:table-cell office:value-type="float" office:value="167.44" calcext:value-type="float">
            <text:p>167.44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358.01" calcext:value-type="float">
            <text:p>358.01</text:p>
          </table:table-cell>
          <table:table-cell office:value-type="float" office:value="193.38" calcext:value-type="float">
            <text:p>193.38</text:p>
          </table:table-cell>
          <table:table-cell/>
          <table:table-cell office:value-type="float" office:value="10.21" calcext:value-type="float">
            <text:p>10.21</text:p>
          </table:table-cell>
          <table:table-cell office:value-type="float" office:value="299.9" calcext:value-type="float">
            <text:p>299.9</text:p>
          </table:table-cell>
          <table:table-cell office:value-type="float" office:value="390.3" calcext:value-type="float">
            <text:p>390.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21.55" calcext:value-type="float">
            <text:p>321.55</text:p>
          </table:table-cell>
          <table:table-cell office:value-type="float" office:value="207.82" calcext:value-type="float">
            <text:p>207.82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132.8" calcext:value-type="float">
            <text:p>132.8</text:p>
          </table:table-cell>
          <table:table-cell office:value-type="float" office:value="549.52" calcext:value-type="float">
            <text:p>549.5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08.01" calcext:value-type="float">
            <text:p>1108.01</text:p>
          </table:table-cell>
          <table:table-cell office:value-type="float" office:value="32134.91" calcext:value-type="float">
            <text:p>32134.91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float" office:value="881.99" calcext:value-type="float">
            <text:p>881.99</text:p>
          </table:table-cell>
          <table:table-cell office:value-type="float" office:value="25574.37" calcext:value-type="float">
            <text:p>25574.37</text:p>
          </table:table-cell>
          <table:table-cell office:value-type="float" office:value="2.76" calcext:value-type="float">
            <text:p>2.76</text:p>
          </table:table-cell>
          <table:table-cell table:number-columns-repeated="2"/>
          <table:table-cell office:value-type="float" office:value="411.6" calcext:value-type="float">
            <text:p>411.6</text:p>
          </table:table-cell>
          <table:table-cell office:value-type="float" office:value="11932.2" calcext:value-type="float">
            <text:p>11932.2</text:p>
          </table:table-cell>
          <table:table-cell office:value-type="float" office:value="6.09" calcext:value-type="float">
            <text:p>6.09</text:p>
          </table:table-cell>
          <table:table-cell/>
          <table:table-cell office:value-type="float" office:value="339.2" calcext:value-type="float">
            <text:p>339.2</text:p>
          </table:table-cell>
          <table:table-cell office:value-type="float" office:value="9838.42" calcext:value-type="float">
            <text:p>9838.42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354.2" calcext:value-type="float">
            <text:p>354.2</text:p>
          </table:table-cell>
          <table:table-cell office:value-type="float" office:value="10268.76" calcext:value-type="float">
            <text:p>10268.76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299.59" calcext:value-type="float">
            <text:p>299.59</text:p>
          </table:table-cell>
          <table:table-cell office:value-type="float" office:value="8683.39" calcext:value-type="float">
            <text:p>8683.39</text:p>
          </table:table-cell>
          <table:table-cell office:value-type="float" office:value="7.98" calcext:value-type="float">
            <text:p>7.98</text:p>
          </table:table-cell>
          <table:table-cell/>
          <table:table-cell office:value-type="float" office:value="335.8" calcext:value-type="float">
            <text:p>335.8</text:p>
          </table:table-cell>
          <table:table-cell office:value-type="float" office:value="9735.24" calcext:value-type="float">
            <text:p>9735.24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316.8" calcext:value-type="float">
            <text:p>316.8</text:p>
          </table:table-cell>
          <table:table-cell office:value-type="float" office:value="9186.49" calcext:value-type="float">
            <text:p>9186.49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6236.61" calcext:value-type="float">
            <text:p>6236.61</text:p>
          </table:table-cell>
          <table:table-cell office:value-type="float" office:value="11.87" calcext:value-type="float">
            <text:p>11.87</text:p>
          </table:table-cell>
          <table:table-cell/>
          <table:table-cell office:value-type="float" office:value="211.2" calcext:value-type="float">
            <text:p>211.2</text:p>
          </table:table-cell>
          <table:table-cell office:value-type="float" office:value="6121.23" calcext:value-type="float">
            <text:p>6121.23</text:p>
          </table:table-cell>
          <table:table-cell office:value-type="float" office:value="12.3" calcext:value-type="float">
            <text:p>12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.99" calcext:value-type="float">
            <text:p>9.99</text:p>
          </table:table-cell>
          <table:table-cell office:value-type="float" office:value="291.44" calcext:value-type="float">
            <text:p>291.44</text:p>
          </table:table-cell>
          <table:table-cell office:value-type="float" office:value="411.96" calcext:value-type="float">
            <text:p>411.96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360" calcext:value-type="float">
            <text:p>360</text:p>
          </table:table-cell>
          <table:table-cell office:value-type="float" office:value="196.89" calcext:value-type="float">
            <text:p>196.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3.56" calcext:value-type="float">
            <text:p>283.56</text:p>
          </table:table-cell>
          <table:table-cell office:value-type="float" office:value="363.18" calcext:value-type="float">
            <text:p>363.18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296.01" calcext:value-type="float">
            <text:p>296.01</text:p>
          </table:table-cell>
          <table:table-cell office:value-type="float" office:value="248.83" calcext:value-type="float">
            <text:p>248.83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3.6" calcext:value-type="float">
            <text:p>133.6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81.2" calcext:value-type="float">
            <text:p>1081.2</text:p>
          </table:table-cell>
          <table:table-cell office:value-type="float" office:value="31356.84" calcext:value-type="float">
            <text:p>31356.84</text:p>
          </table:table-cell>
          <table:table-cell office:value-type="float" office:value="2.11" calcext:value-type="float">
            <text:p>2.11</text:p>
          </table:table-cell>
          <table:table-cell/>
          <table:table-cell office:value-type="float" office:value="946.41" calcext:value-type="float">
            <text:p>946.41</text:p>
          </table:table-cell>
          <table:table-cell office:value-type="float" office:value="27447.96" calcext:value-type="float">
            <text:p>27447.96</text:p>
          </table:table-cell>
          <table:table-cell office:value-type="float" office:value="2.52" calcext:value-type="float">
            <text:p>2.52</text:p>
          </table:table-cell>
          <table:table-cell table:number-columns-repeated="2"/>
          <table:table-cell office:value-type="float" office:value="423.2" calcext:value-type="float">
            <text:p>423.2</text:p>
          </table:table-cell>
          <table:table-cell office:value-type="float" office:value="12281.85" calcext:value-type="float">
            <text:p>12281.85</text:p>
          </table:table-cell>
          <table:table-cell office:value-type="float" office:value="5.88" calcext:value-type="float">
            <text:p>5.88</text:p>
          </table:table-cell>
          <table:table-cell/>
          <table:table-cell office:value-type="float" office:value="345.4" calcext:value-type="float">
            <text:p>345.4</text:p>
          </table:table-cell>
          <table:table-cell office:value-type="float" office:value="10018.2" calcext:value-type="float">
            <text:p>10018.2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float" office:value="371.2" calcext:value-type="float">
            <text:p>371.2</text:p>
          </table:table-cell>
          <table:table-cell office:value-type="float" office:value="10761.46" calcext:value-type="float">
            <text:p>10761.46</text:p>
          </table:table-cell>
          <table:table-cell office:value-type="float" office:value="6.43" calcext:value-type="float">
            <text:p>6.43</text:p>
          </table:table-cell>
          <table:table-cell/>
          <table:table-cell office:value-type="float" office:value="305.21" calcext:value-type="float">
            <text:p>305.21</text:p>
          </table:table-cell>
          <table:table-cell office:value-type="float" office:value="8853.22" calcext:value-type="float">
            <text:p>8853.22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323.2" calcext:value-type="float">
            <text:p>323.2</text:p>
          </table:table-cell>
          <table:table-cell office:value-type="float" office:value="9373.46" calcext:value-type="float">
            <text:p>9373.46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269.39" calcext:value-type="float">
            <text:p>269.39</text:p>
          </table:table-cell>
          <table:table-cell office:value-type="float" office:value="7807.33" calcext:value-type="float">
            <text:p>7807.33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234.8" calcext:value-type="float">
            <text:p>234.8</text:p>
          </table:table-cell>
          <table:table-cell office:value-type="float" office:value="6812.21" calcext:value-type="float">
            <text:p>6812.21</text:p>
          </table:table-cell>
          <table:table-cell office:value-type="float" office:value="10.27" calcext:value-type="float">
            <text:p>10.27</text:p>
          </table:table-cell>
          <table:table-cell/>
          <table:table-cell office:value-type="float" office:value="221.6" calcext:value-type="float">
            <text:p>221.6</text:p>
          </table:table-cell>
          <table:table-cell office:value-type="float" office:value="6429.62" calcext:value-type="float">
            <text:p>6429.62</text:p>
          </table:table-cell>
          <table:table-cell office:value-type="float" office:value="11.24" calcext:value-type="float">
            <text:p>11.24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12.81" calcext:value-type="float">
            <text:p>12.81</text:p>
          </table:table-cell>
          <table:table-cell office:value-type="float" office:value="370.91" calcext:value-type="float">
            <text:p>370.91</text:p>
          </table:table-cell>
          <table:table-cell office:value-type="float" office:value="200.47" calcext:value-type="float">
            <text:p>200.47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363.16" calcext:value-type="float">
            <text:p>363.16</text:p>
          </table:table-cell>
          <table:table-cell office:value-type="float" office:value="189.93" calcext:value-type="float">
            <text:p>189.93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309.06" calcext:value-type="float">
            <text:p>309.06</text:p>
          </table:table-cell>
          <table:table-cell office:value-type="float" office:value="231.53" calcext:value-type="float">
            <text:p>231.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2.18" calcext:value-type="float">
            <text:p>292.18</text:p>
          </table:table-cell>
          <table:table-cell office:value-type="float" office:value="282.25" calcext:value-type="float">
            <text:p>282.25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0.6" calcext:value-type="float">
            <text:p>130.6</text:p>
          </table:table-cell>
          <table:table-cell office:value-type="float" office:value="549.52" calcext:value-type="float">
            <text:p>549.5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73.39" calcext:value-type="float">
            <text:p>1073.39</text:p>
          </table:table-cell>
          <table:table-cell office:value-type="float" office:value="31124.78" calcext:value-type="float">
            <text:p>31124.78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float" office:value="943.81" calcext:value-type="float">
            <text:p>943.81</text:p>
          </table:table-cell>
          <table:table-cell office:value-type="float" office:value="27367.67" calcext:value-type="float">
            <text:p>27367.67</text:p>
          </table:table-cell>
          <table:table-cell office:value-type="float" office:value="2.48" calcext:value-type="float">
            <text:p>2.48</text:p>
          </table:table-cell>
          <table:table-cell table:number-columns-repeated="2"/>
          <table:table-cell office:value-type="float" office:value="396.18" calcext:value-type="float">
            <text:p>396.18</text:p>
          </table:table-cell>
          <table:table-cell office:value-type="float" office:value="11485.48" calcext:value-type="float">
            <text:p>11485.48</text:p>
          </table:table-cell>
          <table:table-cell office:value-type="float" office:value="5.88" calcext:value-type="float">
            <text:p>5.88</text:p>
          </table:table-cell>
          <table:table-cell/>
          <table:table-cell office:value-type="float" office:value="331.2" calcext:value-type="float">
            <text:p>331.2</text:p>
          </table:table-cell>
          <table:table-cell office:value-type="float" office:value="9598.96" calcext:value-type="float">
            <text:p>9598.96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0067.19" calcext:value-type="float">
            <text:p>10067.1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327.2" calcext:value-type="float">
            <text:p>327.2</text:p>
          </table:table-cell>
          <table:table-cell office:value-type="float" office:value="9486.13" calcext:value-type="float">
            <text:p>9486.13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329.2" calcext:value-type="float">
            <text:p>329.2</text:p>
          </table:table-cell>
          <table:table-cell office:value-type="float" office:value="9546.27" calcext:value-type="float">
            <text:p>9546.27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282.41" calcext:value-type="float">
            <text:p>282.41</text:p>
          </table:table-cell>
          <table:table-cell office:value-type="float" office:value="8193.68" calcext:value-type="float">
            <text:p>8193.68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6752.99" calcext:value-type="float">
            <text:p>6752.99</text:p>
          </table:table-cell>
          <table:table-cell office:value-type="float" office:value="10.65" calcext:value-type="float">
            <text:p>10.65</text:p>
          </table:table-cell>
          <table:table-cell/>
          <table:table-cell office:value-type="float" office:value="217.4" calcext:value-type="float">
            <text:p>217.4</text:p>
          </table:table-cell>
          <table:table-cell office:value-type="float" office:value="6297.66" calcext:value-type="float">
            <text:p>6297.66</text:p>
          </table:table-cell>
          <table:table-cell office:value-type="float" office:value="11.65" calcext:value-type="float">
            <text:p>11.6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4.6" calcext:value-type="float">
            <text:p>14.6</text:p>
          </table:table-cell>
          <table:table-cell office:value-type="float" office:value="424.35" calcext:value-type="float">
            <text:p>424.35</text:p>
          </table:table-cell>
          <table:table-cell office:value-type="float" office:value="147.61" calcext:value-type="float">
            <text:p>147.6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25.35" calcext:value-type="float">
            <text:p>225.35</text:p>
          </table:table-cell>
          <table:table-cell office:value-type="float" office:value="539.71" calcext:value-type="float">
            <text:p>539.71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326" calcext:value-type="float">
            <text:p>326</text:p>
          </table:table-cell>
          <table:table-cell office:value-type="float" office:value="231.53" calcext:value-type="float">
            <text:p>231.5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279.77" calcext:value-type="float">
            <text:p>279.77</text:p>
          </table:table-cell>
          <table:table-cell office:value-type="float" office:value="282.25" calcext:value-type="float">
            <text:p>282.25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2.4" calcext:value-type="float">
            <text:p>132.4</text:p>
          </table:table-cell>
          <table:table-cell office:value-type="float" office:value="549.52" calcext:value-type="float">
            <text:p>549.5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84.4" calcext:value-type="float">
            <text:p>1084.4</text:p>
          </table:table-cell>
          <table:table-cell office:value-type="float" office:value="31447.69" calcext:value-type="float">
            <text:p>31447.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38.59" calcext:value-type="float">
            <text:p>938.59</text:p>
          </table:table-cell>
          <table:table-cell office:value-type="float" office:value="27221.99" calcext:value-type="float">
            <text:p>27221.99</text:p>
          </table:table-cell>
          <table:table-cell office:value-type="float" office:value="2.61" calcext:value-type="float">
            <text:p>2.61</text:p>
          </table:table-cell>
          <table:table-cell table:number-columns-repeated="2"/>
          <table:table-cell office:value-type="float" office:value="400.22" calcext:value-type="float">
            <text:p>400.22</text:p>
          </table:table-cell>
          <table:table-cell office:value-type="float" office:value="11602.78" calcext:value-type="float">
            <text:p>11602.78</text:p>
          </table:table-cell>
          <table:table-cell office:value-type="float" office:value="6.21" calcext:value-type="float">
            <text:p>6.2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9976.7" calcext:value-type="float">
            <text:p>9976.7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361.99" calcext:value-type="float">
            <text:p>361.99</text:p>
          </table:table-cell>
          <table:table-cell office:value-type="float" office:value="10494.8" calcext:value-type="float">
            <text:p>10494.8</text:p>
          </table:table-cell>
          <table:table-cell office:value-type="float" office:value="6.55" calcext:value-type="float">
            <text:p>6.55</text:p>
          </table:table-cell>
          <table:table-cell/>
          <table:table-cell office:value-type="float" office:value="247.4" calcext:value-type="float">
            <text:p>247.4</text:p>
          </table:table-cell>
          <table:table-cell office:value-type="float" office:value="7171.96" calcext:value-type="float">
            <text:p>7171.96</text:p>
          </table:table-cell>
          <table:table-cell office:value-type="float" office:value="8.58" calcext:value-type="float">
            <text:p>8.58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9802.1" calcext:value-type="float">
            <text:p>9802.1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15.6" calcext:value-type="float">
            <text:p>315.6</text:p>
          </table:table-cell>
          <table:table-cell office:value-type="float" office:value="9150.85" calcext:value-type="float">
            <text:p>9150.85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243.2" calcext:value-type="float">
            <text:p>243.2</text:p>
          </table:table-cell>
          <table:table-cell office:value-type="float" office:value="7055.56" calcext:value-type="float">
            <text:p>7055.56</text:p>
          </table:table-cell>
          <table:table-cell office:value-type="float" office:value="9.91" calcext:value-type="float">
            <text:p>9.91</text:p>
          </table:table-cell>
          <table:table-cell/>
          <table:table-cell office:value-type="float" office:value="221.6" calcext:value-type="float">
            <text:p>221.6</text:p>
          </table:table-cell>
          <table:table-cell office:value-type="float" office:value="6430.54" calcext:value-type="float">
            <text:p>6430.54</text:p>
          </table:table-cell>
          <table:table-cell office:value-type="float" office:value="11.45" calcext:value-type="float">
            <text:p>11.4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float" office:value="399.21" calcext:value-type="float">
            <text:p>399.21</text:p>
          </table:table-cell>
          <table:table-cell office:value-type="float" office:value="179.94" calcext:value-type="float">
            <text:p>179.94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324.54" calcext:value-type="float">
            <text:p>324.54</text:p>
          </table:table-cell>
          <table:table-cell office:value-type="float" office:value="235.74" calcext:value-type="float">
            <text:p>235.74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300.14" calcext:value-type="float">
            <text:p>300.14</text:p>
          </table:table-cell>
          <table:table-cell office:value-type="float" office:value="235.74" calcext:value-type="float">
            <text:p>235.74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311.66" calcext:value-type="float">
            <text:p>311.66</text:p>
          </table:table-cell>
          <table:table-cell office:value-type="float" office:value="219.36" calcext:value-type="float">
            <text:p>219.36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3.8" calcext:value-type="float">
            <text:p>133.8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70.81" calcext:value-type="float">
            <text:p>1070.81</text:p>
          </table:table-cell>
          <table:table-cell office:value-type="float" office:value="31054.17" calcext:value-type="float">
            <text:p>31054.17</text:p>
          </table:table-cell>
          <table:table-cell office:value-type="float" office:value="2.18" calcext:value-type="float">
            <text:p>2.18</text:p>
          </table:table-cell>
          <table:table-cell/>
          <table:table-cell office:value-type="float" office:value="934.81" calcext:value-type="float">
            <text:p>934.81</text:p>
          </table:table-cell>
          <table:table-cell office:value-type="float" office:value="27109.58" calcext:value-type="float">
            <text:p>27109.58</text:p>
          </table:table-cell>
          <table:table-cell office:value-type="float" office:value="2.57" calcext:value-type="float">
            <text:p>2.57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11338.7" calcext:value-type="float">
            <text:p>11338.7</text:p>
          </table:table-cell>
          <table:table-cell office:value-type="float" office:value="5.99" calcext:value-type="float">
            <text:p>5.99</text:p>
          </table:table-cell>
          <table:table-cell/>
          <table:table-cell office:value-type="float" office:value="374.8" calcext:value-type="float">
            <text:p>374.8</text:p>
          </table:table-cell>
          <table:table-cell office:value-type="float" office:value="10869.39" calcext:value-type="float">
            <text:p>10869.3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334.01" calcext:value-type="float">
            <text:p>334.01</text:p>
          </table:table-cell>
          <table:table-cell office:value-type="float" office:value="9688.22" calcext:value-type="float">
            <text:p>9688.22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11.2" calcext:value-type="float">
            <text:p>311.2</text:p>
          </table:table-cell>
          <table:table-cell office:value-type="float" office:value="9026.92" calcext:value-type="float">
            <text:p>9026.92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341.6" calcext:value-type="float">
            <text:p>341.6</text:p>
          </table:table-cell>
          <table:table-cell office:value-type="float" office:value="9905.86" calcext:value-type="float">
            <text:p>9905.86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05.4" calcext:value-type="float">
            <text:p>305.4</text:p>
          </table:table-cell>
          <table:table-cell office:value-type="float" office:value="8861.46" calcext:value-type="float">
            <text:p>8861.46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234.99" calcext:value-type="float">
            <text:p>234.99</text:p>
          </table:table-cell>
          <table:table-cell office:value-type="float" office:value="6817.08" calcext:value-type="float">
            <text:p>6817.08</text:p>
          </table:table-cell>
          <table:table-cell office:value-type="float" office:value="10.46" calcext:value-type="float">
            <text:p>10.46</text:p>
          </table:table-cell>
          <table:table-cell/>
          <table:table-cell office:value-type="float" office:value="226.6" calcext:value-type="float">
            <text:p>226.6</text:p>
          </table:table-cell>
          <table:table-cell office:value-type="float" office:value="6575.62" calcext:value-type="float">
            <text:p>6575.62</text:p>
          </table:table-cell>
          <table:table-cell office:value-type="float" office:value="11.04" calcext:value-type="float">
            <text:p>11.0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4.2" calcext:value-type="float">
            <text:p>14.2</text:p>
          </table:table-cell>
          <table:table-cell office:value-type="float" office:value="414.2" calcext:value-type="float">
            <text:p>414.2</text:p>
          </table:table-cell>
          <table:table-cell office:value-type="float" office:value="158.63" calcext:value-type="float">
            <text:p>158.63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358.75" calcext:value-type="float">
            <text:p>358.75</text:p>
          </table:table-cell>
          <table:table-cell office:value-type="float" office:value="219.36" calcext:value-type="float">
            <text:p>219.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21.67" calcext:value-type="float">
            <text:p>321.67</text:p>
          </table:table-cell>
          <table:table-cell office:value-type="float" office:value="215.44" calcext:value-type="float">
            <text:p>215.44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311.8" calcext:value-type="float">
            <text:p>311.8</text:p>
          </table:table-cell>
          <table:table-cell office:value-type="float" office:value="231.53" calcext:value-type="float">
            <text:p>231.53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134.2" calcext:value-type="float">
            <text:p>134.2</text:p>
          </table:table-cell>
          <table:table-cell office:value-type="float" office:value="549.52" calcext:value-type="float">
            <text:p>549.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86.79" calcext:value-type="float">
            <text:p>1086.79</text:p>
          </table:table-cell>
          <table:table-cell office:value-type="float" office:value="31513.91" calcext:value-type="float">
            <text:p>31513.91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27314.08" calcext:value-type="float">
            <text:p>27314.08</text:p>
          </table:table-cell>
          <table:table-cell office:value-type="float" office:value="2.43" calcext:value-type="float">
            <text:p>2.43</text:p>
          </table:table-cell>
          <table:table-cell table:number-columns-repeated="2"/>
          <table:table-cell office:value-type="float" office:value="418.8" calcext:value-type="float">
            <text:p>418.8</text:p>
          </table:table-cell>
          <table:table-cell office:value-type="float" office:value="12149.93" calcext:value-type="float">
            <text:p>12149.93</text:p>
          </table:table-cell>
          <table:table-cell office:value-type="float" office:value="5.99" calcext:value-type="float">
            <text:p>5.99</text:p>
          </table:table-cell>
          <table:table-cell/>
          <table:table-cell office:value-type="float" office:value="349.79" calcext:value-type="float">
            <text:p>349.79</text:p>
          </table:table-cell>
          <table:table-cell office:value-type="float" office:value="10139.51" calcext:value-type="float">
            <text:p>10139.51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344.8" calcext:value-type="float">
            <text:p>344.8</text:p>
          </table:table-cell>
          <table:table-cell office:value-type="float" office:value="9996.32" calcext:value-type="float">
            <text:p>9996.32</text:p>
          </table:table-cell>
          <table:table-cell office:value-type="float" office:value="6.55" calcext:value-type="float">
            <text:p>6.55</text:p>
          </table:table-cell>
          <table:table-cell/>
          <table:table-cell office:value-type="float" office:value="324.79" calcext:value-type="float">
            <text:p>324.79</text:p>
          </table:table-cell>
          <table:table-cell office:value-type="float" office:value="9420.05" calcext:value-type="float">
            <text:p>9420.05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323.2" calcext:value-type="float">
            <text:p>323.2</text:p>
          </table:table-cell>
          <table:table-cell office:value-type="float" office:value="9373.34" calcext:value-type="float">
            <text:p>9373.34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8204.73" calcext:value-type="float">
            <text:p>8204.73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240.01" calcext:value-type="float">
            <text:p>240.01</text:p>
          </table:table-cell>
          <table:table-cell office:value-type="float" office:value="6953.97" calcext:value-type="float">
            <text:p>6953.97</text:p>
          </table:table-cell>
          <table:table-cell office:value-type="float" office:value="10.27" calcext:value-type="float">
            <text:p>10.27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6840.02" calcext:value-type="float">
            <text:p>6840.02</text:p>
          </table:table-cell>
          <table:table-cell office:value-type="float" office:value="10.27" calcext:value-type="float">
            <text:p>10.27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12.99" calcext:value-type="float">
            <text:p>12.99</text:p>
          </table:table-cell>
          <table:table-cell office:value-type="float" office:value="375.45" calcext:value-type="float">
            <text:p>375.45</text:p>
          </table:table-cell>
          <table:table-cell office:value-type="float" office:value="215.44" calcext:value-type="float">
            <text:p>215.4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76.45" calcext:value-type="float">
            <text:p>376.45</text:p>
          </table:table-cell>
          <table:table-cell office:value-type="float" office:value="193.38" calcext:value-type="float">
            <text:p>193.38</text:p>
          </table:table-cell>
          <table:table-cell/>
          <table:table-cell office:value-type="float" office:value="8.79" calcext:value-type="float">
            <text:p>8.79</text:p>
          </table:table-cell>
          <table:table-cell office:value-type="float" office:value="254.57" calcext:value-type="float">
            <text:p>254.57</text:p>
          </table:table-cell>
          <table:table-cell office:value-type="float" office:value="467.3" calcext:value-type="float">
            <text:p>467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1.19" calcext:value-type="float">
            <text:p>291.19</text:p>
          </table:table-cell>
          <table:table-cell office:value-type="float" office:value="244.38" calcext:value-type="float">
            <text:p>244.38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134.8" calcext:value-type="float">
            <text:p>134.8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5.81" calcext:value-type="float">
            <text:p>1065.81</text:p>
          </table:table-cell>
          <table:table-cell office:value-type="float" office:value="30908.35" calcext:value-type="float">
            <text:p>30908.35</text:p>
          </table:table-cell>
          <table:table-cell office:value-type="float" office:value="2.22" calcext:value-type="float">
            <text:p>2.22</text:p>
          </table:table-cell>
          <table:table-cell/>
          <table:table-cell office:value-type="float" office:value="968.8" calcext:value-type="float">
            <text:p>968.8</text:p>
          </table:table-cell>
          <table:table-cell office:value-type="float" office:value="28093.93" calcext:value-type="float">
            <text:p>28093.93</text:p>
          </table:table-cell>
          <table:table-cell office:value-type="float" office:value="2.43" calcext:value-type="float">
            <text:p>2.43</text:p>
          </table:table-cell>
          <table:table-cell table:number-columns-repeated="2"/>
          <table:table-cell office:value-type="float" office:value="406.01" calcext:value-type="float">
            <text:p>406.01</text:p>
          </table:table-cell>
          <table:table-cell office:value-type="float" office:value="11768.96" calcext:value-type="float">
            <text:p>11768.96</text:p>
          </table:table-cell>
          <table:table-cell office:value-type="float" office:value="5.99" calcext:value-type="float">
            <text:p>5.99</text:p>
          </table:table-cell>
          <table:table-cell/>
          <table:table-cell office:value-type="float" office:value="339.01" calcext:value-type="float">
            <text:p>339.01</text:p>
          </table:table-cell>
          <table:table-cell office:value-type="float" office:value="9839.5" calcext:value-type="float">
            <text:p>9839.5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330.8" calcext:value-type="float">
            <text:p>330.8</text:p>
          </table:table-cell>
          <table:table-cell office:value-type="float" office:value="9598.47" calcext:value-type="float">
            <text:p>9598.47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291.4" calcext:value-type="float">
            <text:p>291.4</text:p>
          </table:table-cell>
          <table:table-cell office:value-type="float" office:value="8454.44" calcext:value-type="float">
            <text:p>8454.44</text:p>
          </table:table-cell>
          <table:table-cell office:value-type="float" office:value="8.28" calcext:value-type="float">
            <text:p>8.28</text:p>
          </table:table-cell>
          <table:table-cell/>
          <table:table-cell office:value-type="float" office:value="314.2" calcext:value-type="float">
            <text:p>314.2</text:p>
          </table:table-cell>
          <table:table-cell office:value-type="float" office:value="9111.7" calcext:value-type="float">
            <text:p>9111.7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306.79" calcext:value-type="float">
            <text:p>306.79</text:p>
          </table:table-cell>
          <table:table-cell office:value-type="float" office:value="8899.8" calcext:value-type="float">
            <text:p>8899.8</text:p>
          </table:table-cell>
          <table:table-cell office:value-type="float" office:value="7.84" calcext:value-type="float">
            <text:p>7.84</text:p>
          </table:table-cell>
          <table:table-cell/>
          <table:table-cell office:value-type="float" office:value="230.4" calcext:value-type="float">
            <text:p>230.4</text:p>
          </table:table-cell>
          <table:table-cell office:value-type="float" office:value="6681.72" calcext:value-type="float">
            <text:p>6681.72</text:p>
          </table:table-cell>
          <table:table-cell office:value-type="float" office:value="10.65" calcext:value-type="float">
            <text:p>10.65</text:p>
          </table:table-cell>
          <table:table-cell/>
          <table:table-cell office:value-type="float" office:value="229.6" calcext:value-type="float">
            <text:p>229.6</text:p>
          </table:table-cell>
          <table:table-cell office:value-type="float" office:value="6652.35" calcext:value-type="float">
            <text:p>6652.35</text:p>
          </table:table-cell>
          <table:table-cell office:value-type="float" office:value="11.04" calcext:value-type="float">
            <text:p>11.0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4.01" calcext:value-type="float">
            <text:p>14.01</text:p>
          </table:table-cell>
          <table:table-cell office:value-type="float" office:value="412.96" calcext:value-type="float">
            <text:p>412.96</text:p>
          </table:table-cell>
          <table:table-cell office:value-type="float" office:value="161.51" calcext:value-type="float">
            <text:p>161.51</text:p>
          </table:table-cell>
          <table:table-cell/>
          <table:table-cell office:value-type="float" office:value="11.8" calcext:value-type="float">
            <text:p>11.8</text:p>
          </table:table-cell>
          <table:table-cell office:value-type="float" office:value="347" calcext:value-type="float">
            <text:p>347</text:p>
          </table:table-cell>
          <table:table-cell office:value-type="float" office:value="207.82" calcext:value-type="float">
            <text:p>207.82</text:p>
          </table:table-cell>
          <table:table-cell/>
          <table:table-cell office:value-type="float" office:value="11.81" calcext:value-type="float">
            <text:p>11.81</text:p>
          </table:table-cell>
          <table:table-cell office:value-type="float" office:value="343.29" calcext:value-type="float">
            <text:p>343.29</text:p>
          </table:table-cell>
          <table:table-cell office:value-type="float" office:value="223.34" calcext:value-type="float">
            <text:p>223.34</text:p>
          </table:table-cell>
          <table:table-cell/>
          <table:table-cell office:value-type="float" office:value="8.92" calcext:value-type="float">
            <text:p>8.92</text:p>
          </table:table-cell>
          <table:table-cell office:value-type="float" office:value="257.47" calcext:value-type="float">
            <text:p>257.47</text:p>
          </table:table-cell>
          <table:table-cell office:value-type="float" office:value="419.45" calcext:value-type="float">
            <text:p>419.45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29.4" calcext:value-type="float">
            <text:p>129.4</text:p>
          </table:table-cell>
          <table:table-cell office:value-type="float" office:value="569.67" calcext:value-type="float">
            <text:p>569.6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82.6" calcext:value-type="float">
            <text:p>1082.6</text:p>
          </table:table-cell>
          <table:table-cell office:value-type="float" office:value="31398.94" calcext:value-type="float">
            <text:p>31398.94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float" office:value="970.59" calcext:value-type="float">
            <text:p>970.59</text:p>
          </table:table-cell>
          <table:table-cell office:value-type="float" office:value="28149.25" calcext:value-type="float">
            <text:p>28149.25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office:value-type="float" office:value="11748.13" calcext:value-type="float">
            <text:p>11748.13</text:p>
          </table:table-cell>
          <table:table-cell office:value-type="float" office:value="5.99" calcext:value-type="float">
            <text:p>5.99</text:p>
          </table:table-cell>
          <table:table-cell/>
          <table:table-cell office:value-type="float" office:value="375.98" calcext:value-type="float">
            <text:p>375.98</text:p>
          </table:table-cell>
          <table:table-cell office:value-type="float" office:value="10901.66" calcext:value-type="float">
            <text:p>10901.66</text:p>
          </table:table-cell>
          <table:table-cell office:value-type="float" office:value="6.43" calcext:value-type="float">
            <text:p>6.43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10611.6" calcext:value-type="float">
            <text:p>10611.6</text:p>
          </table:table-cell>
          <table:table-cell office:value-type="float" office:value="6.32" calcext:value-type="float">
            <text:p>6.3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8696.3" calcext:value-type="float">
            <text:p>8696.3</text:p>
          </table:table-cell>
          <table:table-cell office:value-type="float" office:value="7.98" calcext:value-type="float">
            <text:p>7.98</text:p>
          </table:table-cell>
          <table:table-cell/>
          <table:table-cell office:value-type="float" office:value="304.8" calcext:value-type="float">
            <text:p>304.8</text:p>
          </table:table-cell>
          <table:table-cell office:value-type="float" office:value="8837.27" calcext:value-type="float">
            <text:p>8837.27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287.21" calcext:value-type="float">
            <text:p>287.21</text:p>
          </table:table-cell>
          <table:table-cell office:value-type="float" office:value="8328.29" calcext:value-type="float">
            <text:p>8328.29</text:p>
          </table:table-cell>
          <table:table-cell office:value-type="float" office:value="8.43" calcext:value-type="float">
            <text:p>8.43</text:p>
          </table:table-cell>
          <table:table-cell/>
          <table:table-cell office:value-type="float" office:value="234.8" calcext:value-type="float">
            <text:p>234.8</text:p>
          </table:table-cell>
          <table:table-cell office:value-type="float" office:value="6809.56" calcext:value-type="float">
            <text:p>6809.56</text:p>
          </table:table-cell>
          <table:table-cell office:value-type="float" office:value="10.27" calcext:value-type="float">
            <text:p>10.27</text:p>
          </table:table-cell>
          <table:table-cell/>
          <table:table-cell office:value-type="float" office:value="235.2" calcext:value-type="float">
            <text:p>235.2</text:p>
          </table:table-cell>
          <table:table-cell office:value-type="float" office:value="6825.85" calcext:value-type="float">
            <text:p>6825.85</text:p>
          </table:table-cell>
          <table:table-cell office:value-type="float" office:value="10.65" calcext:value-type="float">
            <text:p>10.6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3.6" calcext:value-type="float">
            <text:p>13.6</text:p>
          </table:table-cell>
          <table:table-cell office:value-type="float" office:value="391.8" calcext:value-type="float">
            <text:p>391.8</text:p>
          </table:table-cell>
          <table:table-cell office:value-type="float" office:value="179.94" calcext:value-type="float">
            <text:p>179.94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84.18" calcext:value-type="float">
            <text:p>384.18</text:p>
          </table:table-cell>
          <table:table-cell office:value-type="float" office:value="179.94" calcext:value-type="float">
            <text:p>179.94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297.24" calcext:value-type="float">
            <text:p>297.24</text:p>
          </table:table-cell>
          <table:table-cell office:value-type="float" office:value="253.35" calcext:value-type="float">
            <text:p>253.35</text:p>
          </table:table-cell>
          <table:table-cell/>
          <table:table-cell office:value-type="float" office:value="8.28" calcext:value-type="float">
            <text:p>8.28</text:p>
          </table:table-cell>
          <table:table-cell office:value-type="float" office:value="240.39" calcext:value-type="float">
            <text:p>240.39</text:p>
          </table:table-cell>
          <table:table-cell office:value-type="float" office:value="493.24" calcext:value-type="float">
            <text:p>493.24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134.4" calcext:value-type="float">
            <text:p>134.4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72.39" calcext:value-type="float">
            <text:p>1072.39</text:p>
          </table:table-cell>
          <table:table-cell office:value-type="float" office:value="31097.2" calcext:value-type="float">
            <text:p>31097.2</text:p>
          </table:table-cell>
          <table:table-cell office:value-type="float" office:value="2.11" calcext:value-type="float">
            <text:p>2.11</text:p>
          </table:table-cell>
          <table:table-cell/>
          <table:table-cell office:value-type="float" office:value="954.4" calcext:value-type="float">
            <text:p>954.4</text:p>
          </table:table-cell>
          <table:table-cell office:value-type="float" office:value="27679.64" calcext:value-type="float">
            <text:p>27679.64</text:p>
          </table:table-cell>
          <table:table-cell office:value-type="float" office:value="2.43" calcext:value-type="float">
            <text:p>2.43</text:p>
          </table:table-cell>
          <table:table-cell table:number-columns-repeated="2"/>
          <table:table-cell office:value-type="float" office:value="398.4" calcext:value-type="float">
            <text:p>398.4</text:p>
          </table:table-cell>
          <table:table-cell office:value-type="float" office:value="11557.04" calcext:value-type="float">
            <text:p>11557.04</text:p>
          </table:table-cell>
          <table:table-cell office:value-type="float" office:value="5.57" calcext:value-type="float">
            <text:p>5.57</text:p>
          </table:table-cell>
          <table:table-cell/>
          <table:table-cell office:value-type="float" office:value="342.62" calcext:value-type="float">
            <text:p>342.62</text:p>
          </table:table-cell>
          <table:table-cell office:value-type="float" office:value="9933.84" calcext:value-type="float">
            <text:p>9933.8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306.8" calcext:value-type="float">
            <text:p>306.8</text:p>
          </table:table-cell>
          <table:table-cell office:value-type="float" office:value="8898.32" calcext:value-type="float">
            <text:p>8898.32</text:p>
          </table:table-cell>
          <table:table-cell office:value-type="float" office:value="10.27" calcext:value-type="float">
            <text:p>10.27</text:p>
          </table:table-cell>
          <table:table-cell/>
          <table:table-cell office:value-type="float" office:value="315.79" calcext:value-type="float">
            <text:p>315.79</text:p>
          </table:table-cell>
          <table:table-cell office:value-type="float" office:value="9158.79" calcext:value-type="float">
            <text:p>9158.79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344.99" calcext:value-type="float">
            <text:p>344.99</text:p>
          </table:table-cell>
          <table:table-cell office:value-type="float" office:value="10004.44" calcext:value-type="float">
            <text:p>10004.44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292.2" calcext:value-type="float">
            <text:p>292.2</text:p>
          </table:table-cell>
          <table:table-cell office:value-type="float" office:value="8471.49" calcext:value-type="float">
            <text:p>8471.49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235.81" calcext:value-type="float">
            <text:p>235.81</text:p>
          </table:table-cell>
          <table:table-cell office:value-type="float" office:value="6841.95" calcext:value-type="float">
            <text:p>6841.95</text:p>
          </table:table-cell>
          <table:table-cell office:value-type="float" office:value="10.46" calcext:value-type="float">
            <text:p>10.46</text:p>
          </table:table-cell>
          <table:table-cell/>
          <table:table-cell office:value-type="float" office:value="235.8" calcext:value-type="float">
            <text:p>235.8</text:p>
          </table:table-cell>
          <table:table-cell office:value-type="float" office:value="6841.13" calcext:value-type="float">
            <text:p>6841.13</text:p>
          </table:table-cell>
          <table:table-cell office:value-type="float" office:value="10.65" calcext:value-type="float">
            <text:p>10.65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14.2" calcext:value-type="float">
            <text:p>14.2</text:p>
          </table:table-cell>
          <table:table-cell office:value-type="float" office:value="412.61" calcext:value-type="float">
            <text:p>412.61</text:p>
          </table:table-cell>
          <table:table-cell office:value-type="float" office:value="164.45" calcext:value-type="float">
            <text:p>164.45</text:p>
          </table:table-cell>
          <table:table-cell/>
          <table:table-cell office:value-type="float" office:value="13.6" calcext:value-type="float">
            <text:p>13.6</text:p>
          </table:table-cell>
          <table:table-cell office:value-type="float" office:value="392.01" calcext:value-type="float">
            <text:p>392.01</text:p>
          </table:table-cell>
          <table:table-cell office:value-type="float" office:value="164.45" calcext:value-type="float">
            <text:p>164.45</text:p>
          </table:table-cell>
          <table:table-cell/>
          <table:table-cell office:value-type="float" office:value="11.6" calcext:value-type="float">
            <text:p>11.6</text:p>
          </table:table-cell>
          <table:table-cell office:value-type="float" office:value="337.19" calcext:value-type="float">
            <text:p>337.19</text:p>
          </table:table-cell>
          <table:table-cell office:value-type="float" office:value="204.11" calcext:value-type="float">
            <text:p>204.11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299.02" calcext:value-type="float">
            <text:p>299.02</text:p>
          </table:table-cell>
          <table:table-cell office:value-type="float" office:value="235.74" calcext:value-type="float">
            <text:p>235.74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134.6" calcext:value-type="float">
            <text:p>134.6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69.62" calcext:value-type="float">
            <text:p>1169.62</text:p>
          </table:table-cell>
          <table:table-cell office:value-type="float" office:value="33918.28" calcext:value-type="float">
            <text:p>33918.28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float" office:value="955.8" calcext:value-type="float">
            <text:p>955.8</text:p>
          </table:table-cell>
          <table:table-cell office:value-type="float" office:value="27717.68" calcext:value-type="float">
            <text:p>27717.68</text:p>
          </table:table-cell>
          <table:table-cell office:value-type="float" office:value="2.35" calcext:value-type="float">
            <text:p>2.35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office:value-type="float" office:value="11476.85" calcext:value-type="float">
            <text:p>11476.85</text:p>
          </table:table-cell>
          <table:table-cell office:value-type="float" office:value="6.43" calcext:value-type="float">
            <text:p>6.43</text:p>
          </table:table-cell>
          <table:table-cell/>
          <table:table-cell office:value-type="float" office:value="342.59" calcext:value-type="float">
            <text:p>342.59</text:p>
          </table:table-cell>
          <table:table-cell office:value-type="float" office:value="9934.17" calcext:value-type="float">
            <text:p>9934.17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41.2" calcext:value-type="float">
            <text:p>341.2</text:p>
          </table:table-cell>
          <table:table-cell office:value-type="float" office:value="9892.19" calcext:value-type="float">
            <text:p>9892.19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24.01" calcext:value-type="float">
            <text:p>324.01</text:p>
          </table:table-cell>
          <table:table-cell office:value-type="float" office:value="9395.58" calcext:value-type="float">
            <text:p>9395.58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float" office:value="332.61" calcext:value-type="float">
            <text:p>332.61</text:p>
          </table:table-cell>
          <table:table-cell office:value-type="float" office:value="9653.08" calcext:value-type="float">
            <text:p>9653.08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313.8" calcext:value-type="float">
            <text:p>313.8</text:p>
          </table:table-cell>
          <table:table-cell office:value-type="float" office:value="9097.16" calcext:value-type="float">
            <text:p>9097.16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6959.02" calcext:value-type="float">
            <text:p>6959.02</text:p>
          </table:table-cell>
          <table:table-cell office:value-type="float" office:value="10.09" calcext:value-type="float">
            <text:p>10.09</text:p>
          </table:table-cell>
          <table:table-cell/>
          <table:table-cell office:value-type="float" office:value="229.4" calcext:value-type="float">
            <text:p>229.4</text:p>
          </table:table-cell>
          <table:table-cell office:value-type="float" office:value="6651.5" calcext:value-type="float">
            <text:p>6651.5</text:p>
          </table:table-cell>
          <table:table-cell office:value-type="float" office:value="10.46" calcext:value-type="float">
            <text:p>10.46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13.2" calcext:value-type="float">
            <text:p>13.2</text:p>
          </table:table-cell>
          <table:table-cell office:value-type="float" office:value="378.8" calcext:value-type="float">
            <text:p>378.8</text:p>
          </table:table-cell>
          <table:table-cell office:value-type="float" office:value="189.93" calcext:value-type="float">
            <text:p>189.93</text:p>
          </table:table-cell>
          <table:table-cell/>
          <table:table-cell office:value-type="float" office:value="11.6" calcext:value-type="float">
            <text:p>11.6</text:p>
          </table:table-cell>
          <table:table-cell office:value-type="float" office:value="335.99" calcext:value-type="float">
            <text:p>335.99</text:p>
          </table:table-cell>
          <table:table-cell office:value-type="float" office:value="219.36" calcext:value-type="float">
            <text:p>219.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77.99" calcext:value-type="float">
            <text:p>377.99</text:p>
          </table:table-cell>
          <table:table-cell office:value-type="float" office:value="164.45" calcext:value-type="float">
            <text:p>164.45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295.78" calcext:value-type="float">
            <text:p>295.78</text:p>
          </table:table-cell>
          <table:table-cell office:value-type="float" office:value="369.77" calcext:value-type="float">
            <text:p>369.77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4.2" calcext:value-type="float">
            <text:p>134.2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62" calcext:value-type="float">
            <text:p>1162</text:p>
          </table:table-cell>
          <table:table-cell office:value-type="float" office:value="33695.6" calcext:value-type="float">
            <text:p>33695.6</text:p>
          </table:table-cell>
          <table:table-cell office:value-type="float" office:value="2.11" calcext:value-type="float">
            <text:p>2.11</text:p>
          </table:table-cell>
          <table:table-cell/>
          <table:table-cell office:value-type="float" office:value="962.61" calcext:value-type="float">
            <text:p>962.61</text:p>
          </table:table-cell>
          <table:table-cell office:value-type="float" office:value="27910.55" calcext:value-type="float">
            <text:p>27910.55</text:p>
          </table:table-cell>
          <table:table-cell office:value-type="float" office:value="2.39" calcext:value-type="float">
            <text:p>2.39</text:p>
          </table:table-cell>
          <table:table-cell table:number-columns-repeated="2"/>
          <table:table-cell office:value-type="float" office:value="365.8" calcext:value-type="float">
            <text:p>365.8</text:p>
          </table:table-cell>
          <table:table-cell office:value-type="float" office:value="10613" calcext:value-type="float">
            <text:p>10613</text:p>
          </table:table-cell>
          <table:table-cell office:value-type="float" office:value="5.99" calcext:value-type="float">
            <text:p>5.99</text:p>
          </table:table-cell>
          <table:table-cell/>
          <table:table-cell office:value-type="float" office:value="379.8" calcext:value-type="float">
            <text:p>379.8</text:p>
          </table:table-cell>
          <table:table-cell office:value-type="float" office:value="11014.49" calcext:value-type="float">
            <text:p>11014.49</text:p>
          </table:table-cell>
          <table:table-cell office:value-type="float" office:value="6.32" calcext:value-type="float">
            <text:p>6.32</text:p>
          </table:table-cell>
          <table:table-cell/>
          <table:table-cell office:value-type="float" office:value="245.6" calcext:value-type="float">
            <text:p>245.6</text:p>
          </table:table-cell>
          <table:table-cell office:value-type="float" office:value="7120.2" calcext:value-type="float">
            <text:p>7120.2</text:p>
          </table:table-cell>
          <table:table-cell office:value-type="float" office:value="9.22" calcext:value-type="float">
            <text:p>9.22</text:p>
          </table:table-cell>
          <table:table-cell/>
          <table:table-cell office:value-type="float" office:value="321.8" calcext:value-type="float">
            <text:p>321.8</text:p>
          </table:table-cell>
          <table:table-cell office:value-type="float" office:value="9334.33" calcext:value-type="float">
            <text:p>9334.33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338.6" calcext:value-type="float">
            <text:p>338.6</text:p>
          </table:table-cell>
          <table:table-cell office:value-type="float" office:value="9817.83" calcext:value-type="float">
            <text:p>9817.83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302.58" calcext:value-type="float">
            <text:p>302.58</text:p>
          </table:table-cell>
          <table:table-cell office:value-type="float" office:value="8778.2" calcext:value-type="float">
            <text:p>8778.2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230.4" calcext:value-type="float">
            <text:p>230.4</text:p>
          </table:table-cell>
          <table:table-cell office:value-type="float" office:value="6679.6" calcext:value-type="float">
            <text:p>6679.6</text:p>
          </table:table-cell>
          <table:table-cell office:value-type="float" office:value="10.65" calcext:value-type="float">
            <text:p>10.65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6843.61" calcext:value-type="float">
            <text:p>6843.61</text:p>
          </table:table-cell>
          <table:table-cell office:value-type="float" office:value="10.65" calcext:value-type="float">
            <text:p>10.65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3.8" calcext:value-type="float">
            <text:p>13.8</text:p>
          </table:table-cell>
          <table:table-cell office:value-type="float" office:value="403.97" calcext:value-type="float">
            <text:p>403.97</text:p>
          </table:table-cell>
          <table:table-cell office:value-type="float" office:value="170.48" calcext:value-type="float">
            <text:p>170.48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370.59" calcext:value-type="float">
            <text:p>370.59</text:p>
          </table:table-cell>
          <table:table-cell office:value-type="float" office:value="173.58" calcext:value-type="float">
            <text:p>173.58</text:p>
          </table:table-cell>
          <table:table-cell/>
          <table:table-cell office:value-type="float" office:value="11.6" calcext:value-type="float">
            <text:p>11.6</text:p>
          </table:table-cell>
          <table:table-cell office:value-type="float" office:value="339.19" calcext:value-type="float">
            <text:p>339.19</text:p>
          </table:table-cell>
          <table:table-cell office:value-type="float" office:value="248.83" calcext:value-type="float">
            <text:p>248.8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284.99" calcext:value-type="float">
            <text:p>284.99</text:p>
          </table:table-cell>
          <table:table-cell office:value-type="float" office:value="397.39" calcext:value-type="float">
            <text:p>397.39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4.2" calcext:value-type="float">
            <text:p>134.2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03.2" calcext:value-type="float">
            <text:p>1103.2</text:p>
          </table:table-cell>
          <table:table-cell office:value-type="float" office:value="31997.17" calcext:value-type="float">
            <text:p>31997.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50.6" calcext:value-type="float">
            <text:p>950.6</text:p>
          </table:table-cell>
          <table:table-cell office:value-type="float" office:value="27573.66" calcext:value-type="float">
            <text:p>27573.66</text:p>
          </table:table-cell>
          <table:table-cell office:value-type="float" office:value="2.48" calcext:value-type="float">
            <text:p>2.48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12179.53" calcext:value-type="float">
            <text:p>12179.53</text:p>
          </table:table-cell>
          <table:table-cell office:value-type="float" office:value="5.99" calcext:value-type="float">
            <text:p>5.99</text:p>
          </table:table-cell>
          <table:table-cell/>
          <table:table-cell office:value-type="float" office:value="371.2" calcext:value-type="float">
            <text:p>371.2</text:p>
          </table:table-cell>
          <table:table-cell office:value-type="float" office:value="10769.63" calcext:value-type="float">
            <text:p>10769.63</text:p>
          </table:table-cell>
          <table:table-cell office:value-type="float" office:value="6.55" calcext:value-type="float">
            <text:p>6.55</text:p>
          </table:table-cell>
          <table:table-cell/>
          <table:table-cell office:value-type="float" office:value="326.8" calcext:value-type="float">
            <text:p>326.8</text:p>
          </table:table-cell>
          <table:table-cell office:value-type="float" office:value="9484.62" calcext:value-type="float">
            <text:p>9484.62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341.8" calcext:value-type="float">
            <text:p>341.8</text:p>
          </table:table-cell>
          <table:table-cell office:value-type="float" office:value="9907.25" calcext:value-type="float">
            <text:p>9907.25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329.8" calcext:value-type="float">
            <text:p>329.8</text:p>
          </table:table-cell>
          <table:table-cell office:value-type="float" office:value="9559.81" calcext:value-type="float">
            <text:p>9559.81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290.81" calcext:value-type="float">
            <text:p>290.81</text:p>
          </table:table-cell>
          <table:table-cell office:value-type="float" office:value="8435.83" calcext:value-type="float">
            <text:p>8435.83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231.38" calcext:value-type="float">
            <text:p>231.38</text:p>
          </table:table-cell>
          <table:table-cell office:value-type="float" office:value="6712.14" calcext:value-type="float">
            <text:p>6712.14</text:p>
          </table:table-cell>
          <table:table-cell office:value-type="float" office:value="10.46" calcext:value-type="float">
            <text:p>10.46</text:p>
          </table:table-cell>
          <table:table-cell/>
          <table:table-cell office:value-type="float" office:value="241.4" calcext:value-type="float">
            <text:p>241.4</text:p>
          </table:table-cell>
          <table:table-cell office:value-type="float" office:value="6999.35" calcext:value-type="float">
            <text:p>6999.35</text:p>
          </table:table-cell>
          <table:table-cell office:value-type="float" office:value="10.09" calcext:value-type="float">
            <text:p>10.09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13.2" calcext:value-type="float">
            <text:p>13.2</text:p>
          </table:table-cell>
          <table:table-cell office:value-type="float" office:value="380.02" calcext:value-type="float">
            <text:p>380.02</text:p>
          </table:table-cell>
          <table:table-cell office:value-type="float" office:value="189.93" calcext:value-type="float">
            <text:p>189.93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377.62" calcext:value-type="float">
            <text:p>377.62</text:p>
          </table:table-cell>
          <table:table-cell office:value-type="float" office:value="176.73" calcext:value-type="float">
            <text:p>176.73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325.8" calcext:value-type="float">
            <text:p>325.8</text:p>
          </table:table-cell>
          <table:table-cell office:value-type="float" office:value="219.36" calcext:value-type="float">
            <text:p>219.36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294.59" calcext:value-type="float">
            <text:p>294.59</text:p>
          </table:table-cell>
          <table:table-cell office:value-type="float" office:value="223.34" calcext:value-type="float">
            <text:p>223.34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3.4" calcext:value-type="float">
            <text:p>133.4</text:p>
          </table:table-cell>
          <table:table-cell office:value-type="float" office:value="549.52" calcext:value-type="float">
            <text:p>549.5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16.2" calcext:value-type="float">
            <text:p>1116.2</text:p>
          </table:table-cell>
          <table:table-cell office:value-type="float" office:value="32365.05" calcext:value-type="float">
            <text:p>32365.05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float" office:value="1012.8" calcext:value-type="float">
            <text:p>1012.8</text:p>
          </table:table-cell>
          <table:table-cell office:value-type="float" office:value="29370.45" calcext:value-type="float">
            <text:p>29370.45</text:p>
          </table:table-cell>
          <table:table-cell office:value-type="float" office:value="2.61" calcext:value-type="float">
            <text:p>2.61</text:p>
          </table:table-cell>
          <table:table-cell table:number-columns-repeated="2"/>
          <table:table-cell office:value-type="float" office:value="406.39" calcext:value-type="float">
            <text:p>406.39</text:p>
          </table:table-cell>
          <table:table-cell office:value-type="float" office:value="11787.44" calcext:value-type="float">
            <text:p>11787.44</text:p>
          </table:table-cell>
          <table:table-cell office:value-type="float" office:value="5.99" calcext:value-type="float">
            <text:p>5.99</text:p>
          </table:table-cell>
          <table:table-cell/>
          <table:table-cell office:value-type="float" office:value="360.2" calcext:value-type="float">
            <text:p>360.2</text:p>
          </table:table-cell>
          <table:table-cell office:value-type="float" office:value="10438.12" calcext:value-type="float">
            <text:p>10438.12</text:p>
          </table:table-cell>
          <table:table-cell office:value-type="float" office:value="6.43" calcext:value-type="float">
            <text:p>6.43</text:p>
          </table:table-cell>
          <table:table-cell/>
          <table:table-cell office:value-type="float" office:value="330.2" calcext:value-type="float">
            <text:p>330.2</text:p>
          </table:table-cell>
          <table:table-cell office:value-type="float" office:value="9571.6" calcext:value-type="float">
            <text:p>9571.6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340.4" calcext:value-type="float">
            <text:p>340.4</text:p>
          </table:table-cell>
          <table:table-cell office:value-type="float" office:value="9880.03" calcext:value-type="float">
            <text:p>9880.03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38.6" calcext:value-type="float">
            <text:p>338.6</text:p>
          </table:table-cell>
          <table:table-cell office:value-type="float" office:value="9820.68" calcext:value-type="float">
            <text:p>9820.68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303.21" calcext:value-type="float">
            <text:p>303.21</text:p>
          </table:table-cell>
          <table:table-cell office:value-type="float" office:value="8789.16" calcext:value-type="float">
            <text:p>8789.16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196.81" calcext:value-type="float">
            <text:p>196.81</text:p>
          </table:table-cell>
          <table:table-cell office:value-type="float" office:value="5708.76" calcext:value-type="float">
            <text:p>5708.76</text:p>
          </table:table-cell>
          <table:table-cell office:value-type="float" office:value="12.98" calcext:value-type="float">
            <text:p>12.98</text:p>
          </table:table-cell>
          <table:table-cell/>
          <table:table-cell office:value-type="float" office:value="228.2" calcext:value-type="float">
            <text:p>228.2</text:p>
          </table:table-cell>
          <table:table-cell office:value-type="float" office:value="6619.58" calcext:value-type="float">
            <text:p>6619.58</text:p>
          </table:table-cell>
          <table:table-cell office:value-type="float" office:value="11.45" calcext:value-type="float">
            <text:p>11.45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10.4" calcext:value-type="float">
            <text:p>10.4</text:p>
          </table:table-cell>
          <table:table-cell office:value-type="float" office:value="306.54" calcext:value-type="float">
            <text:p>306.54</text:p>
          </table:table-cell>
          <table:table-cell office:value-type="float" office:value="369.77" calcext:value-type="float">
            <text:p>369.77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380.8" calcext:value-type="float">
            <text:p>380.8</text:p>
          </table:table-cell>
          <table:table-cell office:value-type="float" office:value="167.44" calcext:value-type="float">
            <text:p>167.44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311.22" calcext:value-type="float">
            <text:p>311.22</text:p>
          </table:table-cell>
          <table:table-cell office:value-type="float" office:value="204.11" calcext:value-type="float">
            <text:p>204.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16.41" calcext:value-type="float">
            <text:p>316.41</text:p>
          </table:table-cell>
          <table:table-cell office:value-type="float" office:value="211.6" calcext:value-type="float">
            <text:p>211.6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134.2" calcext:value-type="float">
            <text:p>134.2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22.57" calcext:value-type="float">
            <text:p>1122.57</text:p>
          </table:table-cell>
          <table:table-cell office:value-type="float" office:value="32558.57" calcext:value-type="float">
            <text:p>32558.57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950.2" calcext:value-type="float">
            <text:p>950.2</text:p>
          </table:table-cell>
          <table:table-cell office:value-type="float" office:value="27555.98" calcext:value-type="float">
            <text:p>27555.98</text:p>
          </table:table-cell>
          <table:table-cell office:value-type="float" office:value="2.43" calcext:value-type="float">
            <text:p>2.43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float" office:value="11653.98" calcext:value-type="float">
            <text:p>11653.98</text:p>
          </table:table-cell>
          <table:table-cell office:value-type="float" office:value="6.09" calcext:value-type="float">
            <text:p>6.09</text:p>
          </table:table-cell>
          <table:table-cell/>
          <table:table-cell office:value-type="float" office:value="395.19" calcext:value-type="float">
            <text:p>395.19</text:p>
          </table:table-cell>
          <table:table-cell office:value-type="float" office:value="11465.19" calcext:value-type="float">
            <text:p>11465.19</text:p>
          </table:table-cell>
          <table:table-cell office:value-type="float" office:value="5.99" calcext:value-type="float">
            <text:p>5.99</text:p>
          </table:table-cell>
          <table:table-cell/>
          <table:table-cell office:value-type="float" office:value="326.2" calcext:value-type="float">
            <text:p>326.2</text:p>
          </table:table-cell>
          <table:table-cell office:value-type="float" office:value="9459.12" calcext:value-type="float">
            <text:p>9459.12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330.4" calcext:value-type="float">
            <text:p>330.4</text:p>
          </table:table-cell>
          <table:table-cell office:value-type="float" office:value="9578.61" calcext:value-type="float">
            <text:p>9578.61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34.8" calcext:value-type="float">
            <text:p>334.8</text:p>
          </table:table-cell>
          <table:table-cell office:value-type="float" office:value="9710.33" calcext:value-type="float">
            <text:p>9710.33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293.2" calcext:value-type="float">
            <text:p>293.2</text:p>
          </table:table-cell>
          <table:table-cell office:value-type="float" office:value="8502.8" calcext:value-type="float">
            <text:p>8502.8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241.6" calcext:value-type="float">
            <text:p>241.6</text:p>
          </table:table-cell>
          <table:table-cell office:value-type="float" office:value="7002.95" calcext:value-type="float">
            <text:p>7002.95</text:p>
          </table:table-cell>
          <table:table-cell office:value-type="float" office:value="9.91" calcext:value-type="float">
            <text:p>9.91</text:p>
          </table:table-cell>
          <table:table-cell/>
          <table:table-cell office:value-type="float" office:value="235.4" calcext:value-type="float">
            <text:p>235.4</text:p>
          </table:table-cell>
          <table:table-cell office:value-type="float" office:value="6827.83" calcext:value-type="float">
            <text:p>6827.83</text:p>
          </table:table-cell>
          <table:table-cell office:value-type="float" office:value="10.65" calcext:value-type="float">
            <text:p>10.6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340.9" calcext:value-type="float">
            <text:p>340.9</text:p>
          </table:table-cell>
          <table:table-cell office:value-type="float" office:value="223.34" calcext:value-type="float">
            <text:p>223.34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371.76" calcext:value-type="float">
            <text:p>371.76</text:p>
          </table:table-cell>
          <table:table-cell office:value-type="float" office:value="193.38" calcext:value-type="float">
            <text:p>193.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26.79" calcext:value-type="float">
            <text:p>326.79</text:p>
          </table:table-cell>
          <table:table-cell office:value-type="float" office:value="356.7" calcext:value-type="float">
            <text:p>356.7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309" calcext:value-type="float">
            <text:p>309</text:p>
          </table:table-cell>
          <table:table-cell office:value-type="float" office:value="215.44" calcext:value-type="float">
            <text:p>215.44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134.8" calcext:value-type="float">
            <text:p>134.8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11.99" calcext:value-type="float">
            <text:p>1111.99</text:p>
          </table:table-cell>
          <table:table-cell office:value-type="float" office:value="32249.12" calcext:value-type="float">
            <text:p>32249.12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944.38" calcext:value-type="float">
            <text:p>944.38</text:p>
          </table:table-cell>
          <table:table-cell office:value-type="float" office:value="27389.15" calcext:value-type="float">
            <text:p>27389.15</text:p>
          </table:table-cell>
          <table:table-cell office:value-type="float" office:value="2.43" calcext:value-type="float">
            <text:p>2.43</text:p>
          </table:table-cell>
          <table:table-cell table:number-columns-repeated="2"/>
          <table:table-cell office:value-type="float" office:value="373.61" calcext:value-type="float">
            <text:p>373.61</text:p>
          </table:table-cell>
          <table:table-cell office:value-type="float" office:value="10839.21" calcext:value-type="float">
            <text:p>10839.21</text:p>
          </table:table-cell>
          <table:table-cell office:value-type="float" office:value="6.09" calcext:value-type="float">
            <text:p>6.09</text:p>
          </table:table-cell>
          <table:table-cell/>
          <table:table-cell office:value-type="float" office:value="349.81" calcext:value-type="float">
            <text:p>349.81</text:p>
          </table:table-cell>
          <table:table-cell office:value-type="float" office:value="10142.08" calcext:value-type="float">
            <text:p>10142.08</text:p>
          </table:table-cell>
          <table:table-cell office:value-type="float" office:value="6.55" calcext:value-type="float">
            <text:p>6.55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7131.61" calcext:value-type="float">
            <text:p>7131.61</text:p>
          </table:table-cell>
          <table:table-cell office:value-type="float" office:value="8.58" calcext:value-type="float">
            <text:p>8.58</text:p>
          </table:table-cell>
          <table:table-cell/>
          <table:table-cell office:value-type="float" office:value="343.6" calcext:value-type="float">
            <text:p>343.6</text:p>
          </table:table-cell>
          <table:table-cell office:value-type="float" office:value="9965.41" calcext:value-type="float">
            <text:p>9965.41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353.4" calcext:value-type="float">
            <text:p>353.4</text:p>
          </table:table-cell>
          <table:table-cell office:value-type="float" office:value="10248.39" calcext:value-type="float">
            <text:p>10248.39</text:p>
          </table:table-cell>
          <table:table-cell office:value-type="float" office:value="6.55" calcext:value-type="float">
            <text:p>6.55</text:p>
          </table:table-cell>
          <table:table-cell/>
          <table:table-cell office:value-type="float" office:value="291.8" calcext:value-type="float">
            <text:p>291.8</text:p>
          </table:table-cell>
          <table:table-cell office:value-type="float" office:value="8462.56" calcext:value-type="float">
            <text:p>8462.56</text:p>
          </table:table-cell>
          <table:table-cell office:value-type="float" office:value="7.84" calcext:value-type="float">
            <text:p>7.84</text:p>
          </table:table-cell>
          <table:table-cell/>
          <table:table-cell office:value-type="float" office:value="230.8" calcext:value-type="float">
            <text:p>230.8</text:p>
          </table:table-cell>
          <table:table-cell office:value-type="float" office:value="6695.45" calcext:value-type="float">
            <text:p>6695.45</text:p>
          </table:table-cell>
          <table:table-cell office:value-type="float" office:value="10.27" calcext:value-type="float">
            <text:p>10.27</text:p>
          </table:table-cell>
          <table:table-cell/>
          <table:table-cell office:value-type="float" office:value="228.4" calcext:value-type="float">
            <text:p>228.4</text:p>
          </table:table-cell>
          <table:table-cell office:value-type="float" office:value="6623.93" calcext:value-type="float">
            <text:p>6623.93</text:p>
          </table:table-cell>
          <table:table-cell office:value-type="float" office:value="11.24" calcext:value-type="float">
            <text:p>11.24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3.4" calcext:value-type="float">
            <text:p>13.4</text:p>
          </table:table-cell>
          <table:table-cell office:value-type="float" office:value="395.91" calcext:value-type="float">
            <text:p>395.91</text:p>
          </table:table-cell>
          <table:table-cell office:value-type="float" office:value="164.45" calcext:value-type="float">
            <text:p>164.4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67.79" calcext:value-type="float">
            <text:p>267.79</text:p>
          </table:table-cell>
          <table:table-cell office:value-type="float" office:value="539.71" calcext:value-type="float">
            <text:p>539.71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353.21" calcext:value-type="float">
            <text:p>353.21</text:p>
          </table:table-cell>
          <table:table-cell office:value-type="float" office:value="200.47" calcext:value-type="float">
            <text:p>200.4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24.75" calcext:value-type="float">
            <text:p>324.75</text:p>
          </table:table-cell>
          <table:table-cell office:value-type="float" office:value="200.47" calcext:value-type="float">
            <text:p>200.47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4.4" calcext:value-type="float">
            <text:p>134.4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00.83" calcext:value-type="float">
            <text:p>1100.83</text:p>
          </table:table-cell>
          <table:table-cell office:value-type="float" office:value="31922.71" calcext:value-type="float">
            <text:p>31922.71</text:p>
          </table:table-cell>
          <table:table-cell office:value-type="float" office:value="1.96" calcext:value-type="float">
            <text:p>1.96</text:p>
          </table:table-cell>
          <table:table-cell/>
          <table:table-cell office:value-type="float" office:value="964.22" calcext:value-type="float">
            <text:p>964.22</text:p>
          </table:table-cell>
          <table:table-cell office:value-type="float" office:value="27954.54" calcext:value-type="float">
            <text:p>27954.54</text:p>
          </table:table-cell>
          <table:table-cell office:value-type="float" office:value="2.35" calcext:value-type="float">
            <text:p>2.35</text:p>
          </table:table-cell>
          <table:table-cell table:number-columns-repeated="2"/>
          <table:table-cell office:value-type="float" office:value="421.99" calcext:value-type="float">
            <text:p>421.99</text:p>
          </table:table-cell>
          <table:table-cell office:value-type="float" office:value="12230.24" calcext:value-type="float">
            <text:p>12230.24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359.6" calcext:value-type="float">
            <text:p>359.6</text:p>
          </table:table-cell>
          <table:table-cell office:value-type="float" office:value="10430.55" calcext:value-type="float">
            <text:p>10430.55</text:p>
          </table:table-cell>
          <table:table-cell office:value-type="float" office:value="6.55" calcext:value-type="float">
            <text:p>6.55</text:p>
          </table:table-cell>
          <table:table-cell/>
          <table:table-cell office:value-type="float" office:value="302.8" calcext:value-type="float">
            <text:p>302.8</text:p>
          </table:table-cell>
          <table:table-cell office:value-type="float" office:value="8785.7" calcext:value-type="float">
            <text:p>8785.7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344.8" calcext:value-type="float">
            <text:p>344.8</text:p>
          </table:table-cell>
          <table:table-cell office:value-type="float" office:value="9994.51" calcext:value-type="float">
            <text:p>9994.51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50.8" calcext:value-type="float">
            <text:p>350.8</text:p>
          </table:table-cell>
          <table:table-cell office:value-type="float" office:value="10174.96" calcext:value-type="float">
            <text:p>10174.96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322.2" calcext:value-type="float">
            <text:p>322.2</text:p>
          </table:table-cell>
          <table:table-cell office:value-type="float" office:value="9341.63" calcext:value-type="float">
            <text:p>9341.63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240.2" calcext:value-type="float">
            <text:p>240.2</text:p>
          </table:table-cell>
          <table:table-cell office:value-type="float" office:value="6966.02" calcext:value-type="float">
            <text:p>6966.02</text:p>
          </table:table-cell>
          <table:table-cell office:value-type="float" office:value="9.91" calcext:value-type="float">
            <text:p>9.91</text:p>
          </table:table-cell>
          <table:table-cell/>
          <table:table-cell office:value-type="float" office:value="199.4" calcext:value-type="float">
            <text:p>199.4</text:p>
          </table:table-cell>
          <table:table-cell office:value-type="float" office:value="5782.25" calcext:value-type="float">
            <text:p>5782.25</text:p>
          </table:table-cell>
          <table:table-cell office:value-type="float" office:value="17.01" calcext:value-type="float">
            <text:p>17.0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14.4" calcext:value-type="float">
            <text:p>14.4</text:p>
          </table:table-cell>
          <table:table-cell office:value-type="float" office:value="411.69" calcext:value-type="float">
            <text:p>411.69</text:p>
          </table:table-cell>
          <table:table-cell office:value-type="float" office:value="161.51" calcext:value-type="float">
            <text:p>161.51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353.08" calcext:value-type="float">
            <text:p>353.08</text:p>
          </table:table-cell>
          <table:table-cell office:value-type="float" office:value="240.02" calcext:value-type="float">
            <text:p>240.02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314.71" calcext:value-type="float">
            <text:p>314.71</text:p>
          </table:table-cell>
          <table:table-cell office:value-type="float" office:value="240.02" calcext:value-type="float">
            <text:p>240.02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302.84" calcext:value-type="float">
            <text:p>302.84</text:p>
          </table:table-cell>
          <table:table-cell office:value-type="float" office:value="219.36" calcext:value-type="float">
            <text:p>219.36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127.8" calcext:value-type="float">
            <text:p>127.8</text:p>
          </table:table-cell>
          <table:table-cell office:value-type="float" office:value="549.52" calcext:value-type="float">
            <text:p>549.5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91.6" calcext:value-type="float">
            <text:p>1091.6</text:p>
          </table:table-cell>
          <table:table-cell office:value-type="float" office:value="31658.49" calcext:value-type="float">
            <text:p>31658.49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27496.97" calcext:value-type="float">
            <text:p>27496.97</text:p>
          </table:table-cell>
          <table:table-cell office:value-type="float" office:value="2.43" calcext:value-type="float">
            <text:p>2.43</text:p>
          </table:table-cell>
          <table:table-cell table:number-columns-repeated="2"/>
          <table:table-cell office:value-type="float" office:value="389.4" calcext:value-type="float">
            <text:p>389.4</text:p>
          </table:table-cell>
          <table:table-cell office:value-type="float" office:value="11295.93" calcext:value-type="float">
            <text:p>11295.93</text:p>
          </table:table-cell>
          <table:table-cell office:value-type="float" office:value="5.88" calcext:value-type="float">
            <text:p>5.88</text:p>
          </table:table-cell>
          <table:table-cell/>
          <table:table-cell office:value-type="float" office:value="365.8" calcext:value-type="float">
            <text:p>365.8</text:p>
          </table:table-cell>
          <table:table-cell office:value-type="float" office:value="10609.13" calcext:value-type="float">
            <text:p>10609.13</text:p>
          </table:table-cell>
          <table:table-cell office:value-type="float" office:value="6.55" calcext:value-type="float">
            <text:p>6.55</text:p>
          </table:table-cell>
          <table:table-cell/>
          <table:table-cell office:value-type="float" office:value="308.4" calcext:value-type="float">
            <text:p>308.4</text:p>
          </table:table-cell>
          <table:table-cell office:value-type="float" office:value="8945.59" calcext:value-type="float">
            <text:p>8945.59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331.6" calcext:value-type="float">
            <text:p>331.6</text:p>
          </table:table-cell>
          <table:table-cell office:value-type="float" office:value="9619.09" calcext:value-type="float">
            <text:p>9619.09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352.19" calcext:value-type="float">
            <text:p>352.19</text:p>
          </table:table-cell>
          <table:table-cell office:value-type="float" office:value="10209.73" calcext:value-type="float">
            <text:p>10209.73</text:p>
          </table:table-cell>
          <table:table-cell office:value-type="float" office:value="6.32" calcext:value-type="float">
            <text:p>6.32</text:p>
          </table:table-cell>
          <table:table-cell/>
          <table:table-cell office:value-type="float" office:value="280.99" calcext:value-type="float">
            <text:p>280.99</text:p>
          </table:table-cell>
          <table:table-cell office:value-type="float" office:value="8149.78" calcext:value-type="float">
            <text:p>8149.78</text:p>
          </table:table-cell>
          <table:table-cell office:value-type="float" office:value="9.56" calcext:value-type="float">
            <text:p>9.56</text:p>
          </table:table-cell>
          <table:table-cell/>
          <table:table-cell office:value-type="float" office:value="234.99" calcext:value-type="float">
            <text:p>234.99</text:p>
          </table:table-cell>
          <table:table-cell office:value-type="float" office:value="6815.84" calcext:value-type="float">
            <text:p>6815.84</text:p>
          </table:table-cell>
          <table:table-cell office:value-type="float" office:value="10.46" calcext:value-type="float">
            <text:p>10.46</text:p>
          </table:table-cell>
          <table:table-cell/>
          <table:table-cell office:value-type="float" office:value="228.6" calcext:value-type="float">
            <text:p>228.6</text:p>
          </table:table-cell>
          <table:table-cell office:value-type="float" office:value="6628.61" calcext:value-type="float">
            <text:p>6628.61</text:p>
          </table:table-cell>
          <table:table-cell office:value-type="float" office:value="10.65" calcext:value-type="float">
            <text:p>10.65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13" calcext:value-type="float">
            <text:p>13</text:p>
          </table:table-cell>
          <table:table-cell office:value-type="float" office:value="377.93" calcext:value-type="float">
            <text:p>377.93</text:p>
          </table:table-cell>
          <table:table-cell office:value-type="float" office:value="183.21" calcext:value-type="float">
            <text:p>183.21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359.41" calcext:value-type="float">
            <text:p>359.41</text:p>
          </table:table-cell>
          <table:table-cell office:value-type="float" office:value="196.89" calcext:value-type="float">
            <text:p>196.8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21.49" calcext:value-type="float">
            <text:p>321.49</text:p>
          </table:table-cell>
          <table:table-cell office:value-type="float" office:value="240.02" calcext:value-type="float">
            <text:p>240.02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312.61" calcext:value-type="float">
            <text:p>312.61</text:p>
          </table:table-cell>
          <table:table-cell office:value-type="float" office:value="231.53" calcext:value-type="float">
            <text:p>231.53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130.6" calcext:value-type="float">
            <text:p>130.6</text:p>
          </table:table-cell>
          <table:table-cell office:value-type="float" office:value="569.67" calcext:value-type="float">
            <text:p>569.6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34" calcext:value-type="float">
            <text:p>1134</text:p>
          </table:table-cell>
          <table:table-cell office:value-type="float" office:value="32884.77" calcext:value-type="float">
            <text:p>32884.77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951.81" calcext:value-type="float">
            <text:p>951.81</text:p>
          </table:table-cell>
          <table:table-cell office:value-type="float" office:value="27599.76" calcext:value-type="float">
            <text:p>27599.76</text:p>
          </table:table-cell>
          <table:table-cell office:value-type="float" office:value="2.48" calcext:value-type="float">
            <text:p>2.48</text:p>
          </table:table-cell>
          <table:table-cell table:number-columns-repeated="2"/>
          <table:table-cell office:value-type="float" office:value="408.59" calcext:value-type="float">
            <text:p>408.59</text:p>
          </table:table-cell>
          <table:table-cell office:value-type="float" office:value="11849.42" calcext:value-type="float">
            <text:p>11849.42</text:p>
          </table:table-cell>
          <table:table-cell office:value-type="float" office:value="5.99" calcext:value-type="float">
            <text:p>5.99</text:p>
          </table:table-cell>
          <table:table-cell/>
          <table:table-cell office:value-type="float" office:value="376.6" calcext:value-type="float">
            <text:p>376.6</text:p>
          </table:table-cell>
          <table:table-cell office:value-type="float" office:value="10918.76" calcext:value-type="float">
            <text:p>10918.76</text:p>
          </table:table-cell>
          <table:table-cell office:value-type="float" office:value="6.32" calcext:value-type="float">
            <text:p>6.32</text:p>
          </table:table-cell>
          <table:table-cell/>
          <table:table-cell office:value-type="float" office:value="345.6" calcext:value-type="float">
            <text:p>345.6</text:p>
          </table:table-cell>
          <table:table-cell office:value-type="float" office:value="10019.16" calcext:value-type="float">
            <text:p>10019.16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347.4" calcext:value-type="float">
            <text:p>347.4</text:p>
          </table:table-cell>
          <table:table-cell office:value-type="float" office:value="10074.73" calcext:value-type="float">
            <text:p>10074.73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28.01" calcext:value-type="float">
            <text:p>328.01</text:p>
          </table:table-cell>
          <table:table-cell office:value-type="float" office:value="9508.58" calcext:value-type="float">
            <text:p>9508.58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248.4" calcext:value-type="float">
            <text:p>248.4</text:p>
          </table:table-cell>
          <table:table-cell office:value-type="float" office:value="7207.86" calcext:value-type="float">
            <text:p>7207.86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240.6" calcext:value-type="float">
            <text:p>240.6</text:p>
          </table:table-cell>
          <table:table-cell office:value-type="float" office:value="6977.44" calcext:value-type="float">
            <text:p>6977.44</text:p>
          </table:table-cell>
          <table:table-cell office:value-type="float" office:value="10.09" calcext:value-type="float">
            <text:p>10.09</text:p>
          </table:table-cell>
          <table:table-cell/>
          <table:table-cell office:value-type="float" office:value="235.8" calcext:value-type="float">
            <text:p>235.8</text:p>
          </table:table-cell>
          <table:table-cell office:value-type="float" office:value="6840.14" calcext:value-type="float">
            <text:p>6840.14</text:p>
          </table:table-cell>
          <table:table-cell office:value-type="float" office:value="10.46" calcext:value-type="float">
            <text:p>10.46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3.2" calcext:value-type="float">
            <text:p>13.2</text:p>
          </table:table-cell>
          <table:table-cell office:value-type="float" office:value="384.59" calcext:value-type="float">
            <text:p>384.59</text:p>
          </table:table-cell>
          <table:table-cell office:value-type="float" office:value="200.47" calcext:value-type="float">
            <text:p>200.47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366.8" calcext:value-type="float">
            <text:p>366.8</text:p>
          </table:table-cell>
          <table:table-cell office:value-type="float" office:value="204.11" calcext:value-type="float">
            <text:p>204.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5.6" calcext:value-type="float">
            <text:p>175.6</text:p>
          </table:table-cell>
          <table:table-cell office:value-type="float" office:value="831.46" calcext:value-type="float">
            <text:p>831.46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308.39" calcext:value-type="float">
            <text:p>308.39</text:p>
          </table:table-cell>
          <table:table-cell office:value-type="float" office:value="211.6" calcext:value-type="float">
            <text:p>211.6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133.2" calcext:value-type="float">
            <text:p>133.2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72.41" calcext:value-type="float">
            <text:p>1072.41</text:p>
          </table:table-cell>
          <table:table-cell office:value-type="float" office:value="31095.64" calcext:value-type="float">
            <text:p>31095.64</text:p>
          </table:table-cell>
          <table:table-cell office:value-type="float" office:value="2.11" calcext:value-type="float">
            <text:p>2.11</text:p>
          </table:table-cell>
          <table:table-cell/>
          <table:table-cell office:value-type="float" office:value="988.59" calcext:value-type="float">
            <text:p>988.59</text:p>
          </table:table-cell>
          <table:table-cell office:value-type="float" office:value="28667.53" calcext:value-type="float">
            <text:p>28667.53</text:p>
          </table:table-cell>
          <table:table-cell office:value-type="float" office:value="2.66" calcext:value-type="float">
            <text:p>2.66</text:p>
          </table:table-cell>
          <table:table-cell table:number-columns-repeated="2"/>
          <table:table-cell office:value-type="float" office:value="399.2" calcext:value-type="float">
            <text:p>399.2</text:p>
          </table:table-cell>
          <table:table-cell office:value-type="float" office:value="11577.16" calcext:value-type="float">
            <text:p>11577.16</text:p>
          </table:table-cell>
          <table:table-cell office:value-type="float" office:value="6.09" calcext:value-type="float">
            <text:p>6.09</text:p>
          </table:table-cell>
          <table:table-cell/>
          <table:table-cell office:value-type="float" office:value="374.6" calcext:value-type="float">
            <text:p>374.6</text:p>
          </table:table-cell>
          <table:table-cell office:value-type="float" office:value="10867.4" calcext:value-type="float">
            <text:p>10867.4</text:p>
          </table:table-cell>
          <table:table-cell office:value-type="float" office:value="6.09" calcext:value-type="float">
            <text:p>6.09</text:p>
          </table:table-cell>
          <table:table-cell/>
          <table:table-cell office:value-type="float" office:value="336.79" calcext:value-type="float">
            <text:p>336.79</text:p>
          </table:table-cell>
          <table:table-cell office:value-type="float" office:value="9766.22" calcext:value-type="float">
            <text:p>9766.22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03.59" calcext:value-type="float">
            <text:p>303.59</text:p>
          </table:table-cell>
          <table:table-cell office:value-type="float" office:value="8799.57" calcext:value-type="float">
            <text:p>8799.57</text:p>
          </table:table-cell>
          <table:table-cell office:value-type="float" office:value="8.74" calcext:value-type="float">
            <text:p>8.74</text:p>
          </table:table-cell>
          <table:table-cell/>
          <table:table-cell office:value-type="float" office:value="320.6" calcext:value-type="float">
            <text:p>320.6</text:p>
          </table:table-cell>
          <table:table-cell office:value-type="float" office:value="9300.78" calcext:value-type="float">
            <text:p>9300.78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float" office:value="305.2" calcext:value-type="float">
            <text:p>305.2</text:p>
          </table:table-cell>
          <table:table-cell office:value-type="float" office:value="8847.49" calcext:value-type="float">
            <text:p>8847.49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6814.74" calcext:value-type="float">
            <text:p>6814.74</text:p>
          </table:table-cell>
          <table:table-cell office:value-type="float" office:value="10.09" calcext:value-type="float">
            <text:p>10.09</text:p>
          </table:table-cell>
          <table:table-cell/>
          <table:table-cell office:value-type="float" office:value="226.8" calcext:value-type="float">
            <text:p>226.8</text:p>
          </table:table-cell>
          <table:table-cell office:value-type="float" office:value="6574.48" calcext:value-type="float">
            <text:p>6574.48</text:p>
          </table:table-cell>
          <table:table-cell office:value-type="float" office:value="10.65" calcext:value-type="float">
            <text:p>10.6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4.6" calcext:value-type="float">
            <text:p>14.6</text:p>
          </table:table-cell>
          <table:table-cell office:value-type="float" office:value="421.8" calcext:value-type="float">
            <text:p>421.8</text:p>
          </table:table-cell>
          <table:table-cell office:value-type="float" office:value="155.8" calcext:value-type="float">
            <text:p>155.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79.95" calcext:value-type="float">
            <text:p>379.95</text:p>
          </table:table-cell>
          <table:table-cell office:value-type="float" office:value="167.44" calcext:value-type="float">
            <text:p>167.44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299.38" calcext:value-type="float">
            <text:p>299.38</text:p>
          </table:table-cell>
          <table:table-cell office:value-type="float" office:value="363.18" calcext:value-type="float">
            <text:p>363.1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244.01" calcext:value-type="float">
            <text:p>244.01</text:p>
          </table:table-cell>
          <table:table-cell office:value-type="float" office:value="442.73" calcext:value-type="float">
            <text:p>442.73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4.4" calcext:value-type="float">
            <text:p>134.4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71.2" calcext:value-type="float">
            <text:p>1071.2</text:p>
          </table:table-cell>
          <table:table-cell office:value-type="float" office:value="31069.28" calcext:value-type="float">
            <text:p>31069.28</text:p>
          </table:table-cell>
          <table:table-cell office:value-type="float" office:value="2.39" calcext:value-type="float">
            <text:p>2.39</text:p>
          </table:table-cell>
          <table:table-cell/>
          <table:table-cell office:value-type="float" office:value="973.6" calcext:value-type="float">
            <text:p>973.6</text:p>
          </table:table-cell>
          <table:table-cell office:value-type="float" office:value="28240.09" calcext:value-type="float">
            <text:p>28240.09</text:p>
          </table:table-cell>
          <table:table-cell office:value-type="float" office:value="2.26" calcext:value-type="float">
            <text:p>2.26</text:p>
          </table:table-cell>
          <table:table-cell table:number-columns-repeated="2"/>
          <table:table-cell office:value-type="float" office:value="442.79" calcext:value-type="float">
            <text:p>442.79</text:p>
          </table:table-cell>
          <table:table-cell office:value-type="float" office:value="12837.42" calcext:value-type="float">
            <text:p>12837.42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10845.87" calcext:value-type="float">
            <text:p>10845.87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9890.87" calcext:value-type="float">
            <text:p>9890.87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289.8" calcext:value-type="float">
            <text:p>289.8</text:p>
          </table:table-cell>
          <table:table-cell office:value-type="float" office:value="8412.28" calcext:value-type="float">
            <text:p>8412.28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9480.29" calcext:value-type="float">
            <text:p>9480.29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03.01" calcext:value-type="float">
            <text:p>303.01</text:p>
          </table:table-cell>
          <table:table-cell office:value-type="float" office:value="8789.05" calcext:value-type="float">
            <text:p>8789.05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243.4" calcext:value-type="float">
            <text:p>243.4</text:p>
          </table:table-cell>
          <table:table-cell office:value-type="float" office:value="7052.21" calcext:value-type="float">
            <text:p>7052.21</text:p>
          </table:table-cell>
          <table:table-cell office:value-type="float" office:value="9.91" calcext:value-type="float">
            <text:p>9.91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6783.57" calcext:value-type="float">
            <text:p>6783.57</text:p>
          </table:table-cell>
          <table:table-cell office:value-type="float" office:value="10.65" calcext:value-type="float">
            <text:p>10.6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4" calcext:value-type="float">
            <text:p>14</text:p>
          </table:table-cell>
          <table:table-cell office:value-type="float" office:value="407.78" calcext:value-type="float">
            <text:p>407.78</text:p>
          </table:table-cell>
          <table:table-cell office:value-type="float" office:value="161.51" calcext:value-type="float">
            <text:p>161.51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358.6" calcext:value-type="float">
            <text:p>358.6</text:p>
          </table:table-cell>
          <table:table-cell office:value-type="float" office:value="211.6" calcext:value-type="float">
            <text:p>211.6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325.84" calcext:value-type="float">
            <text:p>325.84</text:p>
          </table:table-cell>
          <table:table-cell office:value-type="float" office:value="227.4" calcext:value-type="float">
            <text:p>227.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245" calcext:value-type="float">
            <text:p>245</text:p>
          </table:table-cell>
          <table:table-cell office:value-type="float" office:value="434.83" calcext:value-type="float">
            <text:p>434.83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133.8" calcext:value-type="float">
            <text:p>133.8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14.77" calcext:value-type="float">
            <text:p>1114.77</text:p>
          </table:table-cell>
          <table:table-cell office:value-type="float" office:value="32325.61" calcext:value-type="float">
            <text:p>32325.61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float" office:value="960.61" calcext:value-type="float">
            <text:p>960.61</text:p>
          </table:table-cell>
          <table:table-cell office:value-type="float" office:value="27858.01" calcext:value-type="float">
            <text:p>27858.01</text:p>
          </table:table-cell>
          <table:table-cell office:value-type="float" office:value="2.48" calcext:value-type="float">
            <text:p>2.48</text:p>
          </table:table-cell>
          <table:table-cell table:number-columns-repeated="2"/>
          <table:table-cell office:value-type="float" office:value="399.02" calcext:value-type="float">
            <text:p>399.02</text:p>
          </table:table-cell>
          <table:table-cell office:value-type="float" office:value="11573.06" calcext:value-type="float">
            <text:p>11573.06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372.99" calcext:value-type="float">
            <text:p>372.99</text:p>
          </table:table-cell>
          <table:table-cell office:value-type="float" office:value="10817.21" calcext:value-type="float">
            <text:p>10817.21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298.58" calcext:value-type="float">
            <text:p>298.58</text:p>
          </table:table-cell>
          <table:table-cell office:value-type="float" office:value="8652.21" calcext:value-type="float">
            <text:p>8652.21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368.8" calcext:value-type="float">
            <text:p>368.8</text:p>
          </table:table-cell>
          <table:table-cell office:value-type="float" office:value="10688.36" calcext:value-type="float">
            <text:p>10688.36</text:p>
          </table:table-cell>
          <table:table-cell office:value-type="float" office:value="6.43" calcext:value-type="float">
            <text:p>6.43</text:p>
          </table:table-cell>
          <table:table-cell/>
          <table:table-cell office:value-type="float" office:value="350.59" calcext:value-type="float">
            <text:p>350.59</text:p>
          </table:table-cell>
          <table:table-cell office:value-type="float" office:value="10174.84" calcext:value-type="float">
            <text:p>10174.84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292.39" calcext:value-type="float">
            <text:p>292.39</text:p>
          </table:table-cell>
          <table:table-cell office:value-type="float" office:value="8479.53" calcext:value-type="float">
            <text:p>8479.53</text:p>
          </table:table-cell>
          <table:table-cell office:value-type="float" office:value="7.84" calcext:value-type="float">
            <text:p>7.84</text:p>
          </table:table-cell>
          <table:table-cell/>
          <table:table-cell office:value-type="float" office:value="205.8" calcext:value-type="float">
            <text:p>205.8</text:p>
          </table:table-cell>
          <table:table-cell office:value-type="float" office:value="5968.99" calcext:value-type="float">
            <text:p>5968.99</text:p>
          </table:table-cell>
          <table:table-cell office:value-type="float" office:value="11.04" calcext:value-type="float">
            <text:p>11.04</text:p>
          </table:table-cell>
          <table:table-cell/>
          <table:table-cell office:value-type="float" office:value="215.8" calcext:value-type="float">
            <text:p>215.8</text:p>
          </table:table-cell>
          <table:table-cell office:value-type="float" office:value="6255.75" calcext:value-type="float">
            <text:p>6255.75</text:p>
          </table:table-cell>
          <table:table-cell office:value-type="float" office:value="12.08" calcext:value-type="float">
            <text:p>12.08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14.6" calcext:value-type="float">
            <text:p>14.6</text:p>
          </table:table-cell>
          <table:table-cell office:value-type="float" office:value="420.83" calcext:value-type="float">
            <text:p>420.83</text:p>
          </table:table-cell>
          <table:table-cell office:value-type="float" office:value="153.02" calcext:value-type="float">
            <text:p>153.02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356.21" calcext:value-type="float">
            <text:p>356.21</text:p>
          </table:table-cell>
          <table:table-cell office:value-type="float" office:value="196.89" calcext:value-type="float">
            <text:p>196.89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333.36" calcext:value-type="float">
            <text:p>333.36</text:p>
          </table:table-cell>
          <table:table-cell office:value-type="float" office:value="240.02" calcext:value-type="float">
            <text:p>240.0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18.24" calcext:value-type="float">
            <text:p>318.24</text:p>
          </table:table-cell>
          <table:table-cell office:value-type="float" office:value="200.47" calcext:value-type="float">
            <text:p>200.47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3.6" calcext:value-type="float">
            <text:p>133.6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35.44" calcext:value-type="float">
            <text:p>1135.44</text:p>
          </table:table-cell>
          <table:table-cell office:value-type="float" office:value="32933.84" calcext:value-type="float">
            <text:p>32933.84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float" office:value="982.4" calcext:value-type="float">
            <text:p>982.4</text:p>
          </table:table-cell>
          <table:table-cell office:value-type="float" office:value="28486.78" calcext:value-type="float">
            <text:p>28486.78</text:p>
          </table:table-cell>
          <table:table-cell office:value-type="float" office:value="2.22" calcext:value-type="float">
            <text:p>2.22</text:p>
          </table:table-cell>
          <table:table-cell table:number-columns-repeated="2"/>
          <table:table-cell office:value-type="float" office:value="395.19" calcext:value-type="float">
            <text:p>395.19</text:p>
          </table:table-cell>
          <table:table-cell office:value-type="float" office:value="11461.76" calcext:value-type="float">
            <text:p>11461.76</text:p>
          </table:table-cell>
          <table:table-cell office:value-type="float" office:value="6.43" calcext:value-type="float">
            <text:p>6.43</text:p>
          </table:table-cell>
          <table:table-cell/>
          <table:table-cell office:value-type="float" office:value="352.8" calcext:value-type="float">
            <text:p>352.8</text:p>
          </table:table-cell>
          <table:table-cell office:value-type="float" office:value="10229.31" calcext:value-type="float">
            <text:p>10229.31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335.63" calcext:value-type="float">
            <text:p>335.63</text:p>
          </table:table-cell>
          <table:table-cell office:value-type="float" office:value="9739.82" calcext:value-type="float">
            <text:p>9739.82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338.01" calcext:value-type="float">
            <text:p>338.01</text:p>
          </table:table-cell>
          <table:table-cell office:value-type="float" office:value="9801.21" calcext:value-type="float">
            <text:p>9801.21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43.61" calcext:value-type="float">
            <text:p>343.61</text:p>
          </table:table-cell>
          <table:table-cell office:value-type="float" office:value="9961.17" calcext:value-type="float">
            <text:p>9961.17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306.01" calcext:value-type="float">
            <text:p>306.01</text:p>
          </table:table-cell>
          <table:table-cell office:value-type="float" office:value="8869.17" calcext:value-type="float">
            <text:p>8869.17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6816.19" calcext:value-type="float">
            <text:p>6816.19</text:p>
          </table:table-cell>
          <table:table-cell office:value-type="float" office:value="10.27" calcext:value-type="float">
            <text:p>10.27</text:p>
          </table:table-cell>
          <table:table-cell/>
          <table:table-cell office:value-type="float" office:value="234.8" calcext:value-type="float">
            <text:p>234.8</text:p>
          </table:table-cell>
          <table:table-cell office:value-type="float" office:value="6815.69" calcext:value-type="float">
            <text:p>6815.69</text:p>
          </table:table-cell>
          <table:table-cell office:value-type="float" office:value="10.46" calcext:value-type="float">
            <text:p>10.46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12.97" calcext:value-type="float">
            <text:p>12.97</text:p>
          </table:table-cell>
          <table:table-cell office:value-type="float" office:value="379.57" calcext:value-type="float">
            <text:p>379.57</text:p>
          </table:table-cell>
          <table:table-cell office:value-type="float" office:value="183.21" calcext:value-type="float">
            <text:p>183.21</text:p>
          </table:table-cell>
          <table:table-cell/>
          <table:table-cell office:value-type="float" office:value="11.8" calcext:value-type="float">
            <text:p>11.8</text:p>
          </table:table-cell>
          <table:table-cell office:value-type="float" office:value="338.8" calcext:value-type="float">
            <text:p>338.8</text:p>
          </table:table-cell>
          <table:table-cell office:value-type="float" office:value="227.4" calcext:value-type="float">
            <text:p>227.4</text:p>
          </table:table-cell>
          <table:table-cell/>
          <table:table-cell office:value-type="float" office:value="12.18" calcext:value-type="float">
            <text:p>12.18</text:p>
          </table:table-cell>
          <table:table-cell office:value-type="float" office:value="350.68" calcext:value-type="float">
            <text:p>350.68</text:p>
          </table:table-cell>
          <table:table-cell office:value-type="float" office:value="189.93" calcext:value-type="float">
            <text:p>189.93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308.57" calcext:value-type="float">
            <text:p>308.57</text:p>
          </table:table-cell>
          <table:table-cell office:value-type="float" office:value="211.6" calcext:value-type="float">
            <text:p>211.6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134.4" calcext:value-type="float">
            <text:p>134.4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08.19" calcext:value-type="float">
            <text:p>1108.19</text:p>
          </table:table-cell>
          <table:table-cell office:value-type="float" office:value="32139.62" calcext:value-type="float">
            <text:p>32139.62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978.79" calcext:value-type="float">
            <text:p>978.79</text:p>
          </table:table-cell>
          <table:table-cell office:value-type="float" office:value="28383.61" calcext:value-type="float">
            <text:p>28383.61</text:p>
          </table:table-cell>
          <table:table-cell office:value-type="float" office:value="2.39" calcext:value-type="float">
            <text:p>2.39</text:p>
          </table:table-cell>
          <table:table-cell table:number-columns-repeated="2"/>
          <table:table-cell office:value-type="float" office:value="376.19" calcext:value-type="float">
            <text:p>376.19</text:p>
          </table:table-cell>
          <table:table-cell office:value-type="float" office:value="10911.31" calcext:value-type="float">
            <text:p>10911.31</text:p>
          </table:table-cell>
          <table:table-cell office:value-type="float" office:value="6.32" calcext:value-type="float">
            <text:p>6.32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11044.8" calcext:value-type="float">
            <text:p>11044.8</text:p>
          </table:table-cell>
          <table:table-cell office:value-type="float" office:value="6.43" calcext:value-type="float">
            <text:p>6.43</text:p>
          </table:table-cell>
          <table:table-cell/>
          <table:table-cell office:value-type="float" office:value="247.8" calcext:value-type="float">
            <text:p>247.8</text:p>
          </table:table-cell>
          <table:table-cell office:value-type="float" office:value="7184.57" calcext:value-type="float">
            <text:p>7184.57</text:p>
          </table:table-cell>
          <table:table-cell office:value-type="float" office:value="11.04" calcext:value-type="float">
            <text:p>11.04</text:p>
          </table:table-cell>
          <table:table-cell/>
          <table:table-cell office:value-type="float" office:value="323.4" calcext:value-type="float">
            <text:p>323.4</text:p>
          </table:table-cell>
          <table:table-cell office:value-type="float" office:value="9379.71" calcext:value-type="float">
            <text:p>9379.71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359.4" calcext:value-type="float">
            <text:p>359.4</text:p>
          </table:table-cell>
          <table:table-cell office:value-type="float" office:value="10421.92" calcext:value-type="float">
            <text:p>10421.92</text:p>
          </table:table-cell>
          <table:table-cell office:value-type="float" office:value="6.32" calcext:value-type="float">
            <text:p>6.32</text:p>
          </table:table-cell>
          <table:table-cell/>
          <table:table-cell office:value-type="float" office:value="305.79" calcext:value-type="float">
            <text:p>305.79</text:p>
          </table:table-cell>
          <table:table-cell office:value-type="float" office:value="8873.48" calcext:value-type="float">
            <text:p>8873.48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235.6" calcext:value-type="float">
            <text:p>235.6</text:p>
          </table:table-cell>
          <table:table-cell office:value-type="float" office:value="6835.67" calcext:value-type="float">
            <text:p>6835.67</text:p>
          </table:table-cell>
          <table:table-cell office:value-type="float" office:value="10.46" calcext:value-type="float">
            <text:p>10.46</text:p>
          </table:table-cell>
          <table:table-cell/>
          <table:table-cell office:value-type="float" office:value="225.6" calcext:value-type="float">
            <text:p>225.6</text:p>
          </table:table-cell>
          <table:table-cell office:value-type="float" office:value="6540.09" calcext:value-type="float">
            <text:p>6540.09</text:p>
          </table:table-cell>
          <table:table-cell office:value-type="float" office:value="11.65" calcext:value-type="float">
            <text:p>11.65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2.83" calcext:value-type="float">
            <text:p>12.83</text:p>
          </table:table-cell>
          <table:table-cell office:value-type="float" office:value="368.18" calcext:value-type="float">
            <text:p>368.18</text:p>
          </table:table-cell>
          <table:table-cell office:value-type="float" office:value="344.08" calcext:value-type="float">
            <text:p>344.0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48.8" calcext:value-type="float">
            <text:p>348.8</text:p>
          </table:table-cell>
          <table:table-cell office:value-type="float" office:value="200.47" calcext:value-type="float">
            <text:p>200.47</text:p>
          </table:table-cell>
          <table:table-cell/>
          <table:table-cell office:value-type="float" office:value="11.22" calcext:value-type="float">
            <text:p>11.22</text:p>
          </table:table-cell>
          <table:table-cell office:value-type="float" office:value="325.87" calcext:value-type="float">
            <text:p>325.87</text:p>
          </table:table-cell>
          <table:table-cell office:value-type="float" office:value="272.27" calcext:value-type="float">
            <text:p>272.27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309.03" calcext:value-type="float">
            <text:p>309.03</text:p>
          </table:table-cell>
          <table:table-cell office:value-type="float" office:value="248.83" calcext:value-type="float">
            <text:p>248.83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134" calcext:value-type="float">
            <text:p>134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38.6" calcext:value-type="float">
            <text:p>1138.6</text:p>
          </table:table-cell>
          <table:table-cell office:value-type="float" office:value="33018.7" calcext:value-type="float">
            <text:p>33018.7</text:p>
          </table:table-cell>
          <table:table-cell office:value-type="float" office:value="2.18" calcext:value-type="float">
            <text:p>2.18</text:p>
          </table:table-cell>
          <table:table-cell/>
          <table:table-cell office:value-type="float" office:value="967.61" calcext:value-type="float">
            <text:p>967.61</text:p>
          </table:table-cell>
          <table:table-cell office:value-type="float" office:value="28061.9" calcext:value-type="float">
            <text:p>28061.9</text:p>
          </table:table-cell>
          <table:table-cell office:value-type="float" office:value="2.39" calcext:value-type="float">
            <text:p>2.39</text:p>
          </table:table-cell>
          <table:table-cell table:number-columns-repeated="2"/>
          <table:table-cell office:value-type="float" office:value="371.35" calcext:value-type="float">
            <text:p>371.35</text:p>
          </table:table-cell>
          <table:table-cell office:value-type="float" office:value="10764.52" calcext:value-type="float">
            <text:p>10764.52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57.2" calcext:value-type="float">
            <text:p>357.2</text:p>
          </table:table-cell>
          <table:table-cell office:value-type="float" office:value="10362.11" calcext:value-type="float">
            <text:p>10362.11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28.8" calcext:value-type="float">
            <text:p>328.8</text:p>
          </table:table-cell>
          <table:table-cell office:value-type="float" office:value="9534.77" calcext:value-type="float">
            <text:p>9534.77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349.2" calcext:value-type="float">
            <text:p>349.2</text:p>
          </table:table-cell>
          <table:table-cell office:value-type="float" office:value="10128.33" calcext:value-type="float">
            <text:p>10128.33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338.4" calcext:value-type="float">
            <text:p>338.4</text:p>
          </table:table-cell>
          <table:table-cell office:value-type="float" office:value="9813.77" calcext:value-type="float">
            <text:p>9813.77</text:p>
          </table:table-cell>
          <table:table-cell office:value-type="float" office:value="6.55" calcext:value-type="float">
            <text:p>6.55</text:p>
          </table:table-cell>
          <table:table-cell/>
          <table:table-cell office:value-type="float" office:value="295.81" calcext:value-type="float">
            <text:p>295.81</text:p>
          </table:table-cell>
          <table:table-cell office:value-type="float" office:value="8577.45" calcext:value-type="float">
            <text:p>8577.45</text:p>
          </table:table-cell>
          <table:table-cell office:value-type="float" office:value="7.98" calcext:value-type="float">
            <text:p>7.98</text:p>
          </table:table-cell>
          <table:table-cell/>
          <table:table-cell office:value-type="float" office:value="206.8" calcext:value-type="float">
            <text:p>206.8</text:p>
          </table:table-cell>
          <table:table-cell office:value-type="float" office:value="5995.75" calcext:value-type="float">
            <text:p>5995.75</text:p>
          </table:table-cell>
          <table:table-cell office:value-type="float" office:value="13.46" calcext:value-type="float">
            <text:p>13.46</text:p>
          </table:table-cell>
          <table:table-cell/>
          <table:table-cell office:value-type="float" office:value="226.8" calcext:value-type="float">
            <text:p>226.8</text:p>
          </table:table-cell>
          <table:table-cell office:value-type="float" office:value="6578.32" calcext:value-type="float">
            <text:p>6578.32</text:p>
          </table:table-cell>
          <table:table-cell office:value-type="float" office:value="11.24" calcext:value-type="float">
            <text:p>11.24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13.6" calcext:value-type="float">
            <text:p>13.6</text:p>
          </table:table-cell>
          <table:table-cell office:value-type="float" office:value="397.8" calcext:value-type="float">
            <text:p>397.8</text:p>
          </table:table-cell>
          <table:table-cell office:value-type="float" office:value="161.51" calcext:value-type="float">
            <text:p>161.51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369.18" calcext:value-type="float">
            <text:p>369.18</text:p>
          </table:table-cell>
          <table:table-cell office:value-type="float" office:value="176.73" calcext:value-type="float">
            <text:p>176.73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294.01" calcext:value-type="float">
            <text:p>294.01</text:p>
          </table:table-cell>
          <table:table-cell office:value-type="float" office:value="356.7" calcext:value-type="float">
            <text:p>356.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24.59" calcext:value-type="float">
            <text:p>324.59</text:p>
          </table:table-cell>
          <table:table-cell office:value-type="float" office:value="223.34" calcext:value-type="float">
            <text:p>223.34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3.79" calcext:value-type="float">
            <text:p>133.79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4" calcext:value-type="float">
            <text:p>1124</text:p>
          </table:table-cell>
          <table:table-cell office:value-type="float" office:value="32595.95" calcext:value-type="float">
            <text:p>32595.95</text:p>
          </table:table-cell>
          <table:table-cell office:value-type="float" office:value="2.18" calcext:value-type="float">
            <text:p>2.18</text:p>
          </table:table-cell>
          <table:table-cell/>
          <table:table-cell office:value-type="float" office:value="927.6" calcext:value-type="float">
            <text:p>927.6</text:p>
          </table:table-cell>
          <table:table-cell office:value-type="float" office:value="26904.92" calcext:value-type="float">
            <text:p>26904.92</text:p>
          </table:table-cell>
          <table:table-cell office:value-type="float" office:value="2.61" calcext:value-type="float">
            <text:p>2.61</text:p>
          </table:table-cell>
          <table:table-cell table:number-columns-repeated="2"/>
          <table:table-cell office:value-type="float" office:value="376.68" calcext:value-type="float">
            <text:p>376.68</text:p>
          </table:table-cell>
          <table:table-cell office:value-type="float" office:value="10928.82" calcext:value-type="float">
            <text:p>10928.82</text:p>
          </table:table-cell>
          <table:table-cell office:value-type="float" office:value="6.43" calcext:value-type="float">
            <text:p>6.43</text:p>
          </table:table-cell>
          <table:table-cell/>
          <table:table-cell office:value-type="float" office:value="348.8" calcext:value-type="float">
            <text:p>348.8</text:p>
          </table:table-cell>
          <table:table-cell office:value-type="float" office:value="10113.04" calcext:value-type="float">
            <text:p>10113.04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9662.07" calcext:value-type="float">
            <text:p>9662.07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342.19" calcext:value-type="float">
            <text:p>342.19</text:p>
          </table:table-cell>
          <table:table-cell office:value-type="float" office:value="9927.98" calcext:value-type="float">
            <text:p>9927.98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63.01" calcext:value-type="float">
            <text:p>363.01</text:p>
          </table:table-cell>
          <table:table-cell office:value-type="float" office:value="10522.1" calcext:value-type="float">
            <text:p>10522.1</text:p>
          </table:table-cell>
          <table:table-cell office:value-type="float" office:value="6.43" calcext:value-type="float">
            <text:p>6.43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8782.46" calcext:value-type="float">
            <text:p>8782.46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206.2" calcext:value-type="float">
            <text:p>206.2</text:p>
          </table:table-cell>
          <table:table-cell office:value-type="float" office:value="5980.28" calcext:value-type="float">
            <text:p>5980.28</text:p>
          </table:table-cell>
          <table:table-cell office:value-type="float" office:value="12.52" calcext:value-type="float">
            <text:p>12.52</text:p>
          </table:table-cell>
          <table:table-cell/>
          <table:table-cell office:value-type="float" office:value="229.8" calcext:value-type="float">
            <text:p>229.8</text:p>
          </table:table-cell>
          <table:table-cell office:value-type="float" office:value="6663" calcext:value-type="float">
            <text:p>6663</text:p>
          </table:table-cell>
          <table:table-cell office:value-type="float" office:value="11.24" calcext:value-type="float">
            <text:p>11.2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2.6" calcext:value-type="float">
            <text:p>12.6</text:p>
          </table:table-cell>
          <table:table-cell office:value-type="float" office:value="362.23" calcext:value-type="float">
            <text:p>362.23</text:p>
          </table:table-cell>
          <table:table-cell office:value-type="float" office:value="257.95" calcext:value-type="float">
            <text:p>257.95</text:p>
          </table:table-cell>
          <table:table-cell/>
          <table:table-cell office:value-type="float" office:value="11.8" calcext:value-type="float">
            <text:p>11.8</text:p>
          </table:table-cell>
          <table:table-cell office:value-type="float" office:value="341.21" calcext:value-type="float">
            <text:p>341.21</text:p>
          </table:table-cell>
          <table:table-cell office:value-type="float" office:value="207.82" calcext:value-type="float">
            <text:p>207.8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380.46" calcext:value-type="float">
            <text:p>380.46</text:p>
          </table:table-cell>
          <table:table-cell office:value-type="float" office:value="179.94" calcext:value-type="float">
            <text:p>179.94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312.78" calcext:value-type="float">
            <text:p>312.78</text:p>
          </table:table-cell>
          <table:table-cell office:value-type="float" office:value="211.6" calcext:value-type="float">
            <text:p>211.6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3.81" calcext:value-type="float">
            <text:p>133.81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5" calcext:value-type="float">
            <text:p>1105</text:p>
          </table:table-cell>
          <table:table-cell office:value-type="float" office:value="32043.51" calcext:value-type="float">
            <text:p>32043.51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960.8" calcext:value-type="float">
            <text:p>960.8</text:p>
          </table:table-cell>
          <table:table-cell office:value-type="float" office:value="27855.88" calcext:value-type="float">
            <text:p>27855.88</text:p>
          </table:table-cell>
          <table:table-cell office:value-type="float" office:value="2.26" calcext:value-type="float">
            <text:p>2.26</text:p>
          </table:table-cell>
          <table:table-cell table:number-columns-repeated="2"/>
          <table:table-cell office:value-type="float" office:value="417.6" calcext:value-type="float">
            <text:p>417.6</text:p>
          </table:table-cell>
          <table:table-cell office:value-type="float" office:value="12105.95" calcext:value-type="float">
            <text:p>12105.95</text:p>
          </table:table-cell>
          <table:table-cell office:value-type="float" office:value="5.99" calcext:value-type="float">
            <text:p>5.99</text:p>
          </table:table-cell>
          <table:table-cell/>
          <table:table-cell office:value-type="float" office:value="387.4" calcext:value-type="float">
            <text:p>387.4</text:p>
          </table:table-cell>
          <table:table-cell office:value-type="float" office:value="11234.94" calcext:value-type="float">
            <text:p>11234.94</text:p>
          </table:table-cell>
          <table:table-cell office:value-type="float" office:value="6.32" calcext:value-type="float">
            <text:p>6.32</text:p>
          </table:table-cell>
          <table:table-cell/>
          <table:table-cell office:value-type="float" office:value="325.2" calcext:value-type="float">
            <text:p>325.2</text:p>
          </table:table-cell>
          <table:table-cell office:value-type="float" office:value="9425.94" calcext:value-type="float">
            <text:p>9425.94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337.42" calcext:value-type="float">
            <text:p>337.42</text:p>
          </table:table-cell>
          <table:table-cell office:value-type="float" office:value="9781.14" calcext:value-type="float">
            <text:p>9781.14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351.2" calcext:value-type="float">
            <text:p>351.2</text:p>
          </table:table-cell>
          <table:table-cell office:value-type="float" office:value="10192.32" calcext:value-type="float">
            <text:p>10192.32</text:p>
          </table:table-cell>
          <table:table-cell office:value-type="float" office:value="6.32" calcext:value-type="float">
            <text:p>6.32</text:p>
          </table:table-cell>
          <table:table-cell/>
          <table:table-cell office:value-type="float" office:value="309.6" calcext:value-type="float">
            <text:p>309.6</text:p>
          </table:table-cell>
          <table:table-cell office:value-type="float" office:value="8981.39" calcext:value-type="float">
            <text:p>8981.39</text:p>
          </table:table-cell>
          <table:table-cell office:value-type="float" office:value="7.98" calcext:value-type="float">
            <text:p>7.98</text:p>
          </table:table-cell>
          <table:table-cell/>
          <table:table-cell office:value-type="float" office:value="237.2" calcext:value-type="float">
            <text:p>237.2</text:p>
          </table:table-cell>
          <table:table-cell office:value-type="float" office:value="6876.07" calcext:value-type="float">
            <text:p>6876.07</text:p>
          </table:table-cell>
          <table:table-cell office:value-type="float" office:value="10.46" calcext:value-type="float">
            <text:p>10.46</text:p>
          </table:table-cell>
          <table:table-cell/>
          <table:table-cell office:value-type="float" office:value="235.2" calcext:value-type="float">
            <text:p>235.2</text:p>
          </table:table-cell>
          <table:table-cell office:value-type="float" office:value="6821.99" calcext:value-type="float">
            <text:p>6821.99</text:p>
          </table:table-cell>
          <table:table-cell office:value-type="float" office:value="10.65" calcext:value-type="float">
            <text:p>10.6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4.2" calcext:value-type="float">
            <text:p>14.2</text:p>
          </table:table-cell>
          <table:table-cell office:value-type="float" office:value="414.59" calcext:value-type="float">
            <text:p>414.59</text:p>
          </table:table-cell>
          <table:table-cell office:value-type="float" office:value="155.8" calcext:value-type="float">
            <text:p>155.8</text:p>
          </table:table-cell>
          <table:table-cell/>
          <table:table-cell office:value-type="float" office:value="12.19" calcext:value-type="float">
            <text:p>12.19</text:p>
          </table:table-cell>
          <table:table-cell office:value-type="float" office:value="353.83" calcext:value-type="float">
            <text:p>353.83</text:p>
          </table:table-cell>
          <table:table-cell office:value-type="float" office:value="200.47" calcext:value-type="float">
            <text:p>200.47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354.16" calcext:value-type="float">
            <text:p>354.16</text:p>
          </table:table-cell>
          <table:table-cell office:value-type="float" office:value="189.93" calcext:value-type="float">
            <text:p>189.9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281.63" calcext:value-type="float">
            <text:p>281.63</text:p>
          </table:table-cell>
          <table:table-cell office:value-type="float" office:value="297.92" calcext:value-type="float">
            <text:p>297.92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4" calcext:value-type="float">
            <text:p>134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88.4" calcext:value-type="float">
            <text:p>1088.4</text:p>
          </table:table-cell>
          <table:table-cell office:value-type="float" office:value="31564.4" calcext:value-type="float">
            <text:p>31564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28.59" calcext:value-type="float">
            <text:p>928.59</text:p>
          </table:table-cell>
          <table:table-cell office:value-type="float" office:value="26929.31" calcext:value-type="float">
            <text:p>26929.31</text:p>
          </table:table-cell>
          <table:table-cell office:value-type="float" office:value="2.66" calcext:value-type="float">
            <text:p>2.66</text:p>
          </table:table-cell>
          <table:table-cell table:number-columns-repeated="2"/>
          <table:table-cell office:value-type="float" office:value="391.6" calcext:value-type="float">
            <text:p>391.6</text:p>
          </table:table-cell>
          <table:table-cell office:value-type="float" office:value="11358.93" calcext:value-type="float">
            <text:p>11358.93</text:p>
          </table:table-cell>
          <table:table-cell office:value-type="float" office:value="6.21" calcext:value-type="float">
            <text:p>6.21</text:p>
          </table:table-cell>
          <table:table-cell/>
          <table:table-cell office:value-type="float" office:value="345.6" calcext:value-type="float">
            <text:p>345.6</text:p>
          </table:table-cell>
          <table:table-cell office:value-type="float" office:value="10023.99" calcext:value-type="float">
            <text:p>10023.99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8961.78" calcext:value-type="float">
            <text:p>8961.78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0354.46" calcext:value-type="float">
            <text:p>10354.46</text:p>
          </table:table-cell>
          <table:table-cell office:value-type="float" office:value="6.55" calcext:value-type="float">
            <text:p>6.55</text:p>
          </table:table-cell>
          <table:table-cell/>
          <table:table-cell office:value-type="float" office:value="370.6" calcext:value-type="float">
            <text:p>370.6</text:p>
          </table:table-cell>
          <table:table-cell office:value-type="float" office:value="10740.86" calcext:value-type="float">
            <text:p>10740.86</text:p>
          </table:table-cell>
          <table:table-cell office:value-type="float" office:value="6.32" calcext:value-type="float">
            <text:p>6.3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8849.28" calcext:value-type="float">
            <text:p>8849.28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226.6" calcext:value-type="float">
            <text:p>226.6</text:p>
          </table:table-cell>
          <table:table-cell office:value-type="float" office:value="6575.61" calcext:value-type="float">
            <text:p>6575.61</text:p>
          </table:table-cell>
          <table:table-cell office:value-type="float" office:value="11.04" calcext:value-type="float">
            <text:p>11.04</text:p>
          </table:table-cell>
          <table:table-cell/>
          <table:table-cell office:value-type="float" office:value="218.6" calcext:value-type="float">
            <text:p>218.6</text:p>
          </table:table-cell>
          <table:table-cell office:value-type="float" office:value="6337.82" calcext:value-type="float">
            <text:p>6337.82</text:p>
          </table:table-cell>
          <table:table-cell office:value-type="float" office:value="12.3" calcext:value-type="float">
            <text:p>12.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3.2" calcext:value-type="float">
            <text:p>13.2</text:p>
          </table:table-cell>
          <table:table-cell office:value-type="float" office:value="384.37" calcext:value-type="float">
            <text:p>384.37</text:p>
          </table:table-cell>
          <table:table-cell office:value-type="float" office:value="204.11" calcext:value-type="float">
            <text:p>204.11</text:p>
          </table:table-cell>
          <table:table-cell/>
          <table:table-cell office:value-type="float" office:value="7.59" calcext:value-type="float">
            <text:p>7.59</text:p>
          </table:table-cell>
          <table:table-cell office:value-type="float" office:value="218.19" calcext:value-type="float">
            <text:p>218.19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12.56" calcext:value-type="float">
            <text:p>12.56</text:p>
          </table:table-cell>
          <table:table-cell office:value-type="float" office:value="363.2" calcext:value-type="float">
            <text:p>363.2</text:p>
          </table:table-cell>
          <table:table-cell office:value-type="float" office:value="186.54" calcext:value-type="float">
            <text:p>186.54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278.55" calcext:value-type="float">
            <text:p>278.55</text:p>
          </table:table-cell>
          <table:table-cell office:value-type="float" office:value="363.18" calcext:value-type="float">
            <text:p>363.18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3.8" calcext:value-type="float">
            <text:p>133.8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97" calcext:value-type="float">
            <text:p>1097</text:p>
          </table:table-cell>
          <table:table-cell office:value-type="float" office:value="31811.19" calcext:value-type="float">
            <text:p>31811.1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69.41" calcext:value-type="float">
            <text:p>969.41</text:p>
          </table:table-cell>
          <table:table-cell office:value-type="float" office:value="28116.75" calcext:value-type="float">
            <text:p>28116.75</text:p>
          </table:table-cell>
          <table:table-cell office:value-type="float" office:value="2.39" calcext:value-type="float">
            <text:p>2.39</text:p>
          </table:table-cell>
          <table:table-cell table:number-columns-repeated="2"/>
          <table:table-cell office:value-type="float" office:value="407.8" calcext:value-type="float">
            <text:p>407.8</text:p>
          </table:table-cell>
          <table:table-cell office:value-type="float" office:value="11824.07" calcext:value-type="float">
            <text:p>11824.07</text:p>
          </table:table-cell>
          <table:table-cell office:value-type="float" office:value="5.99" calcext:value-type="float">
            <text:p>5.99</text:p>
          </table:table-cell>
          <table:table-cell/>
          <table:table-cell office:value-type="float" office:value="297.6" calcext:value-type="float">
            <text:p>297.6</text:p>
          </table:table-cell>
          <table:table-cell office:value-type="float" office:value="8631.99" calcext:value-type="float">
            <text:p>8631.99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348.6" calcext:value-type="float">
            <text:p>348.6</text:p>
          </table:table-cell>
          <table:table-cell office:value-type="float" office:value="10108.92" calcext:value-type="float">
            <text:p>10108.92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0121.73" calcext:value-type="float">
            <text:p>10121.73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335.8" calcext:value-type="float">
            <text:p>335.8</text:p>
          </table:table-cell>
          <table:table-cell office:value-type="float" office:value="9739.77" calcext:value-type="float">
            <text:p>9739.77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308.2" calcext:value-type="float">
            <text:p>308.2</text:p>
          </table:table-cell>
          <table:table-cell office:value-type="float" office:value="8936.27" calcext:value-type="float">
            <text:p>8936.27</text:p>
          </table:table-cell>
          <table:table-cell office:value-type="float" office:value="7.84" calcext:value-type="float">
            <text:p>7.84</text:p>
          </table:table-cell>
          <table:table-cell/>
          <table:table-cell office:value-type="float" office:value="216.6" calcext:value-type="float">
            <text:p>216.6</text:p>
          </table:table-cell>
          <table:table-cell office:value-type="float" office:value="6282.8" calcext:value-type="float">
            <text:p>6282.8</text:p>
          </table:table-cell>
          <table:table-cell office:value-type="float" office:value="11.65" calcext:value-type="float">
            <text:p>11.65</text:p>
          </table:table-cell>
          <table:table-cell/>
          <table:table-cell office:value-type="float" office:value="232.8" calcext:value-type="float">
            <text:p>232.8</text:p>
          </table:table-cell>
          <table:table-cell office:value-type="float" office:value="6750.38" calcext:value-type="float">
            <text:p>6750.38</text:p>
          </table:table-cell>
          <table:table-cell office:value-type="float" office:value="10.65" calcext:value-type="float">
            <text:p>10.65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14" calcext:value-type="float">
            <text:p>14</text:p>
          </table:table-cell>
          <table:table-cell office:value-type="float" office:value="404.22" calcext:value-type="float">
            <text:p>404.22</text:p>
          </table:table-cell>
          <table:table-cell office:value-type="float" office:value="161.51" calcext:value-type="float">
            <text:p>161.51</text:p>
          </table:table-cell>
          <table:table-cell/>
          <table:table-cell office:value-type="float" office:value="6.41" calcext:value-type="float">
            <text:p>6.41</text:p>
          </table:table-cell>
          <table:table-cell office:value-type="float" office:value="189.08" calcext:value-type="float">
            <text:p>189.08</text:p>
          </table:table-cell>
          <table:table-cell office:value-type="float" office:value="475.79" calcext:value-type="float">
            <text:p>475.79</text:p>
          </table:table-cell>
          <table:table-cell/>
          <table:table-cell office:value-type="float" office:value="11.44" calcext:value-type="float">
            <text:p>11.44</text:p>
          </table:table-cell>
          <table:table-cell office:value-type="float" office:value="336.33" calcext:value-type="float">
            <text:p>336.33</text:p>
          </table:table-cell>
          <table:table-cell office:value-type="float" office:value="219.36" calcext:value-type="float">
            <text:p>219.3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60.4" calcext:value-type="float">
            <text:p>260.4</text:p>
          </table:table-cell>
          <table:table-cell office:value-type="float" office:value="303.33" calcext:value-type="float">
            <text:p>303.33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4.4" calcext:value-type="float">
            <text:p>134.4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95.6" calcext:value-type="float">
            <text:p>1095.6</text:p>
          </table:table-cell>
          <table:table-cell office:value-type="float" office:value="31766.19" calcext:value-type="float">
            <text:p>31766.19</text:p>
          </table:table-cell>
          <table:table-cell office:value-type="float" office:value="2.18" calcext:value-type="float">
            <text:p>2.18</text:p>
          </table:table-cell>
          <table:table-cell/>
          <table:table-cell office:value-type="float" office:value="1006.6" calcext:value-type="float">
            <text:p>1006.6</text:p>
          </table:table-cell>
          <table:table-cell office:value-type="float" office:value="29187.64" calcext:value-type="float">
            <text:p>29187.64</text:p>
          </table:table-cell>
          <table:table-cell office:value-type="float" office:value="2.61" calcext:value-type="float">
            <text:p>2.61</text:p>
          </table:table-cell>
          <table:table-cell table:number-columns-repeated="2"/>
          <table:table-cell office:value-type="float" office:value="398.38" calcext:value-type="float">
            <text:p>398.38</text:p>
          </table:table-cell>
          <table:table-cell office:value-type="float" office:value="11553.54" calcext:value-type="float">
            <text:p>11553.54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10670.92" calcext:value-type="float">
            <text:p>10670.92</text:p>
          </table:table-cell>
          <table:table-cell office:value-type="float" office:value="6.55" calcext:value-type="float">
            <text:p>6.55</text:p>
          </table:table-cell>
          <table:table-cell/>
          <table:table-cell office:value-type="float" office:value="319.99" calcext:value-type="float">
            <text:p>319.99</text:p>
          </table:table-cell>
          <table:table-cell office:value-type="float" office:value="9276.84" calcext:value-type="float">
            <text:p>9276.84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327.8" calcext:value-type="float">
            <text:p>327.8</text:p>
          </table:table-cell>
          <table:table-cell office:value-type="float" office:value="9508.82" calcext:value-type="float">
            <text:p>9508.82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71.8" calcext:value-type="float">
            <text:p>371.8</text:p>
          </table:table-cell>
          <table:table-cell office:value-type="float" office:value="10782.83" calcext:value-type="float">
            <text:p>10782.83</text:p>
          </table:table-cell>
          <table:table-cell office:value-type="float" office:value="6.09" calcext:value-type="float">
            <text:p>6.09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7944.82" calcext:value-type="float">
            <text:p>7944.82</text:p>
          </table:table-cell>
          <table:table-cell office:value-type="float" office:value="8.74" calcext:value-type="float">
            <text:p>8.74</text:p>
          </table:table-cell>
          <table:table-cell/>
          <table:table-cell office:value-type="float" office:value="242.8" calcext:value-type="float">
            <text:p>242.8</text:p>
          </table:table-cell>
          <table:table-cell office:value-type="float" office:value="7041.22" calcext:value-type="float">
            <text:p>7041.22</text:p>
          </table:table-cell>
          <table:table-cell office:value-type="float" office:value="9.73" calcext:value-type="float">
            <text:p>9.73</text:p>
          </table:table-cell>
          <table:table-cell/>
          <table:table-cell office:value-type="float" office:value="236.8" calcext:value-type="float">
            <text:p>236.8</text:p>
          </table:table-cell>
          <table:table-cell office:value-type="float" office:value="6871.77" calcext:value-type="float">
            <text:p>6871.77</text:p>
          </table:table-cell>
          <table:table-cell office:value-type="float" office:value="10.27" calcext:value-type="float">
            <text:p>10.27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14.4" calcext:value-type="float">
            <text:p>14.4</text:p>
          </table:table-cell>
          <table:table-cell office:value-type="float" office:value="420.41" calcext:value-type="float">
            <text:p>420.41</text:p>
          </table:table-cell>
          <table:table-cell office:value-type="float" office:value="167.44" calcext:value-type="float">
            <text:p>167.44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273.47" calcext:value-type="float">
            <text:p>273.47</text:p>
          </table:table-cell>
          <table:table-cell office:value-type="float" office:value="363.18" calcext:value-type="float">
            <text:p>363.18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330.39" calcext:value-type="float">
            <text:p>330.39</text:p>
          </table:table-cell>
          <table:table-cell office:value-type="float" office:value="350.33" calcext:value-type="float">
            <text:p>350.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2.83" calcext:value-type="float">
            <text:p>292.83</text:p>
          </table:table-cell>
          <table:table-cell office:value-type="float" office:value="383.33" calcext:value-type="float">
            <text:p>383.33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4.4" calcext:value-type="float">
            <text:p>134.4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89.2" calcext:value-type="float">
            <text:p>1089.2</text:p>
          </table:table-cell>
          <table:table-cell office:value-type="float" office:value="31594.85" calcext:value-type="float">
            <text:p>31594.8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float" office:value="27755.55" calcext:value-type="float">
            <text:p>27755.55</text:p>
          </table:table-cell>
          <table:table-cell office:value-type="float" office:value="2.35" calcext:value-type="float">
            <text:p>2.35</text:p>
          </table:table-cell>
          <table:table-cell table:number-columns-repeated="2"/>
          <table:table-cell office:value-type="float" office:value="442.42" calcext:value-type="float">
            <text:p>442.42</text:p>
          </table:table-cell>
          <table:table-cell office:value-type="float" office:value="12830.31" calcext:value-type="float">
            <text:p>12830.31</text:p>
          </table:table-cell>
          <table:table-cell office:value-type="float" office:value="5.57" calcext:value-type="float">
            <text:p>5.57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0352.5" calcext:value-type="float">
            <text:p>10352.5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337.81" calcext:value-type="float">
            <text:p>337.81</text:p>
          </table:table-cell>
          <table:table-cell office:value-type="float" office:value="9799.56" calcext:value-type="float">
            <text:p>9799.56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0378.79" calcext:value-type="float">
            <text:p>10378.79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42.2" calcext:value-type="float">
            <text:p>342.2</text:p>
          </table:table-cell>
          <table:table-cell office:value-type="float" office:value="9927.41" calcext:value-type="float">
            <text:p>9927.41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279.8" calcext:value-type="float">
            <text:p>279.8</text:p>
          </table:table-cell>
          <table:table-cell office:value-type="float" office:value="8114.39" calcext:value-type="float">
            <text:p>8114.39</text:p>
          </table:table-cell>
          <table:table-cell office:value-type="float" office:value="8.28" calcext:value-type="float">
            <text:p>8.28</text:p>
          </table:table-cell>
          <table:table-cell/>
          <table:table-cell office:value-type="float" office:value="254.8" calcext:value-type="float">
            <text:p>254.8</text:p>
          </table:table-cell>
          <table:table-cell office:value-type="float" office:value="7383.55" calcext:value-type="float">
            <text:p>7383.55</text:p>
          </table:table-cell>
          <table:table-cell office:value-type="float" office:value="9.73" calcext:value-type="float">
            <text:p>9.73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6930.59" calcext:value-type="float">
            <text:p>6930.59</text:p>
          </table:table-cell>
          <table:table-cell office:value-type="float" office:value="10.65" calcext:value-type="float">
            <text:p>10.65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3.4" calcext:value-type="float">
            <text:p>13.4</text:p>
          </table:table-cell>
          <table:table-cell office:value-type="float" office:value="386.81" calcext:value-type="float">
            <text:p>386.81</text:p>
          </table:table-cell>
          <table:table-cell office:value-type="float" office:value="183.21" calcext:value-type="float">
            <text:p>183.21</text:p>
          </table:table-cell>
          <table:table-cell/>
          <table:table-cell office:value-type="float" office:value="12.61" calcext:value-type="float">
            <text:p>12.61</text:p>
          </table:table-cell>
          <table:table-cell office:value-type="float" office:value="360.6" calcext:value-type="float">
            <text:p>360.6</text:p>
          </table:table-cell>
          <table:table-cell office:value-type="float" office:value="204.11" calcext:value-type="float">
            <text:p>204.11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247.62" calcext:value-type="float">
            <text:p>247.62</text:p>
          </table:table-cell>
          <table:table-cell office:value-type="float" office:value="475.79" calcext:value-type="float">
            <text:p>475.7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16.62" calcext:value-type="float">
            <text:p>316.62</text:p>
          </table:table-cell>
          <table:table-cell office:value-type="float" office:value="207.82" calcext:value-type="float">
            <text:p>207.82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134.2" calcext:value-type="float">
            <text:p>134.2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97.6" calcext:value-type="float">
            <text:p>1097.6</text:p>
          </table:table-cell>
          <table:table-cell office:value-type="float" office:value="31826.11" calcext:value-type="float">
            <text:p>31826.11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float" office:value="947.99" calcext:value-type="float">
            <text:p>947.99</text:p>
          </table:table-cell>
          <table:table-cell office:value-type="float" office:value="27493.85" calcext:value-type="float">
            <text:p>27493.85</text:p>
          </table:table-cell>
          <table:table-cell office:value-type="float" office:value="2.61" calcext:value-type="float">
            <text:p>2.61</text:p>
          </table:table-cell>
          <table:table-cell table:number-columns-repeated="2"/>
          <table:table-cell office:value-type="float" office:value="438.8" calcext:value-type="float">
            <text:p>438.8</text:p>
          </table:table-cell>
          <table:table-cell office:value-type="float" office:value="12727.29" calcext:value-type="float">
            <text:p>12727.29</text:p>
          </table:table-cell>
          <table:table-cell office:value-type="float" office:value="5.28" calcext:value-type="float">
            <text:p>5.28</text:p>
          </table:table-cell>
          <table:table-cell/>
          <table:table-cell office:value-type="float" office:value="371.2" calcext:value-type="float">
            <text:p>371.2</text:p>
          </table:table-cell>
          <table:table-cell office:value-type="float" office:value="10762.73" calcext:value-type="float">
            <text:p>10762.73</text:p>
          </table:table-cell>
          <table:table-cell office:value-type="float" office:value="6.21" calcext:value-type="float">
            <text:p>6.21</text:p>
          </table:table-cell>
          <table:table-cell/>
          <table:table-cell office:value-type="float" office:value="341.59" calcext:value-type="float">
            <text:p>341.59</text:p>
          </table:table-cell>
          <table:table-cell office:value-type="float" office:value="9901.62" calcext:value-type="float">
            <text:p>9901.62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338.99" calcext:value-type="float">
            <text:p>338.99</text:p>
          </table:table-cell>
          <table:table-cell office:value-type="float" office:value="9829.59" calcext:value-type="float">
            <text:p>9829.59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283.2" calcext:value-type="float">
            <text:p>283.2</text:p>
          </table:table-cell>
          <table:table-cell office:value-type="float" office:value="8210.99" calcext:value-type="float">
            <text:p>8210.99</text:p>
          </table:table-cell>
          <table:table-cell office:value-type="float" office:value="9.39" calcext:value-type="float">
            <text:p>9.39</text:p>
          </table:table-cell>
          <table:table-cell/>
          <table:table-cell office:value-type="float" office:value="305.4" calcext:value-type="float">
            <text:p>305.4</text:p>
          </table:table-cell>
          <table:table-cell office:value-type="float" office:value="8855.24" calcext:value-type="float">
            <text:p>8855.24</text:p>
          </table:table-cell>
          <table:table-cell office:value-type="float" office:value="7.84" calcext:value-type="float">
            <text:p>7.84</text:p>
          </table:table-cell>
          <table:table-cell/>
          <table:table-cell office:value-type="float" office:value="241.6" calcext:value-type="float">
            <text:p>241.6</text:p>
          </table:table-cell>
          <table:table-cell office:value-type="float" office:value="7005.74" calcext:value-type="float">
            <text:p>7005.74</text:p>
          </table:table-cell>
          <table:table-cell office:value-type="float" office:value="9.73" calcext:value-type="float">
            <text:p>9.73</text:p>
          </table:table-cell>
          <table:table-cell/>
          <table:table-cell office:value-type="float" office:value="235.6" calcext:value-type="float">
            <text:p>235.6</text:p>
          </table:table-cell>
          <table:table-cell office:value-type="float" office:value="6828.27" calcext:value-type="float">
            <text:p>6828.27</text:p>
          </table:table-cell>
          <table:table-cell office:value-type="float" office:value="10.65" calcext:value-type="float">
            <text:p>10.6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3.8" calcext:value-type="float">
            <text:p>13.8</text:p>
          </table:table-cell>
          <table:table-cell office:value-type="float" office:value="398.77" calcext:value-type="float">
            <text:p>398.77</text:p>
          </table:table-cell>
          <table:table-cell office:value-type="float" office:value="167.44" calcext:value-type="float">
            <text:p>167.44</text:p>
          </table:table-cell>
          <table:table-cell/>
          <table:table-cell office:value-type="float" office:value="10.79" calcext:value-type="float">
            <text:p>10.79</text:p>
          </table:table-cell>
          <table:table-cell office:value-type="float" office:value="317.04" calcext:value-type="float">
            <text:p>317.04</text:p>
          </table:table-cell>
          <table:table-cell office:value-type="float" office:value="223.34" calcext:value-type="float">
            <text:p>223.34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355.61" calcext:value-type="float">
            <text:p>355.61</text:p>
          </table:table-cell>
          <table:table-cell office:value-type="float" office:value="196.89" calcext:value-type="float">
            <text:p>196.8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255.34" calcext:value-type="float">
            <text:p>255.34</text:p>
          </table:table-cell>
          <table:table-cell office:value-type="float" office:value="559.5" calcext:value-type="float">
            <text:p>559.5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4.6" calcext:value-type="float">
            <text:p>134.6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93.19" calcext:value-type="float">
            <text:p>1093.19</text:p>
          </table:table-cell>
          <table:table-cell office:value-type="float" office:value="31702.43" calcext:value-type="float">
            <text:p>31702.43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float" office:value="931.21" calcext:value-type="float">
            <text:p>931.21</text:p>
          </table:table-cell>
          <table:table-cell office:value-type="float" office:value="27005.79" calcext:value-type="float">
            <text:p>27005.79</text:p>
          </table:table-cell>
          <table:table-cell office:value-type="float" office:value="2.52" calcext:value-type="float">
            <text:p>2.52</text:p>
          </table:table-cell>
          <table:table-cell table:number-columns-repeated="2"/>
          <table:table-cell office:value-type="float" office:value="445.8" calcext:value-type="float">
            <text:p>445.8</text:p>
          </table:table-cell>
          <table:table-cell office:value-type="float" office:value="12931.47" calcext:value-type="float">
            <text:p>12931.47</text:p>
          </table:table-cell>
          <table:table-cell office:value-type="float" office:value="5.47" calcext:value-type="float">
            <text:p>5.47</text:p>
          </table:table-cell>
          <table:table-cell/>
          <table:table-cell office:value-type="float" office:value="387.59" calcext:value-type="float">
            <text:p>387.59</text:p>
          </table:table-cell>
          <table:table-cell office:value-type="float" office:value="11245.44" calcext:value-type="float">
            <text:p>11245.44</text:p>
          </table:table-cell>
          <table:table-cell office:value-type="float" office:value="6.21" calcext:value-type="float">
            <text:p>6.21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10010.74" calcext:value-type="float">
            <text:p>10010.74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332.41" calcext:value-type="float">
            <text:p>332.41</text:p>
          </table:table-cell>
          <table:table-cell office:value-type="float" office:value="9639.09" calcext:value-type="float">
            <text:p>9639.09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16.2" calcext:value-type="float">
            <text:p>316.2</text:p>
          </table:table-cell>
          <table:table-cell office:value-type="float" office:value="9168.22" calcext:value-type="float">
            <text:p>9168.22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8845.31" calcext:value-type="float">
            <text:p>8845.31</text:p>
          </table:table-cell>
          <table:table-cell office:value-type="float" office:value="7.84" calcext:value-type="float">
            <text:p>7.84</text:p>
          </table:table-cell>
          <table:table-cell/>
          <table:table-cell office:value-type="float" office:value="243.2" calcext:value-type="float">
            <text:p>243.2</text:p>
          </table:table-cell>
          <table:table-cell office:value-type="float" office:value="7052.43" calcext:value-type="float">
            <text:p>7052.43</text:p>
          </table:table-cell>
          <table:table-cell office:value-type="float" office:value="10.09" calcext:value-type="float">
            <text:p>10.09</text:p>
          </table:table-cell>
          <table:table-cell/>
          <table:table-cell office:value-type="float" office:value="245.6" calcext:value-type="float">
            <text:p>245.6</text:p>
          </table:table-cell>
          <table:table-cell office:value-type="float" office:value="7117.96" calcext:value-type="float">
            <text:p>7117.96</text:p>
          </table:table-cell>
          <table:table-cell office:value-type="float" office:value="9.91" calcext:value-type="float">
            <text:p>9.91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14.4" calcext:value-type="float">
            <text:p>14.4</text:p>
          </table:table-cell>
          <table:table-cell office:value-type="float" office:value="416.03" calcext:value-type="float">
            <text:p>416.03</text:p>
          </table:table-cell>
          <table:table-cell office:value-type="float" office:value="164.45" calcext:value-type="float">
            <text:p>164.45</text:p>
          </table:table-cell>
          <table:table-cell/>
          <table:table-cell office:value-type="float" office:value="13.21" calcext:value-type="float">
            <text:p>13.21</text:p>
          </table:table-cell>
          <table:table-cell office:value-type="float" office:value="381.03" calcext:value-type="float">
            <text:p>381.03</text:p>
          </table:table-cell>
          <table:table-cell office:value-type="float" office:value="183.21" calcext:value-type="float">
            <text:p>183.21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368.61" calcext:value-type="float">
            <text:p>368.61</text:p>
          </table:table-cell>
          <table:table-cell office:value-type="float" office:value="183.21" calcext:value-type="float">
            <text:p>183.21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298.47" calcext:value-type="float">
            <text:p>298.47</text:p>
          </table:table-cell>
          <table:table-cell office:value-type="float" office:value="257.95" calcext:value-type="float">
            <text:p>257.95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4.6" calcext:value-type="float">
            <text:p>134.6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98.2" calcext:value-type="float">
            <text:p>1098.2</text:p>
          </table:table-cell>
          <table:table-cell office:value-type="float" office:value="31853.16" calcext:value-type="float">
            <text:p>31853.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28.4" calcext:value-type="float">
            <text:p>928.4</text:p>
          </table:table-cell>
          <table:table-cell office:value-type="float" office:value="26921.65" calcext:value-type="float">
            <text:p>26921.65</text:p>
          </table:table-cell>
          <table:table-cell office:value-type="float" office:value="2.61" calcext:value-type="float">
            <text:p>2.61</text:p>
          </table:table-cell>
          <table:table-cell table:number-columns-repeated="2"/>
          <table:table-cell office:value-type="float" office:value="394.39" calcext:value-type="float">
            <text:p>394.39</text:p>
          </table:table-cell>
          <table:table-cell office:value-type="float" office:value="11432.95" calcext:value-type="float">
            <text:p>11432.95</text:p>
          </table:table-cell>
          <table:table-cell office:value-type="float" office:value="5.99" calcext:value-type="float">
            <text:p>5.99</text:p>
          </table:table-cell>
          <table:table-cell/>
          <table:table-cell office:value-type="float" office:value="364.2" calcext:value-type="float">
            <text:p>364.2</text:p>
          </table:table-cell>
          <table:table-cell office:value-type="float" office:value="10558.93" calcext:value-type="float">
            <text:p>10558.93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305.2" calcext:value-type="float">
            <text:p>305.2</text:p>
          </table:table-cell>
          <table:table-cell office:value-type="float" office:value="8848.52" calcext:value-type="float">
            <text:p>8848.52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346.6" calcext:value-type="float">
            <text:p>346.6</text:p>
          </table:table-cell>
          <table:table-cell office:value-type="float" office:value="10052.73" calcext:value-type="float">
            <text:p>10052.73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9976.96" calcext:value-type="float">
            <text:p>9976.96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8524.25" calcext:value-type="float">
            <text:p>8524.25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236.8" calcext:value-type="float">
            <text:p>236.8</text:p>
          </table:table-cell>
          <table:table-cell office:value-type="float" office:value="6870.12" calcext:value-type="float">
            <text:p>6870.12</text:p>
          </table:table-cell>
          <table:table-cell office:value-type="float" office:value="10.27" calcext:value-type="float">
            <text:p>10.2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6964.9" calcext:value-type="float">
            <text:p>6964.9</text:p>
          </table:table-cell>
          <table:table-cell office:value-type="float" office:value="10.27" calcext:value-type="float">
            <text:p>10.27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14.2" calcext:value-type="float">
            <text:p>14.2</text:p>
          </table:table-cell>
          <table:table-cell office:value-type="float" office:value="415.39" calcext:value-type="float">
            <text:p>415.39</text:p>
          </table:table-cell>
          <table:table-cell office:value-type="float" office:value="161.51" calcext:value-type="float">
            <text:p>161.5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73.2" calcext:value-type="float">
            <text:p>373.2</text:p>
          </table:table-cell>
          <table:table-cell office:value-type="float" office:value="186.54" calcext:value-type="float">
            <text:p>186.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50.76" calcext:value-type="float">
            <text:p>350.76</text:p>
          </table:table-cell>
          <table:table-cell office:value-type="float" office:value="204.11" calcext:value-type="float">
            <text:p>204.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18.96" calcext:value-type="float">
            <text:p>318.96</text:p>
          </table:table-cell>
          <table:table-cell office:value-type="float" office:value="207.82" calcext:value-type="float">
            <text:p>207.82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3.8" calcext:value-type="float">
            <text:p>133.8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80.8" calcext:value-type="float">
            <text:p>1080.8</text:p>
          </table:table-cell>
          <table:table-cell office:value-type="float" office:value="31338.26" calcext:value-type="float">
            <text:p>31338.26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float" office:value="967.4" calcext:value-type="float">
            <text:p>967.4</text:p>
          </table:table-cell>
          <table:table-cell office:value-type="float" office:value="28054.53" calcext:value-type="float">
            <text:p>28054.53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office:value-type="float" office:value="376.21" calcext:value-type="float">
            <text:p>376.21</text:p>
          </table:table-cell>
          <table:table-cell office:value-type="float" office:value="10912.22" calcext:value-type="float">
            <text:p>10912.22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359.6" calcext:value-type="float">
            <text:p>359.6</text:p>
          </table:table-cell>
          <table:table-cell office:value-type="float" office:value="10429.98" calcext:value-type="float">
            <text:p>10429.98</text:p>
          </table:table-cell>
          <table:table-cell office:value-type="float" office:value="6.43" calcext:value-type="float">
            <text:p>6.43</text:p>
          </table:table-cell>
          <table:table-cell/>
          <table:table-cell office:value-type="float" office:value="352.4" calcext:value-type="float">
            <text:p>352.4</text:p>
          </table:table-cell>
          <table:table-cell office:value-type="float" office:value="10223.54" calcext:value-type="float">
            <text:p>10223.54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330.8" calcext:value-type="float">
            <text:p>330.8</text:p>
          </table:table-cell>
          <table:table-cell office:value-type="float" office:value="9592.67" calcext:value-type="float">
            <text:p>9592.67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359.6" calcext:value-type="float">
            <text:p>359.6</text:p>
          </table:table-cell>
          <table:table-cell office:value-type="float" office:value="10428.45" calcext:value-type="float">
            <text:p>10428.45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313.4" calcext:value-type="float">
            <text:p>313.4</text:p>
          </table:table-cell>
          <table:table-cell office:value-type="float" office:value="9090" calcext:value-type="float">
            <text:p>9090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255.6" calcext:value-type="float">
            <text:p>255.6</text:p>
          </table:table-cell>
          <table:table-cell office:value-type="float" office:value="7417.78" calcext:value-type="float">
            <text:p>7417.78</text:p>
          </table:table-cell>
          <table:table-cell office:value-type="float" office:value="9.22" calcext:value-type="float">
            <text:p>9.22</text:p>
          </table:table-cell>
          <table:table-cell/>
          <table:table-cell office:value-type="float" office:value="224.2" calcext:value-type="float">
            <text:p>224.2</text:p>
          </table:table-cell>
          <table:table-cell office:value-type="float" office:value="6501.16" calcext:value-type="float">
            <text:p>6501.16</text:p>
          </table:table-cell>
          <table:table-cell office:value-type="float" office:value="11.24" calcext:value-type="float">
            <text:p>11.24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14.6" calcext:value-type="float">
            <text:p>14.6</text:p>
          </table:table-cell>
          <table:table-cell office:value-type="float" office:value="416.8" calcext:value-type="float">
            <text:p>416.8</text:p>
          </table:table-cell>
          <table:table-cell office:value-type="float" office:value="161.51" calcext:value-type="float">
            <text:p>161.51</text:p>
          </table:table-cell>
          <table:table-cell/>
          <table:table-cell office:value-type="float" office:value="11.8" calcext:value-type="float">
            <text:p>11.8</text:p>
          </table:table-cell>
          <table:table-cell office:value-type="float" office:value="343.79" calcext:value-type="float">
            <text:p>343.79</text:p>
          </table:table-cell>
          <table:table-cell office:value-type="float" office:value="215.44" calcext:value-type="float">
            <text:p>215.44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365.8" calcext:value-type="float">
            <text:p>365.8</text:p>
          </table:table-cell>
          <table:table-cell office:value-type="float" office:value="189.93" calcext:value-type="float">
            <text:p>189.93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313.21" calcext:value-type="float">
            <text:p>313.21</text:p>
          </table:table-cell>
          <table:table-cell office:value-type="float" office:value="211.6" calcext:value-type="float">
            <text:p>211.6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4.19" calcext:value-type="float">
            <text:p>134.19</text:p>
          </table:table-cell>
          <table:table-cell office:value-type="float" office:value="539.71" calcext:value-type="float">
            <text:p>539.7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02" calcext:value-type="float">
            <text:p>1102</text:p>
          </table:table-cell>
          <table:table-cell office:value-type="float" office:value="31957.16" calcext:value-type="float">
            <text:p>31957.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11.41" calcext:value-type="float">
            <text:p>911.41</text:p>
          </table:table-cell>
          <table:table-cell office:value-type="float" office:value="26433.95" calcext:value-type="float">
            <text:p>26433.95</text:p>
          </table:table-cell>
          <table:table-cell office:value-type="float" office:value="2.81" calcext:value-type="float">
            <text:p>2.81</text:p>
          </table:table-cell>
          <table:table-cell table:number-columns-repeated="2"/>
          <table:table-cell office:value-type="float" office:value="321.99" calcext:value-type="float">
            <text:p>321.99</text:p>
          </table:table-cell>
          <table:table-cell office:value-type="float" office:value="9334.76" calcext:value-type="float">
            <text:p>9334.76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float" office:value="375.8" calcext:value-type="float">
            <text:p>375.8</text:p>
          </table:table-cell>
          <table:table-cell office:value-type="float" office:value="10897.02" calcext:value-type="float">
            <text:p>10897.02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287.8" calcext:value-type="float">
            <text:p>287.8</text:p>
          </table:table-cell>
          <table:table-cell office:value-type="float" office:value="8348.39" calcext:value-type="float">
            <text:p>8348.39</text:p>
          </table:table-cell>
          <table:table-cell office:value-type="float" office:value="8.28" calcext:value-type="float">
            <text:p>8.28</text:p>
          </table:table-cell>
          <table:table-cell/>
          <table:table-cell office:value-type="float" office:value="321.2" calcext:value-type="float">
            <text:p>321.2</text:p>
          </table:table-cell>
          <table:table-cell office:value-type="float" office:value="9317.75" calcext:value-type="float">
            <text:p>9317.75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309.4" calcext:value-type="float">
            <text:p>309.4</text:p>
          </table:table-cell>
          <table:table-cell office:value-type="float" office:value="8973.48" calcext:value-type="float">
            <text:p>8973.48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312.2" calcext:value-type="float">
            <text:p>312.2</text:p>
          </table:table-cell>
          <table:table-cell office:value-type="float" office:value="9053.2" calcext:value-type="float">
            <text:p>9053.2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236.4" calcext:value-type="float">
            <text:p>236.4</text:p>
          </table:table-cell>
          <table:table-cell office:value-type="float" office:value="6848.52" calcext:value-type="float">
            <text:p>6848.52</text:p>
          </table:table-cell>
          <table:table-cell office:value-type="float" office:value="10.84" calcext:value-type="float">
            <text:p>10.84</text:p>
          </table:table-cell>
          <table:table-cell/>
          <table:table-cell office:value-type="float" office:value="223.8" calcext:value-type="float">
            <text:p>223.8</text:p>
          </table:table-cell>
          <table:table-cell office:value-type="float" office:value="6486.85" calcext:value-type="float">
            <text:p>6486.85</text:p>
          </table:table-cell>
          <table:table-cell office:value-type="float" office:value="11.45" calcext:value-type="float">
            <text:p>11.45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3.8" calcext:value-type="float">
            <text:p>13.8</text:p>
          </table:table-cell>
          <table:table-cell office:value-type="float" office:value="406.39" calcext:value-type="float">
            <text:p>406.39</text:p>
          </table:table-cell>
          <table:table-cell office:value-type="float" office:value="167.44" calcext:value-type="float">
            <text:p>167.44</text:p>
          </table:table-cell>
          <table:table-cell/>
          <table:table-cell office:value-type="float" office:value="11.8" calcext:value-type="float">
            <text:p>11.8</text:p>
          </table:table-cell>
          <table:table-cell office:value-type="float" office:value="343.53" calcext:value-type="float">
            <text:p>343.53</text:p>
          </table:table-cell>
          <table:table-cell office:value-type="float" office:value="350.33" calcext:value-type="float">
            <text:p>350.33</text:p>
          </table:table-cell>
          <table:table-cell/>
          <table:table-cell office:value-type="float" office:value="11.8" calcext:value-type="float">
            <text:p>11.8</text:p>
          </table:table-cell>
          <table:table-cell office:value-type="float" office:value="347.81" calcext:value-type="float">
            <text:p>347.81</text:p>
          </table:table-cell>
          <table:table-cell office:value-type="float" office:value="211.6" calcext:value-type="float">
            <text:p>211.6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309.59" calcext:value-type="float">
            <text:p>309.59</text:p>
          </table:table-cell>
          <table:table-cell office:value-type="float" office:value="207.82" calcext:value-type="float">
            <text:p>207.82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32.41" calcext:value-type="float">
            <text:p>132.41</text:p>
          </table:table-cell>
          <table:table-cell office:value-type="float" office:value="539.71" calcext:value-type="float">
            <text:p>539.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ke Devolder</meta:initial-creator>
    <meta:creation-date>2021-02-25T09:44:15.164626292</meta:creation-date>
    <dc:date>2021-02-26T17:14:31.024062444</dc:date>
    <dc:creator>Ike Devolder</dc:creator>
    <meta:editing-duration>PT5H40M11S</meta:editing-duration>
    <meta:editing-cycles>4</meta:editing-cycles>
    <meta:generator>LibreOffice/7.1.0.3$Linux_X86_64 LibreOffice_project/10$Build-3</meta:generator>
    <meta:document-statistic meta:table-count="1" meta:cell-count="2917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line" chart:style-name="ch1">
        <chart:title svg:x="7.02cm" svg:y="0.336cm" chart:style-name="ch2">
          <text:p>Local Machine MySQL TCP</text:p>
        </chart:title>
        <chart:legend chart:legend-position="end" svg:x="16.858cm" svg:y="4.452cm" style:legend-expansion="high" chart:style-name="ch3"/>
        <chart:plot-area chart:style-name="ch4" table:cell-range-address="Sheet1.A5:Sheet1.B65 Sheet1.F5:Sheet1.F65" chart:data-source-has-labels="both" svg:x="1.411cm" svg:y="1.341cm" svg:width="15.047cm" svg:height="7.479cm">
          <chart:coordinate-region svg:x="2.509cm" svg:y="1.476cm" svg:width="13.949cm" svg:height="6.299cm"/>
          <chart:axis chart:dimension="x" chart:name="primary-x" chart:style-name="ch5" chartooo:axis-type="auto">
            <chartooo:date-scale/>
            <chart:title svg:x="8.229cm" svg:y="9.02cm" chart:style-name="ch6">
              <text:p>seconds</text:p>
            </chart:title>
            <chart:categories table:cell-range-address="Sheet1.A6:Sheet1.A65"/>
          </chart:axis>
          <chart:axis chart:dimension="y" chart:name="primary-y" chart:style-name="ch5">
            <chart:title svg:x="0.451cm" svg:y="6.844cm" chart:style-name="ch7">
              <text:p>transactions / second</text:p>
            </chart:title>
            <chart:grid chart:style-name="ch8" chart:class="major"/>
          </chart:axis>
          <chart:series chart:style-name="ch9" chart:values-cell-range-address="Sheet1.B6:Sheet1.B65" chart:label-cell-address="Sheet1.B5:Sheet1.B5" chart:class="chart:line">
            <chart:data-point chart:repeated="60"/>
          </chart:series>
          <chart:series chart:style-name="ch10" chart:values-cell-range-address="Sheet1.F6:Sheet1.F65" chart:label-cell-address="Sheet1.F5:Sheet1.F5" chart:class="chart:line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SQL 5.7</text:p>
                <draw:g>
                  <svg:desc>Sheet1.B5:Sheet1.B5</svg:desc>
                </draw:g>
              </table:table-cell>
              <table:table-cell office:value-type="string">
                <text:p>MySQL 8.0</text:p>
                <draw:g>
                  <svg:desc>Sheet1.F5:Sheet1.F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6:Sheet1.A65</svg:desc>
                </draw:g>
              </table:table-cell>
              <table:table-cell office:value-type="float" office:value="1085.83">
                <text:p>1085.83</text:p>
                <draw:g>
                  <svg:desc>Sheet1.B6:Sheet1.B65</svg:desc>
                </draw:g>
              </table:table-cell>
              <table:table-cell office:value-type="float" office:value="775.54">
                <text:p>775.54</text:p>
                <draw:g>
                  <svg:desc>Sheet1.F6:Sheet1.F6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71.05">
                <text:p>1071.05</text:p>
              </table:table-cell>
              <table:table-cell office:value-type="float" office:value="860.63">
                <text:p>860.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96.59">
                <text:p>1096.59</text:p>
              </table:table-cell>
              <table:table-cell office:value-type="float" office:value="856.42">
                <text:p>856.4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66.01">
                <text:p>1066.01</text:p>
              </table:table-cell>
              <table:table-cell office:value-type="float" office:value="900.19">
                <text:p>900.1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85.39">
                <text:p>1085.39</text:p>
              </table:table-cell>
              <table:table-cell office:value-type="float" office:value="908.58">
                <text:p>908.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87.41">
                <text:p>1087.41</text:p>
              </table:table-cell>
              <table:table-cell office:value-type="float" office:value="890.23">
                <text:p>890.2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88.8">
                <text:p>1088.8</text:p>
              </table:table-cell>
              <table:table-cell office:value-type="float" office:value="869.4">
                <text:p>869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2.6">
                <text:p>1092.6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29.2">
                <text:p>1129.2</text:p>
              </table:table-cell>
              <table:table-cell office:value-type="float" office:value="902.58">
                <text:p>902.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9.19">
                <text:p>1079.19</text:p>
              </table:table-cell>
              <table:table-cell office:value-type="float" office:value="951.41">
                <text:p>951.4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150.81">
                <text:p>1150.81</text:p>
              </table:table-cell>
              <table:table-cell office:value-type="float" office:value="920.01">
                <text:p>920.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99.8">
                <text:p>1099.8</text:p>
              </table:table-cell>
              <table:table-cell office:value-type="float" office:value="900.59">
                <text:p>900.5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04.8">
                <text:p>1104.8</text:p>
              </table:table-cell>
              <table:table-cell office:value-type="float" office:value="868.42">
                <text:p>868.4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94.77">
                <text:p>1094.77</text:p>
              </table:table-cell>
              <table:table-cell office:value-type="float" office:value="971.2">
                <text:p>971.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110.03">
                <text:p>1110.03</text:p>
              </table:table-cell>
              <table:table-cell office:value-type="float" office:value="896.99">
                <text:p>896.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95.8">
                <text:p>1095.8</text:p>
              </table:table-cell>
              <table:table-cell office:value-type="float" office:value="906.58">
                <text:p>906.5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97">
                <text:p>1097</text:p>
              </table:table-cell>
              <table:table-cell office:value-type="float" office:value="910.01">
                <text:p>910.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11.8">
                <text:p>1111.8</text:p>
              </table:table-cell>
              <table:table-cell office:value-type="float" office:value="934.81">
                <text:p>934.8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114.79">
                <text:p>1114.79</text:p>
              </table:table-cell>
              <table:table-cell office:value-type="float" office:value="930.4">
                <text:p>930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78.6">
                <text:p>1078.6</text:p>
              </table:table-cell>
              <table:table-cell office:value-type="float" office:value="916.81">
                <text:p>916.8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90.33">
                <text:p>1090.33</text:p>
              </table:table-cell>
              <table:table-cell office:value-type="float" office:value="929.39">
                <text:p>929.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59.67">
                <text:p>1059.67</text:p>
              </table:table-cell>
              <table:table-cell office:value-type="float" office:value="949.4">
                <text:p>949.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095.01">
                <text:p>1095.01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97">
                <text:p>1097</text:p>
              </table:table-cell>
              <table:table-cell office:value-type="float" office:value="925.79">
                <text:p>925.7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053.59">
                <text:p>1053.59</text:p>
              </table:table-cell>
              <table:table-cell office:value-type="float" office:value="916.21">
                <text:p>916.2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08.01">
                <text:p>1108.01</text:p>
              </table:table-cell>
              <table:table-cell office:value-type="float" office:value="881.99">
                <text:p>881.9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081.2">
                <text:p>1081.2</text:p>
              </table:table-cell>
              <table:table-cell office:value-type="float" office:value="946.41">
                <text:p>946.4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73.39">
                <text:p>1073.39</text:p>
              </table:table-cell>
              <table:table-cell office:value-type="float" office:value="943.81">
                <text:p>943.8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084.4">
                <text:p>1084.4</text:p>
              </table:table-cell>
              <table:table-cell office:value-type="float" office:value="938.59">
                <text:p>938.5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70.81">
                <text:p>1070.81</text:p>
              </table:table-cell>
              <table:table-cell office:value-type="float" office:value="934.81">
                <text:p>934.8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086.79">
                <text:p>1086.79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65.81">
                <text:p>1065.81</text:p>
              </table:table-cell>
              <table:table-cell office:value-type="float" office:value="968.8">
                <text:p>968.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082.6">
                <text:p>1082.6</text:p>
              </table:table-cell>
              <table:table-cell office:value-type="float" office:value="970.59">
                <text:p>970.5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72.39">
                <text:p>1072.39</text:p>
              </table:table-cell>
              <table:table-cell office:value-type="float" office:value="954.4">
                <text:p>954.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169.62">
                <text:p>1169.62</text:p>
              </table:table-cell>
              <table:table-cell office:value-type="float" office:value="955.8">
                <text:p>955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62">
                <text:p>1162</text:p>
              </table:table-cell>
              <table:table-cell office:value-type="float" office:value="962.61">
                <text:p>962.61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103.2">
                <text:p>1103.2</text:p>
              </table:table-cell>
              <table:table-cell office:value-type="float" office:value="950.6">
                <text:p>950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16.2">
                <text:p>1116.2</text:p>
              </table:table-cell>
              <table:table-cell office:value-type="float" office:value="1012.8">
                <text:p>1012.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122.57">
                <text:p>1122.57</text:p>
              </table:table-cell>
              <table:table-cell office:value-type="float" office:value="950.2">
                <text:p>950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11.99">
                <text:p>1111.99</text:p>
              </table:table-cell>
              <table:table-cell office:value-type="float" office:value="944.38">
                <text:p>944.38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100.83">
                <text:p>1100.83</text:p>
              </table:table-cell>
              <table:table-cell office:value-type="float" office:value="964.22">
                <text:p>964.2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91.6">
                <text:p>1091.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134">
                <text:p>1134</text:p>
              </table:table-cell>
              <table:table-cell office:value-type="float" office:value="951.81">
                <text:p>951.8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72.41">
                <text:p>1072.41</text:p>
              </table:table-cell>
              <table:table-cell office:value-type="float" office:value="988.59">
                <text:p>988.5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071.2">
                <text:p>1071.2</text:p>
              </table:table-cell>
              <table:table-cell office:value-type="float" office:value="973.6">
                <text:p>973.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14.77">
                <text:p>1114.77</text:p>
              </table:table-cell>
              <table:table-cell office:value-type="float" office:value="960.61">
                <text:p>960.61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135.44">
                <text:p>1135.44</text:p>
              </table:table-cell>
              <table:table-cell office:value-type="float" office:value="982.4">
                <text:p>982.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08.19">
                <text:p>1108.19</text:p>
              </table:table-cell>
              <table:table-cell office:value-type="float" office:value="978.79">
                <text:p>978.7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138.6">
                <text:p>1138.6</text:p>
              </table:table-cell>
              <table:table-cell office:value-type="float" office:value="967.61">
                <text:p>967.6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24">
                <text:p>1124</text:p>
              </table:table-cell>
              <table:table-cell office:value-type="float" office:value="927.6">
                <text:p>927.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105">
                <text:p>1105</text:p>
              </table:table-cell>
              <table:table-cell office:value-type="float" office:value="960.8">
                <text:p>960.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88.4">
                <text:p>1088.4</text:p>
              </table:table-cell>
              <table:table-cell office:value-type="float" office:value="928.59">
                <text:p>928.5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097">
                <text:p>1097</text:p>
              </table:table-cell>
              <table:table-cell office:value-type="float" office:value="969.41">
                <text:p>969.4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95.6">
                <text:p>1095.6</text:p>
              </table:table-cell>
              <table:table-cell office:value-type="float" office:value="1006.6">
                <text:p>1006.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089.2">
                <text:p>1089.2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97.6">
                <text:p>1097.6</text:p>
              </table:table-cell>
              <table:table-cell office:value-type="float" office:value="947.99">
                <text:p>947.9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093.19">
                <text:p>1093.19</text:p>
              </table:table-cell>
              <table:table-cell office:value-type="float" office:value="931.21">
                <text:p>931.2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98.2">
                <text:p>1098.2</text:p>
              </table:table-cell>
              <table:table-cell office:value-type="float" office:value="928.4">
                <text:p>928.4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080.8">
                <text:p>1080.8</text:p>
              </table:table-cell>
              <table:table-cell office:value-type="float" office:value="967.4">
                <text:p>967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02">
                <text:p>1102</text:p>
              </table:table-cell>
              <table:table-cell office:value-type="float" office:value="911.41">
                <text:p>911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line" chart:style-name="ch1">
        <chart:title svg:x="7.893cm" svg:y="0.336cm" chart:style-name="ch2">
          <text:p>BRU - AMS MySQL</text:p>
        </chart:title>
        <chart:legend chart:legend-position="end" svg:x="12.81cm" svg:y="3.705cm" style:legend-expansion="high" chart:style-name="ch3"/>
        <chart:plot-area chart:style-name="ch4" table:cell-range-address="Sheet1.AR5:Sheet1.AS65 Sheet1.AW5:Sheet1.AW65 Sheet1.BA5:Sheet1.BA65 Sheet1.BE5:Sheet1.BE65 Sheet1.BJ5:Sheet1.BJ65" chart:data-source-has-labels="both" svg:x="1.411cm" svg:y="1.341cm" svg:width="10.999cm" svg:height="7.479cm">
          <chart:coordinate-region svg:x="2.085cm" svg:y="1.475cm" svg:width="10.325cm" svg:height="6.3cm"/>
          <chart:axis chart:dimension="x" chart:name="primary-x" chart:style-name="ch5" chartooo:axis-type="auto">
            <chartooo:date-scale/>
            <chart:title svg:x="6.205cm" svg:y="9.02cm" chart:style-name="ch6">
              <text:p>seconds</text:p>
            </chart:title>
            <chart:categories table:cell-range-address="Sheet1.AR6:Sheet1.AR65"/>
          </chart:axis>
          <chart:axis chart:dimension="y" chart:name="primary-y" chart:style-name="ch5">
            <chart:title svg:x="0.451cm" svg:y="6.844cm" chart:style-name="ch7">
              <text:p>transactions / second</text:p>
            </chart:title>
            <chart:grid chart:style-name="ch8" chart:class="major"/>
          </chart:axis>
          <chart:series chart:style-name="ch9" chart:values-cell-range-address="Sheet1.AS6:Sheet1.AS65" chart:label-cell-address="Sheet1.AS5:Sheet1.AS5" chart:class="chart:line">
            <chart:data-point chart:repeated="60"/>
          </chart:series>
          <chart:series chart:style-name="ch10" chart:values-cell-range-address="Sheet1.AW6:Sheet1.AW65" chart:label-cell-address="Sheet1.AW5:Sheet1.AW5" chart:class="chart:line">
            <chart:data-point chart:repeated="60"/>
          </chart:series>
          <chart:series chart:style-name="ch11" chart:values-cell-range-address="Sheet1.BA6:Sheet1.BA65" chart:label-cell-address="Sheet1.BA5:Sheet1.BA5" chart:class="chart:line">
            <chart:data-point chart:repeated="60"/>
          </chart:series>
          <chart:series chart:style-name="ch12" chart:values-cell-range-address="Sheet1.BE6:Sheet1.BE65" chart:label-cell-address="Sheet1.BE5:Sheet1.BE5" chart:class="chart:line">
            <chart:data-point chart:repeated="60"/>
          </chart:series>
          <chart:series chart:style-name="ch13" chart:values-cell-range-address="Sheet1.BJ6:Sheet1.BJ65" chart:label-cell-address="Sheet1.BJ5:Sheet1.BJ5" chart:class="chart:line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s→bru MySQL 5.7</text:p>
                <draw:g>
                  <svg:desc>Sheet1.AS5:Sheet1.AS5</svg:desc>
                </draw:g>
              </table:table-cell>
              <table:table-cell office:value-type="string">
                <text:p>Haproxy ams→bru MySQL 5.7</text:p>
                <draw:g>
                  <svg:desc>Sheet1.AW5:Sheet1.AW5</svg:desc>
                </draw:g>
              </table:table-cell>
              <table:table-cell office:value-type="string">
                <text:p>Traefik ams→bru MySQL 5.7</text:p>
                <draw:g>
                  <svg:desc>Sheet1.BA5:Sheet1.BA5</svg:desc>
                </draw:g>
              </table:table-cell>
              <table:table-cell office:value-type="string">
                <text:p>ProxySQL ams→bru MySQL 5.7</text:p>
                <draw:g>
                  <svg:desc>Sheet1.BE5:Sheet1.BE5</svg:desc>
                </draw:g>
              </table:table-cell>
              <table:table-cell office:value-type="string">
                <text:p>bru→ams DO managed MySQL 8.0</text:p>
                <draw:g>
                  <svg:desc>Sheet1.BJ5:Sheet1.BJ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R6:Sheet1.AR65</svg:desc>
                </draw:g>
              </table:table-cell>
              <table:table-cell office:value-type="float" office:value="12.98">
                <text:p>12.98</text:p>
                <draw:g>
                  <svg:desc>Sheet1.AS6:Sheet1.AS65</svg:desc>
                </draw:g>
              </table:table-cell>
              <table:table-cell office:value-type="float" office:value="12.36">
                <text:p>12.36</text:p>
                <draw:g>
                  <svg:desc>Sheet1.AW6:Sheet1.AW65</svg:desc>
                </draw:g>
              </table:table-cell>
              <table:table-cell office:value-type="float" office:value="10.39">
                <text:p>10.39</text:p>
                <draw:g>
                  <svg:desc>Sheet1.BA6:Sheet1.BA65</svg:desc>
                </draw:g>
              </table:table-cell>
              <table:table-cell office:value-type="float" office:value="10.19">
                <text:p>10.19</text:p>
                <draw:g>
                  <svg:desc>Sheet1.BE6:Sheet1.BE65</svg:desc>
                </draw:g>
              </table:table-cell>
              <table:table-cell office:value-type="float" office:value="4.4">
                <text:p>4.4</text:p>
                <draw:g>
                  <svg:desc>Sheet1.BJ6:Sheet1.BJ6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21">
                <text:p>9.21</text:p>
              </table:table-cell>
              <table:table-cell office:value-type="float" office:value="12.43">
                <text:p>12.43</text:p>
              </table:table-cell>
              <table:table-cell office:value-type="float" office:value="11.2">
                <text:p>11.2</text:p>
              </table:table-cell>
              <table:table-cell office:value-type="float" office:value="11.01">
                <text:p>11.0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.4">
                <text:p>12.4</text:p>
              </table:table-cell>
              <table:table-cell office:value-type="float" office:value="13">
                <text:p>13</text:p>
              </table:table-cell>
              <table:table-cell office:value-type="float" office:value="9.6">
                <text:p>9.6</text:p>
              </table:table-cell>
              <table:table-cell office:value-type="float" office:value="10.8">
                <text:p>10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.2">
                <text:p>13.2</text:p>
              </table:table-cell>
              <table:table-cell office:value-type="float" office:value="10">
                <text:p>10</text:p>
              </table:table-cell>
              <table:table-cell office:value-type="float" office:value="10.2">
                <text:p>10.2</text:p>
              </table:table-cell>
              <table:table-cell office:value-type="float" office:value="10.6">
                <text:p>10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.8">
                <text:p>13.8</text:p>
              </table:table-cell>
              <table:table-cell office:value-type="float" office:value="12">
                <text:p>12</text:p>
              </table:table-cell>
              <table:table-cell office:value-type="float" office:value="11.4">
                <text:p>11.4</text:p>
              </table:table-cell>
              <table:table-cell office:value-type="float" office:value="10.6">
                <text:p>10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3.39">
                <text:p>13.39</text:p>
              </table:table-cell>
              <table:table-cell office:value-type="float" office:value="10.98">
                <text:p>10.98</text:p>
              </table:table-cell>
              <table:table-cell office:value-type="float" office:value="10.8">
                <text:p>10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2.8">
                <text:p>12.8</text:p>
              </table:table-cell>
              <table:table-cell office:value-type="float" office:value="12.61">
                <text:p>12.61</text:p>
              </table:table-cell>
              <table:table-cell office:value-type="float" office:value="7.21">
                <text:p>7.21</text:p>
              </table:table-cell>
              <table:table-cell office:value-type="float" office:value="10">
                <text:p>1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.2">
                <text:p>13.2</text:p>
              </table:table-cell>
              <table:table-cell office:value-type="float" office:value="13">
                <text:p>13</text:p>
              </table:table-cell>
              <table:table-cell office:value-type="float" office:value="11.4">
                <text:p>11.4</text:p>
              </table:table-cell>
              <table:table-cell office:value-type="float" office:value="9.18">
                <text:p>9.1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3.6">
                <text:p>13.6</text:p>
              </table:table-cell>
              <table:table-cell office:value-type="float" office:value="12.6">
                <text:p>12.6</text:p>
              </table:table-cell>
              <table:table-cell office:value-type="float" office:value="10.8">
                <text:p>10.8</text:p>
              </table:table-cell>
              <table:table-cell office:value-type="float" office:value="7.61">
                <text:p>7.6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11.2">
                <text:p>11.2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3.4">
                <text:p>13.4</text:p>
              </table:table-cell>
              <table:table-cell office:value-type="float" office:value="12.8">
                <text:p>12.8</text:p>
              </table:table-cell>
              <table:table-cell office:value-type="float" office:value="10.59">
                <text:p>10.59</text:p>
              </table:table-cell>
              <table:table-cell office:value-type="float" office:value="10.41">
                <text:p>10.4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.6">
                <text:p>14.6</text:p>
              </table:table-cell>
              <table:table-cell office:value-type="float" office:value="13.2">
                <text:p>13.2</text:p>
              </table:table-cell>
              <table:table-cell office:value-type="float" office:value="10.81">
                <text:p>10.81</text:p>
              </table:table-cell>
              <table:table-cell office:value-type="float" office:value="10">
                <text:p>1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3.2">
                <text:p>13.2</text:p>
              </table:table-cell>
              <table:table-cell office:value-type="float" office:value="12.2">
                <text:p>12.2</text:p>
              </table:table-cell>
              <table:table-cell office:value-type="float" office:value="11.8">
                <text:p>11.8</text:p>
              </table:table-cell>
              <table:table-cell office:value-type="float" office:value="10">
                <text:p>1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.8">
                <text:p>10.8</text:p>
              </table:table-cell>
              <table:table-cell office:value-type="float" office:value="13.2">
                <text:p>13.2</text:p>
              </table:table-cell>
              <table:table-cell office:value-type="float" office:value="11.6">
                <text:p>11.6</text:p>
              </table:table-cell>
              <table:table-cell office:value-type="float" office:value="9.4">
                <text:p>9.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2.2">
                <text:p>12.2</text:p>
              </table:table-cell>
              <table:table-cell office:value-type="float" office:value="12.8">
                <text:p>12.8</text:p>
              </table:table-cell>
              <table:table-cell office:value-type="float" office:value="11.6">
                <text:p>11.6</text:p>
              </table:table-cell>
              <table:table-cell office:value-type="float" office:value="9.4">
                <text:p>9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.2">
                <text:p>12.2</text:p>
              </table:table-cell>
              <table:table-cell office:value-type="float" office:value="9.6">
                <text:p>9.6</text:p>
              </table:table-cell>
              <table:table-cell office:value-type="float" office:value="12.4">
                <text:p>12.4</text:p>
              </table:table-cell>
              <table:table-cell office:value-type="float" office:value="10">
                <text:p>1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3.4">
                <text:p>13.4</text:p>
              </table:table-cell>
              <table:table-cell office:value-type="float" office:value="12">
                <text:p>12</text:p>
              </table:table-cell>
              <table:table-cell office:value-type="float" office:value="10.8">
                <text:p>10.8</text:p>
              </table:table-cell>
              <table:table-cell office:value-type="float" office:value="10.6">
                <text:p>10.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.2">
                <text:p>13.2</text:p>
              </table:table-cell>
              <table:table-cell office:value-type="float" office:value="12.8">
                <text:p>12.8</text:p>
              </table:table-cell>
              <table:table-cell office:value-type="float" office:value="10.4">
                <text:p>10.4</text:p>
              </table:table-cell>
              <table:table-cell office:value-type="float" office:value="10.2">
                <text:p>10.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3.8">
                <text:p>13.8</text:p>
              </table:table-cell>
              <table:table-cell office:value-type="float" office:value="12.2">
                <text:p>12.2</text:p>
              </table:table-cell>
              <table:table-cell office:value-type="float" office:value="7.8">
                <text:p>7.8</text:p>
              </table:table-cell>
              <table:table-cell office:value-type="float" office:value="11.2">
                <text:p>11.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.2">
                <text:p>13.2</text:p>
              </table:table-cell>
              <table:table-cell office:value-type="float" office:value="12.6">
                <text:p>12.6</text:p>
              </table:table-cell>
              <table:table-cell office:value-type="float" office:value="11.4">
                <text:p>11.4</text:p>
              </table:table-cell>
              <table:table-cell office:value-type="float" office:value="8.39">
                <text:p>8.3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4.38">
                <text:p>14.38</text:p>
              </table:table-cell>
              <table:table-cell office:value-type="float" office:value="12.8">
                <text:p>12.8</text:p>
              </table:table-cell>
              <table:table-cell office:value-type="float" office:value="11.6">
                <text:p>11.6</text:p>
              </table:table-cell>
              <table:table-cell office:value-type="float" office:value="7.21">
                <text:p>7.2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3.99">
                <text:p>13.99</text:p>
              </table:table-cell>
              <table:table-cell office:value-type="float" office:value="12">
                <text:p>12</text:p>
              </table:table-cell>
              <table:table-cell office:value-type="float" office:value="10.4">
                <text:p>10.4</text:p>
              </table:table-cell>
              <table:table-cell office:value-type="float" office:value="9.8">
                <text:p>9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4.43">
                <text:p>14.43</text:p>
              </table:table-cell>
              <table:table-cell office:value-type="float" office:value="12.4">
                <text:p>12.4</text:p>
              </table:table-cell>
              <table:table-cell office:value-type="float" office:value="11.99">
                <text:p>11.99</text:p>
              </table:table-cell>
              <table:table-cell office:value-type="float" office:value="9.41">
                <text:p>9.4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.4">
                <text:p>14.4</text:p>
              </table:table-cell>
              <table:table-cell office:value-type="float" office:value="10.8">
                <text:p>10.8</text:p>
              </table:table-cell>
              <table:table-cell office:value-type="float" office:value="11.39">
                <text:p>11.39</text:p>
              </table:table-cell>
              <table:table-cell office:value-type="float" office:value="9.8">
                <text:p>9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4">
                <text:p>14</text:p>
              </table:table-cell>
              <table:table-cell office:value-type="float" office:value="12.6">
                <text:p>12.6</text:p>
              </table:table-cell>
              <table:table-cell office:value-type="float" office:value="10.21">
                <text:p>10.21</text:p>
              </table:table-cell>
              <table:table-cell office:value-type="float" office:value="11">
                <text:p>1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9.99">
                <text:p>9.99</text:p>
              </table:table-cell>
              <table:table-cell office:value-type="float" office:value="12.2">
                <text:p>12.2</text:p>
              </table:table-cell>
              <table:table-cell office:value-type="float" office:value="10">
                <text:p>10</text:p>
              </table:table-cell>
              <table:table-cell office:value-type="float" office:value="10.4">
                <text:p>10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2.81">
                <text:p>12.81</text:p>
              </table:table-cell>
              <table:table-cell office:value-type="float" office:value="12.6">
                <text:p>12.6</text:p>
              </table:table-cell>
              <table:table-cell office:value-type="float" office:value="10.6">
                <text:p>10.6</text:p>
              </table:table-cell>
              <table:table-cell office:value-type="float" office:value="10">
                <text:p>1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.6">
                <text:p>14.6</text:p>
              </table:table-cell>
              <table:table-cell office:value-type="float" office:value="7.8">
                <text:p>7.8</text:p>
              </table:table-cell>
              <table:table-cell office:value-type="float" office:value="11.4">
                <text:p>11.4</text:p>
              </table:table-cell>
              <table:table-cell office:value-type="float" office:value="9.8">
                <text:p>9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">
                <text:p>14</text:p>
              </table:table-cell>
              <table:table-cell office:value-type="float" office:value="11.2">
                <text:p>11.2</text:p>
              </table:table-cell>
              <table:table-cell office:value-type="float" office:value="10.2">
                <text:p>10.2</text:p>
              </table:table-cell>
              <table:table-cell office:value-type="float" office:value="10.6">
                <text:p>10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4.2">
                <text:p>14.2</text:p>
              </table:table-cell>
              <table:table-cell office:value-type="float" office:value="12.4">
                <text:p>12.4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2.99">
                <text:p>12.99</text:p>
              </table:table-cell>
              <table:table-cell office:value-type="float" office:value="13">
                <text:p>13</text:p>
              </table:table-cell>
              <table:table-cell office:value-type="float" office:value="8.79">
                <text:p>8.79</text:p>
              </table:table-cell>
              <table:table-cell office:value-type="float" office:value="10">
                <text:p>1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4.01">
                <text:p>14.01</text:p>
              </table:table-cell>
              <table:table-cell office:value-type="float" office:value="11.8">
                <text:p>11.8</text:p>
              </table:table-cell>
              <table:table-cell office:value-type="float" office:value="11.81">
                <text:p>11.81</text:p>
              </table:table-cell>
              <table:table-cell office:value-type="float" office:value="8.92">
                <text:p>8.9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3.6">
                <text:p>13.6</text:p>
              </table:table-cell>
              <table:table-cell office:value-type="float" office:value="13.4">
                <text:p>13.4</text:p>
              </table:table-cell>
              <table:table-cell office:value-type="float" office:value="10.4">
                <text:p>10.4</text:p>
              </table:table-cell>
              <table:table-cell office:value-type="float" office:value="8.28">
                <text:p>8.2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4.2">
                <text:p>14.2</text:p>
              </table:table-cell>
              <table:table-cell office:value-type="float" office:value="13.6">
                <text:p>13.6</text:p>
              </table:table-cell>
              <table:table-cell office:value-type="float" office:value="11.6">
                <text:p>11.6</text:p>
              </table:table-cell>
              <table:table-cell office:value-type="float" office:value="10.4">
                <text:p>10.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3.2">
                <text:p>13.2</text:p>
              </table:table-cell>
              <table:table-cell office:value-type="float" office:value="11.6">
                <text:p>11.6</text:p>
              </table:table-cell>
              <table:table-cell office:value-type="float" office:value="13">
                <text:p>13</text:p>
              </table:table-cell>
              <table:table-cell office:value-type="float" office:value="10.2">
                <text:p>10.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3.8">
                <text:p>13.8</text:p>
              </table:table-cell>
              <table:table-cell office:value-type="float" office:value="12.8">
                <text:p>12.8</text:p>
              </table:table-cell>
              <table:table-cell office:value-type="float" office:value="11.6">
                <text:p>11.6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3.2">
                <text:p>13.2</text:p>
              </table:table-cell>
              <table:table-cell office:value-type="float" office:value="12.8">
                <text:p>12.8</text:p>
              </table:table-cell>
              <table:table-cell office:value-type="float" office:value="11.4">
                <text:p>11.4</text:p>
              </table:table-cell>
              <table:table-cell office:value-type="float" office:value="10.2">
                <text:p>10.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.4">
                <text:p>10.4</text:p>
              </table:table-cell>
              <table:table-cell office:value-type="float" office:value="13.2">
                <text:p>13.2</text:p>
              </table:table-cell>
              <table:table-cell office:value-type="float" office:value="10.8">
                <text:p>10.8</text:p>
              </table:table-cell>
              <table:table-cell office:value-type="float" office:value="11">
                <text:p>1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2">
                <text:p>12</text:p>
              </table:table-cell>
              <table:table-cell office:value-type="float" office:value="12.8">
                <text:p>12.8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.4">
                <text:p>13.4</text:p>
              </table:table-cell>
              <table:table-cell office:value-type="float" office:value="9.2">
                <text:p>9.2</text:p>
              </table:table-cell>
              <table:table-cell office:value-type="float" office:value="12.4">
                <text:p>12.4</text:p>
              </table:table-cell>
              <table:table-cell office:value-type="float" office:value="11">
                <text:p>1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4.4">
                <text:p>14.4</text:p>
              </table:table-cell>
              <table:table-cell office:value-type="float" office:value="12.2">
                <text:p>12.2</text:p>
              </table:table-cell>
              <table:table-cell office:value-type="float" office:value="10.8">
                <text:p>10.8</text:p>
              </table:table-cell>
              <table:table-cell office:value-type="float" office:value="10.6">
                <text:p>10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3">
                <text:p>13</text:p>
              </table:table-cell>
              <table:table-cell office:value-type="float" office:value="12.4">
                <text:p>12.4</text:p>
              </table:table-cell>
              <table:table-cell office:value-type="float" office:value="11">
                <text:p>11</text:p>
              </table:table-cell>
              <table:table-cell office:value-type="float" office:value="10.6">
                <text:p>10.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3.2">
                <text:p>13.2</text:p>
              </table:table-cell>
              <table:table-cell office:value-type="float" office:value="12.6">
                <text:p>12.6</text:p>
              </table:table-cell>
              <table:table-cell office:value-type="float" office:value="6">
                <text:p>6</text:p>
              </table:table-cell>
              <table:table-cell office:value-type="float" office:value="10.8">
                <text:p>10.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4.6">
                <text:p>14.6</text:p>
              </table:table-cell>
              <table:table-cell office:value-type="float" office:value="13">
                <text:p>13</text:p>
              </table:table-cell>
              <table:table-cell office:value-type="float" office:value="10.4">
                <text:p>10.4</text:p>
              </table:table-cell>
              <table:table-cell office:value-type="float" office:value="8.4">
                <text:p>8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4">
                <text:p>14</text:p>
              </table:table-cell>
              <table:table-cell office:value-type="float" office:value="12.6">
                <text:p>12.6</text:p>
              </table:table-cell>
              <table:table-cell office:value-type="float" office:value="11.2">
                <text:p>11.2</text:p>
              </table:table-cell>
              <table:table-cell office:value-type="float" office:value="8.4">
                <text:p>8.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4.6">
                <text:p>14.6</text:p>
              </table:table-cell>
              <table:table-cell office:value-type="float" office:value="12.2">
                <text:p>12.2</text:p>
              </table:table-cell>
              <table:table-cell office:value-type="float" office:value="11.4">
                <text:p>11.4</text:p>
              </table:table-cell>
              <table:table-cell office:value-type="float" office:value="11">
                <text:p>1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2.97">
                <text:p>12.97</text:p>
              </table:table-cell>
              <table:table-cell office:value-type="float" office:value="11.8">
                <text:p>11.8</text:p>
              </table:table-cell>
              <table:table-cell office:value-type="float" office:value="12.18">
                <text:p>12.18</text:p>
              </table:table-cell>
              <table:table-cell office:value-type="float" office:value="10.6">
                <text:p>10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2.83">
                <text:p>12.83</text:p>
              </table:table-cell>
              <table:table-cell office:value-type="float" office:value="12">
                <text:p>12</text:p>
              </table:table-cell>
              <table:table-cell office:value-type="float" office:value="11.22">
                <text:p>11.22</text:p>
              </table:table-cell>
              <table:table-cell office:value-type="float" office:value="10.8">
                <text:p>10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3.6">
                <text:p>13.6</text:p>
              </table:table-cell>
              <table:table-cell office:value-type="float" office:value="12.6">
                <text:p>12.6</text:p>
              </table:table-cell>
              <table:table-cell office:value-type="float" office:value="10.2">
                <text:p>10.2</text:p>
              </table:table-cell>
              <table:table-cell office:value-type="float" office:value="11">
                <text:p>1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2.6">
                <text:p>12.6</text:p>
              </table:table-cell>
              <table:table-cell office:value-type="float" office:value="11.8">
                <text:p>11.8</text:p>
              </table:table-cell>
              <table:table-cell office:value-type="float" office:value="13.2">
                <text:p>13.2</text:p>
              </table:table-cell>
              <table:table-cell office:value-type="float" office:value="10.8">
                <text:p>10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4.2">
                <text:p>14.2</text:p>
              </table:table-cell>
              <table:table-cell office:value-type="float" office:value="12.19">
                <text:p>12.19</text:p>
              </table:table-cell>
              <table:table-cell office:value-type="float" office:value="12.2">
                <text:p>12.2</text:p>
              </table:table-cell>
              <table:table-cell office:value-type="float" office:value="9.8">
                <text:p>9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3.2">
                <text:p>13.2</text:p>
              </table:table-cell>
              <table:table-cell office:value-type="float" office:value="7.59">
                <text:p>7.59</text:p>
              </table:table-cell>
              <table:table-cell office:value-type="float" office:value="12.56">
                <text:p>12.56</text:p>
              </table:table-cell>
              <table:table-cell office:value-type="float" office:value="9.4">
                <text:p>9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4">
                <text:p>14</text:p>
              </table:table-cell>
              <table:table-cell office:value-type="float" office:value="6.41">
                <text:p>6.41</text:p>
              </table:table-cell>
              <table:table-cell office:value-type="float" office:value="11.44">
                <text:p>11.44</text:p>
              </table:table-cell>
              <table:table-cell office:value-type="float" office:value="9.2">
                <text:p>9.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4.4">
                <text:p>14.4</text:p>
              </table:table-cell>
              <table:table-cell office:value-type="float" office:value="9.4">
                <text:p>9.4</text:p>
              </table:table-cell>
              <table:table-cell office:value-type="float" office:value="11.4">
                <text:p>11.4</text:p>
              </table:table-cell>
              <table:table-cell office:value-type="float" office:value="10">
                <text:p>1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3.4">
                <text:p>13.4</text:p>
              </table:table-cell>
              <table:table-cell office:value-type="float" office:value="12.61">
                <text:p>12.61</text:p>
              </table:table-cell>
              <table:table-cell office:value-type="float" office:value="8.6">
                <text:p>8.6</text:p>
              </table:table-cell>
              <table:table-cell office:value-type="float" office:value="11">
                <text:p>1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3.8">
                <text:p>13.8</text:p>
              </table:table-cell>
              <table:table-cell office:value-type="float" office:value="10.79">
                <text:p>10.79</text:p>
              </table:table-cell>
              <table:table-cell office:value-type="float" office:value="12.2">
                <text:p>12.2</text:p>
              </table:table-cell>
              <table:table-cell office:value-type="float" office:value="8.8">
                <text:p>8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4.4">
                <text:p>14.4</text:p>
              </table:table-cell>
              <table:table-cell office:value-type="float" office:value="13.21">
                <text:p>13.21</text:p>
              </table:table-cell>
              <table:table-cell office:value-type="float" office:value="12.8">
                <text:p>12.8</text:p>
              </table:table-cell>
              <table:table-cell office:value-type="float" office:value="10.2">
                <text:p>10.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4.2">
                <text:p>14.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4.6">
                <text:p>14.6</text:p>
              </table:table-cell>
              <table:table-cell office:value-type="float" office:value="11.8">
                <text:p>11.8</text:p>
              </table:table-cell>
              <table:table-cell office:value-type="float" office:value="12.8">
                <text:p>12.8</text:p>
              </table:table-cell>
              <table:table-cell office:value-type="float" office:value="10.8">
                <text:p>10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3.8">
                <text:p>13.8</text:p>
              </table:table-cell>
              <table:table-cell office:value-type="float" office:value="11.8">
                <text:p>11.8</text:p>
              </table:table-cell>
              <table:table-cell office:value-type="float" office:value="11.8">
                <text:p>11.8</text:p>
              </table:table-cell>
              <table:table-cell office:value-type="float" office:value="10.8">
                <text:p>10.8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line" chart:style-name="ch1">
        <chart:title svg:x="7.893cm" svg:y="0.336cm" chart:style-name="ch2">
          <text:p>BRU - AMS MySQL</text:p>
        </chart:title>
        <chart:legend chart:legend-position="end" svg:x="12.81cm" svg:y="3.705cm" style:legend-expansion="high" chart:style-name="ch3"/>
        <chart:plot-area chart:style-name="ch4" table:cell-range-address="Sheet1.AR5:Sheet1.AR65 Sheet1.AT5:Sheet1.AT65 Sheet1.AX5:Sheet1.AX65 Sheet1.BB5:Sheet1.BB65 Sheet1.BF5:Sheet1.BF65 Sheet1.BK5:Sheet1.BK65" chart:data-source-has-labels="both" svg:x="1.411cm" svg:y="1.341cm" svg:width="10.999cm" svg:height="7.479cm">
          <chart:coordinate-region svg:x="2.297cm" svg:y="1.475cm" svg:width="10.113cm" svg:height="6.3cm"/>
          <chart:axis chart:dimension="x" chart:name="primary-x" chart:style-name="ch5" chartooo:axis-type="auto">
            <chartooo:date-scale/>
            <chart:title svg:x="6.205cm" svg:y="9.02cm" chart:style-name="ch6">
              <text:p>seconds</text:p>
            </chart:title>
            <chart:categories table:cell-range-address="Sheet1.AR6:Sheet1.AR65"/>
          </chart:axis>
          <chart:axis chart:dimension="y" chart:name="primary-y" chart:style-name="ch5">
            <chart:title svg:x="0.451cm" svg:y="6.447cm" chart:style-name="ch7">
              <text:p>queries / second</text:p>
            </chart:title>
            <chart:grid chart:style-name="ch8" chart:class="major"/>
          </chart:axis>
          <chart:series chart:style-name="ch9" chart:values-cell-range-address="Sheet1.AT6:Sheet1.AT65" chart:label-cell-address="Sheet1.AT5:Sheet1.AT5" chart:class="chart:line">
            <chart:data-point chart:repeated="60"/>
          </chart:series>
          <chart:series chart:style-name="ch10" chart:values-cell-range-address="Sheet1.AX6:Sheet1.AX65" chart:label-cell-address="Sheet1.AX5:Sheet1.AX5" chart:class="chart:line">
            <chart:data-point chart:repeated="60"/>
          </chart:series>
          <chart:series chart:style-name="ch11" chart:values-cell-range-address="Sheet1.BB6:Sheet1.BB65" chart:label-cell-address="Sheet1.BB5:Sheet1.BB5" chart:class="chart:line">
            <chart:data-point chart:repeated="60"/>
          </chart:series>
          <chart:series chart:style-name="ch12" chart:values-cell-range-address="Sheet1.BF6:Sheet1.BF65" chart:label-cell-address="Sheet1.BF5:Sheet1.BF5" chart:class="chart:line">
            <chart:data-point chart:repeated="60"/>
          </chart:series>
          <chart:series chart:style-name="ch13" chart:values-cell-range-address="Sheet1.BK6:Sheet1.BK65" chart:label-cell-address="Sheet1.BK5:Sheet1.BK5" chart:class="chart:line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s→bru MySQL 5.7</text:p>
                <draw:g>
                  <svg:desc>Sheet1.AT5:Sheet1.AT5</svg:desc>
                </draw:g>
              </table:table-cell>
              <table:table-cell office:value-type="string">
                <text:p>Haproxy ams→bru MySQL 5.7</text:p>
                <draw:g>
                  <svg:desc>Sheet1.AX5:Sheet1.AX5</svg:desc>
                </draw:g>
              </table:table-cell>
              <table:table-cell office:value-type="string">
                <text:p>Traefik ams→bru MySQL 5.7</text:p>
                <draw:g>
                  <svg:desc>Sheet1.BB5:Sheet1.BB5</svg:desc>
                </draw:g>
              </table:table-cell>
              <table:table-cell office:value-type="string">
                <text:p>ProxySQL ams→bru MySQL 5.7</text:p>
                <draw:g>
                  <svg:desc>Sheet1.BF5:Sheet1.BF5</svg:desc>
                </draw:g>
              </table:table-cell>
              <table:table-cell office:value-type="string">
                <text:p>bru→ams DO managed MySQL 8.0</text:p>
                <draw:g>
                  <svg:desc>Sheet1.BK5:Sheet1.BK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R6:Sheet1.AR65</svg:desc>
                </draw:g>
              </table:table-cell>
              <table:table-cell office:value-type="float" office:value="381.28">
                <text:p>381.28</text:p>
                <draw:g>
                  <svg:desc>Sheet1.AT6:Sheet1.AT65</svg:desc>
                </draw:g>
              </table:table-cell>
              <table:table-cell office:value-type="float" office:value="362.89">
                <text:p>362.89</text:p>
                <draw:g>
                  <svg:desc>Sheet1.AX6:Sheet1.AX65</svg:desc>
                </draw:g>
              </table:table-cell>
              <table:table-cell office:value-type="float" office:value="307.08">
                <text:p>307.08</text:p>
                <draw:g>
                  <svg:desc>Sheet1.BB6:Sheet1.BB65</svg:desc>
                </draw:g>
              </table:table-cell>
              <table:table-cell office:value-type="float" office:value="299.05">
                <text:p>299.05</text:p>
                <draw:g>
                  <svg:desc>Sheet1.BF6:Sheet1.BF65</svg:desc>
                </draw:g>
              </table:table-cell>
              <table:table-cell office:value-type="float" office:value="132.95">
                <text:p>132.95</text:p>
                <draw:g>
                  <svg:desc>Sheet1.BK6:Sheet1.BK6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7.8">
                <text:p>267.8</text:p>
              </table:table-cell>
              <table:table-cell office:value-type="float" office:value="359.07">
                <text:p>359.07</text:p>
              </table:table-cell>
              <table:table-cell office:value-type="float" office:value="328.94">
                <text:p>328.94</text:p>
              </table:table-cell>
              <table:table-cell office:value-type="float" office:value="322.55">
                <text:p>322.55</text:p>
              </table:table-cell>
              <table:table-cell office:value-type="float" office:value="133.81">
                <text:p>133.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61.61">
                <text:p>361.61</text:p>
              </table:table-cell>
              <table:table-cell office:value-type="float" office:value="383.18">
                <text:p>383.18</text:p>
              </table:table-cell>
              <table:table-cell office:value-type="float" office:value="272.14">
                <text:p>272.14</text:p>
              </table:table-cell>
              <table:table-cell office:value-type="float" office:value="307.6">
                <text:p>307.6</text:p>
              </table:table-cell>
              <table:table-cell office:value-type="float" office:value="133.19">
                <text:p>133.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1.01">
                <text:p>381.01</text:p>
              </table:table-cell>
              <table:table-cell office:value-type="float" office:value="288.25">
                <text:p>288.25</text:p>
              </table:table-cell>
              <table:table-cell office:value-type="float" office:value="300.42">
                <text:p>300.42</text:p>
              </table:table-cell>
              <table:table-cell office:value-type="float" office:value="308">
                <text:p>30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00.41">
                <text:p>400.41</text:p>
              </table:table-cell>
              <table:table-cell office:value-type="float" office:value="349.81">
                <text:p>349.81</text:p>
              </table:table-cell>
              <table:table-cell office:value-type="float" office:value="330.43">
                <text:p>330.43</text:p>
              </table:table-cell>
              <table:table-cell office:value-type="float" office:value="307.8">
                <text:p>307.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8.4">
                <text:p>408.4</text:p>
              </table:table-cell>
              <table:table-cell office:value-type="float" office:value="384.18">
                <text:p>384.18</text:p>
              </table:table-cell>
              <table:table-cell office:value-type="float" office:value="316.73">
                <text:p>316.73</text:p>
              </table:table-cell>
              <table:table-cell office:value-type="float" office:value="314.2">
                <text:p>314.2</text:p>
              </table:table-cell>
              <table:table-cell office:value-type="float" office:value="133.81">
                <text:p>133.8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71.8">
                <text:p>371.8</text:p>
              </table:table-cell>
              <table:table-cell office:value-type="float" office:value="363.2">
                <text:p>363.2</text:p>
              </table:table-cell>
              <table:table-cell office:value-type="float" office:value="209.55">
                <text:p>209.55</text:p>
              </table:table-cell>
              <table:table-cell office:value-type="float" office:value="288.01">
                <text:p>288.01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77.99">
                <text:p>377.99</text:p>
              </table:table-cell>
              <table:table-cell office:value-type="float" office:value="383.52">
                <text:p>383.52</text:p>
              </table:table-cell>
              <table:table-cell office:value-type="float" office:value="333.18">
                <text:p>333.18</text:p>
              </table:table-cell>
              <table:table-cell office:value-type="float" office:value="267.96">
                <text:p>267.96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97.87">
                <text:p>397.87</text:p>
              </table:table-cell>
              <table:table-cell office:value-type="float" office:value="361.77">
                <text:p>361.77</text:p>
              </table:table-cell>
              <table:table-cell office:value-type="float" office:value="312.79">
                <text:p>312.79</text:p>
              </table:table-cell>
              <table:table-cell office:value-type="float" office:value="225.28">
                <text:p>225.28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55.52">
                <text:p>355.52</text:p>
              </table:table-cell>
              <table:table-cell office:value-type="float" office:value="359.25">
                <text:p>359.25</text:p>
              </table:table-cell>
              <table:table-cell office:value-type="float" office:value="320.58">
                <text:p>320.58</text:p>
              </table:table-cell>
              <table:table-cell office:value-type="float" office:value="281.81">
                <text:p>281.81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88.8">
                <text:p>388.8</text:p>
              </table:table-cell>
              <table:table-cell office:value-type="float" office:value="373.38">
                <text:p>373.38</text:p>
              </table:table-cell>
              <table:table-cell office:value-type="float" office:value="308.74">
                <text:p>308.74</text:p>
              </table:table-cell>
              <table:table-cell office:value-type="float" office:value="292.94">
                <text:p>292.94</text:p>
              </table:table-cell>
              <table:table-cell office:value-type="float" office:value="134.39">
                <text:p>134.3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24.39">
                <text:p>424.39</text:p>
              </table:table-cell>
              <table:table-cell office:value-type="float" office:value="377.41">
                <text:p>377.41</text:p>
              </table:table-cell>
              <table:table-cell office:value-type="float" office:value="307.89">
                <text:p>307.89</text:p>
              </table:table-cell>
              <table:table-cell office:value-type="float" office:value="294.62">
                <text:p>294.62</text:p>
              </table:table-cell>
              <table:table-cell office:value-type="float" office:value="135.01">
                <text:p>135.0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85.2">
                <text:p>385.2</text:p>
              </table:table-cell>
              <table:table-cell office:value-type="float" office:value="355.61">
                <text:p>355.61</text:p>
              </table:table-cell>
              <table:table-cell office:value-type="float" office:value="350.19">
                <text:p>350.19</text:p>
              </table:table-cell>
              <table:table-cell office:value-type="float" office:value="287.55">
                <text:p>287.55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08.6">
                <text:p>308.6</text:p>
              </table:table-cell>
              <table:table-cell office:value-type="float" office:value="382.2">
                <text:p>382.2</text:p>
              </table:table-cell>
              <table:table-cell office:value-type="float" office:value="331.38">
                <text:p>331.38</text:p>
              </table:table-cell>
              <table:table-cell office:value-type="float" office:value="274.21">
                <text:p>274.21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52.17">
                <text:p>352.17</text:p>
              </table:table-cell>
              <table:table-cell office:value-type="float" office:value="371.59">
                <text:p>371.59</text:p>
              </table:table-cell>
              <table:table-cell office:value-type="float" office:value="335.17">
                <text:p>335.17</text:p>
              </table:table-cell>
              <table:table-cell office:value-type="float" office:value="273.45">
                <text:p>273.45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56.21">
                <text:p>356.21</text:p>
              </table:table-cell>
              <table:table-cell office:value-type="float" office:value="282.2">
                <text:p>282.2</text:p>
              </table:table-cell>
              <table:table-cell office:value-type="float" office:value="360.03">
                <text:p>360.03</text:p>
              </table:table-cell>
              <table:table-cell office:value-type="float" office:value="287.19">
                <text:p>287.1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93.79">
                <text:p>393.79</text:p>
              </table:table-cell>
              <table:table-cell office:value-type="float" office:value="345.79">
                <text:p>345.79</text:p>
              </table:table-cell>
              <table:table-cell office:value-type="float" office:value="316.57">
                <text:p>316.57</text:p>
              </table:table-cell>
              <table:table-cell office:value-type="float" office:value="313.4">
                <text:p>313.4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76.63">
                <text:p>376.63</text:p>
              </table:table-cell>
              <table:table-cell office:value-type="float" office:value="366.8">
                <text:p>366.8</text:p>
              </table:table-cell>
              <table:table-cell office:value-type="float" office:value="304.81">
                <text:p>304.81</text:p>
              </table:table-cell>
              <table:table-cell office:value-type="float" office:value="294.29">
                <text:p>294.29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00.61">
                <text:p>400.61</text:p>
              </table:table-cell>
              <table:table-cell office:value-type="float" office:value="356.45">
                <text:p>356.45</text:p>
              </table:table-cell>
              <table:table-cell office:value-type="float" office:value="222.23">
                <text:p>222.23</text:p>
              </table:table-cell>
              <table:table-cell office:value-type="float" office:value="323.26">
                <text:p>323.2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83.16">
                <text:p>383.16</text:p>
              </table:table-cell>
              <table:table-cell office:value-type="float" office:value="368.34">
                <text:p>368.34</text:p>
              </table:table-cell>
              <table:table-cell office:value-type="float" office:value="329.21">
                <text:p>329.21</text:p>
              </table:table-cell>
              <table:table-cell office:value-type="float" office:value="240.4">
                <text:p>240.4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417.3">
                <text:p>417.3</text:p>
              </table:table-cell>
              <table:table-cell office:value-type="float" office:value="372.61">
                <text:p>372.61</text:p>
              </table:table-cell>
              <table:table-cell office:value-type="float" office:value="336.58">
                <text:p>336.58</text:p>
              </table:table-cell>
              <table:table-cell office:value-type="float" office:value="209.98">
                <text:p>209.98</text:p>
              </table:table-cell>
              <table:table-cell office:value-type="float" office:value="134.79">
                <text:p>134.7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06.36">
                <text:p>406.36</text:p>
              </table:table-cell>
              <table:table-cell office:value-type="float" office:value="350.2">
                <text:p>350.2</text:p>
              </table:table-cell>
              <table:table-cell office:value-type="float" office:value="299.58">
                <text:p>299.58</text:p>
              </table:table-cell>
              <table:table-cell office:value-type="float" office:value="280.66">
                <text:p>280.66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414.94">
                <text:p>414.94</text:p>
              </table:table-cell>
              <table:table-cell office:value-type="float" office:value="353.59">
                <text:p>353.59</text:p>
              </table:table-cell>
              <table:table-cell office:value-type="float" office:value="349.03">
                <text:p>349.03</text:p>
              </table:table-cell>
              <table:table-cell office:value-type="float" office:value="276.58">
                <text:p>276.58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24.4">
                <text:p>424.4</text:p>
              </table:table-cell>
              <table:table-cell office:value-type="float" office:value="318.6">
                <text:p>318.6</text:p>
              </table:table-cell>
              <table:table-cell office:value-type="float" office:value="333.21">
                <text:p>333.21</text:p>
              </table:table-cell>
              <table:table-cell office:value-type="float" office:value="286">
                <text:p>286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404.32">
                <text:p>404.32</text:p>
              </table:table-cell>
              <table:table-cell office:value-type="float" office:value="358.01">
                <text:p>358.01</text:p>
              </table:table-cell>
              <table:table-cell office:value-type="float" office:value="299.9">
                <text:p>299.9</text:p>
              </table:table-cell>
              <table:table-cell office:value-type="float" office:value="321.55">
                <text:p>321.55</text:p>
              </table:table-cell>
              <table:table-cell office:value-type="float" office:value="132.8">
                <text:p>132.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91.44">
                <text:p>291.44</text:p>
              </table:table-cell>
              <table:table-cell office:value-type="float" office:value="360">
                <text:p>360</text:p>
              </table:table-cell>
              <table:table-cell office:value-type="float" office:value="283.56">
                <text:p>283.56</text:p>
              </table:table-cell>
              <table:table-cell office:value-type="float" office:value="296.01">
                <text:p>296.01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70.91">
                <text:p>370.91</text:p>
              </table:table-cell>
              <table:table-cell office:value-type="float" office:value="363.16">
                <text:p>363.16</text:p>
              </table:table-cell>
              <table:table-cell office:value-type="float" office:value="309.06">
                <text:p>309.06</text:p>
              </table:table-cell>
              <table:table-cell office:value-type="float" office:value="292.18">
                <text:p>292.18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24.35">
                <text:p>424.35</text:p>
              </table:table-cell>
              <table:table-cell office:value-type="float" office:value="225.35">
                <text:p>225.35</text:p>
              </table:table-cell>
              <table:table-cell office:value-type="float" office:value="326">
                <text:p>326</text:p>
              </table:table-cell>
              <table:table-cell office:value-type="float" office:value="279.77">
                <text:p>279.77</text:p>
              </table:table-cell>
              <table:table-cell office:value-type="float" office:value="132.4">
                <text:p>132.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99.21">
                <text:p>399.21</text:p>
              </table:table-cell>
              <table:table-cell office:value-type="float" office:value="324.54">
                <text:p>324.54</text:p>
              </table:table-cell>
              <table:table-cell office:value-type="float" office:value="300.14">
                <text:p>300.14</text:p>
              </table:table-cell>
              <table:table-cell office:value-type="float" office:value="311.66">
                <text:p>311.66</text:p>
              </table:table-cell>
              <table:table-cell office:value-type="float" office:value="133.8">
                <text:p>133.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14.2">
                <text:p>414.2</text:p>
              </table:table-cell>
              <table:table-cell office:value-type="float" office:value="358.75">
                <text:p>358.75</text:p>
              </table:table-cell>
              <table:table-cell office:value-type="float" office:value="321.67">
                <text:p>321.67</text:p>
              </table:table-cell>
              <table:table-cell office:value-type="float" office:value="311.8">
                <text:p>311.8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375.45">
                <text:p>375.45</text:p>
              </table:table-cell>
              <table:table-cell office:value-type="float" office:value="376.45">
                <text:p>376.45</text:p>
              </table:table-cell>
              <table:table-cell office:value-type="float" office:value="254.57">
                <text:p>254.57</text:p>
              </table:table-cell>
              <table:table-cell office:value-type="float" office:value="291.19">
                <text:p>291.19</text:p>
              </table:table-cell>
              <table:table-cell office:value-type="float" office:value="134.8">
                <text:p>134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12.96">
                <text:p>412.96</text:p>
              </table:table-cell>
              <table:table-cell office:value-type="float" office:value="347">
                <text:p>347</text:p>
              </table:table-cell>
              <table:table-cell office:value-type="float" office:value="343.29">
                <text:p>343.29</text:p>
              </table:table-cell>
              <table:table-cell office:value-type="float" office:value="257.47">
                <text:p>257.47</text:p>
              </table:table-cell>
              <table:table-cell office:value-type="float" office:value="129.4">
                <text:p>129.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391.8">
                <text:p>391.8</text:p>
              </table:table-cell>
              <table:table-cell office:value-type="float" office:value="384.18">
                <text:p>384.18</text:p>
              </table:table-cell>
              <table:table-cell office:value-type="float" office:value="297.24">
                <text:p>297.24</text:p>
              </table:table-cell>
              <table:table-cell office:value-type="float" office:value="240.39">
                <text:p>240.39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12.61">
                <text:p>412.61</text:p>
              </table:table-cell>
              <table:table-cell office:value-type="float" office:value="392.01">
                <text:p>392.01</text:p>
              </table:table-cell>
              <table:table-cell office:value-type="float" office:value="337.19">
                <text:p>337.19</text:p>
              </table:table-cell>
              <table:table-cell office:value-type="float" office:value="299.02">
                <text:p>299.02</text:p>
              </table:table-cell>
              <table:table-cell office:value-type="float" office:value="134.6">
                <text:p>134.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378.8">
                <text:p>378.8</text:p>
              </table:table-cell>
              <table:table-cell office:value-type="float" office:value="335.99">
                <text:p>335.99</text:p>
              </table:table-cell>
              <table:table-cell office:value-type="float" office:value="377.99">
                <text:p>377.99</text:p>
              </table:table-cell>
              <table:table-cell office:value-type="float" office:value="295.78">
                <text:p>295.78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03.97">
                <text:p>403.97</text:p>
              </table:table-cell>
              <table:table-cell office:value-type="float" office:value="370.59">
                <text:p>370.59</text:p>
              </table:table-cell>
              <table:table-cell office:value-type="float" office:value="339.19">
                <text:p>339.19</text:p>
              </table:table-cell>
              <table:table-cell office:value-type="float" office:value="284.99">
                <text:p>284.99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380.02">
                <text:p>380.02</text:p>
              </table:table-cell>
              <table:table-cell office:value-type="float" office:value="377.62">
                <text:p>377.62</text:p>
              </table:table-cell>
              <table:table-cell office:value-type="float" office:value="325.8">
                <text:p>325.8</text:p>
              </table:table-cell>
              <table:table-cell office:value-type="float" office:value="294.59">
                <text:p>294.59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06.54">
                <text:p>306.54</text:p>
              </table:table-cell>
              <table:table-cell office:value-type="float" office:value="380.8">
                <text:p>380.8</text:p>
              </table:table-cell>
              <table:table-cell office:value-type="float" office:value="311.22">
                <text:p>311.22</text:p>
              </table:table-cell>
              <table:table-cell office:value-type="float" office:value="316.41">
                <text:p>316.41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340.9">
                <text:p>340.9</text:p>
              </table:table-cell>
              <table:table-cell office:value-type="float" office:value="371.76">
                <text:p>371.76</text:p>
              </table:table-cell>
              <table:table-cell office:value-type="float" office:value="326.79">
                <text:p>326.79</text:p>
              </table:table-cell>
              <table:table-cell office:value-type="float" office:value="309">
                <text:p>309</text:p>
              </table:table-cell>
              <table:table-cell office:value-type="float" office:value="134.8">
                <text:p>134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95.91">
                <text:p>395.91</text:p>
              </table:table-cell>
              <table:table-cell office:value-type="float" office:value="267.79">
                <text:p>267.79</text:p>
              </table:table-cell>
              <table:table-cell office:value-type="float" office:value="353.21">
                <text:p>353.21</text:p>
              </table:table-cell>
              <table:table-cell office:value-type="float" office:value="324.75">
                <text:p>324.75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411.69">
                <text:p>411.69</text:p>
              </table:table-cell>
              <table:table-cell office:value-type="float" office:value="353.08">
                <text:p>353.08</text:p>
              </table:table-cell>
              <table:table-cell office:value-type="float" office:value="314.71">
                <text:p>314.71</text:p>
              </table:table-cell>
              <table:table-cell office:value-type="float" office:value="302.84">
                <text:p>302.84</text:p>
              </table:table-cell>
              <table:table-cell office:value-type="float" office:value="127.8">
                <text:p>127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77.93">
                <text:p>377.93</text:p>
              </table:table-cell>
              <table:table-cell office:value-type="float" office:value="359.41">
                <text:p>359.41</text:p>
              </table:table-cell>
              <table:table-cell office:value-type="float" office:value="321.49">
                <text:p>321.49</text:p>
              </table:table-cell>
              <table:table-cell office:value-type="float" office:value="312.61">
                <text:p>312.61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384.59">
                <text:p>384.59</text:p>
              </table:table-cell>
              <table:table-cell office:value-type="float" office:value="366.8">
                <text:p>366.8</text:p>
              </table:table-cell>
              <table:table-cell office:value-type="float" office:value="175.6">
                <text:p>175.6</text:p>
              </table:table-cell>
              <table:table-cell office:value-type="float" office:value="308.39">
                <text:p>308.39</text:p>
              </table:table-cell>
              <table:table-cell office:value-type="float" office:value="133.2">
                <text:p>133.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21.8">
                <text:p>421.8</text:p>
              </table:table-cell>
              <table:table-cell office:value-type="float" office:value="379.95">
                <text:p>379.95</text:p>
              </table:table-cell>
              <table:table-cell office:value-type="float" office:value="299.38">
                <text:p>299.38</text:p>
              </table:table-cell>
              <table:table-cell office:value-type="float" office:value="244.01">
                <text:p>244.01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407.78">
                <text:p>407.78</text:p>
              </table:table-cell>
              <table:table-cell office:value-type="float" office:value="358.6">
                <text:p>358.6</text:p>
              </table:table-cell>
              <table:table-cell office:value-type="float" office:value="325.84">
                <text:p>325.84</text:p>
              </table:table-cell>
              <table:table-cell office:value-type="float" office:value="245">
                <text:p>245</text:p>
              </table:table-cell>
              <table:table-cell office:value-type="float" office:value="133.8">
                <text:p>133.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20.83">
                <text:p>420.83</text:p>
              </table:table-cell>
              <table:table-cell office:value-type="float" office:value="356.21">
                <text:p>356.21</text:p>
              </table:table-cell>
              <table:table-cell office:value-type="float" office:value="333.36">
                <text:p>333.36</text:p>
              </table:table-cell>
              <table:table-cell office:value-type="float" office:value="318.24">
                <text:p>318.24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379.57">
                <text:p>379.57</text:p>
              </table:table-cell>
              <table:table-cell office:value-type="float" office:value="338.8">
                <text:p>338.8</text:p>
              </table:table-cell>
              <table:table-cell office:value-type="float" office:value="350.68">
                <text:p>350.68</text:p>
              </table:table-cell>
              <table:table-cell office:value-type="float" office:value="308.57">
                <text:p>308.57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68.18">
                <text:p>368.18</text:p>
              </table:table-cell>
              <table:table-cell office:value-type="float" office:value="348.8">
                <text:p>348.8</text:p>
              </table:table-cell>
              <table:table-cell office:value-type="float" office:value="325.87">
                <text:p>325.87</text:p>
              </table:table-cell>
              <table:table-cell office:value-type="float" office:value="309.03">
                <text:p>309.0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397.8">
                <text:p>397.8</text:p>
              </table:table-cell>
              <table:table-cell office:value-type="float" office:value="369.18">
                <text:p>369.18</text:p>
              </table:table-cell>
              <table:table-cell office:value-type="float" office:value="294.01">
                <text:p>294.01</text:p>
              </table:table-cell>
              <table:table-cell office:value-type="float" office:value="324.59">
                <text:p>324.59</text:p>
              </table:table-cell>
              <table:table-cell office:value-type="float" office:value="133.79">
                <text:p>133.7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62.23">
                <text:p>362.23</text:p>
              </table:table-cell>
              <table:table-cell office:value-type="float" office:value="341.21">
                <text:p>341.21</text:p>
              </table:table-cell>
              <table:table-cell office:value-type="float" office:value="380.46">
                <text:p>380.46</text:p>
              </table:table-cell>
              <table:table-cell office:value-type="float" office:value="312.78">
                <text:p>312.78</text:p>
              </table:table-cell>
              <table:table-cell office:value-type="float" office:value="133.81">
                <text:p>133.81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414.59">
                <text:p>414.59</text:p>
              </table:table-cell>
              <table:table-cell office:value-type="float" office:value="353.83">
                <text:p>353.83</text:p>
              </table:table-cell>
              <table:table-cell office:value-type="float" office:value="354.16">
                <text:p>354.16</text:p>
              </table:table-cell>
              <table:table-cell office:value-type="float" office:value="281.63">
                <text:p>281.6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84.37">
                <text:p>384.37</text:p>
              </table:table-cell>
              <table:table-cell office:value-type="float" office:value="218.19">
                <text:p>218.19</text:p>
              </table:table-cell>
              <table:table-cell office:value-type="float" office:value="363.2">
                <text:p>363.2</text:p>
              </table:table-cell>
              <table:table-cell office:value-type="float" office:value="278.55">
                <text:p>278.55</text:p>
              </table:table-cell>
              <table:table-cell office:value-type="float" office:value="133.8">
                <text:p>133.8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404.22">
                <text:p>404.22</text:p>
              </table:table-cell>
              <table:table-cell office:value-type="float" office:value="189.08">
                <text:p>189.08</text:p>
              </table:table-cell>
              <table:table-cell office:value-type="float" office:value="336.33">
                <text:p>336.33</text:p>
              </table:table-cell>
              <table:table-cell office:value-type="float" office:value="260.4">
                <text:p>260.4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420.41">
                <text:p>420.41</text:p>
              </table:table-cell>
              <table:table-cell office:value-type="float" office:value="273.47">
                <text:p>273.47</text:p>
              </table:table-cell>
              <table:table-cell office:value-type="float" office:value="330.39">
                <text:p>330.39</text:p>
              </table:table-cell>
              <table:table-cell office:value-type="float" office:value="292.83">
                <text:p>292.83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386.81">
                <text:p>386.81</text:p>
              </table:table-cell>
              <table:table-cell office:value-type="float" office:value="360.6">
                <text:p>360.6</text:p>
              </table:table-cell>
              <table:table-cell office:value-type="float" office:value="247.62">
                <text:p>247.62</text:p>
              </table:table-cell>
              <table:table-cell office:value-type="float" office:value="316.62">
                <text:p>316.62</text:p>
              </table:table-cell>
              <table:table-cell office:value-type="float" office:value="134.2">
                <text:p>134.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98.77">
                <text:p>398.77</text:p>
              </table:table-cell>
              <table:table-cell office:value-type="float" office:value="317.04">
                <text:p>317.04</text:p>
              </table:table-cell>
              <table:table-cell office:value-type="float" office:value="355.61">
                <text:p>355.61</text:p>
              </table:table-cell>
              <table:table-cell office:value-type="float" office:value="255.34">
                <text:p>255.34</text:p>
              </table:table-cell>
              <table:table-cell office:value-type="float" office:value="134.6">
                <text:p>134.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416.03">
                <text:p>416.03</text:p>
              </table:table-cell>
              <table:table-cell office:value-type="float" office:value="381.03">
                <text:p>381.03</text:p>
              </table:table-cell>
              <table:table-cell office:value-type="float" office:value="368.61">
                <text:p>368.61</text:p>
              </table:table-cell>
              <table:table-cell office:value-type="float" office:value="298.47">
                <text:p>298.47</text:p>
              </table:table-cell>
              <table:table-cell office:value-type="float" office:value="134.6">
                <text:p>134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15.39">
                <text:p>415.39</text:p>
              </table:table-cell>
              <table:table-cell office:value-type="float" office:value="373.2">
                <text:p>373.2</text:p>
              </table:table-cell>
              <table:table-cell office:value-type="float" office:value="350.76">
                <text:p>350.76</text:p>
              </table:table-cell>
              <table:table-cell office:value-type="float" office:value="318.96">
                <text:p>318.96</text:p>
              </table:table-cell>
              <table:table-cell office:value-type="float" office:value="133.8">
                <text:p>133.8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416.8">
                <text:p>416.8</text:p>
              </table:table-cell>
              <table:table-cell office:value-type="float" office:value="343.79">
                <text:p>343.79</text:p>
              </table:table-cell>
              <table:table-cell office:value-type="float" office:value="365.8">
                <text:p>365.8</text:p>
              </table:table-cell>
              <table:table-cell office:value-type="float" office:value="313.21">
                <text:p>313.21</text:p>
              </table:table-cell>
              <table:table-cell office:value-type="float" office:value="134.19">
                <text:p>134.1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06.39">
                <text:p>406.39</text:p>
              </table:table-cell>
              <table:table-cell office:value-type="float" office:value="343.53">
                <text:p>343.53</text:p>
              </table:table-cell>
              <table:table-cell office:value-type="float" office:value="347.81">
                <text:p>347.81</text:p>
              </table:table-cell>
              <table:table-cell office:value-type="float" office:value="309.59">
                <text:p>309.59</text:p>
              </table:table-cell>
              <table:table-cell office:value-type="float" office:value="132.41">
                <text:p>132.4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line" chart:style-name="ch1">
        <chart:title svg:x="7.893cm" svg:y="0.336cm" chart:style-name="ch2">
          <text:p>BRU - AMS MySQL</text:p>
        </chart:title>
        <chart:legend chart:legend-position="end" svg:x="12.81cm" svg:y="3.705cm" style:legend-expansion="high" chart:style-name="ch3"/>
        <chart:plot-area chart:style-name="ch4" table:cell-range-address="Sheet1.AR5:Sheet1.AR65 Sheet1.AU5:Sheet1.AU65 Sheet1.AY5:Sheet1.AY65 Sheet1.BC5:Sheet1.BC65 Sheet1.BG5:Sheet1.BG65 Sheet1.BL5:Sheet1.BL65" chart:data-source-has-labels="both" svg:x="1.411cm" svg:y="1.341cm" svg:width="10.999cm" svg:height="7.479cm">
          <chart:coordinate-region svg:x="2.297cm" svg:y="1.475cm" svg:width="10.113cm" svg:height="6.3cm"/>
          <chart:axis chart:dimension="x" chart:name="primary-x" chart:style-name="ch5" chartooo:axis-type="auto">
            <chartooo:date-scale/>
            <chart:title svg:x="6.205cm" svg:y="9.02cm" chart:style-name="ch6">
              <text:p>seconds</text:p>
            </chart:title>
            <chart:categories table:cell-range-address="Sheet1.AR6:Sheet1.AR65"/>
          </chart:axis>
          <chart:axis chart:dimension="y" chart:name="primary-y" chart:style-name="ch5">
            <chart:title svg:x="0.451cm" svg:y="6.553cm" chart:style-name="ch7">
              <text:p>95% latency (ms)</text:p>
            </chart:title>
            <chart:grid chart:style-name="ch8" chart:class="major"/>
          </chart:axis>
          <chart:series chart:style-name="ch9" chart:values-cell-range-address="Sheet1.AU6:Sheet1.AU65" chart:label-cell-address="Sheet1.AU5:Sheet1.AU5" chart:class="chart:line">
            <chart:data-point chart:repeated="60"/>
          </chart:series>
          <chart:series chart:style-name="ch10" chart:values-cell-range-address="Sheet1.AY6:Sheet1.AY65" chart:label-cell-address="Sheet1.AY5:Sheet1.AY5" chart:class="chart:line">
            <chart:data-point chart:repeated="60"/>
          </chart:series>
          <chart:series chart:style-name="ch11" chart:values-cell-range-address="Sheet1.BC6:Sheet1.BC65" chart:label-cell-address="Sheet1.BC5:Sheet1.BC5" chart:class="chart:line">
            <chart:data-point chart:repeated="60"/>
          </chart:series>
          <chart:series chart:style-name="ch12" chart:values-cell-range-address="Sheet1.BG6:Sheet1.BG65" chart:label-cell-address="Sheet1.BG5:Sheet1.BG5" chart:class="chart:line">
            <chart:data-point chart:repeated="60"/>
          </chart:series>
          <chart:series chart:style-name="ch13" chart:values-cell-range-address="Sheet1.BL6:Sheet1.BL65" chart:label-cell-address="Sheet1.BL5:Sheet1.BL5" chart:class="chart:line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s→bru MySQL 5.7</text:p>
                <draw:g>
                  <svg:desc>Sheet1.AU5:Sheet1.AU5</svg:desc>
                </draw:g>
              </table:table-cell>
              <table:table-cell office:value-type="string">
                <text:p>Haproxy ams→bru MySQL 5.7</text:p>
                <draw:g>
                  <svg:desc>Sheet1.AY5:Sheet1.AY5</svg:desc>
                </draw:g>
              </table:table-cell>
              <table:table-cell office:value-type="string">
                <text:p>Traefik ams→bru MySQL 5.7</text:p>
                <draw:g>
                  <svg:desc>Sheet1.BC5:Sheet1.BC5</svg:desc>
                </draw:g>
              </table:table-cell>
              <table:table-cell office:value-type="string">
                <text:p>ProxySQL ams→bru MySQL 5.7</text:p>
                <draw:g>
                  <svg:desc>Sheet1.BG5:Sheet1.BG5</svg:desc>
                </draw:g>
              </table:table-cell>
              <table:table-cell office:value-type="string">
                <text:p>bru→ams DO managed MySQL 8.0</text:p>
                <draw:g>
                  <svg:desc>Sheet1.BL5:Sheet1.BL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R6:Sheet1.AR65</svg:desc>
                </draw:g>
              </table:table-cell>
              <table:table-cell office:value-type="float" office:value="179.94">
                <text:p>179.94</text:p>
                <draw:g>
                  <svg:desc>Sheet1.AU6:Sheet1.AU65</svg:desc>
                </draw:g>
              </table:table-cell>
              <table:table-cell office:value-type="float" office:value="193.38">
                <text:p>193.38</text:p>
                <draw:g>
                  <svg:desc>Sheet1.AY6:Sheet1.AY65</svg:desc>
                </draw:g>
              </table:table-cell>
              <table:table-cell office:value-type="float" office:value="215.44">
                <text:p>215.44</text:p>
                <draw:g>
                  <svg:desc>Sheet1.BC6:Sheet1.BC65</svg:desc>
                </draw:g>
              </table:table-cell>
              <table:table-cell office:value-type="float" office:value="227.4">
                <text:p>227.4</text:p>
                <draw:g>
                  <svg:desc>Sheet1.BG6:Sheet1.BG65</svg:desc>
                </draw:g>
              </table:table-cell>
              <table:table-cell office:value-type="float" office:value="539.71">
                <text:p>539.71</text:p>
                <draw:g>
                  <svg:desc>Sheet1.BL6:Sheet1.BL6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39.71">
                <text:p>539.71</text:p>
              </table:table-cell>
              <table:table-cell office:value-type="float" office:value="211.6">
                <text:p>211.6</text:p>
              </table:table-cell>
              <table:table-cell office:value-type="float" office:value="200.47">
                <text:p>200.47</text:p>
              </table:table-cell>
              <table:table-cell office:value-type="float" office:value="200.47">
                <text:p>200.47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48.83">
                <text:p>248.83</text:p>
              </table:table-cell>
              <table:table-cell office:value-type="float" office:value="167.44">
                <text:p>167.44</text:p>
              </table:table-cell>
              <table:table-cell office:value-type="float" office:value="376.49">
                <text:p>376.49</text:p>
              </table:table-cell>
              <table:table-cell office:value-type="float" office:value="219.36">
                <text:p>219.36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3.38">
                <text:p>193.38</text:p>
              </table:table-cell>
              <table:table-cell office:value-type="float" office:value="363.18">
                <text:p>363.18</text:p>
              </table:table-cell>
              <table:table-cell office:value-type="float" office:value="223.34">
                <text:p>223.34</text:p>
              </table:table-cell>
              <table:table-cell office:value-type="float" office:value="204.11">
                <text:p>204.11</text:p>
              </table:table-cell>
              <table:table-cell office:value-type="float" office:value="549.52">
                <text:p>549.5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64.45">
                <text:p>164.45</text:p>
              </table:table-cell>
              <table:table-cell office:value-type="float" office:value="200.47">
                <text:p>200.47</text:p>
              </table:table-cell>
              <table:table-cell office:value-type="float" office:value="211.6">
                <text:p>211.6</text:p>
              </table:table-cell>
              <table:table-cell office:value-type="float" office:value="219.36">
                <text:p>219.36</text:p>
              </table:table-cell>
              <table:table-cell office:value-type="float" office:value="549.52">
                <text:p>549.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3.58">
                <text:p>173.58</text:p>
              </table:table-cell>
              <table:table-cell office:value-type="float" office:value="173.58">
                <text:p>173.58</text:p>
              </table:table-cell>
              <table:table-cell office:value-type="float" office:value="227.4">
                <text:p>227.4</text:p>
              </table:table-cell>
              <table:table-cell office:value-type="float" office:value="223.34">
                <text:p>223.34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00.47">
                <text:p>200.47</text:p>
              </table:table-cell>
              <table:table-cell office:value-type="float" office:value="189.93">
                <text:p>189.93</text:p>
              </table:table-cell>
              <table:table-cell office:value-type="float" office:value="549.52">
                <text:p>549.52</text:p>
              </table:table-cell>
              <table:table-cell office:value-type="float" office:value="376.49">
                <text:p>376.49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3.21">
                <text:p>183.21</text:p>
              </table:table-cell>
              <table:table-cell office:value-type="float" office:value="164.45">
                <text:p>164.45</text:p>
              </table:table-cell>
              <table:table-cell office:value-type="float" office:value="196.89">
                <text:p>196.89</text:p>
              </table:table-cell>
              <table:table-cell office:value-type="float" office:value="411.96">
                <text:p>411.96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89.93">
                <text:p>189.93</text:p>
              </table:table-cell>
              <table:table-cell office:value-type="float" office:value="193.38">
                <text:p>193.38</text:p>
              </table:table-cell>
              <table:table-cell office:value-type="float" office:value="248.83">
                <text:p>248.83</text:p>
              </table:table-cell>
              <table:table-cell office:value-type="float" office:value="458.96">
                <text:p>458.96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0.02">
                <text:p>240.02</text:p>
              </table:table-cell>
              <table:table-cell office:value-type="float" office:value="189.93">
                <text:p>189.93</text:p>
              </table:table-cell>
              <table:table-cell office:value-type="float" office:value="244.38">
                <text:p>244.38</text:p>
              </table:table-cell>
              <table:table-cell office:value-type="float" office:value="390.3">
                <text:p>390.3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96.89">
                <text:p>196.89</text:p>
              </table:table-cell>
              <table:table-cell office:value-type="float" office:value="179.94">
                <text:p>179.94</text:p>
              </table:table-cell>
              <table:table-cell office:value-type="float" office:value="376.49">
                <text:p>376.49</text:p>
              </table:table-cell>
              <table:table-cell office:value-type="float" office:value="235.74">
                <text:p>235.74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0.29">
                <text:p>150.29</text:p>
              </table:table-cell>
              <table:table-cell office:value-type="float" office:value="176.73">
                <text:p>176.73</text:p>
              </table:table-cell>
              <table:table-cell office:value-type="float" office:value="356.7">
                <text:p>356.7</text:p>
              </table:table-cell>
              <table:table-cell office:value-type="float" office:value="244.38">
                <text:p>244.38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79.94">
                <text:p>179.94</text:p>
              </table:table-cell>
              <table:table-cell office:value-type="float" office:value="196.89">
                <text:p>196.89</text:p>
              </table:table-cell>
              <table:table-cell office:value-type="float" office:value="189.93">
                <text:p>189.93</text:p>
              </table:table-cell>
              <table:table-cell office:value-type="float" office:value="248.83">
                <text:p>248.83</text:p>
              </table:table-cell>
              <table:table-cell office:value-type="float" office:value="549.52">
                <text:p>549.5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63.18">
                <text:p>363.18</text:p>
              </table:table-cell>
              <table:table-cell office:value-type="float" office:value="186.54">
                <text:p>186.54</text:p>
              </table:table-cell>
              <table:table-cell office:value-type="float" office:value="356.7">
                <text:p>356.7</text:p>
              </table:table-cell>
              <table:table-cell office:value-type="float" office:value="248.83">
                <text:p>248.83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82.25">
                <text:p>282.25</text:p>
              </table:table-cell>
              <table:table-cell office:value-type="float" office:value="350.33">
                <text:p>350.33</text:p>
              </table:table-cell>
              <table:table-cell office:value-type="float" office:value="211.6">
                <text:p>211.6</text:p>
              </table:table-cell>
              <table:table-cell office:value-type="float" office:value="287.38">
                <text:p>287.38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5.44">
                <text:p>215.44</text:p>
              </table:table-cell>
              <table:table-cell office:value-type="float" office:value="427.07">
                <text:p>427.07</text:p>
              </table:table-cell>
              <table:table-cell office:value-type="float" office:value="186.54">
                <text:p>186.54</text:p>
              </table:table-cell>
              <table:table-cell office:value-type="float" office:value="262.64">
                <text:p>262.64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83.21">
                <text:p>183.21</text:p>
              </table:table-cell>
              <table:table-cell office:value-type="float" office:value="231.53">
                <text:p>231.53</text:p>
              </table:table-cell>
              <table:table-cell office:value-type="float" office:value="219.36">
                <text:p>219.36</text:p>
              </table:table-cell>
              <table:table-cell office:value-type="float" office:value="215.44">
                <text:p>215.44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6.89">
                <text:p>196.89</text:p>
              </table:table-cell>
              <table:table-cell office:value-type="float" office:value="193.38">
                <text:p>193.38</text:p>
              </table:table-cell>
              <table:table-cell office:value-type="float" office:value="219.36">
                <text:p>219.36</text:p>
              </table:table-cell>
              <table:table-cell office:value-type="float" office:value="227.4">
                <text:p>227.4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64.45">
                <text:p>164.45</text:p>
              </table:table-cell>
              <table:table-cell office:value-type="float" office:value="215.44">
                <text:p>215.44</text:p>
              </table:table-cell>
              <table:table-cell office:value-type="float" office:value="419.45">
                <text:p>419.45</text:p>
              </table:table-cell>
              <table:table-cell office:value-type="float" office:value="204.11">
                <text:p>204.11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44.08">
                <text:p>344.08</text:p>
              </table:table-cell>
              <table:table-cell office:value-type="float" office:value="186.54">
                <text:p>186.54</text:p>
              </table:table-cell>
              <table:table-cell office:value-type="float" office:value="369.77">
                <text:p>369.77</text:p>
              </table:table-cell>
              <table:table-cell office:value-type="float" office:value="397.39">
                <text:p>397.39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47.61">
                <text:p>147.61</text:p>
              </table:table-cell>
              <table:table-cell office:value-type="float" office:value="193.38">
                <text:p>193.38</text:p>
              </table:table-cell>
              <table:table-cell office:value-type="float" office:value="219.36">
                <text:p>219.36</text:p>
              </table:table-cell>
              <table:table-cell office:value-type="float" office:value="397.39">
                <text:p>397.39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58.63">
                <text:p>158.63</text:p>
              </table:table-cell>
              <table:table-cell office:value-type="float" office:value="248.83">
                <text:p>248.83</text:p>
              </table:table-cell>
              <table:table-cell office:value-type="float" office:value="267.41">
                <text:p>267.41</text:p>
              </table:table-cell>
              <table:table-cell office:value-type="float" office:value="282.25">
                <text:p>282.25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67.44">
                <text:p>167.44</text:p>
              </table:table-cell>
              <table:table-cell office:value-type="float" office:value="189.93">
                <text:p>189.93</text:p>
              </table:table-cell>
              <table:table-cell office:value-type="float" office:value="200.47">
                <text:p>200.47</text:p>
              </table:table-cell>
              <table:table-cell office:value-type="float" office:value="397.39">
                <text:p>397.39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50.29">
                <text:p>150.29</text:p>
              </table:table-cell>
              <table:table-cell office:value-type="float" office:value="215.44">
                <text:p>215.44</text:p>
              </table:table-cell>
              <table:table-cell office:value-type="float" office:value="219.36">
                <text:p>219.36</text:p>
              </table:table-cell>
              <table:table-cell office:value-type="float" office:value="376.49">
                <text:p>376.49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67.44">
                <text:p>167.44</text:p>
              </table:table-cell>
              <table:table-cell office:value-type="float" office:value="193.38">
                <text:p>193.38</text:p>
              </table:table-cell>
              <table:table-cell office:value-type="float" office:value="390.3">
                <text:p>390.3</text:p>
              </table:table-cell>
              <table:table-cell office:value-type="float" office:value="207.82">
                <text:p>207.82</text:p>
              </table:table-cell>
              <table:table-cell office:value-type="float" office:value="549.52">
                <text:p>549.5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11.96">
                <text:p>411.96</text:p>
              </table:table-cell>
              <table:table-cell office:value-type="float" office:value="196.89">
                <text:p>196.89</text:p>
              </table:table-cell>
              <table:table-cell office:value-type="float" office:value="363.18">
                <text:p>363.18</text:p>
              </table:table-cell>
              <table:table-cell office:value-type="float" office:value="248.83">
                <text:p>248.83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00.47">
                <text:p>200.47</text:p>
              </table:table-cell>
              <table:table-cell office:value-type="float" office:value="189.93">
                <text:p>189.93</text:p>
              </table:table-cell>
              <table:table-cell office:value-type="float" office:value="231.53">
                <text:p>231.53</text:p>
              </table:table-cell>
              <table:table-cell office:value-type="float" office:value="282.25">
                <text:p>282.25</text:p>
              </table:table-cell>
              <table:table-cell office:value-type="float" office:value="549.52">
                <text:p>549.5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7.61">
                <text:p>147.61</text:p>
              </table:table-cell>
              <table:table-cell office:value-type="float" office:value="539.71">
                <text:p>539.71</text:p>
              </table:table-cell>
              <table:table-cell office:value-type="float" office:value="231.53">
                <text:p>231.53</text:p>
              </table:table-cell>
              <table:table-cell office:value-type="float" office:value="282.25">
                <text:p>282.25</text:p>
              </table:table-cell>
              <table:table-cell office:value-type="float" office:value="549.52">
                <text:p>549.5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79.94">
                <text:p>179.94</text:p>
              </table:table-cell>
              <table:table-cell office:value-type="float" office:value="235.74">
                <text:p>235.74</text:p>
              </table:table-cell>
              <table:table-cell office:value-type="float" office:value="235.74">
                <text:p>235.74</text:p>
              </table:table-cell>
              <table:table-cell office:value-type="float" office:value="219.36">
                <text:p>219.36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8.63">
                <text:p>158.63</text:p>
              </table:table-cell>
              <table:table-cell office:value-type="float" office:value="219.36">
                <text:p>219.36</text:p>
              </table:table-cell>
              <table:table-cell office:value-type="float" office:value="215.44">
                <text:p>215.44</text:p>
              </table:table-cell>
              <table:table-cell office:value-type="float" office:value="231.53">
                <text:p>231.53</text:p>
              </table:table-cell>
              <table:table-cell office:value-type="float" office:value="549.52">
                <text:p>549.5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15.44">
                <text:p>215.44</text:p>
              </table:table-cell>
              <table:table-cell office:value-type="float" office:value="193.38">
                <text:p>193.38</text:p>
              </table:table-cell>
              <table:table-cell office:value-type="float" office:value="467.3">
                <text:p>467.3</text:p>
              </table:table-cell>
              <table:table-cell office:value-type="float" office:value="244.38">
                <text:p>244.38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1.51">
                <text:p>161.51</text:p>
              </table:table-cell>
              <table:table-cell office:value-type="float" office:value="207.82">
                <text:p>207.82</text:p>
              </table:table-cell>
              <table:table-cell office:value-type="float" office:value="223.34">
                <text:p>223.34</text:p>
              </table:table-cell>
              <table:table-cell office:value-type="float" office:value="419.45">
                <text:p>419.45</text:p>
              </table:table-cell>
              <table:table-cell office:value-type="float" office:value="569.67">
                <text:p>569.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79.94">
                <text:p>179.94</text:p>
              </table:table-cell>
              <table:table-cell office:value-type="float" office:value="179.94">
                <text:p>179.94</text:p>
              </table:table-cell>
              <table:table-cell office:value-type="float" office:value="253.35">
                <text:p>253.35</text:p>
              </table:table-cell>
              <table:table-cell office:value-type="float" office:value="493.24">
                <text:p>493.24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64.45">
                <text:p>164.45</text:p>
              </table:table-cell>
              <table:table-cell office:value-type="float" office:value="164.45">
                <text:p>164.45</text:p>
              </table:table-cell>
              <table:table-cell office:value-type="float" office:value="204.11">
                <text:p>204.11</text:p>
              </table:table-cell>
              <table:table-cell office:value-type="float" office:value="235.74">
                <text:p>235.74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89.93">
                <text:p>189.93</text:p>
              </table:table-cell>
              <table:table-cell office:value-type="float" office:value="219.36">
                <text:p>219.36</text:p>
              </table:table-cell>
              <table:table-cell office:value-type="float" office:value="164.45">
                <text:p>164.45</text:p>
              </table:table-cell>
              <table:table-cell office:value-type="float" office:value="369.77">
                <text:p>369.77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70.48">
                <text:p>170.48</text:p>
              </table:table-cell>
              <table:table-cell office:value-type="float" office:value="173.58">
                <text:p>173.58</text:p>
              </table:table-cell>
              <table:table-cell office:value-type="float" office:value="248.83">
                <text:p>248.83</text:p>
              </table:table-cell>
              <table:table-cell office:value-type="float" office:value="397.39">
                <text:p>397.39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89.93">
                <text:p>189.93</text:p>
              </table:table-cell>
              <table:table-cell office:value-type="float" office:value="176.73">
                <text:p>176.73</text:p>
              </table:table-cell>
              <table:table-cell office:value-type="float" office:value="219.36">
                <text:p>219.36</text:p>
              </table:table-cell>
              <table:table-cell office:value-type="float" office:value="223.34">
                <text:p>223.34</text:p>
              </table:table-cell>
              <table:table-cell office:value-type="float" office:value="549.52">
                <text:p>549.5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69.77">
                <text:p>369.77</text:p>
              </table:table-cell>
              <table:table-cell office:value-type="float" office:value="167.44">
                <text:p>167.44</text:p>
              </table:table-cell>
              <table:table-cell office:value-type="float" office:value="204.11">
                <text:p>204.11</text:p>
              </table:table-cell>
              <table:table-cell office:value-type="float" office:value="211.6">
                <text:p>211.6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23.34">
                <text:p>223.34</text:p>
              </table:table-cell>
              <table:table-cell office:value-type="float" office:value="193.38">
                <text:p>193.38</text:p>
              </table:table-cell>
              <table:table-cell office:value-type="float" office:value="356.7">
                <text:p>356.7</text:p>
              </table:table-cell>
              <table:table-cell office:value-type="float" office:value="215.44">
                <text:p>215.44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64.45">
                <text:p>164.45</text:p>
              </table:table-cell>
              <table:table-cell office:value-type="float" office:value="539.71">
                <text:p>539.71</text:p>
              </table:table-cell>
              <table:table-cell office:value-type="float" office:value="200.47">
                <text:p>200.47</text:p>
              </table:table-cell>
              <table:table-cell office:value-type="float" office:value="200.47">
                <text:p>200.47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61.51">
                <text:p>161.51</text:p>
              </table:table-cell>
              <table:table-cell office:value-type="float" office:value="240.02">
                <text:p>240.02</text:p>
              </table:table-cell>
              <table:table-cell office:value-type="float" office:value="240.02">
                <text:p>240.02</text:p>
              </table:table-cell>
              <table:table-cell office:value-type="float" office:value="219.36">
                <text:p>219.36</text:p>
              </table:table-cell>
              <table:table-cell office:value-type="float" office:value="549.52">
                <text:p>549.5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83.21">
                <text:p>183.21</text:p>
              </table:table-cell>
              <table:table-cell office:value-type="float" office:value="196.89">
                <text:p>196.89</text:p>
              </table:table-cell>
              <table:table-cell office:value-type="float" office:value="240.02">
                <text:p>240.02</text:p>
              </table:table-cell>
              <table:table-cell office:value-type="float" office:value="231.53">
                <text:p>231.53</text:p>
              </table:table-cell>
              <table:table-cell office:value-type="float" office:value="569.67">
                <text:p>569.67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200.47">
                <text:p>200.47</text:p>
              </table:table-cell>
              <table:table-cell office:value-type="float" office:value="204.11">
                <text:p>204.11</text:p>
              </table:table-cell>
              <table:table-cell office:value-type="float" office:value="831.46">
                <text:p>831.46</text:p>
              </table:table-cell>
              <table:table-cell office:value-type="float" office:value="211.6">
                <text:p>211.6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55.8">
                <text:p>155.8</text:p>
              </table:table-cell>
              <table:table-cell office:value-type="float" office:value="167.44">
                <text:p>167.44</text:p>
              </table:table-cell>
              <table:table-cell office:value-type="float" office:value="363.18">
                <text:p>363.18</text:p>
              </table:table-cell>
              <table:table-cell office:value-type="float" office:value="442.73">
                <text:p>442.73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61.51">
                <text:p>161.51</text:p>
              </table:table-cell>
              <table:table-cell office:value-type="float" office:value="211.6">
                <text:p>211.6</text:p>
              </table:table-cell>
              <table:table-cell office:value-type="float" office:value="227.4">
                <text:p>227.4</text:p>
              </table:table-cell>
              <table:table-cell office:value-type="float" office:value="434.83">
                <text:p>434.83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53.02">
                <text:p>153.02</text:p>
              </table:table-cell>
              <table:table-cell office:value-type="float" office:value="196.89">
                <text:p>196.89</text:p>
              </table:table-cell>
              <table:table-cell office:value-type="float" office:value="240.02">
                <text:p>240.02</text:p>
              </table:table-cell>
              <table:table-cell office:value-type="float" office:value="200.47">
                <text:p>200.47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83.21">
                <text:p>183.21</text:p>
              </table:table-cell>
              <table:table-cell office:value-type="float" office:value="227.4">
                <text:p>227.4</text:p>
              </table:table-cell>
              <table:table-cell office:value-type="float" office:value="189.93">
                <text:p>189.93</text:p>
              </table:table-cell>
              <table:table-cell office:value-type="float" office:value="211.6">
                <text:p>211.6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44.08">
                <text:p>344.08</text:p>
              </table:table-cell>
              <table:table-cell office:value-type="float" office:value="200.47">
                <text:p>200.47</text:p>
              </table:table-cell>
              <table:table-cell office:value-type="float" office:value="272.27">
                <text:p>272.27</text:p>
              </table:table-cell>
              <table:table-cell office:value-type="float" office:value="248.83">
                <text:p>248.83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61.51">
                <text:p>161.51</text:p>
              </table:table-cell>
              <table:table-cell office:value-type="float" office:value="176.73">
                <text:p>176.73</text:p>
              </table:table-cell>
              <table:table-cell office:value-type="float" office:value="356.7">
                <text:p>356.7</text:p>
              </table:table-cell>
              <table:table-cell office:value-type="float" office:value="223.34">
                <text:p>223.34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7.95">
                <text:p>257.95</text:p>
              </table:table-cell>
              <table:table-cell office:value-type="float" office:value="207.82">
                <text:p>207.82</text:p>
              </table:table-cell>
              <table:table-cell office:value-type="float" office:value="179.94">
                <text:p>179.94</text:p>
              </table:table-cell>
              <table:table-cell office:value-type="float" office:value="211.6">
                <text:p>211.6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55.8">
                <text:p>155.8</text:p>
              </table:table-cell>
              <table:table-cell office:value-type="float" office:value="200.47">
                <text:p>200.47</text:p>
              </table:table-cell>
              <table:table-cell office:value-type="float" office:value="189.93">
                <text:p>189.93</text:p>
              </table:table-cell>
              <table:table-cell office:value-type="float" office:value="297.92">
                <text:p>297.92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04.11">
                <text:p>204.11</text:p>
              </table:table-cell>
              <table:table-cell office:value-type="float" office:value="733">
                <text:p>733</text:p>
              </table:table-cell>
              <table:table-cell office:value-type="float" office:value="186.54">
                <text:p>186.54</text:p>
              </table:table-cell>
              <table:table-cell office:value-type="float" office:value="363.18">
                <text:p>363.18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61.51">
                <text:p>161.51</text:p>
              </table:table-cell>
              <table:table-cell office:value-type="float" office:value="475.79">
                <text:p>475.79</text:p>
              </table:table-cell>
              <table:table-cell office:value-type="float" office:value="219.36">
                <text:p>219.36</text:p>
              </table:table-cell>
              <table:table-cell office:value-type="float" office:value="303.33">
                <text:p>303.33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67.44">
                <text:p>167.44</text:p>
              </table:table-cell>
              <table:table-cell office:value-type="float" office:value="363.18">
                <text:p>363.18</text:p>
              </table:table-cell>
              <table:table-cell office:value-type="float" office:value="350.33">
                <text:p>350.33</text:p>
              </table:table-cell>
              <table:table-cell office:value-type="float" office:value="383.33">
                <text:p>383.33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83.21">
                <text:p>183.21</text:p>
              </table:table-cell>
              <table:table-cell office:value-type="float" office:value="204.11">
                <text:p>204.11</text:p>
              </table:table-cell>
              <table:table-cell office:value-type="float" office:value="475.79">
                <text:p>475.79</text:p>
              </table:table-cell>
              <table:table-cell office:value-type="float" office:value="207.82">
                <text:p>207.82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67.44">
                <text:p>167.44</text:p>
              </table:table-cell>
              <table:table-cell office:value-type="float" office:value="223.34">
                <text:p>223.34</text:p>
              </table:table-cell>
              <table:table-cell office:value-type="float" office:value="196.89">
                <text:p>196.89</text:p>
              </table:table-cell>
              <table:table-cell office:value-type="float" office:value="559.5">
                <text:p>559.5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64.45">
                <text:p>164.45</text:p>
              </table:table-cell>
              <table:table-cell office:value-type="float" office:value="183.21">
                <text:p>183.21</text:p>
              </table:table-cell>
              <table:table-cell office:value-type="float" office:value="183.21">
                <text:p>183.21</text:p>
              </table:table-cell>
              <table:table-cell office:value-type="float" office:value="257.95">
                <text:p>257.95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61.51">
                <text:p>161.51</text:p>
              </table:table-cell>
              <table:table-cell office:value-type="float" office:value="186.54">
                <text:p>186.54</text:p>
              </table:table-cell>
              <table:table-cell office:value-type="float" office:value="204.11">
                <text:p>204.11</text:p>
              </table:table-cell>
              <table:table-cell office:value-type="float" office:value="207.82">
                <text:p>207.82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61.51">
                <text:p>161.51</text:p>
              </table:table-cell>
              <table:table-cell office:value-type="float" office:value="215.44">
                <text:p>215.44</text:p>
              </table:table-cell>
              <table:table-cell office:value-type="float" office:value="189.93">
                <text:p>189.93</text:p>
              </table:table-cell>
              <table:table-cell office:value-type="float" office:value="211.6">
                <text:p>211.6</text:p>
              </table:table-cell>
              <table:table-cell office:value-type="float" office:value="539.71">
                <text:p>539.7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67.44">
                <text:p>167.44</text:p>
              </table:table-cell>
              <table:table-cell office:value-type="float" office:value="350.33">
                <text:p>350.33</text:p>
              </table:table-cell>
              <table:table-cell office:value-type="float" office:value="211.6">
                <text:p>211.6</text:p>
              </table:table-cell>
              <table:table-cell office:value-type="float" office:value="207.82">
                <text:p>207.82</text:p>
              </table:table-cell>
              <table:table-cell office:value-type="float" office:value="539.71">
                <text:p>539.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line" chart:style-name="ch1">
        <chart:title svg:x="7.02cm" svg:y="0.336cm" chart:style-name="ch2">
          <text:p>Local Machine MySQL TCP</text:p>
        </chart:title>
        <chart:legend chart:legend-position="end" svg:x="16.858cm" svg:y="4.452cm" style:legend-expansion="high" chart:style-name="ch3"/>
        <chart:plot-area chart:style-name="ch4" table:cell-range-address="Sheet1.A5:Sheet1.A65 Sheet1.C5:Sheet1.C65 Sheet1.G5:Sheet1.G65" chart:data-source-has-labels="both" svg:x="1.411cm" svg:y="1.341cm" svg:width="15.047cm" svg:height="7.479cm">
          <chart:coordinate-region svg:x="2.72cm" svg:y="1.475cm" svg:width="13.738cm" svg:height="6.3cm"/>
          <chart:axis chart:dimension="x" chart:name="primary-x" chart:style-name="ch5" chartooo:axis-type="auto">
            <chartooo:date-scale/>
            <chart:title svg:x="8.229cm" svg:y="9.02cm" chart:style-name="ch6">
              <text:p>seconds</text:p>
            </chart:title>
            <chart:categories table:cell-range-address="Sheet1.A6:Sheet1.A65"/>
          </chart:axis>
          <chart:axis chart:dimension="y" chart:name="primary-y" chart:style-name="ch5">
            <chart:title svg:x="0.451cm" svg:y="6.447cm" chart:style-name="ch7">
              <text:p>queries / second</text:p>
            </chart:title>
            <chart:grid chart:style-name="ch8" chart:class="major"/>
          </chart:axis>
          <chart:series chart:style-name="ch9" chart:values-cell-range-address="Sheet1.C6:Sheet1.C65" chart:label-cell-address="Sheet1.C5:Sheet1.C5" chart:class="chart:line">
            <chart:data-point chart:repeated="60"/>
          </chart:series>
          <chart:series chart:style-name="ch10" chart:values-cell-range-address="Sheet1.G6:Sheet1.G65" chart:label-cell-address="Sheet1.G5:Sheet1.G5" chart:class="chart:line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SQL 5.7</text:p>
                <draw:g>
                  <svg:desc>Sheet1.C5:Sheet1.C5</svg:desc>
                </draw:g>
              </table:table-cell>
              <table:table-cell office:value-type="string">
                <text:p>MySQL 8.0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6:Sheet1.A65</svg:desc>
                </draw:g>
              </table:table-cell>
              <table:table-cell office:value-type="float" office:value="31490.39">
                <text:p>31490.39</text:p>
                <draw:g>
                  <svg:desc>Sheet1.C6:Sheet1.C65</svg:desc>
                </draw:g>
              </table:table-cell>
              <table:table-cell office:value-type="float" office:value="22492.36">
                <text:p>22492.36</text:p>
                <draw:g>
                  <svg:desc>Sheet1.G6:Sheet1.G6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065.4">
                <text:p>31065.4</text:p>
              </table:table-cell>
              <table:table-cell office:value-type="float" office:value="24961.68">
                <text:p>24961.6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1797.57">
                <text:p>31797.57</text:p>
              </table:table-cell>
              <table:table-cell office:value-type="float" office:value="24842.09">
                <text:p>24842.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913.63">
                <text:p>30913.63</text:p>
              </table:table-cell>
              <table:table-cell office:value-type="float" office:value="26099.24">
                <text:p>26099.2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1475.62">
                <text:p>31475.62</text:p>
              </table:table-cell>
              <table:table-cell office:value-type="float" office:value="26351.2">
                <text:p>26351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1543.36">
                <text:p>31543.36</text:p>
              </table:table-cell>
              <table:table-cell office:value-type="float" office:value="25815.14">
                <text:p>25815.1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1568.79">
                <text:p>31568.79</text:p>
              </table:table-cell>
              <table:table-cell office:value-type="float" office:value="25216.39">
                <text:p>25216.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1687.81">
                <text:p>31687.81</text:p>
              </table:table-cell>
              <table:table-cell office:value-type="float" office:value="26213.09">
                <text:p>26213.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2750.28">
                <text:p>32750.28</text:p>
              </table:table-cell>
              <table:table-cell office:value-type="float" office:value="26171.69">
                <text:p>26171.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1291.85">
                <text:p>31291.85</text:p>
              </table:table-cell>
              <table:table-cell office:value-type="float" office:value="27595.44">
                <text:p>27595.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3375.78">
                <text:p>33375.78</text:p>
              </table:table-cell>
              <table:table-cell office:value-type="float" office:value="26677.58">
                <text:p>26677.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1896.16">
                <text:p>31896.16</text:p>
              </table:table-cell>
              <table:table-cell office:value-type="float" office:value="26112.71">
                <text:p>26112.7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2030.38">
                <text:p>32030.38</text:p>
              </table:table-cell>
              <table:table-cell office:value-type="float" office:value="25189.7">
                <text:p>25189.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1752.62">
                <text:p>31752.62</text:p>
              </table:table-cell>
              <table:table-cell office:value-type="float" office:value="28166.19">
                <text:p>28166.1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2192.98">
                <text:p>32192.98</text:p>
              </table:table-cell>
              <table:table-cell office:value-type="float" office:value="26010.21">
                <text:p>26010.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781.03">
                <text:p>31781.03</text:p>
              </table:table-cell>
              <table:table-cell office:value-type="float" office:value="26287.71">
                <text:p>26287.7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1810.7">
                <text:p>31810.7</text:p>
              </table:table-cell>
              <table:table-cell office:value-type="float" office:value="26391.96">
                <text:p>26391.9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2245.41">
                <text:p>32245.41</text:p>
              </table:table-cell>
              <table:table-cell office:value-type="float" office:value="27113.8">
                <text:p>27113.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2327.98">
                <text:p>32327.98</text:p>
              </table:table-cell>
              <table:table-cell office:value-type="float" office:value="26980.08">
                <text:p>26980.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276.01">
                <text:p>31276.01</text:p>
              </table:table-cell>
              <table:table-cell office:value-type="float" office:value="26587.3">
                <text:p>26587.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1622.36">
                <text:p>31622.36</text:p>
              </table:table-cell>
              <table:table-cell office:value-type="float" office:value="26951.78">
                <text:p>26951.7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0728.1">
                <text:p>30728.1</text:p>
              </table:table-cell>
              <table:table-cell office:value-type="float" office:value="27532.36">
                <text:p>27532.3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1756.75">
                <text:p>31756.75</text:p>
              </table:table-cell>
              <table:table-cell office:value-type="float" office:value="26009.04">
                <text:p>26009.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1813.68">
                <text:p>31813.68</text:p>
              </table:table-cell>
              <table:table-cell office:value-type="float" office:value="26846.8">
                <text:p>26846.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0549.2">
                <text:p>30549.2</text:p>
              </table:table-cell>
              <table:table-cell office:value-type="float" office:value="26571.96">
                <text:p>26571.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2134.91">
                <text:p>32134.91</text:p>
              </table:table-cell>
              <table:table-cell office:value-type="float" office:value="25574.37">
                <text:p>25574.3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1356.84">
                <text:p>31356.84</text:p>
              </table:table-cell>
              <table:table-cell office:value-type="float" office:value="27447.96">
                <text:p>27447.9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1124.78">
                <text:p>31124.78</text:p>
              </table:table-cell>
              <table:table-cell office:value-type="float" office:value="27367.67">
                <text:p>27367.6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1447.69">
                <text:p>31447.69</text:p>
              </table:table-cell>
              <table:table-cell office:value-type="float" office:value="27221.99">
                <text:p>27221.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1054.17">
                <text:p>31054.17</text:p>
              </table:table-cell>
              <table:table-cell office:value-type="float" office:value="27109.58">
                <text:p>27109.5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31513.91">
                <text:p>31513.91</text:p>
              </table:table-cell>
              <table:table-cell office:value-type="float" office:value="27314.08">
                <text:p>27314.0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0908.35">
                <text:p>30908.35</text:p>
              </table:table-cell>
              <table:table-cell office:value-type="float" office:value="28093.93">
                <text:p>28093.9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31398.94">
                <text:p>31398.94</text:p>
              </table:table-cell>
              <table:table-cell office:value-type="float" office:value="28149.25">
                <text:p>28149.2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1097.2">
                <text:p>31097.2</text:p>
              </table:table-cell>
              <table:table-cell office:value-type="float" office:value="27679.64">
                <text:p>27679.6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33918.28">
                <text:p>33918.28</text:p>
              </table:table-cell>
              <table:table-cell office:value-type="float" office:value="27717.68">
                <text:p>27717.6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3695.6">
                <text:p>33695.6</text:p>
              </table:table-cell>
              <table:table-cell office:value-type="float" office:value="27910.55">
                <text:p>27910.5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31997.17">
                <text:p>31997.17</text:p>
              </table:table-cell>
              <table:table-cell office:value-type="float" office:value="27573.66">
                <text:p>27573.6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2365.05">
                <text:p>32365.05</text:p>
              </table:table-cell>
              <table:table-cell office:value-type="float" office:value="29370.45">
                <text:p>29370.4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32558.57">
                <text:p>32558.57</text:p>
              </table:table-cell>
              <table:table-cell office:value-type="float" office:value="27555.98">
                <text:p>27555.9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2249.12">
                <text:p>32249.12</text:p>
              </table:table-cell>
              <table:table-cell office:value-type="float" office:value="27389.15">
                <text:p>27389.1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31922.71">
                <text:p>31922.71</text:p>
              </table:table-cell>
              <table:table-cell office:value-type="float" office:value="27954.54">
                <text:p>27954.5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1658.49">
                <text:p>31658.49</text:p>
              </table:table-cell>
              <table:table-cell office:value-type="float" office:value="27496.97">
                <text:p>27496.97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32884.77">
                <text:p>32884.77</text:p>
              </table:table-cell>
              <table:table-cell office:value-type="float" office:value="27599.76">
                <text:p>27599.7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1095.64">
                <text:p>31095.64</text:p>
              </table:table-cell>
              <table:table-cell office:value-type="float" office:value="28667.53">
                <text:p>28667.5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31069.28">
                <text:p>31069.28</text:p>
              </table:table-cell>
              <table:table-cell office:value-type="float" office:value="28240.09">
                <text:p>28240.0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2325.61">
                <text:p>32325.61</text:p>
              </table:table-cell>
              <table:table-cell office:value-type="float" office:value="27858.01">
                <text:p>27858.01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32933.84">
                <text:p>32933.84</text:p>
              </table:table-cell>
              <table:table-cell office:value-type="float" office:value="28486.78">
                <text:p>28486.7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2139.62">
                <text:p>32139.62</text:p>
              </table:table-cell>
              <table:table-cell office:value-type="float" office:value="28383.61">
                <text:p>28383.6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33018.7">
                <text:p>33018.7</text:p>
              </table:table-cell>
              <table:table-cell office:value-type="float" office:value="28061.9">
                <text:p>28061.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2595.95">
                <text:p>32595.95</text:p>
              </table:table-cell>
              <table:table-cell office:value-type="float" office:value="26904.92">
                <text:p>26904.9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32043.51">
                <text:p>32043.51</text:p>
              </table:table-cell>
              <table:table-cell office:value-type="float" office:value="27855.88">
                <text:p>27855.8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1564.4">
                <text:p>31564.4</text:p>
              </table:table-cell>
              <table:table-cell office:value-type="float" office:value="26929.31">
                <text:p>26929.31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31811.19">
                <text:p>31811.19</text:p>
              </table:table-cell>
              <table:table-cell office:value-type="float" office:value="28116.75">
                <text:p>28116.7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1766.19">
                <text:p>31766.19</text:p>
              </table:table-cell>
              <table:table-cell office:value-type="float" office:value="29187.64">
                <text:p>29187.64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31594.85">
                <text:p>31594.85</text:p>
              </table:table-cell>
              <table:table-cell office:value-type="float" office:value="27755.55">
                <text:p>27755.5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1826.11">
                <text:p>31826.11</text:p>
              </table:table-cell>
              <table:table-cell office:value-type="float" office:value="27493.85">
                <text:p>27493.85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31702.43">
                <text:p>31702.43</text:p>
              </table:table-cell>
              <table:table-cell office:value-type="float" office:value="27005.79">
                <text:p>27005.7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1853.16">
                <text:p>31853.16</text:p>
              </table:table-cell>
              <table:table-cell office:value-type="float" office:value="26921.65">
                <text:p>26921.65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31338.26">
                <text:p>31338.26</text:p>
              </table:table-cell>
              <table:table-cell office:value-type="float" office:value="28054.53">
                <text:p>28054.5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1957.16">
                <text:p>31957.16</text:p>
              </table:table-cell>
              <table:table-cell office:value-type="float" office:value="26433.95">
                <text:p>26433.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line" chart:style-name="ch1">
        <chart:title svg:x="7.02cm" svg:y="0.336cm" chart:style-name="ch2">
          <text:p>Local Machine MySQL TCP</text:p>
        </chart:title>
        <chart:legend chart:legend-position="end" svg:x="16.858cm" svg:y="4.452cm" style:legend-expansion="high" chart:style-name="ch3"/>
        <chart:plot-area chart:style-name="ch4" table:cell-range-address="Sheet1.A5:Sheet1.A65 Sheet1.D5:Sheet1.D65 Sheet1.H5:Sheet1.H65" chart:data-source-has-labels="both" svg:x="1.411cm" svg:y="1.341cm" svg:width="15.047cm" svg:height="7.479cm">
          <chart:coordinate-region svg:x="2.191cm" svg:y="1.475cm" svg:width="14.267cm" svg:height="6.3cm"/>
          <chart:axis chart:dimension="x" chart:name="primary-x" chart:style-name="ch5" chartooo:axis-type="auto">
            <chartooo:date-scale/>
            <chart:title svg:x="8.229cm" svg:y="9.02cm" chart:style-name="ch6">
              <text:p>seconds</text:p>
            </chart:title>
            <chart:categories table:cell-range-address="Sheet1.A6:Sheet1.A65"/>
          </chart:axis>
          <chart:axis chart:dimension="y" chart:name="primary-y" chart:style-name="ch5">
            <chart:title svg:x="0.451cm" svg:y="6.553cm" chart:style-name="ch7">
              <text:p>95% latency (ms)</text:p>
            </chart:title>
            <chart:grid chart:style-name="ch8" chart:class="major"/>
          </chart:axis>
          <chart:series chart:style-name="ch9" chart:values-cell-range-address="Sheet1.D6:Sheet1.D65" chart:label-cell-address="Sheet1.D5:Sheet1.D5" chart:class="chart:line">
            <chart:data-point chart:repeated="60"/>
          </chart:series>
          <chart:series chart:style-name="ch10" chart:values-cell-range-address="Sheet1.H6:Sheet1.H65" chart:label-cell-address="Sheet1.H5:Sheet1.H5" chart:class="chart:line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SQL 5.7</text:p>
                <draw:g>
                  <svg:desc>Sheet1.D5:Sheet1.D5</svg:desc>
                </draw:g>
              </table:table-cell>
              <table:table-cell office:value-type="string">
                <text:p>MySQL 8.0</text:p>
                <draw:g>
                  <svg:desc>Sheet1.H5:Sheet1.H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6:Sheet1.A65</svg:desc>
                </draw:g>
              </table:table-cell>
              <table:table-cell office:value-type="float" office:value="2.11">
                <text:p>2.11</text:p>
                <draw:g>
                  <svg:desc>Sheet1.D6:Sheet1.D65</svg:desc>
                </draw:g>
              </table:table-cell>
              <table:table-cell office:value-type="float" office:value="3.25">
                <text:p>3.25</text:p>
                <draw:g>
                  <svg:desc>Sheet1.H6:Sheet1.H6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22">
                <text:p>2.22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03">
                <text:p>2.03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14">
                <text:p>2.14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.07">
                <text:p>2.07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93">
                <text:p>1.93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18">
                <text:p>2.18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.07">
                <text:p>2.07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96">
                <text:p>1.96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.03">
                <text:p>2.03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93">
                <text:p>1.93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93">
                <text:p>1.93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.93">
                <text:p>1.93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35">
                <text:p>2.35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.11">
                <text:p>2.11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.3">
                <text:p>2.3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.14">
                <text:p>2.14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96">
                <text:p>1.96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.11">
                <text:p>2.11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35">
                <text:p>2.35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.11">
                <text:p>2.11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.03">
                <text:p>2.03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">
                <text:p>2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18">
                <text:p>2.18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.07">
                <text:p>2.07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22">
                <text:p>2.22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.03">
                <text:p>2.0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11">
                <text:p>2.11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.03">
                <text:p>2.03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.11">
                <text:p>2.11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">
                <text:p>2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.07">
                <text:p>2.07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.93">
                <text:p>1.93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93">
                <text:p>1.93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.96">
                <text:p>1.96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.03">
                <text:p>2.03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.93">
                <text:p>1.93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.11">
                <text:p>2.11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.39">
                <text:p>2.39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.03">
                <text:p>2.03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2.07">
                <text:p>2.07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93">
                <text:p>1.93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.18">
                <text:p>2.18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18">
                <text:p>2.18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.93">
                <text:p>1.93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2">
                <text:p>2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.18">
                <text:p>2.18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2">
                <text:p>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.03">
                <text:p>2.03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2.03">
                <text:p>2.03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">
                <text:p>2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2.07">
                <text:p>2.0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2.81">
                <text:p>2.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line" chart:style-name="ch1">
        <chart:title svg:x="7.205cm" svg:y="0.336cm" chart:style-name="ch2">
          <text:p>Remote Machine MySQL</text:p>
        </chart:title>
        <chart:legend chart:legend-position="end" svg:x="13.762cm" svg:y="2.958cm" style:legend-expansion="high" chart:style-name="ch3"/>
        <chart:plot-area chart:style-name="ch4" table:cell-range-address="Sheet1.A5:Sheet1.A65 Sheet1.K5:Sheet1.K65 Sheet1.O5:Sheet1.O65 Sheet1.S5:Sheet1.S65 Sheet1.W5:Sheet1.W65 Sheet1.AA5:Sheet1.AA65 Sheet1.AE5:Sheet1.AE65 Sheet1.AI5:Sheet1.AI65 Sheet1.AM5:Sheet1.AM65" chart:data-source-has-labels="both" svg:x="1.411cm" svg:y="1.341cm" svg:width="11.951cm" svg:height="7.479cm">
          <chart:coordinate-region svg:x="2.297cm" svg:y="1.475cm" svg:width="11.065cm" svg:height="6.3cm"/>
          <chart:axis chart:dimension="x" chart:name="primary-x" chart:style-name="ch5" chartooo:axis-type="auto">
            <chartooo:date-scale/>
            <chart:title svg:x="6.681cm" svg:y="9.02cm" chart:style-name="ch6">
              <text:p>seconds</text:p>
            </chart:title>
            <chart:categories table:cell-range-address="Sheet1.A6:Sheet1.A65"/>
          </chart:axis>
          <chart:axis chart:dimension="y" chart:name="primary-y" chart:style-name="ch5">
            <chart:title svg:x="0.451cm" svg:y="6.844cm" chart:style-name="ch7">
              <text:p>transactions / second</text:p>
            </chart:title>
            <chart:grid chart:style-name="ch8" chart:class="major"/>
          </chart:axis>
          <chart:series chart:style-name="ch9" chart:values-cell-range-address="Sheet1.K6:Sheet1.K65" chart:label-cell-address="Sheet1.K5:Sheet1.K5" chart:class="chart:line">
            <chart:data-point chart:repeated="60"/>
          </chart:series>
          <chart:series chart:style-name="ch10" chart:values-cell-range-address="Sheet1.O6:Sheet1.O65" chart:label-cell-address="Sheet1.O5:Sheet1.O5" chart:class="chart:line">
            <chart:data-point chart:repeated="60"/>
          </chart:series>
          <chart:series chart:style-name="ch11" chart:values-cell-range-address="Sheet1.S6:Sheet1.S65" chart:label-cell-address="Sheet1.S5:Sheet1.S5" chart:class="chart:line">
            <chart:data-point chart:repeated="60"/>
          </chart:series>
          <chart:series chart:style-name="ch12" chart:values-cell-range-address="Sheet1.W6:Sheet1.W65" chart:label-cell-address="Sheet1.W5:Sheet1.W5" chart:class="chart:line">
            <chart:data-point chart:repeated="60"/>
          </chart:series>
          <chart:series chart:style-name="ch13" chart:values-cell-range-address="Sheet1.AA6:Sheet1.AA65" chart:label-cell-address="Sheet1.AA5:Sheet1.AA5" chart:class="chart:line">
            <chart:data-point chart:repeated="60"/>
          </chart:series>
          <chart:series chart:style-name="ch14" chart:values-cell-range-address="Sheet1.AE6:Sheet1.AE65" chart:label-cell-address="Sheet1.AE5:Sheet1.AE5" chart:class="chart:line">
            <chart:data-point chart:repeated="60"/>
          </chart:series>
          <chart:series chart:style-name="ch15" chart:values-cell-range-address="Sheet1.AI6:Sheet1.AI65" chart:label-cell-address="Sheet1.AI5:Sheet1.AI5" chart:class="chart:line">
            <chart:data-point chart:repeated="60"/>
          </chart:series>
          <chart:series chart:style-name="ch16" chart:values-cell-range-address="Sheet1.AM6:Sheet1.AM65" chart:label-cell-address="Sheet1.AM5:Sheet1.AM5" chart:class="chart:line">
            <chart:data-point chart:repeated="6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mote MySQL 5.7</text:p>
                <draw:g>
                  <svg:desc>Sheet1.K5:Sheet1.K5</svg:desc>
                </draw:g>
              </table:table-cell>
              <table:table-cell office:value-type="string">
                <text:p>remote MySQL 8.0</text:p>
                <draw:g>
                  <svg:desc>Sheet1.O5:Sheet1.O5</svg:desc>
                </draw:g>
              </table:table-cell>
              <table:table-cell office:value-type="string">
                <text:p>Haproxy remote MySQL 5.7</text:p>
                <draw:g>
                  <svg:desc>Sheet1.S5:Sheet1.S5</svg:desc>
                </draw:g>
              </table:table-cell>
              <table:table-cell office:value-type="string">
                <text:p>Haproxy remote MySQL 8.0</text:p>
                <draw:g>
                  <svg:desc>Sheet1.W5:Sheet1.W5</svg:desc>
                </draw:g>
              </table:table-cell>
              <table:table-cell office:value-type="string">
                <text:p>Traefik remote MySQL 5.7</text:p>
                <draw:g>
                  <svg:desc>Sheet1.AA5:Sheet1.AA5</svg:desc>
                </draw:g>
              </table:table-cell>
              <table:table-cell office:value-type="string">
                <text:p>Traefik remote MySQL 8.0</text:p>
                <draw:g>
                  <svg:desc>Sheet1.AE5:Sheet1.AE5</svg:desc>
                </draw:g>
              </table:table-cell>
              <table:table-cell office:value-type="string">
                <text:p>ProxySQL remote MySQL 5.7</text:p>
                <draw:g>
                  <svg:desc>Sheet1.AI5:Sheet1.AI5</svg:desc>
                </draw:g>
              </table:table-cell>
              <table:table-cell office:value-type="string">
                <text:p>ProxySQL remote MySQL 8.0</text:p>
                <draw:g>
                  <svg:desc>Sheet1.AM5:Sheet1.AM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6:Sheet1.A65</svg:desc>
                </draw:g>
              </table:table-cell>
              <table:table-cell office:value-type="float" office:value="428.06">
                <text:p>428.06</text:p>
                <draw:g>
                  <svg:desc>Sheet1.K6:Sheet1.K65</svg:desc>
                </draw:g>
              </table:table-cell>
              <table:table-cell office:value-type="float" office:value="386.07">
                <text:p>386.07</text:p>
                <draw:g>
                  <svg:desc>Sheet1.O6:Sheet1.O65</svg:desc>
                </draw:g>
              </table:table-cell>
              <table:table-cell office:value-type="float" office:value="311.7">
                <text:p>311.7</text:p>
                <draw:g>
                  <svg:desc>Sheet1.S6:Sheet1.S65</svg:desc>
                </draw:g>
              </table:table-cell>
              <table:table-cell office:value-type="float" office:value="306.88">
                <text:p>306.88</text:p>
                <draw:g>
                  <svg:desc>Sheet1.W6:Sheet1.W65</svg:desc>
                </draw:g>
              </table:table-cell>
              <table:table-cell office:value-type="float" office:value="339.29">
                <text:p>339.29</text:p>
                <draw:g>
                  <svg:desc>Sheet1.AA6:Sheet1.AA65</svg:desc>
                </draw:g>
              </table:table-cell>
              <table:table-cell office:value-type="float" office:value="333.69">
                <text:p>333.69</text:p>
                <draw:g>
                  <svg:desc>Sheet1.AE6:Sheet1.AE65</svg:desc>
                </draw:g>
              </table:table-cell>
              <table:table-cell office:value-type="float" office:value="252.92">
                <text:p>252.92</text:p>
                <draw:g>
                  <svg:desc>Sheet1.AI6:Sheet1.AI65</svg:desc>
                </draw:g>
              </table:table-cell>
              <table:table-cell office:value-type="float" office:value="231.53">
                <text:p>231.53</text:p>
                <draw:g>
                  <svg:desc>Sheet1.AM6:Sheet1.AM6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1.21">
                <text:p>401.21</text:p>
              </table:table-cell>
              <table:table-cell office:value-type="float" office:value="318.21">
                <text:p>318.21</text:p>
              </table:table-cell>
              <table:table-cell office:value-type="float" office:value="312.41">
                <text:p>312.41</text:p>
              </table:table-cell>
              <table:table-cell office:value-type="float" office:value="295.22">
                <text:p>295.22</text:p>
              </table:table-cell>
              <table:table-cell office:value-type="float" office:value="338.81">
                <text:p>338.81</text:p>
              </table:table-cell>
              <table:table-cell office:value-type="float" office:value="335.41">
                <text:p>335.41</text:p>
              </table:table-cell>
              <table:table-cell office:value-type="float" office:value="189.81">
                <text:p>189.81</text:p>
              </table:table-cell>
              <table:table-cell office:value-type="float" office:value="224.2">
                <text:p>224.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03.81">
                <text:p>403.81</text:p>
              </table:table-cell>
              <table:table-cell office:value-type="float" office:value="334.19">
                <text:p>334.19</text:p>
              </table:table-cell>
              <table:table-cell office:value-type="float" office:value="316.99">
                <text:p>316.99</text:p>
              </table:table-cell>
              <table:table-cell office:value-type="float" office:value="287.6">
                <text:p>287.6</text:p>
              </table:table-cell>
              <table:table-cell office:value-type="float" office:value="320.8">
                <text:p>320.8</text:p>
              </table:table-cell>
              <table:table-cell office:value-type="float" office:value="319.4">
                <text:p>319.4</text:p>
              </table:table-cell>
              <table:table-cell office:value-type="float" office:value="199.6">
                <text:p>199.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10.39">
                <text:p>310.39</text:p>
              </table:table-cell>
              <table:table-cell office:value-type="float" office:value="291.2">
                <text:p>291.2</text:p>
              </table:table-cell>
              <table:table-cell office:value-type="float" office:value="286.01">
                <text:p>286.01</text:p>
              </table:table-cell>
              <table:table-cell office:value-type="float" office:value="290.2">
                <text:p>290.2</text:p>
              </table:table-cell>
              <table:table-cell office:value-type="float" office:value="340">
                <text:p>340</text:p>
              </table:table-cell>
              <table:table-cell office:value-type="float" office:value="302.8">
                <text:p>302.8</text:p>
              </table:table-cell>
              <table:table-cell office:value-type="float" office:value="224.6">
                <text:p>224.6</text:p>
              </table:table-cell>
              <table:table-cell office:value-type="float" office:value="201.8">
                <text:p>201.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82.8">
                <text:p>382.8</text:p>
              </table:table-cell>
              <table:table-cell office:value-type="float" office:value="316.81">
                <text:p>316.81</text:p>
              </table:table-cell>
              <table:table-cell office:value-type="float" office:value="298.99">
                <text:p>298.99</text:p>
              </table:table-cell>
              <table:table-cell office:value-type="float" office:value="300">
                <text:p>300</text:p>
              </table:table-cell>
              <table:table-cell office:value-type="float" office:value="362.21">
                <text:p>362.21</text:p>
              </table:table-cell>
              <table:table-cell office:value-type="float" office:value="323.4">
                <text:p>323.4</text:p>
              </table:table-cell>
              <table:table-cell office:value-type="float" office:value="228.4">
                <text:p>228.4</text:p>
              </table:table-cell>
              <table:table-cell office:value-type="float" office:value="219.8">
                <text:p>219.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68.01">
                <text:p>368.01</text:p>
              </table:table-cell>
              <table:table-cell office:value-type="float" office:value="347.4">
                <text:p>347.4</text:p>
              </table:table-cell>
              <table:table-cell office:value-type="float" office:value="287.6">
                <text:p>287.6</text:p>
              </table:table-cell>
              <table:table-cell office:value-type="float" office:value="291.4">
                <text:p>291.4</text:p>
              </table:table-cell>
              <table:table-cell office:value-type="float" office:value="355">
                <text:p>355</text:p>
              </table:table-cell>
              <table:table-cell office:value-type="float" office:value="299">
                <text:p>299</text:p>
              </table:table-cell>
              <table:table-cell office:value-type="float" office:value="213">
                <text:p>213</text:p>
              </table:table-cell>
              <table:table-cell office:value-type="float" office:value="212.6">
                <text:p>212.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43.4">
                <text:p>443.4</text:p>
              </table:table-cell>
              <table:table-cell office:value-type="float" office:value="348.4">
                <text:p>348.4</text:p>
              </table:table-cell>
              <table:table-cell office:value-type="float" office:value="322.99">
                <text:p>322.99</text:p>
              </table:table-cell>
              <table:table-cell office:value-type="float" office:value="339.6">
                <text:p>339.6</text:p>
              </table:table-cell>
              <table:table-cell office:value-type="float" office:value="323.4">
                <text:p>323.4</text:p>
              </table:table-cell>
              <table:table-cell office:value-type="float" office:value="293.4">
                <text:p>293.4</text:p>
              </table:table-cell>
              <table:table-cell office:value-type="float" office:value="228">
                <text:p>22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26.8">
                <text:p>426.8</text:p>
              </table:table-cell>
              <table:table-cell office:value-type="float" office:value="335.98">
                <text:p>335.98</text:p>
              </table:table-cell>
              <table:table-cell office:value-type="float" office:value="302.81">
                <text:p>302.81</text:p>
              </table:table-cell>
              <table:table-cell office:value-type="float" office:value="317.19">
                <text:p>317.19</text:p>
              </table:table-cell>
              <table:table-cell office:value-type="float" office:value="293.59">
                <text:p>293.59</text:p>
              </table:table-cell>
              <table:table-cell office:value-type="float" office:value="321.4">
                <text:p>321.4</text:p>
              </table:table-cell>
              <table:table-cell office:value-type="float" office:value="183.4">
                <text:p>183.4</text:p>
              </table:table-cell>
              <table:table-cell office:value-type="float" office:value="201.2">
                <text:p>201.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8.8">
                <text:p>458.8</text:p>
              </table:table-cell>
              <table:table-cell office:value-type="float" office:value="333.22">
                <text:p>333.22</text:p>
              </table:table-cell>
              <table:table-cell office:value-type="float" office:value="332.6">
                <text:p>332.6</text:p>
              </table:table-cell>
              <table:table-cell office:value-type="float" office:value="303.41">
                <text:p>303.41</text:p>
              </table:table-cell>
              <table:table-cell office:value-type="float" office:value="245.81">
                <text:p>245.81</text:p>
              </table:table-cell>
              <table:table-cell office:value-type="float" office:value="319.6">
                <text:p>319.6</text:p>
              </table:table-cell>
              <table:table-cell office:value-type="float" office:value="233.41">
                <text:p>233.41</text:p>
              </table:table-cell>
              <table:table-cell office:value-type="float" office:value="217.2">
                <text:p>217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25.58">
                <text:p>425.58</text:p>
              </table:table-cell>
              <table:table-cell office:value-type="float" office:value="364.6">
                <text:p>364.6</text:p>
              </table:table-cell>
              <table:table-cell office:value-type="float" office:value="340.2">
                <text:p>340.2</text:p>
              </table:table-cell>
              <table:table-cell office:value-type="float" office:value="303">
                <text:p>303</text:p>
              </table:table-cell>
              <table:table-cell office:value-type="float" office:value="250.4">
                <text:p>250.4</text:p>
              </table:table-cell>
              <table:table-cell office:value-type="float" office:value="302.8">
                <text:p>302.8</text:p>
              </table:table-cell>
              <table:table-cell office:value-type="float" office:value="236">
                <text:p>236</text:p>
              </table:table-cell>
              <table:table-cell office:value-type="float" office:value="209.6">
                <text:p>209.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47.81">
                <text:p>347.81</text:p>
              </table:table-cell>
              <table:table-cell office:value-type="float" office:value="374.6">
                <text:p>374.6</text:p>
              </table:table-cell>
              <table:table-cell office:value-type="float" office:value="375.4">
                <text:p>375.4</text:p>
              </table:table-cell>
              <table:table-cell office:value-type="float" office:value="321.59">
                <text:p>321.59</text:p>
              </table:table-cell>
              <table:table-cell office:value-type="float" office:value="304.81">
                <text:p>304.81</text:p>
              </table:table-cell>
              <table:table-cell office:value-type="float" office:value="311.6">
                <text:p>311.6</text:p>
              </table:table-cell>
              <table:table-cell office:value-type="float" office:value="230.4">
                <text:p>230.4</text:p>
              </table:table-cell>
              <table:table-cell office:value-type="float" office:value="224.4">
                <text:p>224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94.61">
                <text:p>394.61</text:p>
              </table:table-cell>
              <table:table-cell office:value-type="float" office:value="386.79">
                <text:p>386.79</text:p>
              </table:table-cell>
              <table:table-cell office:value-type="float" office:value="274.6">
                <text:p>274.6</text:p>
              </table:table-cell>
              <table:table-cell office:value-type="float" office:value="304">
                <text:p>304</text:p>
              </table:table-cell>
              <table:table-cell office:value-type="float" office:value="315.99">
                <text:p>315.99</text:p>
              </table:table-cell>
              <table:table-cell office:value-type="float" office:value="311">
                <text:p>311</text:p>
              </table:table-cell>
              <table:table-cell office:value-type="float" office:value="222">
                <text:p>222</text:p>
              </table:table-cell>
              <table:table-cell office:value-type="float" office:value="211.6">
                <text:p>211.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12.8">
                <text:p>412.8</text:p>
              </table:table-cell>
              <table:table-cell office:value-type="float" office:value="377.6">
                <text:p>377.6</text:p>
              </table:table-cell>
              <table:table-cell office:value-type="float" office:value="292.8">
                <text:p>292.8</text:p>
              </table:table-cell>
              <table:table-cell office:value-type="float" office:value="329.6">
                <text:p>329.6</text:p>
              </table:table-cell>
              <table:table-cell office:value-type="float" office:value="290.81">
                <text:p>290.81</text:p>
              </table:table-cell>
              <table:table-cell office:value-type="float" office:value="298.6">
                <text:p>298.6</text:p>
              </table:table-cell>
              <table:table-cell office:value-type="float" office:value="222.38">
                <text:p>222.38</text:p>
              </table:table-cell>
              <table:table-cell office:value-type="float" office:value="203.8">
                <text:p>203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88.2">
                <text:p>388.2</text:p>
              </table:table-cell>
              <table:table-cell office:value-type="float" office:value="361">
                <text:p>361</text:p>
              </table:table-cell>
              <table:table-cell office:value-type="float" office:value="326.8">
                <text:p>326.8</text:p>
              </table:table-cell>
              <table:table-cell office:value-type="float" office:value="326">
                <text:p>326</text:p>
              </table:table-cell>
              <table:table-cell office:value-type="float" office:value="313.6">
                <text:p>313.6</text:p>
              </table:table-cell>
              <table:table-cell office:value-type="float" office:value="313.2">
                <text:p>313.2</text:p>
              </table:table-cell>
              <table:table-cell office:value-type="float" office:value="218.21">
                <text:p>218.2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79.6">
                <text:p>379.6</text:p>
              </table:table-cell>
              <table:table-cell office:value-type="float" office:value="379.81">
                <text:p>379.81</text:p>
              </table:table-cell>
              <table:table-cell office:value-type="float" office:value="326">
                <text:p>326</text:p>
              </table:table-cell>
              <table:table-cell office:value-type="float" office:value="322.61">
                <text:p>322.61</text:p>
              </table:table-cell>
              <table:table-cell office:value-type="float" office:value="293.39">
                <text:p>293.39</text:p>
              </table:table-cell>
              <table:table-cell office:value-type="float" office:value="308.2">
                <text:p>308.2</text:p>
              </table:table-cell>
              <table:table-cell office:value-type="float" office:value="244.6">
                <text:p>244.6</text:p>
              </table:table-cell>
              <table:table-cell office:value-type="float" office:value="208.2">
                <text:p>208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36">
                <text:p>336</text:p>
              </table:table-cell>
              <table:table-cell office:value-type="float" office:value="355">
                <text:p>355</text:p>
              </table:table-cell>
              <table:table-cell office:value-type="float" office:value="336">
                <text:p>336</text:p>
              </table:table-cell>
              <table:table-cell office:value-type="float" office:value="350.4">
                <text:p>350.4</text:p>
              </table:table-cell>
              <table:table-cell office:value-type="float" office:value="319.81">
                <text:p>319.81</text:p>
              </table:table-cell>
              <table:table-cell office:value-type="float" office:value="258.8">
                <text:p>258.8</text:p>
              </table:table-cell>
              <table:table-cell office:value-type="float" office:value="238">
                <text:p>238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78.36">
                <text:p>378.36</text:p>
              </table:table-cell>
              <table:table-cell office:value-type="float" office:value="359.4">
                <text:p>359.4</text:p>
              </table:table-cell>
              <table:table-cell office:value-type="float" office:value="367.4">
                <text:p>367.4</text:p>
              </table:table-cell>
              <table:table-cell office:value-type="float" office:value="327.4">
                <text:p>327.4</text:p>
              </table:table-cell>
              <table:table-cell office:value-type="float" office:value="303.39">
                <text:p>303.39</text:p>
              </table:table-cell>
              <table:table-cell office:value-type="float" office:value="312">
                <text:p>312</text:p>
              </table:table-cell>
              <table:table-cell office:value-type="float" office:value="233">
                <text:p>233</text:p>
              </table:table-cell>
              <table:table-cell office:value-type="float" office:value="201.6">
                <text:p>201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77.84">
                <text:p>377.84</text:p>
              </table:table-cell>
              <table:table-cell office:value-type="float" office:value="375.8">
                <text:p>375.8</text:p>
              </table:table-cell>
              <table:table-cell office:value-type="float" office:value="328.4">
                <text:p>328.4</text:p>
              </table:table-cell>
              <table:table-cell office:value-type="float" office:value="274.8">
                <text:p>274.8</text:p>
              </table:table-cell>
              <table:table-cell office:value-type="float" office:value="318.41">
                <text:p>318.41</text:p>
              </table:table-cell>
              <table:table-cell office:value-type="float" office:value="280.99">
                <text:p>280.99</text:p>
              </table:table-cell>
              <table:table-cell office:value-type="float" office:value="226.6">
                <text:p>226.6</text:p>
              </table:table-cell>
              <table:table-cell office:value-type="float" office:value="213.39">
                <text:p>213.3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94">
                <text:p>394</text:p>
              </table:table-cell>
              <table:table-cell office:value-type="float" office:value="350.8">
                <text:p>350.8</text:p>
              </table:table-cell>
              <table:table-cell office:value-type="float" office:value="365.99">
                <text:p>365.99</text:p>
              </table:table-cell>
              <table:table-cell office:value-type="float" office:value="334.8">
                <text:p>334.8</text:p>
              </table:table-cell>
              <table:table-cell office:value-type="float" office:value="322">
                <text:p>322</text:p>
              </table:table-cell>
              <table:table-cell office:value-type="float" office:value="289.61">
                <text:p>289.61</text:p>
              </table:table-cell>
              <table:table-cell office:value-type="float" office:value="241.2">
                <text:p>241.2</text:p>
              </table:table-cell>
              <table:table-cell office:value-type="float" office:value="215.81">
                <text:p>215.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55.39">
                <text:p>355.39</text:p>
              </table:table-cell>
              <table:table-cell office:value-type="float" office:value="347.8">
                <text:p>347.8</text:p>
              </table:table-cell>
              <table:table-cell office:value-type="float" office:value="322.01">
                <text:p>322.01</text:p>
              </table:table-cell>
              <table:table-cell office:value-type="float" office:value="306.6">
                <text:p>306.6</text:p>
              </table:table-cell>
              <table:table-cell office:value-type="float" office:value="296.39">
                <text:p>296.39</text:p>
              </table:table-cell>
              <table:table-cell office:value-type="float" office:value="296.19">
                <text:p>296.19</text:p>
              </table:table-cell>
              <table:table-cell office:value-type="float" office:value="232">
                <text:p>23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403.04">
                <text:p>403.04</text:p>
              </table:table-cell>
              <table:table-cell office:value-type="float" office:value="355.78">
                <text:p>355.78</text:p>
              </table:table-cell>
              <table:table-cell office:value-type="float" office:value="335.6">
                <text:p>335.6</text:p>
              </table:table-cell>
              <table:table-cell office:value-type="float" office:value="319.4">
                <text:p>319.4</text:p>
              </table:table-cell>
              <table:table-cell office:value-type="float" office:value="277.2">
                <text:p>277.2</text:p>
              </table:table-cell>
              <table:table-cell office:value-type="float" office:value="296.8">
                <text:p>296.8</text:p>
              </table:table-cell>
              <table:table-cell office:value-type="float" office:value="238">
                <text:p>238</text:p>
              </table:table-cell>
              <table:table-cell office:value-type="float" office:value="218.4">
                <text:p>218.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85.55">
                <text:p>385.55</text:p>
              </table:table-cell>
              <table:table-cell office:value-type="float" office:value="383.02">
                <text:p>383.02</text:p>
              </table:table-cell>
              <table:table-cell office:value-type="float" office:value="312.39">
                <text:p>312.39</text:p>
              </table:table-cell>
              <table:table-cell office:value-type="float" office:value="322.6">
                <text:p>322.6</text:p>
              </table:table-cell>
              <table:table-cell office:value-type="float" office:value="327.8">
                <text:p>327.8</text:p>
              </table:table-cell>
              <table:table-cell office:value-type="float" office:value="292.42">
                <text:p>292.42</text:p>
              </table:table-cell>
              <table:table-cell office:value-type="float" office:value="241.6">
                <text:p>241.6</text:p>
              </table:table-cell>
              <table:table-cell office:value-type="float" office:value="217.01">
                <text:p>217.0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84.8">
                <text:p>384.8</text:p>
              </table:table-cell>
              <table:table-cell office:value-type="float" office:value="366.4">
                <text:p>366.4</text:p>
              </table:table-cell>
              <table:table-cell office:value-type="float" office:value="344.01">
                <text:p>344.01</text:p>
              </table:table-cell>
              <table:table-cell office:value-type="float" office:value="311.8">
                <text:p>311.8</text:p>
              </table:table-cell>
              <table:table-cell office:value-type="float" office:value="331.8">
                <text:p>331.8</text:p>
              </table:table-cell>
              <table:table-cell office:value-type="float" office:value="299.2">
                <text:p>299.2</text:p>
              </table:table-cell>
              <table:table-cell office:value-type="float" office:value="240.39">
                <text:p>240.3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61">
                <text:p>361</text:p>
              </table:table-cell>
              <table:table-cell office:value-type="float" office:value="375.2">
                <text:p>375.2</text:p>
              </table:table-cell>
              <table:table-cell office:value-type="float" office:value="277.6">
                <text:p>277.6</text:p>
              </table:table-cell>
              <table:table-cell office:value-type="float" office:value="299.99">
                <text:p>299.99</text:p>
              </table:table-cell>
              <table:table-cell office:value-type="float" office:value="342.21">
                <text:p>342.21</text:p>
              </table:table-cell>
              <table:table-cell office:value-type="float" office:value="287.6">
                <text:p>287.6</text:p>
              </table:table-cell>
              <table:table-cell office:value-type="float" office:value="223.6">
                <text:p>223.6</text:p>
              </table:table-cell>
              <table:table-cell office:value-type="float" office:value="219.4">
                <text:p>219.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429.2">
                <text:p>429.2</text:p>
              </table:table-cell>
              <table:table-cell office:value-type="float" office:value="331">
                <text:p>331</text:p>
              </table:table-cell>
              <table:table-cell office:value-type="float" office:value="356.8">
                <text:p>356.8</text:p>
              </table:table-cell>
              <table:table-cell office:value-type="float" office:value="312.81">
                <text:p>312.81</text:p>
              </table:table-cell>
              <table:table-cell office:value-type="float" office:value="304.99">
                <text:p>304.99</text:p>
              </table:table-cell>
              <table:table-cell office:value-type="float" office:value="296.2">
                <text:p>296.2</text:p>
              </table:table-cell>
              <table:table-cell office:value-type="float" office:value="233.2">
                <text:p>233.2</text:p>
              </table:table-cell>
              <table:table-cell office:value-type="float" office:value="192.4">
                <text:p>192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11.6">
                <text:p>411.6</text:p>
              </table:table-cell>
              <table:table-cell office:value-type="float" office:value="339.2">
                <text:p>339.2</text:p>
              </table:table-cell>
              <table:table-cell office:value-type="float" office:value="354.2">
                <text:p>354.2</text:p>
              </table:table-cell>
              <table:table-cell office:value-type="float" office:value="299.59">
                <text:p>299.59</text:p>
              </table:table-cell>
              <table:table-cell office:value-type="float" office:value="335.8">
                <text:p>335.8</text:p>
              </table:table-cell>
              <table:table-cell office:value-type="float" office:value="316.8">
                <text:p>316.8</text:p>
              </table:table-cell>
              <table:table-cell office:value-type="float" office:value="215">
                <text:p>215</text:p>
              </table:table-cell>
              <table:table-cell office:value-type="float" office:value="211.2">
                <text:p>211.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423.2">
                <text:p>423.2</text:p>
              </table:table-cell>
              <table:table-cell office:value-type="float" office:value="345.4">
                <text:p>345.4</text:p>
              </table:table-cell>
              <table:table-cell office:value-type="float" office:value="371.2">
                <text:p>371.2</text:p>
              </table:table-cell>
              <table:table-cell office:value-type="float" office:value="305.21">
                <text:p>305.21</text:p>
              </table:table-cell>
              <table:table-cell office:value-type="float" office:value="323.2">
                <text:p>323.2</text:p>
              </table:table-cell>
              <table:table-cell office:value-type="float" office:value="269.39">
                <text:p>269.39</text:p>
              </table:table-cell>
              <table:table-cell office:value-type="float" office:value="234.8">
                <text:p>234.8</text:p>
              </table:table-cell>
              <table:table-cell office:value-type="float" office:value="221.6">
                <text:p>221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96.18">
                <text:p>396.18</text:p>
              </table:table-cell>
              <table:table-cell office:value-type="float" office:value="331.2">
                <text:p>331.2</text:p>
              </table:table-cell>
              <table:table-cell office:value-type="float" office:value="347">
                <text:p>347</text:p>
              </table:table-cell>
              <table:table-cell office:value-type="float" office:value="327.2">
                <text:p>327.2</text:p>
              </table:table-cell>
              <table:table-cell office:value-type="float" office:value="329.2">
                <text:p>329.2</text:p>
              </table:table-cell>
              <table:table-cell office:value-type="float" office:value="282.41">
                <text:p>282.41</text:p>
              </table:table-cell>
              <table:table-cell office:value-type="float" office:value="233">
                <text:p>233</text:p>
              </table:table-cell>
              <table:table-cell office:value-type="float" office:value="217.4">
                <text:p>217.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400.22">
                <text:p>400.22</text:p>
              </table:table-cell>
              <table:table-cell office:value-type="float" office:value="344">
                <text:p>344</text:p>
              </table:table-cell>
              <table:table-cell office:value-type="float" office:value="361.99">
                <text:p>361.99</text:p>
              </table:table-cell>
              <table:table-cell office:value-type="float" office:value="247.4">
                <text:p>247.4</text:p>
              </table:table-cell>
              <table:table-cell office:value-type="float" office:value="338">
                <text:p>338</text:p>
              </table:table-cell>
              <table:table-cell office:value-type="float" office:value="315.6">
                <text:p>315.6</text:p>
              </table:table-cell>
              <table:table-cell office:value-type="float" office:value="243.2">
                <text:p>243.2</text:p>
              </table:table-cell>
              <table:table-cell office:value-type="float" office:value="221.6">
                <text:p>221.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91">
                <text:p>391</text:p>
              </table:table-cell>
              <table:table-cell office:value-type="float" office:value="374.8">
                <text:p>374.8</text:p>
              </table:table-cell>
              <table:table-cell office:value-type="float" office:value="334.01">
                <text:p>334.01</text:p>
              </table:table-cell>
              <table:table-cell office:value-type="float" office:value="311.2">
                <text:p>311.2</text:p>
              </table:table-cell>
              <table:table-cell office:value-type="float" office:value="341.6">
                <text:p>341.6</text:p>
              </table:table-cell>
              <table:table-cell office:value-type="float" office:value="305.4">
                <text:p>305.4</text:p>
              </table:table-cell>
              <table:table-cell office:value-type="float" office:value="234.99">
                <text:p>234.99</text:p>
              </table:table-cell>
              <table:table-cell office:value-type="float" office:value="226.6">
                <text:p>226.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418.8">
                <text:p>418.8</text:p>
              </table:table-cell>
              <table:table-cell office:value-type="float" office:value="349.79">
                <text:p>349.79</text:p>
              </table:table-cell>
              <table:table-cell office:value-type="float" office:value="344.8">
                <text:p>344.8</text:p>
              </table:table-cell>
              <table:table-cell office:value-type="float" office:value="324.79">
                <text:p>324.79</text:p>
              </table:table-cell>
              <table:table-cell office:value-type="float" office:value="323.2">
                <text:p>323.2</text:p>
              </table:table-cell>
              <table:table-cell office:value-type="float" office:value="283">
                <text:p>283</text:p>
              </table:table-cell>
              <table:table-cell office:value-type="float" office:value="240.01">
                <text:p>240.0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06.01">
                <text:p>406.01</text:p>
              </table:table-cell>
              <table:table-cell office:value-type="float" office:value="339.01">
                <text:p>339.01</text:p>
              </table:table-cell>
              <table:table-cell office:value-type="float" office:value="330.8">
                <text:p>330.8</text:p>
              </table:table-cell>
              <table:table-cell office:value-type="float" office:value="291.4">
                <text:p>291.4</text:p>
              </table:table-cell>
              <table:table-cell office:value-type="float" office:value="314.2">
                <text:p>314.2</text:p>
              </table:table-cell>
              <table:table-cell office:value-type="float" office:value="306.79">
                <text:p>306.79</text:p>
              </table:table-cell>
              <table:table-cell office:value-type="float" office:value="230.4">
                <text:p>230.4</text:p>
              </table:table-cell>
              <table:table-cell office:value-type="float" office:value="229.6">
                <text:p>229.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405">
                <text:p>405</text:p>
              </table:table-cell>
              <table:table-cell office:value-type="float" office:value="375.98">
                <text:p>375.98</text:p>
              </table:table-cell>
              <table:table-cell office:value-type="float" office:value="366">
                <text:p>366</text:p>
              </table:table-cell>
              <table:table-cell office:value-type="float" office:value="300">
                <text:p>300</text:p>
              </table:table-cell>
              <table:table-cell office:value-type="float" office:value="304.8">
                <text:p>304.8</text:p>
              </table:table-cell>
              <table:table-cell office:value-type="float" office:value="287.21">
                <text:p>287.21</text:p>
              </table:table-cell>
              <table:table-cell office:value-type="float" office:value="234.8">
                <text:p>234.8</text:p>
              </table:table-cell>
              <table:table-cell office:value-type="float" office:value="235.2">
                <text:p>235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98.4">
                <text:p>398.4</text:p>
              </table:table-cell>
              <table:table-cell office:value-type="float" office:value="342.62">
                <text:p>342.62</text:p>
              </table:table-cell>
              <table:table-cell office:value-type="float" office:value="306.8">
                <text:p>306.8</text:p>
              </table:table-cell>
              <table:table-cell office:value-type="float" office:value="315.79">
                <text:p>315.79</text:p>
              </table:table-cell>
              <table:table-cell office:value-type="float" office:value="344.99">
                <text:p>344.99</text:p>
              </table:table-cell>
              <table:table-cell office:value-type="float" office:value="292.2">
                <text:p>292.2</text:p>
              </table:table-cell>
              <table:table-cell office:value-type="float" office:value="235.81">
                <text:p>235.81</text:p>
              </table:table-cell>
              <table:table-cell office:value-type="float" office:value="235.8">
                <text:p>235.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396">
                <text:p>396</text:p>
              </table:table-cell>
              <table:table-cell office:value-type="float" office:value="342.59">
                <text:p>342.59</text:p>
              </table:table-cell>
              <table:table-cell office:value-type="float" office:value="341.2">
                <text:p>341.2</text:p>
              </table:table-cell>
              <table:table-cell office:value-type="float" office:value="324.01">
                <text:p>324.01</text:p>
              </table:table-cell>
              <table:table-cell office:value-type="float" office:value="332.61">
                <text:p>332.61</text:p>
              </table:table-cell>
              <table:table-cell office:value-type="float" office:value="313.8">
                <text:p>313.8</text:p>
              </table:table-cell>
              <table:table-cell office:value-type="float" office:value="240">
                <text:p>240</text:p>
              </table:table-cell>
              <table:table-cell office:value-type="float" office:value="229.4">
                <text:p>229.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65.8">
                <text:p>365.8</text:p>
              </table:table-cell>
              <table:table-cell office:value-type="float" office:value="379.8">
                <text:p>379.8</text:p>
              </table:table-cell>
              <table:table-cell office:value-type="float" office:value="245.6">
                <text:p>245.6</text:p>
              </table:table-cell>
              <table:table-cell office:value-type="float" office:value="321.8">
                <text:p>321.8</text:p>
              </table:table-cell>
              <table:table-cell office:value-type="float" office:value="338.6">
                <text:p>338.6</text:p>
              </table:table-cell>
              <table:table-cell office:value-type="float" office:value="302.58">
                <text:p>302.58</text:p>
              </table:table-cell>
              <table:table-cell office:value-type="float" office:value="230.4">
                <text:p>230.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420">
                <text:p>420</text:p>
              </table:table-cell>
              <table:table-cell office:value-type="float" office:value="371.2">
                <text:p>371.2</text:p>
              </table:table-cell>
              <table:table-cell office:value-type="float" office:value="326.8">
                <text:p>326.8</text:p>
              </table:table-cell>
              <table:table-cell office:value-type="float" office:value="341.8">
                <text:p>341.8</text:p>
              </table:table-cell>
              <table:table-cell office:value-type="float" office:value="329.8">
                <text:p>329.8</text:p>
              </table:table-cell>
              <table:table-cell office:value-type="float" office:value="290.81">
                <text:p>290.81</text:p>
              </table:table-cell>
              <table:table-cell office:value-type="float" office:value="231.38">
                <text:p>231.38</text:p>
              </table:table-cell>
              <table:table-cell office:value-type="float" office:value="241.4">
                <text:p>241.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06.39">
                <text:p>406.39</text:p>
              </table:table-cell>
              <table:table-cell office:value-type="float" office:value="360.2">
                <text:p>360.2</text:p>
              </table:table-cell>
              <table:table-cell office:value-type="float" office:value="330.2">
                <text:p>330.2</text:p>
              </table:table-cell>
              <table:table-cell office:value-type="float" office:value="340.4">
                <text:p>340.4</text:p>
              </table:table-cell>
              <table:table-cell office:value-type="float" office:value="338.6">
                <text:p>338.6</text:p>
              </table:table-cell>
              <table:table-cell office:value-type="float" office:value="303.21">
                <text:p>303.21</text:p>
              </table:table-cell>
              <table:table-cell office:value-type="float" office:value="196.81">
                <text:p>196.81</text:p>
              </table:table-cell>
              <table:table-cell office:value-type="float" office:value="228.2">
                <text:p>228.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02">
                <text:p>402</text:p>
              </table:table-cell>
              <table:table-cell office:value-type="float" office:value="395.19">
                <text:p>395.19</text:p>
              </table:table-cell>
              <table:table-cell office:value-type="float" office:value="326.2">
                <text:p>326.2</text:p>
              </table:table-cell>
              <table:table-cell office:value-type="float" office:value="330.4">
                <text:p>330.4</text:p>
              </table:table-cell>
              <table:table-cell office:value-type="float" office:value="334.8">
                <text:p>334.8</text:p>
              </table:table-cell>
              <table:table-cell office:value-type="float" office:value="293.2">
                <text:p>293.2</text:p>
              </table:table-cell>
              <table:table-cell office:value-type="float" office:value="241.6">
                <text:p>241.6</text:p>
              </table:table-cell>
              <table:table-cell office:value-type="float" office:value="235.4">
                <text:p>235.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73.61">
                <text:p>373.61</text:p>
              </table:table-cell>
              <table:table-cell office:value-type="float" office:value="349.81">
                <text:p>349.81</text:p>
              </table:table-cell>
              <table:table-cell office:value-type="float" office:value="246">
                <text:p>246</text:p>
              </table:table-cell>
              <table:table-cell office:value-type="float" office:value="343.6">
                <text:p>343.6</text:p>
              </table:table-cell>
              <table:table-cell office:value-type="float" office:value="353.4">
                <text:p>353.4</text:p>
              </table:table-cell>
              <table:table-cell office:value-type="float" office:value="291.8">
                <text:p>291.8</text:p>
              </table:table-cell>
              <table:table-cell office:value-type="float" office:value="230.8">
                <text:p>230.8</text:p>
              </table:table-cell>
              <table:table-cell office:value-type="float" office:value="228.4">
                <text:p>228.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421.99">
                <text:p>421.99</text:p>
              </table:table-cell>
              <table:table-cell office:value-type="float" office:value="359.6">
                <text:p>359.6</text:p>
              </table:table-cell>
              <table:table-cell office:value-type="float" office:value="302.8">
                <text:p>302.8</text:p>
              </table:table-cell>
              <table:table-cell office:value-type="float" office:value="344.8">
                <text:p>344.8</text:p>
              </table:table-cell>
              <table:table-cell office:value-type="float" office:value="350.8">
                <text:p>350.8</text:p>
              </table:table-cell>
              <table:table-cell office:value-type="float" office:value="322.2">
                <text:p>322.2</text:p>
              </table:table-cell>
              <table:table-cell office:value-type="float" office:value="240.2">
                <text:p>240.2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89.4">
                <text:p>389.4</text:p>
              </table:table-cell>
              <table:table-cell office:value-type="float" office:value="365.8">
                <text:p>365.8</text:p>
              </table:table-cell>
              <table:table-cell office:value-type="float" office:value="308.4">
                <text:p>308.4</text:p>
              </table:table-cell>
              <table:table-cell office:value-type="float" office:value="331.6">
                <text:p>331.6</text:p>
              </table:table-cell>
              <table:table-cell office:value-type="float" office:value="352.19">
                <text:p>352.19</text:p>
              </table:table-cell>
              <table:table-cell office:value-type="float" office:value="280.99">
                <text:p>280.99</text:p>
              </table:table-cell>
              <table:table-cell office:value-type="float" office:value="234.99">
                <text:p>234.99</text:p>
              </table:table-cell>
              <table:table-cell office:value-type="float" office:value="228.6">
                <text:p>228.6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408.59">
                <text:p>408.59</text:p>
              </table:table-cell>
              <table:table-cell office:value-type="float" office:value="376.6">
                <text:p>376.6</text:p>
              </table:table-cell>
              <table:table-cell office:value-type="float" office:value="345.6">
                <text:p>345.6</text:p>
              </table:table-cell>
              <table:table-cell office:value-type="float" office:value="347.4">
                <text:p>347.4</text:p>
              </table:table-cell>
              <table:table-cell office:value-type="float" office:value="328.01">
                <text:p>328.01</text:p>
              </table:table-cell>
              <table:table-cell office:value-type="float" office:value="248.4">
                <text:p>248.4</text:p>
              </table:table-cell>
              <table:table-cell office:value-type="float" office:value="240.6">
                <text:p>240.6</text:p>
              </table:table-cell>
              <table:table-cell office:value-type="float" office:value="235.8">
                <text:p>235.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99.2">
                <text:p>399.2</text:p>
              </table:table-cell>
              <table:table-cell office:value-type="float" office:value="374.6">
                <text:p>374.6</text:p>
              </table:table-cell>
              <table:table-cell office:value-type="float" office:value="336.79">
                <text:p>336.79</text:p>
              </table:table-cell>
              <table:table-cell office:value-type="float" office:value="303.59">
                <text:p>303.59</text:p>
              </table:table-cell>
              <table:table-cell office:value-type="float" office:value="320.6">
                <text:p>320.6</text:p>
              </table:table-cell>
              <table:table-cell office:value-type="float" office:value="305.2">
                <text:p>305.2</text:p>
              </table:table-cell>
              <table:table-cell office:value-type="float" office:value="235">
                <text:p>235</text:p>
              </table:table-cell>
              <table:table-cell office:value-type="float" office:value="226.8">
                <text:p>226.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442.79">
                <text:p>442.79</text:p>
              </table:table-cell>
              <table:table-cell office:value-type="float" office:value="374">
                <text:p>374</text:p>
              </table:table-cell>
              <table:table-cell office:value-type="float" office:value="341">
                <text:p>341</text:p>
              </table:table-cell>
              <table:table-cell office:value-type="float" office:value="289.8">
                <text:p>289.8</text:p>
              </table:table-cell>
              <table:table-cell office:value-type="float" office:value="327">
                <text:p>327</text:p>
              </table:table-cell>
              <table:table-cell office:value-type="float" office:value="303.01">
                <text:p>303.01</text:p>
              </table:table-cell>
              <table:table-cell office:value-type="float" office:value="243.4">
                <text:p>243.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99.02">
                <text:p>399.02</text:p>
              </table:table-cell>
              <table:table-cell office:value-type="float" office:value="372.99">
                <text:p>372.99</text:p>
              </table:table-cell>
              <table:table-cell office:value-type="float" office:value="298.58">
                <text:p>298.58</text:p>
              </table:table-cell>
              <table:table-cell office:value-type="float" office:value="368.8">
                <text:p>368.8</text:p>
              </table:table-cell>
              <table:table-cell office:value-type="float" office:value="350.59">
                <text:p>350.59</text:p>
              </table:table-cell>
              <table:table-cell office:value-type="float" office:value="292.39">
                <text:p>292.39</text:p>
              </table:table-cell>
              <table:table-cell office:value-type="float" office:value="205.8">
                <text:p>205.8</text:p>
              </table:table-cell>
              <table:table-cell office:value-type="float" office:value="215.8">
                <text:p>215.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395.19">
                <text:p>395.19</text:p>
              </table:table-cell>
              <table:table-cell office:value-type="float" office:value="352.8">
                <text:p>352.8</text:p>
              </table:table-cell>
              <table:table-cell office:value-type="float" office:value="335.63">
                <text:p>335.63</text:p>
              </table:table-cell>
              <table:table-cell office:value-type="float" office:value="338.01">
                <text:p>338.01</text:p>
              </table:table-cell>
              <table:table-cell office:value-type="float" office:value="343.61">
                <text:p>343.61</text:p>
              </table:table-cell>
              <table:table-cell office:value-type="float" office:value="306.01">
                <text:p>306.01</text:p>
              </table:table-cell>
              <table:table-cell office:value-type="float" office:value="235">
                <text:p>235</text:p>
              </table:table-cell>
              <table:table-cell office:value-type="float" office:value="234.8">
                <text:p>234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76.19">
                <text:p>376.19</text:p>
              </table:table-cell>
              <table:table-cell office:value-type="float" office:value="381">
                <text:p>381</text:p>
              </table:table-cell>
              <table:table-cell office:value-type="float" office:value="247.8">
                <text:p>247.8</text:p>
              </table:table-cell>
              <table:table-cell office:value-type="float" office:value="323.4">
                <text:p>323.4</text:p>
              </table:table-cell>
              <table:table-cell office:value-type="float" office:value="359.4">
                <text:p>359.4</text:p>
              </table:table-cell>
              <table:table-cell office:value-type="float" office:value="305.79">
                <text:p>305.79</text:p>
              </table:table-cell>
              <table:table-cell office:value-type="float" office:value="235.6">
                <text:p>235.6</text:p>
              </table:table-cell>
              <table:table-cell office:value-type="float" office:value="225.6">
                <text:p>225.6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371.35">
                <text:p>371.35</text:p>
              </table:table-cell>
              <table:table-cell office:value-type="float" office:value="357.2">
                <text:p>357.2</text:p>
              </table:table-cell>
              <table:table-cell office:value-type="float" office:value="328.8">
                <text:p>328.8</text:p>
              </table:table-cell>
              <table:table-cell office:value-type="float" office:value="349.2">
                <text:p>349.2</text:p>
              </table:table-cell>
              <table:table-cell office:value-type="float" office:value="338.4">
                <text:p>338.4</text:p>
              </table:table-cell>
              <table:table-cell office:value-type="float" office:value="295.81">
                <text:p>295.81</text:p>
              </table:table-cell>
              <table:table-cell office:value-type="float" office:value="206.8">
                <text:p>206.8</text:p>
              </table:table-cell>
              <table:table-cell office:value-type="float" office:value="226.8">
                <text:p>226.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76.68">
                <text:p>376.68</text:p>
              </table:table-cell>
              <table:table-cell office:value-type="float" office:value="348.8">
                <text:p>348.8</text:p>
              </table:table-cell>
              <table:table-cell office:value-type="float" office:value="333">
                <text:p>333</text:p>
              </table:table-cell>
              <table:table-cell office:value-type="float" office:value="342.19">
                <text:p>342.19</text:p>
              </table:table-cell>
              <table:table-cell office:value-type="float" office:value="363.01">
                <text:p>363.01</text:p>
              </table:table-cell>
              <table:table-cell office:value-type="float" office:value="303">
                <text:p>303</text:p>
              </table:table-cell>
              <table:table-cell office:value-type="float" office:value="206.2">
                <text:p>206.2</text:p>
              </table:table-cell>
              <table:table-cell office:value-type="float" office:value="229.8">
                <text:p>229.8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417.6">
                <text:p>417.6</text:p>
              </table:table-cell>
              <table:table-cell office:value-type="float" office:value="387.4">
                <text:p>387.4</text:p>
              </table:table-cell>
              <table:table-cell office:value-type="float" office:value="325.2">
                <text:p>325.2</text:p>
              </table:table-cell>
              <table:table-cell office:value-type="float" office:value="337.42">
                <text:p>337.42</text:p>
              </table:table-cell>
              <table:table-cell office:value-type="float" office:value="351.2">
                <text:p>351.2</text:p>
              </table:table-cell>
              <table:table-cell office:value-type="float" office:value="309.6">
                <text:p>309.6</text:p>
              </table:table-cell>
              <table:table-cell office:value-type="float" office:value="237.2">
                <text:p>237.2</text:p>
              </table:table-cell>
              <table:table-cell office:value-type="float" office:value="235.2">
                <text:p>235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91.6">
                <text:p>391.6</text:p>
              </table:table-cell>
              <table:table-cell office:value-type="float" office:value="345.6">
                <text:p>345.6</text:p>
              </table:table-cell>
              <table:table-cell office:value-type="float" office:value="309">
                <text:p>309</text:p>
              </table:table-cell>
              <table:table-cell office:value-type="float" office:value="357">
                <text:p>357</text:p>
              </table:table-cell>
              <table:table-cell office:value-type="float" office:value="370.6">
                <text:p>370.6</text:p>
              </table:table-cell>
              <table:table-cell office:value-type="float" office:value="305">
                <text:p>305</text:p>
              </table:table-cell>
              <table:table-cell office:value-type="float" office:value="226.6">
                <text:p>226.6</text:p>
              </table:table-cell>
              <table:table-cell office:value-type="float" office:value="218.6">
                <text:p>218.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407.8">
                <text:p>407.8</text:p>
              </table:table-cell>
              <table:table-cell office:value-type="float" office:value="297.6">
                <text:p>297.6</text:p>
              </table:table-cell>
              <table:table-cell office:value-type="float" office:value="348.6">
                <text:p>348.6</text:p>
              </table:table-cell>
              <table:table-cell office:value-type="float" office:value="349">
                <text:p>349</text:p>
              </table:table-cell>
              <table:table-cell office:value-type="float" office:value="335.8">
                <text:p>335.8</text:p>
              </table:table-cell>
              <table:table-cell office:value-type="float" office:value="308.2">
                <text:p>308.2</text:p>
              </table:table-cell>
              <table:table-cell office:value-type="float" office:value="216.6">
                <text:p>216.6</text:p>
              </table:table-cell>
              <table:table-cell office:value-type="float" office:value="232.8">
                <text:p>232.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98.38">
                <text:p>398.38</text:p>
              </table:table-cell>
              <table:table-cell office:value-type="float" office:value="368">
                <text:p>368</text:p>
              </table:table-cell>
              <table:table-cell office:value-type="float" office:value="319.99">
                <text:p>319.99</text:p>
              </table:table-cell>
              <table:table-cell office:value-type="float" office:value="327.8">
                <text:p>327.8</text:p>
              </table:table-cell>
              <table:table-cell office:value-type="float" office:value="371.8">
                <text:p>371.8</text:p>
              </table:table-cell>
              <table:table-cell office:value-type="float" office:value="274">
                <text:p>274</text:p>
              </table:table-cell>
              <table:table-cell office:value-type="float" office:value="242.8">
                <text:p>242.8</text:p>
              </table:table-cell>
              <table:table-cell office:value-type="float" office:value="236.8">
                <text:p>236.8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442.42">
                <text:p>442.42</text:p>
              </table:table-cell>
              <table:table-cell office:value-type="float" office:value="357">
                <text:p>357</text:p>
              </table:table-cell>
              <table:table-cell office:value-type="float" office:value="337.81">
                <text:p>337.81</text:p>
              </table:table-cell>
              <table:table-cell office:value-type="float" office:value="358">
                <text:p>358</text:p>
              </table:table-cell>
              <table:table-cell office:value-type="float" office:value="342.2">
                <text:p>342.2</text:p>
              </table:table-cell>
              <table:table-cell office:value-type="float" office:value="279.8">
                <text:p>279.8</text:p>
              </table:table-cell>
              <table:table-cell office:value-type="float" office:value="254.8">
                <text:p>254.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438.8">
                <text:p>438.8</text:p>
              </table:table-cell>
              <table:table-cell office:value-type="float" office:value="371.2">
                <text:p>371.2</text:p>
              </table:table-cell>
              <table:table-cell office:value-type="float" office:value="341.59">
                <text:p>341.59</text:p>
              </table:table-cell>
              <table:table-cell office:value-type="float" office:value="338.99">
                <text:p>338.99</text:p>
              </table:table-cell>
              <table:table-cell office:value-type="float" office:value="283.2">
                <text:p>283.2</text:p>
              </table:table-cell>
              <table:table-cell office:value-type="float" office:value="305.4">
                <text:p>305.4</text:p>
              </table:table-cell>
              <table:table-cell office:value-type="float" office:value="241.6">
                <text:p>241.6</text:p>
              </table:table-cell>
              <table:table-cell office:value-type="float" office:value="235.6">
                <text:p>235.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445.8">
                <text:p>445.8</text:p>
              </table:table-cell>
              <table:table-cell office:value-type="float" office:value="387.59">
                <text:p>387.59</text:p>
              </table:table-cell>
              <table:table-cell office:value-type="float" office:value="345">
                <text:p>345</text:p>
              </table:table-cell>
              <table:table-cell office:value-type="float" office:value="332.41">
                <text:p>332.41</text:p>
              </table:table-cell>
              <table:table-cell office:value-type="float" office:value="316.2">
                <text:p>316.2</text:p>
              </table:table-cell>
              <table:table-cell office:value-type="float" office:value="305">
                <text:p>305</text:p>
              </table:table-cell>
              <table:table-cell office:value-type="float" office:value="243.2">
                <text:p>243.2</text:p>
              </table:table-cell>
              <table:table-cell office:value-type="float" office:value="245.6">
                <text:p>245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94.39">
                <text:p>394.39</text:p>
              </table:table-cell>
              <table:table-cell office:value-type="float" office:value="364.2">
                <text:p>364.2</text:p>
              </table:table-cell>
              <table:table-cell office:value-type="float" office:value="305.2">
                <text:p>305.2</text:p>
              </table:table-cell>
              <table:table-cell office:value-type="float" office:value="346.6">
                <text:p>346.6</text:p>
              </table:table-cell>
              <table:table-cell office:value-type="float" office:value="344">
                <text:p>344</text:p>
              </table:table-cell>
              <table:table-cell office:value-type="float" office:value="294">
                <text:p>294</text:p>
              </table:table-cell>
              <table:table-cell office:value-type="float" office:value="236.8">
                <text:p>236.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376.21">
                <text:p>376.21</text:p>
              </table:table-cell>
              <table:table-cell office:value-type="float" office:value="359.6">
                <text:p>359.6</text:p>
              </table:table-cell>
              <table:table-cell office:value-type="float" office:value="352.4">
                <text:p>352.4</text:p>
              </table:table-cell>
              <table:table-cell office:value-type="float" office:value="330.8">
                <text:p>330.8</text:p>
              </table:table-cell>
              <table:table-cell office:value-type="float" office:value="359.6">
                <text:p>359.6</text:p>
              </table:table-cell>
              <table:table-cell office:value-type="float" office:value="313.4">
                <text:p>313.4</text:p>
              </table:table-cell>
              <table:table-cell office:value-type="float" office:value="255.6">
                <text:p>255.6</text:p>
              </table:table-cell>
              <table:table-cell office:value-type="float" office:value="224.2">
                <text:p>224.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21.99">
                <text:p>321.99</text:p>
              </table:table-cell>
              <table:table-cell office:value-type="float" office:value="375.8">
                <text:p>375.8</text:p>
              </table:table-cell>
              <table:table-cell office:value-type="float" office:value="287.8">
                <text:p>287.8</text:p>
              </table:table-cell>
              <table:table-cell office:value-type="float" office:value="321.2">
                <text:p>321.2</text:p>
              </table:table-cell>
              <table:table-cell office:value-type="float" office:value="309.4">
                <text:p>309.4</text:p>
              </table:table-cell>
              <table:table-cell office:value-type="float" office:value="312.2">
                <text:p>312.2</text:p>
              </table:table-cell>
              <table:table-cell office:value-type="float" office:value="236.4">
                <text:p>236.4</text:p>
              </table:table-cell>
              <table:table-cell office:value-type="float" office:value="223.8">
                <text:p>223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line" chart:style-name="ch1">
        <chart:title svg:x="7.205cm" svg:y="0.336cm" chart:style-name="ch2">
          <text:p>Remote Machine MySQL</text:p>
        </chart:title>
        <chart:legend chart:legend-position="end" svg:x="13.762cm" svg:y="2.958cm" style:legend-expansion="high" chart:style-name="ch3"/>
        <chart:plot-area chart:style-name="ch4" table:cell-range-address="Sheet1.A5:Sheet1.A65 Sheet1.L5:Sheet1.L65 Sheet1.P5:Sheet1.P65 Sheet1.T5:Sheet1.T65 Sheet1.X5:Sheet1.X65 Sheet1.AB5:Sheet1.AB65 Sheet1.AF5:Sheet1.AF65 Sheet1.AJ5:Sheet1.AJ65 Sheet1.AN5:Sheet1.AN65" chart:data-source-has-labels="both" svg:x="1.411cm" svg:y="1.341cm" svg:width="11.951cm" svg:height="7.479cm">
          <chart:coordinate-region svg:x="2.72cm" svg:y="1.475cm" svg:width="10.642cm" svg:height="6.3cm"/>
          <chart:axis chart:dimension="x" chart:name="primary-x" chart:style-name="ch5" chartooo:axis-type="auto">
            <chartooo:date-scale/>
            <chart:title svg:x="6.681cm" svg:y="9.02cm" chart:style-name="ch6">
              <text:p>seconds</text:p>
            </chart:title>
            <chart:categories table:cell-range-address="Sheet1.A6:Sheet1.A65"/>
          </chart:axis>
          <chart:axis chart:dimension="y" chart:name="primary-y" chart:style-name="ch5">
            <chart:title svg:x="0.451cm" svg:y="6.447cm" chart:style-name="ch7">
              <text:p>queries / second</text:p>
            </chart:title>
            <chart:grid chart:style-name="ch8" chart:class="major"/>
          </chart:axis>
          <chart:series chart:style-name="ch9" chart:values-cell-range-address="Sheet1.L6:Sheet1.L65" chart:label-cell-address="Sheet1.L5:Sheet1.L5" chart:class="chart:line">
            <chart:data-point chart:repeated="60"/>
          </chart:series>
          <chart:series chart:style-name="ch10" chart:values-cell-range-address="Sheet1.P6:Sheet1.P65" chart:label-cell-address="Sheet1.P5:Sheet1.P5" chart:class="chart:line">
            <chart:data-point chart:repeated="60"/>
          </chart:series>
          <chart:series chart:style-name="ch11" chart:values-cell-range-address="Sheet1.T6:Sheet1.T65" chart:label-cell-address="Sheet1.T5:Sheet1.T5" chart:class="chart:line">
            <chart:data-point chart:repeated="60"/>
          </chart:series>
          <chart:series chart:style-name="ch12" chart:values-cell-range-address="Sheet1.X6:Sheet1.X65" chart:label-cell-address="Sheet1.X5:Sheet1.X5" chart:class="chart:line">
            <chart:data-point chart:repeated="60"/>
          </chart:series>
          <chart:series chart:style-name="ch13" chart:values-cell-range-address="Sheet1.AB6:Sheet1.AB65" chart:label-cell-address="Sheet1.AB5:Sheet1.AB5" chart:class="chart:line">
            <chart:data-point chart:repeated="60"/>
          </chart:series>
          <chart:series chart:style-name="ch14" chart:values-cell-range-address="Sheet1.AF6:Sheet1.AF65" chart:label-cell-address="Sheet1.AF5:Sheet1.AF5" chart:class="chart:line">
            <chart:data-point chart:repeated="60"/>
          </chart:series>
          <chart:series chart:style-name="ch15" chart:values-cell-range-address="Sheet1.AJ6:Sheet1.AJ65" chart:label-cell-address="Sheet1.AJ5:Sheet1.AJ5" chart:class="chart:line">
            <chart:data-point chart:repeated="60"/>
          </chart:series>
          <chart:series chart:style-name="ch16" chart:values-cell-range-address="Sheet1.AN6:Sheet1.AN65" chart:label-cell-address="Sheet1.AN5:Sheet1.AN5" chart:class="chart:line">
            <chart:data-point chart:repeated="6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mote MySQL 5.7</text:p>
                <draw:g>
                  <svg:desc>Sheet1.L5:Sheet1.L5</svg:desc>
                </draw:g>
              </table:table-cell>
              <table:table-cell office:value-type="string">
                <text:p>remote MySQL 8.0</text:p>
                <draw:g>
                  <svg:desc>Sheet1.P5:Sheet1.P5</svg:desc>
                </draw:g>
              </table:table-cell>
              <table:table-cell office:value-type="string">
                <text:p>Haproxy remote MySQL 5.7</text:p>
                <draw:g>
                  <svg:desc>Sheet1.T5:Sheet1.T5</svg:desc>
                </draw:g>
              </table:table-cell>
              <table:table-cell office:value-type="string">
                <text:p>Haproxy remote MySQL 8.0</text:p>
                <draw:g>
                  <svg:desc>Sheet1.X5:Sheet1.X5</svg:desc>
                </draw:g>
              </table:table-cell>
              <table:table-cell office:value-type="string">
                <text:p>Traefik remote MySQL 5.7</text:p>
                <draw:g>
                  <svg:desc>Sheet1.AB5:Sheet1.AB5</svg:desc>
                </draw:g>
              </table:table-cell>
              <table:table-cell office:value-type="string">
                <text:p>Traefik remote MySQL 8.0</text:p>
                <draw:g>
                  <svg:desc>Sheet1.AF5:Sheet1.AF5</svg:desc>
                </draw:g>
              </table:table-cell>
              <table:table-cell office:value-type="string">
                <text:p>ProxySQL remote MySQL 5.7</text:p>
                <draw:g>
                  <svg:desc>Sheet1.AJ5:Sheet1.AJ5</svg:desc>
                </draw:g>
              </table:table-cell>
              <table:table-cell office:value-type="string">
                <text:p>ProxySQL remote MySQL 8.0</text:p>
                <draw:g>
                  <svg:desc>Sheet1.AN5:Sheet1.AN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6:Sheet1.A65</svg:desc>
                </draw:g>
              </table:table-cell>
              <table:table-cell office:value-type="float" office:value="12420.74">
                <text:p>12420.74</text:p>
                <draw:g>
                  <svg:desc>Sheet1.L6:Sheet1.L65</svg:desc>
                </draw:g>
              </table:table-cell>
              <table:table-cell office:value-type="float" office:value="11202.77">
                <text:p>11202.77</text:p>
                <draw:g>
                  <svg:desc>Sheet1.P6:Sheet1.P65</svg:desc>
                </draw:g>
              </table:table-cell>
              <table:table-cell office:value-type="float" office:value="9046.31">
                <text:p>9046.31</text:p>
                <draw:g>
                  <svg:desc>Sheet1.T6:Sheet1.T65</svg:desc>
                </draw:g>
              </table:table-cell>
              <table:table-cell office:value-type="float" office:value="8906.64">
                <text:p>8906.64</text:p>
                <draw:g>
                  <svg:desc>Sheet1.X6:Sheet1.X65</svg:desc>
                </draw:g>
              </table:table-cell>
              <table:table-cell office:value-type="float" office:value="9847.41">
                <text:p>9847.41</text:p>
                <draw:g>
                  <svg:desc>Sheet1.AB6:Sheet1.AB65</svg:desc>
                </draw:g>
              </table:table-cell>
              <table:table-cell office:value-type="float" office:value="9683.91">
                <text:p>9683.91</text:p>
                <draw:g>
                  <svg:desc>Sheet1.AF6:Sheet1.AF65</svg:desc>
                </draw:g>
              </table:table-cell>
              <table:table-cell office:value-type="float" office:value="7342.43">
                <text:p>7342.43</text:p>
                <draw:g>
                  <svg:desc>Sheet1.AJ6:Sheet1.AJ65</svg:desc>
                </draw:g>
              </table:table-cell>
              <table:table-cell office:value-type="float" office:value="6723.22">
                <text:p>6723.22</text:p>
                <draw:g>
                  <svg:desc>Sheet1.AN6:Sheet1.AN6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634.79">
                <text:p>11634.79</text:p>
              </table:table-cell>
              <table:table-cell office:value-type="float" office:value="9229.96">
                <text:p>9229.96</text:p>
              </table:table-cell>
              <table:table-cell office:value-type="float" office:value="9056.47">
                <text:p>9056.47</text:p>
              </table:table-cell>
              <table:table-cell office:value-type="float" office:value="8560.28">
                <text:p>8560.28</text:p>
              </table:table-cell>
              <table:table-cell office:value-type="float" office:value="9822.9">
                <text:p>9822.9</text:p>
              </table:table-cell>
              <table:table-cell office:value-type="float" office:value="9727.18">
                <text:p>9727.18</text:p>
              </table:table-cell>
              <table:table-cell office:value-type="float" office:value="5501.79">
                <text:p>5501.79</text:p>
              </table:table-cell>
              <table:table-cell office:value-type="float" office:value="6498.35">
                <text:p>6498.3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708.17">
                <text:p>11708.17</text:p>
              </table:table-cell>
              <table:table-cell office:value-type="float" office:value="9689.09">
                <text:p>9689.09</text:p>
              </table:table-cell>
              <table:table-cell office:value-type="float" office:value="9194.4">
                <text:p>9194.4</text:p>
              </table:table-cell>
              <table:table-cell office:value-type="float" office:value="8338.79">
                <text:p>8338.79</text:p>
              </table:table-cell>
              <table:table-cell office:value-type="float" office:value="9305.22">
                <text:p>9305.22</text:p>
              </table:table-cell>
              <table:table-cell office:value-type="float" office:value="9261.3">
                <text:p>9261.3</text:p>
              </table:table-cell>
              <table:table-cell office:value-type="float" office:value="5793.83">
                <text:p>5793.83</text:p>
              </table:table-cell>
              <table:table-cell office:value-type="float" office:value="6377.09">
                <text:p>6377.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004.37">
                <text:p>9004.37</text:p>
              </table:table-cell>
              <table:table-cell office:value-type="float" office:value="8445.51">
                <text:p>8445.51</text:p>
              </table:table-cell>
              <table:table-cell office:value-type="float" office:value="8293.6">
                <text:p>8293.6</text:p>
              </table:table-cell>
              <table:table-cell office:value-type="float" office:value="8416.77">
                <text:p>8416.77</text:p>
              </table:table-cell>
              <table:table-cell office:value-type="float" office:value="9854.9">
                <text:p>9854.9</text:p>
              </table:table-cell>
              <table:table-cell office:value-type="float" office:value="8778.02">
                <text:p>8778.02</text:p>
              </table:table-cell>
              <table:table-cell office:value-type="float" office:value="6510.76">
                <text:p>6510.76</text:p>
              </table:table-cell>
              <table:table-cell office:value-type="float" office:value="5855.96">
                <text:p>5855.9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103.06">
                <text:p>11103.06</text:p>
              </table:table-cell>
              <table:table-cell office:value-type="float" office:value="9191.97">
                <text:p>9191.97</text:p>
              </table:table-cell>
              <table:table-cell office:value-type="float" office:value="8673.85">
                <text:p>8673.85</text:p>
              </table:table-cell>
              <table:table-cell office:value-type="float" office:value="8700.1">
                <text:p>8700.1</text:p>
              </table:table-cell>
              <table:table-cell office:value-type="float" office:value="10509.19">
                <text:p>10509.19</text:p>
              </table:table-cell>
              <table:table-cell office:value-type="float" office:value="9384.43">
                <text:p>9384.43</text:p>
              </table:table-cell>
              <table:table-cell office:value-type="float" office:value="6620.98">
                <text:p>6620.98</text:p>
              </table:table-cell>
              <table:table-cell office:value-type="float" office:value="6371.63">
                <text:p>6371.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673.24">
                <text:p>10673.24</text:p>
              </table:table-cell>
              <table:table-cell office:value-type="float" office:value="10069.8">
                <text:p>10069.8</text:p>
              </table:table-cell>
              <table:table-cell office:value-type="float" office:value="8337.29">
                <text:p>8337.29</text:p>
              </table:table-cell>
              <table:table-cell office:value-type="float" office:value="8451.81">
                <text:p>8451.81</text:p>
              </table:table-cell>
              <table:table-cell office:value-type="float" office:value="10291.48">
                <text:p>10291.48</text:p>
              </table:table-cell>
              <table:table-cell office:value-type="float" office:value="8662.83">
                <text:p>8662.83</text:p>
              </table:table-cell>
              <table:table-cell office:value-type="float" office:value="6179.33">
                <text:p>6179.33</text:p>
              </table:table-cell>
              <table:table-cell office:value-type="float" office:value="6167.72">
                <text:p>6167.7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2856.41">
                <text:p>12856.41</text:p>
              </table:table-cell>
              <table:table-cell office:value-type="float" office:value="10101.98">
                <text:p>10101.98</text:p>
              </table:table-cell>
              <table:table-cell office:value-type="float" office:value="9364.77">
                <text:p>9364.77</text:p>
              </table:table-cell>
              <table:table-cell office:value-type="float" office:value="9844.8">
                <text:p>9844.8</text:p>
              </table:table-cell>
              <table:table-cell office:value-type="float" office:value="9380.64">
                <text:p>9380.64</text:p>
              </table:table-cell>
              <table:table-cell office:value-type="float" office:value="8515.73">
                <text:p>8515.73</text:p>
              </table:table-cell>
              <table:table-cell office:value-type="float" office:value="6607.49">
                <text:p>6607.49</text:p>
              </table:table-cell>
              <table:table-cell office:value-type="float" office:value="5973.08">
                <text:p>5973.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376.14">
                <text:p>12376.14</text:p>
              </table:table-cell>
              <table:table-cell office:value-type="float" office:value="9745.39">
                <text:p>9745.39</text:p>
              </table:table-cell>
              <table:table-cell office:value-type="float" office:value="8787.05">
                <text:p>8787.05</text:p>
              </table:table-cell>
              <table:table-cell office:value-type="float" office:value="9206.05">
                <text:p>9206.05</text:p>
              </table:table-cell>
              <table:table-cell office:value-type="float" office:value="8513.91">
                <text:p>8513.91</text:p>
              </table:table-cell>
              <table:table-cell office:value-type="float" office:value="9321.22">
                <text:p>9321.22</text:p>
              </table:table-cell>
              <table:table-cell office:value-type="float" office:value="5320.1">
                <text:p>5320.1</text:p>
              </table:table-cell>
              <table:table-cell office:value-type="float" office:value="5836.4">
                <text:p>5836.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3304.95">
                <text:p>13304.95</text:p>
              </table:table-cell>
              <table:table-cell office:value-type="float" office:value="9662.68">
                <text:p>9662.68</text:p>
              </table:table-cell>
              <table:table-cell office:value-type="float" office:value="9643.78">
                <text:p>9643.78</text:p>
              </table:table-cell>
              <table:table-cell office:value-type="float" office:value="8791.98">
                <text:p>8791.98</text:p>
              </table:table-cell>
              <table:table-cell office:value-type="float" office:value="7122.81">
                <text:p>7122.81</text:p>
              </table:table-cell>
              <table:table-cell office:value-type="float" office:value="9262.9">
                <text:p>9262.9</text:p>
              </table:table-cell>
              <table:table-cell office:value-type="float" office:value="6766.97">
                <text:p>6766.97</text:p>
              </table:table-cell>
              <table:table-cell office:value-type="float" office:value="6299.8">
                <text:p>6299.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338.75">
                <text:p>12338.75</text:p>
              </table:table-cell>
              <table:table-cell office:value-type="float" office:value="10569.27">
                <text:p>10569.27</text:p>
              </table:table-cell>
              <table:table-cell office:value-type="float" office:value="9865.08">
                <text:p>9865.08</text:p>
              </table:table-cell>
              <table:table-cell office:value-type="float" office:value="8792.17">
                <text:p>8792.17</text:p>
              </table:table-cell>
              <table:table-cell office:value-type="float" office:value="7268.46">
                <text:p>7268.46</text:p>
              </table:table-cell>
              <table:table-cell office:value-type="float" office:value="8785.1">
                <text:p>8785.1</text:p>
              </table:table-cell>
              <table:table-cell office:value-type="float" office:value="6846.73">
                <text:p>6846.73</text:p>
              </table:table-cell>
              <table:table-cell office:value-type="float" office:value="6076.76">
                <text:p>6076.7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0085.76">
                <text:p>10085.76</text:p>
              </table:table-cell>
              <table:table-cell office:value-type="float" office:value="10866.7">
                <text:p>10866.7</text:p>
              </table:table-cell>
              <table:table-cell office:value-type="float" office:value="10888.56">
                <text:p>10888.56</text:p>
              </table:table-cell>
              <table:table-cell office:value-type="float" office:value="9322.25">
                <text:p>9322.25</text:p>
              </table:table-cell>
              <table:table-cell office:value-type="float" office:value="8838.2">
                <text:p>8838.2</text:p>
              </table:table-cell>
              <table:table-cell office:value-type="float" office:value="9039.46">
                <text:p>9039.46</text:p>
              </table:table-cell>
              <table:table-cell office:value-type="float" office:value="6682.97">
                <text:p>6682.97</text:p>
              </table:table-cell>
              <table:table-cell office:value-type="float" office:value="6506.85">
                <text:p>6506.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444.65">
                <text:p>11444.65</text:p>
              </table:table-cell>
              <table:table-cell office:value-type="float" office:value="11216.75">
                <text:p>11216.75</text:p>
              </table:table-cell>
              <table:table-cell office:value-type="float" office:value="7962.78">
                <text:p>7962.78</text:p>
              </table:table-cell>
              <table:table-cell office:value-type="float" office:value="8815.93">
                <text:p>8815.93</text:p>
              </table:table-cell>
              <table:table-cell office:value-type="float" office:value="9161.11">
                <text:p>9161.11</text:p>
              </table:table-cell>
              <table:table-cell office:value-type="float" office:value="9017.53">
                <text:p>9017.53</text:p>
              </table:table-cell>
              <table:table-cell office:value-type="float" office:value="6435.88">
                <text:p>6435.88</text:p>
              </table:table-cell>
              <table:table-cell office:value-type="float" office:value="6137.8">
                <text:p>6137.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974.7">
                <text:p>11974.7</text:p>
              </table:table-cell>
              <table:table-cell office:value-type="float" office:value="10949.29">
                <text:p>10949.29</text:p>
              </table:table-cell>
              <table:table-cell office:value-type="float" office:value="8488.22">
                <text:p>8488.22</text:p>
              </table:table-cell>
              <table:table-cell office:value-type="float" office:value="9556.5">
                <text:p>9556.5</text:p>
              </table:table-cell>
              <table:table-cell office:value-type="float" office:value="8431.22">
                <text:p>8431.22</text:p>
              </table:table-cell>
              <table:table-cell office:value-type="float" office:value="8656.6">
                <text:p>8656.6</text:p>
              </table:table-cell>
              <table:table-cell office:value-type="float" office:value="6450.05">
                <text:p>6450.05</text:p>
              </table:table-cell>
              <table:table-cell office:value-type="float" office:value="5906.34">
                <text:p>5906.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259.23">
                <text:p>11259.23</text:p>
              </table:table-cell>
              <table:table-cell office:value-type="float" office:value="10471.07">
                <text:p>10471.07</text:p>
              </table:table-cell>
              <table:table-cell office:value-type="float" office:value="9479.37">
                <text:p>9479.37</text:p>
              </table:table-cell>
              <table:table-cell office:value-type="float" office:value="9454.78">
                <text:p>9454.78</text:p>
              </table:table-cell>
              <table:table-cell office:value-type="float" office:value="9097.54">
                <text:p>9097.54</text:p>
              </table:table-cell>
              <table:table-cell office:value-type="float" office:value="9077.83">
                <text:p>9077.83</text:p>
              </table:table-cell>
              <table:table-cell office:value-type="float" office:value="6330.23">
                <text:p>6330.23</text:p>
              </table:table-cell>
              <table:table-cell office:value-type="float" office:value="5575.24">
                <text:p>5575.2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1006.85">
                <text:p>11006.85</text:p>
              </table:table-cell>
              <table:table-cell office:value-type="float" office:value="11017.24">
                <text:p>11017.24</text:p>
              </table:table-cell>
              <table:table-cell office:value-type="float" office:value="9457.22">
                <text:p>9457.22</text:p>
              </table:table-cell>
              <table:table-cell office:value-type="float" office:value="9358.16">
                <text:p>9358.16</text:p>
              </table:table-cell>
              <table:table-cell office:value-type="float" office:value="8509.41">
                <text:p>8509.41</text:p>
              </table:table-cell>
              <table:table-cell office:value-type="float" office:value="8945.27">
                <text:p>8945.27</text:p>
              </table:table-cell>
              <table:table-cell office:value-type="float" office:value="7094.82">
                <text:p>7094.82</text:p>
              </table:table-cell>
              <table:table-cell office:value-type="float" office:value="6033.38">
                <text:p>6033.3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741.76">
                <text:p>9741.76</text:p>
              </table:table-cell>
              <table:table-cell office:value-type="float" office:value="10291.26">
                <text:p>10291.26</text:p>
              </table:table-cell>
              <table:table-cell office:value-type="float" office:value="9741.74">
                <text:p>9741.74</text:p>
              </table:table-cell>
              <table:table-cell office:value-type="float" office:value="10165.84">
                <text:p>10165.84</text:p>
              </table:table-cell>
              <table:table-cell office:value-type="float" office:value="9274.93">
                <text:p>9274.93</text:p>
              </table:table-cell>
              <table:table-cell office:value-type="float" office:value="7502.88">
                <text:p>7502.88</text:p>
              </table:table-cell>
              <table:table-cell office:value-type="float" office:value="6894.84">
                <text:p>6894.84</text:p>
              </table:table-cell>
              <table:table-cell office:value-type="float" office:value="5695.01">
                <text:p>5695.0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975.78">
                <text:p>10975.78</text:p>
              </table:table-cell>
              <table:table-cell office:value-type="float" office:value="10419.36">
                <text:p>10419.36</text:p>
              </table:table-cell>
              <table:table-cell office:value-type="float" office:value="10654.49">
                <text:p>10654.49</text:p>
              </table:table-cell>
              <table:table-cell office:value-type="float" office:value="9493.6">
                <text:p>9493.6</text:p>
              </table:table-cell>
              <table:table-cell office:value-type="float" office:value="8795.14">
                <text:p>8795.14</text:p>
              </table:table-cell>
              <table:table-cell office:value-type="float" office:value="9045.79">
                <text:p>9045.79</text:p>
              </table:table-cell>
              <table:table-cell office:value-type="float" office:value="6760.67">
                <text:p>6760.67</text:p>
              </table:table-cell>
              <table:table-cell office:value-type="float" office:value="5845.21">
                <text:p>5845.2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954.06">
                <text:p>10954.06</text:p>
              </table:table-cell>
              <table:table-cell office:value-type="float" office:value="10906.06">
                <text:p>10906.06</text:p>
              </table:table-cell>
              <table:table-cell office:value-type="float" office:value="9519.96">
                <text:p>9519.96</text:p>
              </table:table-cell>
              <table:table-cell office:value-type="float" office:value="7965.99">
                <text:p>7965.99</text:p>
              </table:table-cell>
              <table:table-cell office:value-type="float" office:value="9237.57">
                <text:p>9237.57</text:p>
              </table:table-cell>
              <table:table-cell office:value-type="float" office:value="8154.88">
                <text:p>8154.88</text:p>
              </table:table-cell>
              <table:table-cell office:value-type="float" office:value="6571.34">
                <text:p>6571.34</text:p>
              </table:table-cell>
              <table:table-cell office:value-type="float" office:value="6185.64">
                <text:p>6185.6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1428.73">
                <text:p>11428.73</text:p>
              </table:table-cell>
              <table:table-cell office:value-type="float" office:value="10170.06">
                <text:p>10170.06</text:p>
              </table:table-cell>
              <table:table-cell office:value-type="float" office:value="10620.37">
                <text:p>10620.37</text:p>
              </table:table-cell>
              <table:table-cell office:value-type="float" office:value="9712.1">
                <text:p>9712.1</text:p>
              </table:table-cell>
              <table:table-cell office:value-type="float" office:value="9335.3">
                <text:p>9335.3</text:p>
              </table:table-cell>
              <table:table-cell office:value-type="float" office:value="8395.3">
                <text:p>8395.3</text:p>
              </table:table-cell>
              <table:table-cell office:value-type="float" office:value="6998.88">
                <text:p>6998.88</text:p>
              </table:table-cell>
              <table:table-cell office:value-type="float" office:value="6264.18">
                <text:p>6264.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305.45">
                <text:p>10305.45</text:p>
              </table:table-cell>
              <table:table-cell office:value-type="float" office:value="10086.72">
                <text:p>10086.72</text:p>
              </table:table-cell>
              <table:table-cell office:value-type="float" office:value="9335.83">
                <text:p>9335.83</text:p>
              </table:table-cell>
              <table:table-cell office:value-type="float" office:value="8887.79">
                <text:p>8887.79</text:p>
              </table:table-cell>
              <table:table-cell office:value-type="float" office:value="8596.65">
                <text:p>8596.65</text:p>
              </table:table-cell>
              <table:table-cell office:value-type="float" office:value="8587.41">
                <text:p>8587.41</text:p>
              </table:table-cell>
              <table:table-cell office:value-type="float" office:value="6726.28">
                <text:p>6726.28</text:p>
              </table:table-cell>
              <table:table-cell office:value-type="float" office:value="6261.8">
                <text:p>6261.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1687.7">
                <text:p>11687.7</text:p>
              </table:table-cell>
              <table:table-cell office:value-type="float" office:value="10319.05">
                <text:p>10319.05</text:p>
              </table:table-cell>
              <table:table-cell office:value-type="float" office:value="9731.32">
                <text:p>9731.32</text:p>
              </table:table-cell>
              <table:table-cell office:value-type="float" office:value="9260.24">
                <text:p>9260.24</text:p>
              </table:table-cell>
              <table:table-cell office:value-type="float" office:value="8039.3">
                <text:p>8039.3</text:p>
              </table:table-cell>
              <table:table-cell office:value-type="float" office:value="8605.2">
                <text:p>8605.2</text:p>
              </table:table-cell>
              <table:table-cell office:value-type="float" office:value="6894.47">
                <text:p>6894.47</text:p>
              </table:table-cell>
              <table:table-cell office:value-type="float" office:value="6334.88">
                <text:p>6334.8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180.42">
                <text:p>11180.42</text:p>
              </table:table-cell>
              <table:table-cell office:value-type="float" office:value="11103.08">
                <text:p>11103.08</text:p>
              </table:table-cell>
              <table:table-cell office:value-type="float" office:value="9061.06">
                <text:p>9061.06</text:p>
              </table:table-cell>
              <table:table-cell office:value-type="float" office:value="9353.69">
                <text:p>9353.69</text:p>
              </table:table-cell>
              <table:table-cell office:value-type="float" office:value="9509.93">
                <text:p>9509.93</text:p>
              </table:table-cell>
              <table:table-cell office:value-type="float" office:value="8482.89">
                <text:p>8482.89</text:p>
              </table:table-cell>
              <table:table-cell office:value-type="float" office:value="7012.21">
                <text:p>7012.21</text:p>
              </table:table-cell>
              <table:table-cell office:value-type="float" office:value="6293.56">
                <text:p>6293.5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163.54">
                <text:p>11163.54</text:p>
              </table:table-cell>
              <table:table-cell office:value-type="float" office:value="10631.45">
                <text:p>10631.45</text:p>
              </table:table-cell>
              <table:table-cell office:value-type="float" office:value="9979.02">
                <text:p>9979.02</text:p>
              </table:table-cell>
              <table:table-cell office:value-type="float" office:value="9045.98">
                <text:p>9045.98</text:p>
              </table:table-cell>
              <table:table-cell office:value-type="float" office:value="9621.91">
                <text:p>9621.91</text:p>
              </table:table-cell>
              <table:table-cell office:value-type="float" office:value="8678.13">
                <text:p>8678.13</text:p>
              </table:table-cell>
              <table:table-cell office:value-type="float" office:value="6968.25">
                <text:p>6968.25</text:p>
              </table:table-cell>
              <table:table-cell office:value-type="float" office:value="6208.72">
                <text:p>6208.7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462.12">
                <text:p>10462.12</text:p>
              </table:table-cell>
              <table:table-cell office:value-type="float" office:value="10873.61">
                <text:p>10873.61</text:p>
              </table:table-cell>
              <table:table-cell office:value-type="float" office:value="8049">
                <text:p>8049</text:p>
              </table:table-cell>
              <table:table-cell office:value-type="float" office:value="8700.96">
                <text:p>8700.96</text:p>
              </table:table-cell>
              <table:table-cell office:value-type="float" office:value="9924.96">
                <text:p>9924.96</text:p>
              </table:table-cell>
              <table:table-cell office:value-type="float" office:value="8343.83">
                <text:p>8343.83</text:p>
              </table:table-cell>
              <table:table-cell office:value-type="float" office:value="6487.69">
                <text:p>6487.69</text:p>
              </table:table-cell>
              <table:table-cell office:value-type="float" office:value="6356.65">
                <text:p>6356.6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449.69">
                <text:p>12449.69</text:p>
              </table:table-cell>
              <table:table-cell office:value-type="float" office:value="9603.42">
                <text:p>9603.42</text:p>
              </table:table-cell>
              <table:table-cell office:value-type="float" office:value="10347.64">
                <text:p>10347.64</text:p>
              </table:table-cell>
              <table:table-cell office:value-type="float" office:value="9074.67">
                <text:p>9074.67</text:p>
              </table:table-cell>
              <table:table-cell office:value-type="float" office:value="8843.62">
                <text:p>8843.62</text:p>
              </table:table-cell>
              <table:table-cell office:value-type="float" office:value="8587.5">
                <text:p>8587.5</text:p>
              </table:table-cell>
              <table:table-cell office:value-type="float" office:value="6760.81">
                <text:p>6760.81</text:p>
              </table:table-cell>
              <table:table-cell office:value-type="float" office:value="5585.51">
                <text:p>5585.5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932.2">
                <text:p>11932.2</text:p>
              </table:table-cell>
              <table:table-cell office:value-type="float" office:value="9838.42">
                <text:p>9838.42</text:p>
              </table:table-cell>
              <table:table-cell office:value-type="float" office:value="10268.76">
                <text:p>10268.76</text:p>
              </table:table-cell>
              <table:table-cell office:value-type="float" office:value="8683.39">
                <text:p>8683.39</text:p>
              </table:table-cell>
              <table:table-cell office:value-type="float" office:value="9735.24">
                <text:p>9735.24</text:p>
              </table:table-cell>
              <table:table-cell office:value-type="float" office:value="9186.49">
                <text:p>9186.49</text:p>
              </table:table-cell>
              <table:table-cell office:value-type="float" office:value="6236.61">
                <text:p>6236.61</text:p>
              </table:table-cell>
              <table:table-cell office:value-type="float" office:value="6121.23">
                <text:p>6121.2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2281.85">
                <text:p>12281.85</text:p>
              </table:table-cell>
              <table:table-cell office:value-type="float" office:value="10018.2">
                <text:p>10018.2</text:p>
              </table:table-cell>
              <table:table-cell office:value-type="float" office:value="10761.46">
                <text:p>10761.46</text:p>
              </table:table-cell>
              <table:table-cell office:value-type="float" office:value="8853.22">
                <text:p>8853.22</text:p>
              </table:table-cell>
              <table:table-cell office:value-type="float" office:value="9373.46">
                <text:p>9373.46</text:p>
              </table:table-cell>
              <table:table-cell office:value-type="float" office:value="7807.33">
                <text:p>7807.33</text:p>
              </table:table-cell>
              <table:table-cell office:value-type="float" office:value="6812.21">
                <text:p>6812.21</text:p>
              </table:table-cell>
              <table:table-cell office:value-type="float" office:value="6429.62">
                <text:p>6429.6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485.48">
                <text:p>11485.48</text:p>
              </table:table-cell>
              <table:table-cell office:value-type="float" office:value="9598.96">
                <text:p>9598.96</text:p>
              </table:table-cell>
              <table:table-cell office:value-type="float" office:value="10067.19">
                <text:p>10067.19</text:p>
              </table:table-cell>
              <table:table-cell office:value-type="float" office:value="9486.13">
                <text:p>9486.13</text:p>
              </table:table-cell>
              <table:table-cell office:value-type="float" office:value="9546.27">
                <text:p>9546.27</text:p>
              </table:table-cell>
              <table:table-cell office:value-type="float" office:value="8193.68">
                <text:p>8193.68</text:p>
              </table:table-cell>
              <table:table-cell office:value-type="float" office:value="6752.99">
                <text:p>6752.99</text:p>
              </table:table-cell>
              <table:table-cell office:value-type="float" office:value="6297.66">
                <text:p>6297.6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1602.78">
                <text:p>11602.78</text:p>
              </table:table-cell>
              <table:table-cell office:value-type="float" office:value="9976.7">
                <text:p>9976.7</text:p>
              </table:table-cell>
              <table:table-cell office:value-type="float" office:value="10494.8">
                <text:p>10494.8</text:p>
              </table:table-cell>
              <table:table-cell office:value-type="float" office:value="7171.96">
                <text:p>7171.96</text:p>
              </table:table-cell>
              <table:table-cell office:value-type="float" office:value="9802.1">
                <text:p>9802.1</text:p>
              </table:table-cell>
              <table:table-cell office:value-type="float" office:value="9150.85">
                <text:p>9150.85</text:p>
              </table:table-cell>
              <table:table-cell office:value-type="float" office:value="7055.56">
                <text:p>7055.56</text:p>
              </table:table-cell>
              <table:table-cell office:value-type="float" office:value="6430.54">
                <text:p>6430.5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338.7">
                <text:p>11338.7</text:p>
              </table:table-cell>
              <table:table-cell office:value-type="float" office:value="10869.39">
                <text:p>10869.39</text:p>
              </table:table-cell>
              <table:table-cell office:value-type="float" office:value="9688.22">
                <text:p>9688.22</text:p>
              </table:table-cell>
              <table:table-cell office:value-type="float" office:value="9026.92">
                <text:p>9026.92</text:p>
              </table:table-cell>
              <table:table-cell office:value-type="float" office:value="9905.86">
                <text:p>9905.86</text:p>
              </table:table-cell>
              <table:table-cell office:value-type="float" office:value="8861.46">
                <text:p>8861.46</text:p>
              </table:table-cell>
              <table:table-cell office:value-type="float" office:value="6817.08">
                <text:p>6817.08</text:p>
              </table:table-cell>
              <table:table-cell office:value-type="float" office:value="6575.62">
                <text:p>6575.6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2149.93">
                <text:p>12149.93</text:p>
              </table:table-cell>
              <table:table-cell office:value-type="float" office:value="10139.51">
                <text:p>10139.51</text:p>
              </table:table-cell>
              <table:table-cell office:value-type="float" office:value="9996.32">
                <text:p>9996.32</text:p>
              </table:table-cell>
              <table:table-cell office:value-type="float" office:value="9420.05">
                <text:p>9420.05</text:p>
              </table:table-cell>
              <table:table-cell office:value-type="float" office:value="9373.34">
                <text:p>9373.34</text:p>
              </table:table-cell>
              <table:table-cell office:value-type="float" office:value="8204.73">
                <text:p>8204.73</text:p>
              </table:table-cell>
              <table:table-cell office:value-type="float" office:value="6953.97">
                <text:p>6953.97</text:p>
              </table:table-cell>
              <table:table-cell office:value-type="float" office:value="6840.02">
                <text:p>6840.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768.96">
                <text:p>11768.96</text:p>
              </table:table-cell>
              <table:table-cell office:value-type="float" office:value="9839.5">
                <text:p>9839.5</text:p>
              </table:table-cell>
              <table:table-cell office:value-type="float" office:value="9598.47">
                <text:p>9598.47</text:p>
              </table:table-cell>
              <table:table-cell office:value-type="float" office:value="8454.44">
                <text:p>8454.44</text:p>
              </table:table-cell>
              <table:table-cell office:value-type="float" office:value="9111.7">
                <text:p>9111.7</text:p>
              </table:table-cell>
              <table:table-cell office:value-type="float" office:value="8899.8">
                <text:p>8899.8</text:p>
              </table:table-cell>
              <table:table-cell office:value-type="float" office:value="6681.72">
                <text:p>6681.72</text:p>
              </table:table-cell>
              <table:table-cell office:value-type="float" office:value="6652.35">
                <text:p>6652.3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1748.13">
                <text:p>11748.13</text:p>
              </table:table-cell>
              <table:table-cell office:value-type="float" office:value="10901.66">
                <text:p>10901.66</text:p>
              </table:table-cell>
              <table:table-cell office:value-type="float" office:value="10611.6">
                <text:p>10611.6</text:p>
              </table:table-cell>
              <table:table-cell office:value-type="float" office:value="8696.3">
                <text:p>8696.3</text:p>
              </table:table-cell>
              <table:table-cell office:value-type="float" office:value="8837.27">
                <text:p>8837.27</text:p>
              </table:table-cell>
              <table:table-cell office:value-type="float" office:value="8328.29">
                <text:p>8328.29</text:p>
              </table:table-cell>
              <table:table-cell office:value-type="float" office:value="6809.56">
                <text:p>6809.56</text:p>
              </table:table-cell>
              <table:table-cell office:value-type="float" office:value="6825.85">
                <text:p>6825.8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557.04">
                <text:p>11557.04</text:p>
              </table:table-cell>
              <table:table-cell office:value-type="float" office:value="9933.84">
                <text:p>9933.84</text:p>
              </table:table-cell>
              <table:table-cell office:value-type="float" office:value="8898.32">
                <text:p>8898.32</text:p>
              </table:table-cell>
              <table:table-cell office:value-type="float" office:value="9158.79">
                <text:p>9158.79</text:p>
              </table:table-cell>
              <table:table-cell office:value-type="float" office:value="10004.44">
                <text:p>10004.44</text:p>
              </table:table-cell>
              <table:table-cell office:value-type="float" office:value="8471.49">
                <text:p>8471.49</text:p>
              </table:table-cell>
              <table:table-cell office:value-type="float" office:value="6841.95">
                <text:p>6841.95</text:p>
              </table:table-cell>
              <table:table-cell office:value-type="float" office:value="6841.13">
                <text:p>6841.1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1476.85">
                <text:p>11476.85</text:p>
              </table:table-cell>
              <table:table-cell office:value-type="float" office:value="9934.17">
                <text:p>9934.17</text:p>
              </table:table-cell>
              <table:table-cell office:value-type="float" office:value="9892.19">
                <text:p>9892.19</text:p>
              </table:table-cell>
              <table:table-cell office:value-type="float" office:value="9395.58">
                <text:p>9395.58</text:p>
              </table:table-cell>
              <table:table-cell office:value-type="float" office:value="9653.08">
                <text:p>9653.08</text:p>
              </table:table-cell>
              <table:table-cell office:value-type="float" office:value="9097.16">
                <text:p>9097.16</text:p>
              </table:table-cell>
              <table:table-cell office:value-type="float" office:value="6959.02">
                <text:p>6959.02</text:p>
              </table:table-cell>
              <table:table-cell office:value-type="float" office:value="6651.5">
                <text:p>6651.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613">
                <text:p>10613</text:p>
              </table:table-cell>
              <table:table-cell office:value-type="float" office:value="11014.49">
                <text:p>11014.49</text:p>
              </table:table-cell>
              <table:table-cell office:value-type="float" office:value="7120.2">
                <text:p>7120.2</text:p>
              </table:table-cell>
              <table:table-cell office:value-type="float" office:value="9334.33">
                <text:p>9334.33</text:p>
              </table:table-cell>
              <table:table-cell office:value-type="float" office:value="9817.83">
                <text:p>9817.83</text:p>
              </table:table-cell>
              <table:table-cell office:value-type="float" office:value="8778.2">
                <text:p>8778.2</text:p>
              </table:table-cell>
              <table:table-cell office:value-type="float" office:value="6679.6">
                <text:p>6679.6</text:p>
              </table:table-cell>
              <table:table-cell office:value-type="float" office:value="6843.61">
                <text:p>6843.61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2179.53">
                <text:p>12179.53</text:p>
              </table:table-cell>
              <table:table-cell office:value-type="float" office:value="10769.63">
                <text:p>10769.63</text:p>
              </table:table-cell>
              <table:table-cell office:value-type="float" office:value="9484.62">
                <text:p>9484.62</text:p>
              </table:table-cell>
              <table:table-cell office:value-type="float" office:value="9907.25">
                <text:p>9907.25</text:p>
              </table:table-cell>
              <table:table-cell office:value-type="float" office:value="9559.81">
                <text:p>9559.81</text:p>
              </table:table-cell>
              <table:table-cell office:value-type="float" office:value="8435.83">
                <text:p>8435.83</text:p>
              </table:table-cell>
              <table:table-cell office:value-type="float" office:value="6712.14">
                <text:p>6712.14</text:p>
              </table:table-cell>
              <table:table-cell office:value-type="float" office:value="6999.35">
                <text:p>6999.3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787.44">
                <text:p>11787.44</text:p>
              </table:table-cell>
              <table:table-cell office:value-type="float" office:value="10438.12">
                <text:p>10438.12</text:p>
              </table:table-cell>
              <table:table-cell office:value-type="float" office:value="9571.6">
                <text:p>9571.6</text:p>
              </table:table-cell>
              <table:table-cell office:value-type="float" office:value="9880.03">
                <text:p>9880.03</text:p>
              </table:table-cell>
              <table:table-cell office:value-type="float" office:value="9820.68">
                <text:p>9820.68</text:p>
              </table:table-cell>
              <table:table-cell office:value-type="float" office:value="8789.16">
                <text:p>8789.16</text:p>
              </table:table-cell>
              <table:table-cell office:value-type="float" office:value="5708.76">
                <text:p>5708.76</text:p>
              </table:table-cell>
              <table:table-cell office:value-type="float" office:value="6619.58">
                <text:p>6619.5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1653.98">
                <text:p>11653.98</text:p>
              </table:table-cell>
              <table:table-cell office:value-type="float" office:value="11465.19">
                <text:p>11465.19</text:p>
              </table:table-cell>
              <table:table-cell office:value-type="float" office:value="9459.12">
                <text:p>9459.12</text:p>
              </table:table-cell>
              <table:table-cell office:value-type="float" office:value="9578.61">
                <text:p>9578.61</text:p>
              </table:table-cell>
              <table:table-cell office:value-type="float" office:value="9710.33">
                <text:p>9710.33</text:p>
              </table:table-cell>
              <table:table-cell office:value-type="float" office:value="8502.8">
                <text:p>8502.8</text:p>
              </table:table-cell>
              <table:table-cell office:value-type="float" office:value="7002.95">
                <text:p>7002.95</text:p>
              </table:table-cell>
              <table:table-cell office:value-type="float" office:value="6827.83">
                <text:p>6827.8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839.21">
                <text:p>10839.21</text:p>
              </table:table-cell>
              <table:table-cell office:value-type="float" office:value="10142.08">
                <text:p>10142.08</text:p>
              </table:table-cell>
              <table:table-cell office:value-type="float" office:value="7131.61">
                <text:p>7131.61</text:p>
              </table:table-cell>
              <table:table-cell office:value-type="float" office:value="9965.41">
                <text:p>9965.41</text:p>
              </table:table-cell>
              <table:table-cell office:value-type="float" office:value="10248.39">
                <text:p>10248.39</text:p>
              </table:table-cell>
              <table:table-cell office:value-type="float" office:value="8462.56">
                <text:p>8462.56</text:p>
              </table:table-cell>
              <table:table-cell office:value-type="float" office:value="6695.45">
                <text:p>6695.45</text:p>
              </table:table-cell>
              <table:table-cell office:value-type="float" office:value="6623.93">
                <text:p>6623.93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2230.24">
                <text:p>12230.24</text:p>
              </table:table-cell>
              <table:table-cell office:value-type="float" office:value="10430.55">
                <text:p>10430.55</text:p>
              </table:table-cell>
              <table:table-cell office:value-type="float" office:value="8785.7">
                <text:p>8785.7</text:p>
              </table:table-cell>
              <table:table-cell office:value-type="float" office:value="9994.51">
                <text:p>9994.51</text:p>
              </table:table-cell>
              <table:table-cell office:value-type="float" office:value="10174.96">
                <text:p>10174.96</text:p>
              </table:table-cell>
              <table:table-cell office:value-type="float" office:value="9341.63">
                <text:p>9341.63</text:p>
              </table:table-cell>
              <table:table-cell office:value-type="float" office:value="6966.02">
                <text:p>6966.02</text:p>
              </table:table-cell>
              <table:table-cell office:value-type="float" office:value="5782.25">
                <text:p>5782.2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295.93">
                <text:p>11295.93</text:p>
              </table:table-cell>
              <table:table-cell office:value-type="float" office:value="10609.13">
                <text:p>10609.13</text:p>
              </table:table-cell>
              <table:table-cell office:value-type="float" office:value="8945.59">
                <text:p>8945.59</text:p>
              </table:table-cell>
              <table:table-cell office:value-type="float" office:value="9619.09">
                <text:p>9619.09</text:p>
              </table:table-cell>
              <table:table-cell office:value-type="float" office:value="10209.73">
                <text:p>10209.73</text:p>
              </table:table-cell>
              <table:table-cell office:value-type="float" office:value="8149.78">
                <text:p>8149.78</text:p>
              </table:table-cell>
              <table:table-cell office:value-type="float" office:value="6815.84">
                <text:p>6815.84</text:p>
              </table:table-cell>
              <table:table-cell office:value-type="float" office:value="6628.61">
                <text:p>6628.61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1849.42">
                <text:p>11849.42</text:p>
              </table:table-cell>
              <table:table-cell office:value-type="float" office:value="10918.76">
                <text:p>10918.76</text:p>
              </table:table-cell>
              <table:table-cell office:value-type="float" office:value="10019.16">
                <text:p>10019.16</text:p>
              </table:table-cell>
              <table:table-cell office:value-type="float" office:value="10074.73">
                <text:p>10074.73</text:p>
              </table:table-cell>
              <table:table-cell office:value-type="float" office:value="9508.58">
                <text:p>9508.58</text:p>
              </table:table-cell>
              <table:table-cell office:value-type="float" office:value="7207.86">
                <text:p>7207.86</text:p>
              </table:table-cell>
              <table:table-cell office:value-type="float" office:value="6977.44">
                <text:p>6977.44</text:p>
              </table:table-cell>
              <table:table-cell office:value-type="float" office:value="6840.14">
                <text:p>6840.1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577.16">
                <text:p>11577.16</text:p>
              </table:table-cell>
              <table:table-cell office:value-type="float" office:value="10867.4">
                <text:p>10867.4</text:p>
              </table:table-cell>
              <table:table-cell office:value-type="float" office:value="9766.22">
                <text:p>9766.22</text:p>
              </table:table-cell>
              <table:table-cell office:value-type="float" office:value="8799.57">
                <text:p>8799.57</text:p>
              </table:table-cell>
              <table:table-cell office:value-type="float" office:value="9300.78">
                <text:p>9300.78</text:p>
              </table:table-cell>
              <table:table-cell office:value-type="float" office:value="8847.49">
                <text:p>8847.49</text:p>
              </table:table-cell>
              <table:table-cell office:value-type="float" office:value="6814.74">
                <text:p>6814.74</text:p>
              </table:table-cell>
              <table:table-cell office:value-type="float" office:value="6574.48">
                <text:p>6574.4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2837.42">
                <text:p>12837.42</text:p>
              </table:table-cell>
              <table:table-cell office:value-type="float" office:value="10845.87">
                <text:p>10845.87</text:p>
              </table:table-cell>
              <table:table-cell office:value-type="float" office:value="9890.87">
                <text:p>9890.87</text:p>
              </table:table-cell>
              <table:table-cell office:value-type="float" office:value="8412.28">
                <text:p>8412.28</text:p>
              </table:table-cell>
              <table:table-cell office:value-type="float" office:value="9480.29">
                <text:p>9480.29</text:p>
              </table:table-cell>
              <table:table-cell office:value-type="float" office:value="8789.05">
                <text:p>8789.05</text:p>
              </table:table-cell>
              <table:table-cell office:value-type="float" office:value="7052.21">
                <text:p>7052.21</text:p>
              </table:table-cell>
              <table:table-cell office:value-type="float" office:value="6783.57">
                <text:p>6783.5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573.06">
                <text:p>11573.06</text:p>
              </table:table-cell>
              <table:table-cell office:value-type="float" office:value="10817.21">
                <text:p>10817.21</text:p>
              </table:table-cell>
              <table:table-cell office:value-type="float" office:value="8652.21">
                <text:p>8652.21</text:p>
              </table:table-cell>
              <table:table-cell office:value-type="float" office:value="10688.36">
                <text:p>10688.36</text:p>
              </table:table-cell>
              <table:table-cell office:value-type="float" office:value="10174.84">
                <text:p>10174.84</text:p>
              </table:table-cell>
              <table:table-cell office:value-type="float" office:value="8479.53">
                <text:p>8479.53</text:p>
              </table:table-cell>
              <table:table-cell office:value-type="float" office:value="5968.99">
                <text:p>5968.99</text:p>
              </table:table-cell>
              <table:table-cell office:value-type="float" office:value="6255.75">
                <text:p>6255.7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1461.76">
                <text:p>11461.76</text:p>
              </table:table-cell>
              <table:table-cell office:value-type="float" office:value="10229.31">
                <text:p>10229.31</text:p>
              </table:table-cell>
              <table:table-cell office:value-type="float" office:value="9739.82">
                <text:p>9739.82</text:p>
              </table:table-cell>
              <table:table-cell office:value-type="float" office:value="9801.21">
                <text:p>9801.21</text:p>
              </table:table-cell>
              <table:table-cell office:value-type="float" office:value="9961.17">
                <text:p>9961.17</text:p>
              </table:table-cell>
              <table:table-cell office:value-type="float" office:value="8869.17">
                <text:p>8869.17</text:p>
              </table:table-cell>
              <table:table-cell office:value-type="float" office:value="6816.19">
                <text:p>6816.19</text:p>
              </table:table-cell>
              <table:table-cell office:value-type="float" office:value="6815.69">
                <text:p>6815.6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911.31">
                <text:p>10911.31</text:p>
              </table:table-cell>
              <table:table-cell office:value-type="float" office:value="11044.8">
                <text:p>11044.8</text:p>
              </table:table-cell>
              <table:table-cell office:value-type="float" office:value="7184.57">
                <text:p>7184.57</text:p>
              </table:table-cell>
              <table:table-cell office:value-type="float" office:value="9379.71">
                <text:p>9379.71</text:p>
              </table:table-cell>
              <table:table-cell office:value-type="float" office:value="10421.92">
                <text:p>10421.92</text:p>
              </table:table-cell>
              <table:table-cell office:value-type="float" office:value="8873.48">
                <text:p>8873.48</text:p>
              </table:table-cell>
              <table:table-cell office:value-type="float" office:value="6835.67">
                <text:p>6835.67</text:p>
              </table:table-cell>
              <table:table-cell office:value-type="float" office:value="6540.09">
                <text:p>6540.0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0764.52">
                <text:p>10764.52</text:p>
              </table:table-cell>
              <table:table-cell office:value-type="float" office:value="10362.11">
                <text:p>10362.11</text:p>
              </table:table-cell>
              <table:table-cell office:value-type="float" office:value="9534.77">
                <text:p>9534.77</text:p>
              </table:table-cell>
              <table:table-cell office:value-type="float" office:value="10128.33">
                <text:p>10128.33</text:p>
              </table:table-cell>
              <table:table-cell office:value-type="float" office:value="9813.77">
                <text:p>9813.77</text:p>
              </table:table-cell>
              <table:table-cell office:value-type="float" office:value="8577.45">
                <text:p>8577.45</text:p>
              </table:table-cell>
              <table:table-cell office:value-type="float" office:value="5995.75">
                <text:p>5995.75</text:p>
              </table:table-cell>
              <table:table-cell office:value-type="float" office:value="6578.32">
                <text:p>6578.3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928.82">
                <text:p>10928.82</text:p>
              </table:table-cell>
              <table:table-cell office:value-type="float" office:value="10113.04">
                <text:p>10113.04</text:p>
              </table:table-cell>
              <table:table-cell office:value-type="float" office:value="9662.07">
                <text:p>9662.07</text:p>
              </table:table-cell>
              <table:table-cell office:value-type="float" office:value="9927.98">
                <text:p>9927.98</text:p>
              </table:table-cell>
              <table:table-cell office:value-type="float" office:value="10522.1">
                <text:p>10522.1</text:p>
              </table:table-cell>
              <table:table-cell office:value-type="float" office:value="8782.46">
                <text:p>8782.46</text:p>
              </table:table-cell>
              <table:table-cell office:value-type="float" office:value="5980.28">
                <text:p>5980.28</text:p>
              </table:table-cell>
              <table:table-cell office:value-type="float" office:value="6663">
                <text:p>666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2105.95">
                <text:p>12105.95</text:p>
              </table:table-cell>
              <table:table-cell office:value-type="float" office:value="11234.94">
                <text:p>11234.94</text:p>
              </table:table-cell>
              <table:table-cell office:value-type="float" office:value="9425.94">
                <text:p>9425.94</text:p>
              </table:table-cell>
              <table:table-cell office:value-type="float" office:value="9781.14">
                <text:p>9781.14</text:p>
              </table:table-cell>
              <table:table-cell office:value-type="float" office:value="10192.32">
                <text:p>10192.32</text:p>
              </table:table-cell>
              <table:table-cell office:value-type="float" office:value="8981.39">
                <text:p>8981.39</text:p>
              </table:table-cell>
              <table:table-cell office:value-type="float" office:value="6876.07">
                <text:p>6876.07</text:p>
              </table:table-cell>
              <table:table-cell office:value-type="float" office:value="6821.99">
                <text:p>6821.9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358.93">
                <text:p>11358.93</text:p>
              </table:table-cell>
              <table:table-cell office:value-type="float" office:value="10023.99">
                <text:p>10023.99</text:p>
              </table:table-cell>
              <table:table-cell office:value-type="float" office:value="8961.78">
                <text:p>8961.78</text:p>
              </table:table-cell>
              <table:table-cell office:value-type="float" office:value="10354.46">
                <text:p>10354.46</text:p>
              </table:table-cell>
              <table:table-cell office:value-type="float" office:value="10740.86">
                <text:p>10740.86</text:p>
              </table:table-cell>
              <table:table-cell office:value-type="float" office:value="8849.28">
                <text:p>8849.28</text:p>
              </table:table-cell>
              <table:table-cell office:value-type="float" office:value="6575.61">
                <text:p>6575.61</text:p>
              </table:table-cell>
              <table:table-cell office:value-type="float" office:value="6337.82">
                <text:p>6337.8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1824.07">
                <text:p>11824.07</text:p>
              </table:table-cell>
              <table:table-cell office:value-type="float" office:value="8631.99">
                <text:p>8631.99</text:p>
              </table:table-cell>
              <table:table-cell office:value-type="float" office:value="10108.92">
                <text:p>10108.92</text:p>
              </table:table-cell>
              <table:table-cell office:value-type="float" office:value="10121.73">
                <text:p>10121.73</text:p>
              </table:table-cell>
              <table:table-cell office:value-type="float" office:value="9739.77">
                <text:p>9739.77</text:p>
              </table:table-cell>
              <table:table-cell office:value-type="float" office:value="8936.27">
                <text:p>8936.27</text:p>
              </table:table-cell>
              <table:table-cell office:value-type="float" office:value="6282.8">
                <text:p>6282.8</text:p>
              </table:table-cell>
              <table:table-cell office:value-type="float" office:value="6750.38">
                <text:p>6750.3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553.54">
                <text:p>11553.54</text:p>
              </table:table-cell>
              <table:table-cell office:value-type="float" office:value="10670.92">
                <text:p>10670.92</text:p>
              </table:table-cell>
              <table:table-cell office:value-type="float" office:value="9276.84">
                <text:p>9276.84</text:p>
              </table:table-cell>
              <table:table-cell office:value-type="float" office:value="9508.82">
                <text:p>9508.82</text:p>
              </table:table-cell>
              <table:table-cell office:value-type="float" office:value="10782.83">
                <text:p>10782.83</text:p>
              </table:table-cell>
              <table:table-cell office:value-type="float" office:value="7944.82">
                <text:p>7944.82</text:p>
              </table:table-cell>
              <table:table-cell office:value-type="float" office:value="7041.22">
                <text:p>7041.22</text:p>
              </table:table-cell>
              <table:table-cell office:value-type="float" office:value="6871.77">
                <text:p>6871.77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2830.31">
                <text:p>12830.31</text:p>
              </table:table-cell>
              <table:table-cell office:value-type="float" office:value="10352.5">
                <text:p>10352.5</text:p>
              </table:table-cell>
              <table:table-cell office:value-type="float" office:value="9799.56">
                <text:p>9799.56</text:p>
              </table:table-cell>
              <table:table-cell office:value-type="float" office:value="10378.79">
                <text:p>10378.79</text:p>
              </table:table-cell>
              <table:table-cell office:value-type="float" office:value="9927.41">
                <text:p>9927.41</text:p>
              </table:table-cell>
              <table:table-cell office:value-type="float" office:value="8114.39">
                <text:p>8114.39</text:p>
              </table:table-cell>
              <table:table-cell office:value-type="float" office:value="7383.55">
                <text:p>7383.55</text:p>
              </table:table-cell>
              <table:table-cell office:value-type="float" office:value="6930.59">
                <text:p>6930.5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2727.29">
                <text:p>12727.29</text:p>
              </table:table-cell>
              <table:table-cell office:value-type="float" office:value="10762.73">
                <text:p>10762.73</text:p>
              </table:table-cell>
              <table:table-cell office:value-type="float" office:value="9901.62">
                <text:p>9901.62</text:p>
              </table:table-cell>
              <table:table-cell office:value-type="float" office:value="9829.59">
                <text:p>9829.59</text:p>
              </table:table-cell>
              <table:table-cell office:value-type="float" office:value="8210.99">
                <text:p>8210.99</text:p>
              </table:table-cell>
              <table:table-cell office:value-type="float" office:value="8855.24">
                <text:p>8855.24</text:p>
              </table:table-cell>
              <table:table-cell office:value-type="float" office:value="7005.74">
                <text:p>7005.74</text:p>
              </table:table-cell>
              <table:table-cell office:value-type="float" office:value="6828.27">
                <text:p>6828.27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2931.47">
                <text:p>12931.47</text:p>
              </table:table-cell>
              <table:table-cell office:value-type="float" office:value="11245.44">
                <text:p>11245.44</text:p>
              </table:table-cell>
              <table:table-cell office:value-type="float" office:value="10010.74">
                <text:p>10010.74</text:p>
              </table:table-cell>
              <table:table-cell office:value-type="float" office:value="9639.09">
                <text:p>9639.09</text:p>
              </table:table-cell>
              <table:table-cell office:value-type="float" office:value="9168.22">
                <text:p>9168.22</text:p>
              </table:table-cell>
              <table:table-cell office:value-type="float" office:value="8845.31">
                <text:p>8845.31</text:p>
              </table:table-cell>
              <table:table-cell office:value-type="float" office:value="7052.43">
                <text:p>7052.43</text:p>
              </table:table-cell>
              <table:table-cell office:value-type="float" office:value="7117.96">
                <text:p>7117.9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1432.95">
                <text:p>11432.95</text:p>
              </table:table-cell>
              <table:table-cell office:value-type="float" office:value="10558.93">
                <text:p>10558.93</text:p>
              </table:table-cell>
              <table:table-cell office:value-type="float" office:value="8848.52">
                <text:p>8848.52</text:p>
              </table:table-cell>
              <table:table-cell office:value-type="float" office:value="10052.73">
                <text:p>10052.73</text:p>
              </table:table-cell>
              <table:table-cell office:value-type="float" office:value="9976.96">
                <text:p>9976.96</text:p>
              </table:table-cell>
              <table:table-cell office:value-type="float" office:value="8524.25">
                <text:p>8524.25</text:p>
              </table:table-cell>
              <table:table-cell office:value-type="float" office:value="6870.12">
                <text:p>6870.12</text:p>
              </table:table-cell>
              <table:table-cell office:value-type="float" office:value="6964.9">
                <text:p>6964.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0912.22">
                <text:p>10912.22</text:p>
              </table:table-cell>
              <table:table-cell office:value-type="float" office:value="10429.98">
                <text:p>10429.98</text:p>
              </table:table-cell>
              <table:table-cell office:value-type="float" office:value="10223.54">
                <text:p>10223.54</text:p>
              </table:table-cell>
              <table:table-cell office:value-type="float" office:value="9592.67">
                <text:p>9592.67</text:p>
              </table:table-cell>
              <table:table-cell office:value-type="float" office:value="10428.45">
                <text:p>10428.45</text:p>
              </table:table-cell>
              <table:table-cell office:value-type="float" office:value="9090">
                <text:p>9090</text:p>
              </table:table-cell>
              <table:table-cell office:value-type="float" office:value="7417.78">
                <text:p>7417.78</text:p>
              </table:table-cell>
              <table:table-cell office:value-type="float" office:value="6501.16">
                <text:p>6501.1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334.76">
                <text:p>9334.76</text:p>
              </table:table-cell>
              <table:table-cell office:value-type="float" office:value="10897.02">
                <text:p>10897.02</text:p>
              </table:table-cell>
              <table:table-cell office:value-type="float" office:value="8348.39">
                <text:p>8348.39</text:p>
              </table:table-cell>
              <table:table-cell office:value-type="float" office:value="9317.75">
                <text:p>9317.75</text:p>
              </table:table-cell>
              <table:table-cell office:value-type="float" office:value="8973.48">
                <text:p>8973.48</text:p>
              </table:table-cell>
              <table:table-cell office:value-type="float" office:value="9053.2">
                <text:p>9053.2</text:p>
              </table:table-cell>
              <table:table-cell office:value-type="float" office:value="6848.52">
                <text:p>6848.52</text:p>
              </table:table-cell>
              <table:table-cell office:value-type="float" office:value="6486.85">
                <text:p>6486.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line" chart:style-name="ch1">
        <chart:title svg:x="7.205cm" svg:y="0.336cm" chart:style-name="ch2">
          <text:p>Remote Machine MySQL</text:p>
        </chart:title>
        <chart:legend chart:legend-position="end" svg:x="13.762cm" svg:y="2.958cm" style:legend-expansion="high" chart:style-name="ch3"/>
        <chart:plot-area chart:style-name="ch4" table:cell-range-address="Sheet1.A5:Sheet1.A65 Sheet1.M5:Sheet1.M65 Sheet1.Q5:Sheet1.Q65 Sheet1.U5:Sheet1.U65 Sheet1.Y5:Sheet1.Y65 Sheet1.AC5:Sheet1.AC65 Sheet1.AG5:Sheet1.AG65 Sheet1.AK5:Sheet1.AK65 Sheet1.AO5:Sheet1.AO65" chart:data-source-has-labels="both" svg:x="1.411cm" svg:y="1.341cm" svg:width="11.951cm" svg:height="7.479cm">
          <chart:coordinate-region svg:x="2.085cm" svg:y="1.475cm" svg:width="11.277cm" svg:height="6.3cm"/>
          <chart:axis chart:dimension="x" chart:name="primary-x" chart:style-name="ch5" chartooo:axis-type="auto">
            <chartooo:date-scale/>
            <chart:title svg:x="6.681cm" svg:y="9.02cm" chart:style-name="ch6">
              <text:p>seconds</text:p>
            </chart:title>
            <chart:categories table:cell-range-address="Sheet1.A6:Sheet1.A65"/>
          </chart:axis>
          <chart:axis chart:dimension="y" chart:name="primary-y" chart:style-name="ch5">
            <chart:title svg:x="0.451cm" svg:y="6.553cm" chart:style-name="ch7">
              <text:p>95% latency (ms)</text:p>
            </chart:title>
            <chart:grid chart:style-name="ch8" chart:class="major"/>
          </chart:axis>
          <chart:series chart:style-name="ch9" chart:values-cell-range-address="Sheet1.M6:Sheet1.M65" chart:label-cell-address="Sheet1.M5:Sheet1.M5" chart:class="chart:line">
            <chart:data-point chart:repeated="60"/>
          </chart:series>
          <chart:series chart:style-name="ch10" chart:values-cell-range-address="Sheet1.Q6:Sheet1.Q65" chart:label-cell-address="Sheet1.Q5:Sheet1.Q5" chart:class="chart:line">
            <chart:data-point chart:repeated="60"/>
          </chart:series>
          <chart:series chart:style-name="ch11" chart:values-cell-range-address="Sheet1.U6:Sheet1.U65" chart:label-cell-address="Sheet1.U5:Sheet1.U5" chart:class="chart:line">
            <chart:data-point chart:repeated="60"/>
          </chart:series>
          <chart:series chart:style-name="ch12" chart:values-cell-range-address="Sheet1.Y6:Sheet1.Y65" chart:label-cell-address="Sheet1.Y5:Sheet1.Y5" chart:class="chart:line">
            <chart:data-point chart:repeated="60"/>
          </chart:series>
          <chart:series chart:style-name="ch13" chart:values-cell-range-address="Sheet1.AC6:Sheet1.AC65" chart:label-cell-address="Sheet1.AC5:Sheet1.AC5" chart:class="chart:line">
            <chart:data-point chart:repeated="60"/>
          </chart:series>
          <chart:series chart:style-name="ch14" chart:values-cell-range-address="Sheet1.AG6:Sheet1.AG65" chart:label-cell-address="Sheet1.AG5:Sheet1.AG5" chart:class="chart:line">
            <chart:data-point chart:repeated="60"/>
          </chart:series>
          <chart:series chart:style-name="ch15" chart:values-cell-range-address="Sheet1.AK6:Sheet1.AK65" chart:label-cell-address="Sheet1.AK5:Sheet1.AK5" chart:class="chart:line">
            <chart:data-point chart:repeated="60"/>
          </chart:series>
          <chart:series chart:style-name="ch16" chart:values-cell-range-address="Sheet1.AO6:Sheet1.AO65" chart:label-cell-address="Sheet1.AO5:Sheet1.AO5" chart:class="chart:line">
            <chart:data-point chart:repeated="6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mote MySQL 5.7</text:p>
                <draw:g>
                  <svg:desc>Sheet1.M5:Sheet1.M5</svg:desc>
                </draw:g>
              </table:table-cell>
              <table:table-cell office:value-type="string">
                <text:p>remote MySQL 8.0</text:p>
                <draw:g>
                  <svg:desc>Sheet1.Q5:Sheet1.Q5</svg:desc>
                </draw:g>
              </table:table-cell>
              <table:table-cell office:value-type="string">
                <text:p>Haproxy remote MySQL 5.7</text:p>
                <draw:g>
                  <svg:desc>Sheet1.U5:Sheet1.U5</svg:desc>
                </draw:g>
              </table:table-cell>
              <table:table-cell office:value-type="string">
                <text:p>Haproxy remote MySQL 8.0</text:p>
                <draw:g>
                  <svg:desc>Sheet1.Y5:Sheet1.Y5</svg:desc>
                </draw:g>
              </table:table-cell>
              <table:table-cell office:value-type="string">
                <text:p>Traefik remote MySQL 5.7</text:p>
                <draw:g>
                  <svg:desc>Sheet1.AC5:Sheet1.AC5</svg:desc>
                </draw:g>
              </table:table-cell>
              <table:table-cell office:value-type="string">
                <text:p>Traefik remote MySQL 8.0</text:p>
                <draw:g>
                  <svg:desc>Sheet1.AG5:Sheet1.AG5</svg:desc>
                </draw:g>
              </table:table-cell>
              <table:table-cell office:value-type="string">
                <text:p>ProxySQL remote MySQL 5.7</text:p>
                <draw:g>
                  <svg:desc>Sheet1.AK5:Sheet1.AK5</svg:desc>
                </draw:g>
              </table:table-cell>
              <table:table-cell office:value-type="string">
                <text:p>ProxySQL remote MySQL 8.0</text:p>
                <draw:g>
                  <svg:desc>Sheet1.AO5:Sheet1.AO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6:Sheet1.A65</svg:desc>
                </draw:g>
              </table:table-cell>
              <table:table-cell office:value-type="float" office:value="5.88">
                <text:p>5.88</text:p>
                <draw:g>
                  <svg:desc>Sheet1.M6:Sheet1.M65</svg:desc>
                </draw:g>
              </table:table-cell>
              <table:table-cell office:value-type="float" office:value="6.21">
                <text:p>6.21</text:p>
                <draw:g>
                  <svg:desc>Sheet1.Q6:Sheet1.Q65</svg:desc>
                </draw:g>
              </table:table-cell>
              <table:table-cell office:value-type="float" office:value="7.56">
                <text:p>7.56</text:p>
                <draw:g>
                  <svg:desc>Sheet1.U6:Sheet1.U65</svg:desc>
                </draw:g>
              </table:table-cell>
              <table:table-cell office:value-type="float" office:value="7.98">
                <text:p>7.98</text:p>
                <draw:g>
                  <svg:desc>Sheet1.Y6:Sheet1.Y65</svg:desc>
                </draw:g>
              </table:table-cell>
              <table:table-cell office:value-type="float" office:value="7.3">
                <text:p>7.3</text:p>
                <draw:g>
                  <svg:desc>Sheet1.AC6:Sheet1.AC65</svg:desc>
                </draw:g>
              </table:table-cell>
              <table:table-cell office:value-type="float" office:value="6.79">
                <text:p>6.79</text:p>
                <draw:g>
                  <svg:desc>Sheet1.AG6:Sheet1.AG65</svg:desc>
                </draw:g>
              </table:table-cell>
              <table:table-cell office:value-type="float" office:value="9.22">
                <text:p>9.22</text:p>
                <draw:g>
                  <svg:desc>Sheet1.AK6:Sheet1.AK65</svg:desc>
                </draw:g>
              </table:table-cell>
              <table:table-cell office:value-type="float" office:value="11.04">
                <text:p>11.04</text:p>
                <draw:g>
                  <svg:desc>Sheet1.AO6:Sheet1.AO6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99">
                <text:p>5.99</text:p>
              </table:table-cell>
              <table:table-cell office:value-type="float" office:value="7.3">
                <text:p>7.3</text:p>
              </table:table-cell>
              <table:table-cell office:value-type="float" office:value="7.7">
                <text:p>7.7</text:p>
              </table:table-cell>
              <table:table-cell office:value-type="float" office:value="7.84">
                <text:p>7.84</text:p>
              </table:table-cell>
              <table:table-cell office:value-type="float" office:value="7.17">
                <text:p>7.17</text:p>
              </table:table-cell>
              <table:table-cell office:value-type="float" office:value="6.91">
                <text:p>6.91</text:p>
              </table:table-cell>
              <table:table-cell office:value-type="float" office:value="13.46">
                <text:p>13.46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.09">
                <text:p>6.09</text:p>
              </table:table-cell>
              <table:table-cell office:value-type="float" office:value="7.3">
                <text:p>7.3</text:p>
              </table:table-cell>
              <table:table-cell office:value-type="float" office:value="7.56">
                <text:p>7.56</text:p>
              </table:table-cell>
              <table:table-cell office:value-type="float" office:value="8.43">
                <text:p>8.43</text:p>
              </table:table-cell>
              <table:table-cell office:value-type="float" office:value="7.43">
                <text:p>7.43</text:p>
              </table:table-cell>
              <table:table-cell office:value-type="float" office:value="7.56">
                <text:p>7.56</text:p>
              </table:table-cell>
              <table:table-cell office:value-type="float" office:value="13.95">
                <text:p>13.95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09">
                <text:p>6.09</text:p>
              </table:table-cell>
              <table:table-cell office:value-type="float" office:value="8.74">
                <text:p>8.74</text:p>
              </table:table-cell>
              <table:table-cell office:value-type="float" office:value="8.13">
                <text:p>8.13</text:p>
              </table:table-cell>
              <table:table-cell office:value-type="float" office:value="8.13">
                <text:p>8.13</text:p>
              </table:table-cell>
              <table:table-cell office:value-type="float" office:value="6.91">
                <text:p>6.91</text:p>
              </table:table-cell>
              <table:table-cell office:value-type="float" office:value="7.7">
                <text:p>7.7</text:p>
              </table:table-cell>
              <table:table-cell office:value-type="float" office:value="11.65">
                <text:p>11.65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43">
                <text:p>6.43</text:p>
              </table:table-cell>
              <table:table-cell office:value-type="float" office:value="7.56">
                <text:p>7.56</text:p>
              </table:table-cell>
              <table:table-cell office:value-type="float" office:value="8.13">
                <text:p>8.13</text:p>
              </table:table-cell>
              <table:table-cell office:value-type="float" office:value="7.98">
                <text:p>7.98</text:p>
              </table:table-cell>
              <table:table-cell office:value-type="float" office:value="6.32">
                <text:p>6.32</text:p>
              </table:table-cell>
              <table:table-cell office:value-type="float" office:value="7.04">
                <text:p>7.04</text:p>
              </table:table-cell>
              <table:table-cell office:value-type="float" office:value="11.04">
                <text:p>11.04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43">
                <text:p>6.43</text:p>
              </table:table-cell>
              <table:table-cell office:value-type="float" office:value="7.04">
                <text:p>7.04</text:p>
              </table:table-cell>
              <table:table-cell office:value-type="float" office:value="8.13">
                <text:p>8.13</text:p>
              </table:table-cell>
              <table:table-cell office:value-type="float" office:value="7.98">
                <text:p>7.98</text:p>
              </table:table-cell>
              <table:table-cell office:value-type="float" office:value="6.43">
                <text:p>6.43</text:p>
              </table:table-cell>
              <table:table-cell office:value-type="float" office:value="7.84">
                <text:p>7.84</text:p>
              </table:table-cell>
              <table:table-cell office:value-type="float" office:value="12.52">
                <text:p>12.5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.18">
                <text:p>5.18</text:p>
              </table:table-cell>
              <table:table-cell office:value-type="float" office:value="7.3">
                <text:p>7.3</text:p>
              </table:table-cell>
              <table:table-cell office:value-type="float" office:value="7.17">
                <text:p>7.17</text:p>
              </table:table-cell>
              <table:table-cell office:value-type="float" office:value="7.3">
                <text:p>7.3</text:p>
              </table:table-cell>
              <table:table-cell office:value-type="float" office:value="7.17">
                <text:p>7.17</text:p>
              </table:table-cell>
              <table:table-cell office:value-type="float" office:value="7.56">
                <text:p>7.56</text:p>
              </table:table-cell>
              <table:table-cell office:value-type="float" office:value="10.65">
                <text:p>10.65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77">
                <text:p>5.77</text:p>
              </table:table-cell>
              <table:table-cell office:value-type="float" office:value="6.79">
                <text:p>6.79</text:p>
              </table:table-cell>
              <table:table-cell office:value-type="float" office:value="7.7">
                <text:p>7.7</text:p>
              </table:table-cell>
              <table:table-cell office:value-type="float" office:value="7.98">
                <text:p>7.98</text:p>
              </table:table-cell>
              <table:table-cell office:value-type="float" office:value="9.39">
                <text:p>9.39</text:p>
              </table:table-cell>
              <table:table-cell office:value-type="float" office:value="7.17">
                <text:p>7.17</text:p>
              </table:table-cell>
              <table:table-cell office:value-type="float" office:value="25.28">
                <text:p>25.28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.18">
                <text:p>5.18</text:p>
              </table:table-cell>
              <table:table-cell office:value-type="float" office:value="8.13">
                <text:p>8.13</text:p>
              </table:table-cell>
              <table:table-cell office:value-type="float" office:value="7.17">
                <text:p>7.17</text:p>
              </table:table-cell>
              <table:table-cell office:value-type="float" office:value="7.56">
                <text:p>7.56</text:p>
              </table:table-cell>
              <table:table-cell office:value-type="float" office:value="9.91">
                <text:p>9.91</text:p>
              </table:table-cell>
              <table:table-cell office:value-type="float" office:value="7.43">
                <text:p>7.43</text:p>
              </table:table-cell>
              <table:table-cell office:value-type="float" office:value="10.27">
                <text:p>10.27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.47">
                <text:p>5.47</text:p>
              </table:table-cell>
              <table:table-cell office:value-type="float" office:value="6.79">
                <text:p>6.79</text:p>
              </table:table-cell>
              <table:table-cell office:value-type="float" office:value="6.55">
                <text:p>6.55</text:p>
              </table:table-cell>
              <table:table-cell office:value-type="float" office:value="7.98">
                <text:p>7.98</text:p>
              </table:table-cell>
              <table:table-cell office:value-type="float" office:value="8.13">
                <text:p>8.13</text:p>
              </table:table-cell>
              <table:table-cell office:value-type="float" office:value="7.56">
                <text:p>7.56</text:p>
              </table:table-cell>
              <table:table-cell office:value-type="float" office:value="9.91">
                <text:p>9.91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.47">
                <text:p>5.47</text:p>
              </table:table-cell>
              <table:table-cell office:value-type="float" office:value="6.32">
                <text:p>6.32</text:p>
              </table:table-cell>
              <table:table-cell office:value-type="float" office:value="5.88">
                <text:p>5.88</text:p>
              </table:table-cell>
              <table:table-cell office:value-type="float" office:value="7.7">
                <text:p>7.7</text:p>
              </table:table-cell>
              <table:table-cell office:value-type="float" office:value="7.98">
                <text:p>7.98</text:p>
              </table:table-cell>
              <table:table-cell office:value-type="float" office:value="7.56">
                <text:p>7.56</text:p>
              </table:table-cell>
              <table:table-cell office:value-type="float" office:value="10.46">
                <text:p>10.46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.67">
                <text:p>5.67</text:p>
              </table:table-cell>
              <table:table-cell office:value-type="float" office:value="6.43">
                <text:p>6.43</text:p>
              </table:table-cell>
              <table:table-cell office:value-type="float" office:value="7.7">
                <text:p>7.7</text:p>
              </table:table-cell>
              <table:table-cell office:value-type="float" office:value="7.7">
                <text:p>7.7</text:p>
              </table:table-cell>
              <table:table-cell office:value-type="float" office:value="7.84">
                <text:p>7.84</text:p>
              </table:table-cell>
              <table:table-cell office:value-type="float" office:value="7.56">
                <text:p>7.56</text:p>
              </table:table-cell>
              <table:table-cell office:value-type="float" office:value="10.65">
                <text:p>10.6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.09">
                <text:p>6.09</text:p>
              </table:table-cell>
              <table:table-cell office:value-type="float" office:value="6.55">
                <text:p>6.55</text:p>
              </table:table-cell>
              <table:table-cell office:value-type="float" office:value="10.27">
                <text:p>10.27</text:p>
              </table:table-cell>
              <table:table-cell office:value-type="float" office:value="7.43">
                <text:p>7.43</text:p>
              </table:table-cell>
              <table:table-cell office:value-type="float" office:value="7.98">
                <text:p>7.98</text:p>
              </table:table-cell>
              <table:table-cell office:value-type="float" office:value="7.56">
                <text:p>7.56</text:p>
              </table:table-cell>
              <table:table-cell office:value-type="float" office:value="11.87">
                <text:p>11.87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.21">
                <text:p>6.21</text:p>
              </table:table-cell>
              <table:table-cell office:value-type="float" office:value="6.32">
                <text:p>6.32</text:p>
              </table:table-cell>
              <table:table-cell office:value-type="float" office:value="7.04">
                <text:p>7.04</text:p>
              </table:table-cell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7.56">
                <text:p>7.56</text:p>
              </table:table-cell>
              <table:table-cell office:value-type="float" office:value="11.45">
                <text:p>11.45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.55">
                <text:p>6.55</text:p>
              </table:table-cell>
              <table:table-cell office:value-type="float" office:value="6.43">
                <text:p>6.43</text:p>
              </table:table-cell>
              <table:table-cell office:value-type="float" office:value="7.17">
                <text:p>7.17</text:p>
              </table:table-cell>
              <table:table-cell office:value-type="float" office:value="7.17">
                <text:p>7.17</text:p>
              </table:table-cell>
              <table:table-cell office:value-type="float" office:value="7.7">
                <text:p>7.7</text:p>
              </table:table-cell>
              <table:table-cell office:value-type="float" office:value="7.7">
                <text:p>7.7</text:p>
              </table:table-cell>
              <table:table-cell office:value-type="float" office:value="9.91">
                <text:p>9.91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.04">
                <text:p>7.04</text:p>
              </table:table-cell>
              <table:table-cell office:value-type="float" office:value="6.91">
                <text:p>6.91</text:p>
              </table:table-cell>
              <table:table-cell office:value-type="float" office:value="6.67">
                <text:p>6.67</text:p>
              </table:table-cell>
              <table:table-cell office:value-type="float" office:value="6.79">
                <text:p>6.79</text:p>
              </table:table-cell>
              <table:table-cell office:value-type="float" office:value="7.3">
                <text:p>7.3</text:p>
              </table:table-cell>
              <table:table-cell office:value-type="float" office:value="8.13">
                <text:p>8.13</text:p>
              </table:table-cell>
              <table:table-cell office:value-type="float" office:value="10.09">
                <text:p>10.09</text:p>
              </table:table-cell>
              <table:table-cell office:value-type="float" office:value="13.46">
                <text:p>13.4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.43">
                <text:p>6.43</text:p>
              </table:table-cell>
              <table:table-cell office:value-type="float" office:value="6.67">
                <text:p>6.67</text:p>
              </table:table-cell>
              <table:table-cell office:value-type="float" office:value="6.43">
                <text:p>6.43</text:p>
              </table:table-cell>
              <table:table-cell office:value-type="float" office:value="7.3">
                <text:p>7.3</text:p>
              </table:table-cell>
              <table:table-cell office:value-type="float" office:value="8.13">
                <text:p>8.13</text:p>
              </table:table-cell>
              <table:table-cell office:value-type="float" office:value="7.3">
                <text:p>7.3</text:p>
              </table:table-cell>
              <table:table-cell office:value-type="float" office:value="10.65">
                <text:p>10.6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6.32">
                <text:p>6.32</text:p>
              </table:table-cell>
              <table:table-cell office:value-type="float" office:value="7.04">
                <text:p>7.04</text:p>
              </table:table-cell>
              <table:table-cell office:value-type="float" office:value="7.04">
                <text:p>7.04</text:p>
              </table:table-cell>
              <table:table-cell office:value-type="float" office:value="7.56">
                <text:p>7.56</text:p>
              </table:table-cell>
              <table:table-cell office:value-type="float" office:value="8.9">
                <text:p>8.9</text:p>
              </table:table-cell>
              <table:table-cell office:value-type="float" office:value="10.46">
                <text:p>10.46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.43">
                <text:p>6.43</text:p>
              </table:table-cell>
              <table:table-cell office:value-type="float" office:value="7.3">
                <text:p>7.3</text:p>
              </table:table-cell>
              <table:table-cell office:value-type="float" office:value="6.79">
                <text:p>6.79</text:p>
              </table:table-cell>
              <table:table-cell office:value-type="float" office:value="6.91">
                <text:p>6.91</text:p>
              </table:table-cell>
              <table:table-cell office:value-type="float" office:value="6.91">
                <text:p>6.91</text:p>
              </table:table-cell>
              <table:table-cell office:value-type="float" office:value="7.84">
                <text:p>7.84</text:p>
              </table:table-cell>
              <table:table-cell office:value-type="float" office:value="9.91">
                <text:p>9.91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.79">
                <text:p>6.79</text:p>
              </table:table-cell>
              <table:table-cell office:value-type="float" office:value="6.67">
                <text:p>6.67</text:p>
              </table:table-cell>
              <table:table-cell office:value-type="float" office:value="7.3">
                <text:p>7.3</text:p>
              </table:table-cell>
              <table:table-cell office:value-type="float" office:value="7.56">
                <text:p>7.56</text:p>
              </table:table-cell>
              <table:table-cell office:value-type="float" office:value="8.74">
                <text:p>8.74</text:p>
              </table:table-cell>
              <table:table-cell office:value-type="float" office:value="8.13">
                <text:p>8.13</text:p>
              </table:table-cell>
              <table:table-cell office:value-type="float" office:value="10.84">
                <text:p>10.84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6.09">
                <text:p>6.09</text:p>
              </table:table-cell>
              <table:table-cell office:value-type="float" office:value="7.17">
                <text:p>7.17</text:p>
              </table:table-cell>
              <table:table-cell office:value-type="float" office:value="6.79">
                <text:p>6.79</text:p>
              </table:table-cell>
              <table:table-cell office:value-type="float" office:value="7.3">
                <text:p>7.3</text:p>
              </table:table-cell>
              <table:table-cell office:value-type="float" office:value="8.74">
                <text:p>8.74</text:p>
              </table:table-cell>
              <table:table-cell office:value-type="float" office:value="8.28">
                <text:p>8.28</text:p>
              </table:table-cell>
              <table:table-cell office:value-type="float" office:value="9.91">
                <text:p>9.91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.21">
                <text:p>6.21</text:p>
              </table:table-cell>
              <table:table-cell office:value-type="float" office:value="6.55">
                <text:p>6.55</text:p>
              </table:table-cell>
              <table:table-cell office:value-type="float" office:value="7.43">
                <text:p>7.43</text:p>
              </table:table-cell>
              <table:table-cell office:value-type="float" office:value="7.43">
                <text:p>7.43</text:p>
              </table:table-cell>
              <table:table-cell office:value-type="float" office:value="7.3">
                <text:p>7.3</text:p>
              </table:table-cell>
              <table:table-cell office:value-type="float" office:value="8.13">
                <text:p>8.13</text:p>
              </table:table-cell>
              <table:table-cell office:value-type="float" office:value="10.09">
                <text:p>10.09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6.79">
                <text:p>6.79</text:p>
              </table:table-cell>
              <table:table-cell office:value-type="float" office:value="6.32">
                <text:p>6.32</text:p>
              </table:table-cell>
              <table:table-cell office:value-type="float" office:value="7.3">
                <text:p>7.3</text:p>
              </table:table-cell>
              <table:table-cell office:value-type="float" office:value="7.84">
                <text:p>7.84</text:p>
              </table:table-cell>
              <table:table-cell office:value-type="float" office:value="7.17">
                <text:p>7.17</text:p>
              </table:table-cell>
              <table:table-cell office:value-type="float" office:value="7.84">
                <text:p>7.84</text:p>
              </table:table-cell>
              <table:table-cell office:value-type="float" office:value="10.09">
                <text:p>10.09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.67">
                <text:p>6.67</text:p>
              </table:table-cell>
              <table:table-cell office:value-type="float" office:value="6.55">
                <text:p>6.55</text:p>
              </table:table-cell>
              <table:table-cell office:value-type="float" office:value="9.73">
                <text:p>9.73</text:p>
              </table:table-cell>
              <table:table-cell office:value-type="float" office:value="7.98">
                <text:p>7.98</text:p>
              </table:table-cell>
              <table:table-cell office:value-type="float" office:value="6.67">
                <text:p>6.67</text:p>
              </table:table-cell>
              <table:table-cell office:value-type="float" office:value="8.13">
                <text:p>8.13</text:p>
              </table:table-cell>
              <table:table-cell office:value-type="float" office:value="10.84">
                <text:p>10.84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5.47">
                <text:p>5.47</text:p>
              </table:table-cell>
              <table:table-cell office:value-type="float" office:value="7.17">
                <text:p>7.17</text:p>
              </table:table-cell>
              <table:table-cell office:value-type="float" office:value="6.67">
                <text:p>6.67</text:p>
              </table:table-cell>
              <table:table-cell office:value-type="float" office:value="8.13">
                <text:p>8.13</text:p>
              </table:table-cell>
              <table:table-cell office:value-type="float" office:value="7.43">
                <text:p>7.43</text:p>
              </table:table-cell>
              <table:table-cell office:value-type="float" office:value="7.7">
                <text:p>7.7</text:p>
              </table:table-cell>
              <table:table-cell office:value-type="float" office:value="10.27">
                <text:p>10.27</text:p>
              </table:table-cell>
              <table:table-cell office:value-type="float" office:value="16.41">
                <text:p>16.4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.09">
                <text:p>6.09</text:p>
              </table:table-cell>
              <table:table-cell office:value-type="float" office:value="7.17">
                <text:p>7.17</text:p>
              </table:table-cell>
              <table:table-cell office:value-type="float" office:value="6.91">
                <text:p>6.91</text:p>
              </table:table-cell>
              <table:table-cell office:value-type="float" office:value="7.98">
                <text:p>7.98</text:p>
              </table:table-cell>
              <table:table-cell office:value-type="float" office:value="7.04">
                <text:p>7.04</text:p>
              </table:table-cell>
              <table:table-cell office:value-type="float" office:value="7.17">
                <text:p>7.17</text:p>
              </table:table-cell>
              <table:table-cell office:value-type="float" office:value="11.87">
                <text:p>11.87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5.88">
                <text:p>5.88</text:p>
              </table:table-cell>
              <table:table-cell office:value-type="float" office:value="7.43">
                <text:p>7.43</text:p>
              </table:table-cell>
              <table:table-cell office:value-type="float" office:value="6.43">
                <text:p>6.43</text:p>
              </table:table-cell>
              <table:table-cell office:value-type="float" office:value="7.7">
                <text:p>7.7</text:p>
              </table:table-cell>
              <table:table-cell office:value-type="float" office:value="7.7">
                <text:p>7.7</text:p>
              </table:table-cell>
              <table:table-cell office:value-type="float" office:value="7.56">
                <text:p>7.56</text:p>
              </table:table-cell>
              <table:table-cell office:value-type="float" office:value="10.27">
                <text:p>10.27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.88">
                <text:p>5.88</text:p>
              </table:table-cell>
              <table:table-cell office:value-type="float" office:value="7.04">
                <text:p>7.04</text:p>
              </table:table-cell>
              <table:table-cell office:value-type="float" office:value="6.67">
                <text:p>6.67</text:p>
              </table:table-cell>
              <table:table-cell office:value-type="float" office:value="7.17">
                <text:p>7.17</text:p>
              </table:table-cell>
              <table:table-cell office:value-type="float" office:value="6.91">
                <text:p>6.91</text:p>
              </table:table-cell>
              <table:table-cell office:value-type="float" office:value="8.13">
                <text:p>8.13</text:p>
              </table:table-cell>
              <table:table-cell office:value-type="float" office:value="10.65">
                <text:p>10.65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6.21">
                <text:p>6.21</text:p>
              </table:table-cell>
              <table:table-cell office:value-type="float" office:value="6.91">
                <text:p>6.91</text:p>
              </table:table-cell>
              <table:table-cell office:value-type="float" office:value="6.55">
                <text:p>6.55</text:p>
              </table:table-cell>
              <table:table-cell office:value-type="float" office:value="8.58">
                <text:p>8.58</text:p>
              </table:table-cell>
              <table:table-cell office:value-type="float" office:value="6.79">
                <text:p>6.79</text:p>
              </table:table-cell>
              <table:table-cell office:value-type="float" office:value="7.3">
                <text:p>7.3</text:p>
              </table:table-cell>
              <table:table-cell office:value-type="float" office:value="9.91">
                <text:p>9.91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.99">
                <text:p>5.99</text:p>
              </table:table-cell>
              <table:table-cell office:value-type="float" office:value="6.67">
                <text:p>6.67</text:p>
              </table:table-cell>
              <table:table-cell office:value-type="float" office:value="6.79">
                <text:p>6.79</text:p>
              </table:table-cell>
              <table:table-cell office:value-type="float" office:value="7.7">
                <text:p>7.7</text:p>
              </table:table-cell>
              <table:table-cell office:value-type="float" office:value="6.79">
                <text:p>6.79</text:p>
              </table:table-cell>
              <table:table-cell office:value-type="float" office:value="7.7">
                <text:p>7.7</text:p>
              </table:table-cell>
              <table:table-cell office:value-type="float" office:value="10.46">
                <text:p>10.46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5.99">
                <text:p>5.99</text:p>
              </table:table-cell>
              <table:table-cell office:value-type="float" office:value="7.3">
                <text:p>7.3</text:p>
              </table:table-cell>
              <table:table-cell office:value-type="float" office:value="6.55">
                <text:p>6.55</text:p>
              </table:table-cell>
              <table:table-cell office:value-type="float" office:value="7.17">
                <text:p>7.17</text:p>
              </table:table-cell>
              <table:table-cell office:value-type="float" office:value="7.17">
                <text:p>7.17</text:p>
              </table:table-cell>
              <table:table-cell office:value-type="float" office:value="8.13">
                <text:p>8.13</text:p>
              </table:table-cell>
              <table:table-cell office:value-type="float" office:value="10.27">
                <text:p>10.27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.99">
                <text:p>5.99</text:p>
              </table:table-cell>
              <table:table-cell office:value-type="float" office:value="7.17">
                <text:p>7.17</text:p>
              </table:table-cell>
              <table:table-cell office:value-type="float" office:value="6.67">
                <text:p>6.67</text:p>
              </table:table-cell>
              <table:table-cell office:value-type="float" office:value="8.28">
                <text:p>8.28</text:p>
              </table:table-cell>
              <table:table-cell office:value-type="float" office:value="7.17">
                <text:p>7.17</text:p>
              </table:table-cell>
              <table:table-cell office:value-type="float" office:value="7.84">
                <text:p>7.84</text:p>
              </table:table-cell>
              <table:table-cell office:value-type="float" office:value="10.65">
                <text:p>10.65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5.99">
                <text:p>5.99</text:p>
              </table:table-cell>
              <table:table-cell office:value-type="float" office:value="6.43">
                <text:p>6.43</text:p>
              </table:table-cell>
              <table:table-cell office:value-type="float" office:value="6.32">
                <text:p>6.32</text:p>
              </table:table-cell>
              <table:table-cell office:value-type="float" office:value="7.98">
                <text:p>7.98</text:p>
              </table:table-cell>
              <table:table-cell office:value-type="float" office:value="7.7">
                <text:p>7.7</text:p>
              </table:table-cell>
              <table:table-cell office:value-type="float" office:value="8.43">
                <text:p>8.43</text:p>
              </table:table-cell>
              <table:table-cell office:value-type="float" office:value="10.27">
                <text:p>10.27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.57">
                <text:p>5.57</text:p>
              </table:table-cell>
              <table:table-cell office:value-type="float" office:value="7.3">
                <text:p>7.3</text:p>
              </table:table-cell>
              <table:table-cell office:value-type="float" office:value="10.27">
                <text:p>10.27</text:p>
              </table:table-cell>
              <table:table-cell office:value-type="float" office:value="7.56">
                <text:p>7.56</text:p>
              </table:table-cell>
              <table:table-cell office:value-type="float" office:value="6.91">
                <text:p>6.91</text:p>
              </table:table-cell>
              <table:table-cell office:value-type="float" office:value="7.7">
                <text:p>7.7</text:p>
              </table:table-cell>
              <table:table-cell office:value-type="float" office:value="10.46">
                <text:p>10.46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6.43">
                <text:p>6.43</text:p>
              </table:table-cell>
              <table:table-cell office:value-type="float" office:value="6.79">
                <text:p>6.79</text:p>
              </table:table-cell>
              <table:table-cell office:value-type="float" office:value="6.79">
                <text:p>6.79</text:p>
              </table:table-cell>
              <table:table-cell office:value-type="float" office:value="7.43">
                <text:p>7.43</text:p>
              </table:table-cell>
              <table:table-cell office:value-type="float" office:value="7.04">
                <text:p>7.04</text:p>
              </table:table-cell>
              <table:table-cell office:value-type="float" office:value="7.43">
                <text:p>7.43</text:p>
              </table:table-cell>
              <table:table-cell office:value-type="float" office:value="10.09">
                <text:p>10.09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.99">
                <text:p>5.99</text:p>
              </table:table-cell>
              <table:table-cell office:value-type="float" office:value="6.32">
                <text:p>6.32</text:p>
              </table:table-cell>
              <table:table-cell office:value-type="float" office:value="9.22">
                <text:p>9.22</text:p>
              </table:table-cell>
              <table:table-cell office:value-type="float" office:value="7.17">
                <text:p>7.17</text:p>
              </table:table-cell>
              <table:table-cell office:value-type="float" office:value="6.91">
                <text:p>6.91</text:p>
              </table:table-cell>
              <table:table-cell office:value-type="float" office:value="7.56">
                <text:p>7.56</text:p>
              </table:table-cell>
              <table:table-cell office:value-type="float" office:value="10.65">
                <text:p>10.65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5.99">
                <text:p>5.99</text:p>
              </table:table-cell>
              <table:table-cell office:value-type="float" office:value="6.55">
                <text:p>6.55</text:p>
              </table:table-cell>
              <table:table-cell office:value-type="float" office:value="7.3">
                <text:p>7.3</text:p>
              </table:table-cell>
              <table:table-cell office:value-type="float" office:value="6.91">
                <text:p>6.91</text:p>
              </table:table-cell>
              <table:table-cell office:value-type="float" office:value="6.91">
                <text:p>6.91</text:p>
              </table:table-cell>
              <table:table-cell office:value-type="float" office:value="7.56">
                <text:p>7.56</text:p>
              </table:table-cell>
              <table:table-cell office:value-type="float" office:value="10.46">
                <text:p>10.4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.99">
                <text:p>5.99</text:p>
              </table:table-cell>
              <table:table-cell office:value-type="float" office:value="6.43">
                <text:p>6.43</text:p>
              </table:table-cell>
              <table:table-cell office:value-type="float" office:value="7.17">
                <text:p>7.17</text:p>
              </table:table-cell>
              <table:table-cell office:value-type="float" office:value="6.79">
                <text:p>6.79</text:p>
              </table:table-cell>
              <table:table-cell office:value-type="float" office:value="7.04">
                <text:p>7.04</text:p>
              </table:table-cell>
              <table:table-cell office:value-type="float" office:value="7.7">
                <text:p>7.7</text:p>
              </table:table-cell>
              <table:table-cell office:value-type="float" office:value="12.98">
                <text:p>12.98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6.09">
                <text:p>6.09</text:p>
              </table:table-cell>
              <table:table-cell office:value-type="float" office:value="5.99">
                <text:p>5.99</text:p>
              </table:table-cell>
              <table:table-cell office:value-type="float" office:value="7.3">
                <text:p>7.3</text:p>
              </table:table-cell>
              <table:table-cell office:value-type="float" office:value="6.79">
                <text:p>6.79</text:p>
              </table:table-cell>
              <table:table-cell office:value-type="float" office:value="6.79">
                <text:p>6.79</text:p>
              </table:table-cell>
              <table:table-cell office:value-type="float" office:value="8.13">
                <text:p>8.13</text:p>
              </table:table-cell>
              <table:table-cell office:value-type="float" office:value="9.91">
                <text:p>9.91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.09">
                <text:p>6.09</text:p>
              </table:table-cell>
              <table:table-cell office:value-type="float" office:value="6.55">
                <text:p>6.55</text:p>
              </table:table-cell>
              <table:table-cell office:value-type="float" office:value="8.58">
                <text:p>8.58</text:p>
              </table:table-cell>
              <table:table-cell office:value-type="float" office:value="6.91">
                <text:p>6.91</text:p>
              </table:table-cell>
              <table:table-cell office:value-type="float" office:value="6.55">
                <text:p>6.55</text:p>
              </table:table-cell>
              <table:table-cell office:value-type="float" office:value="7.84">
                <text:p>7.84</text:p>
              </table:table-cell>
              <table:table-cell office:value-type="float" office:value="10.27">
                <text:p>10.27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5.67">
                <text:p>5.67</text:p>
              </table:table-cell>
              <table:table-cell office:value-type="float" office:value="6.55">
                <text:p>6.55</text:p>
              </table:table-cell>
              <table:table-cell office:value-type="float" office:value="8.13">
                <text:p>8.13</text:p>
              </table:table-cell>
              <table:table-cell office:value-type="float" office:value="6.79">
                <text:p>6.79</text:p>
              </table:table-cell>
              <table:table-cell office:value-type="float" office:value="6.91">
                <text:p>6.91</text:p>
              </table:table-cell>
              <table:table-cell office:value-type="float" office:value="7.04">
                <text:p>7.04</text:p>
              </table:table-cell>
              <table:table-cell office:value-type="float" office:value="9.91">
                <text:p>9.91</text:p>
              </table:table-cell>
              <table:table-cell office:value-type="float" office:value="17.01">
                <text:p>17.0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.88">
                <text:p>5.88</text:p>
              </table:table-cell>
              <table:table-cell office:value-type="float" office:value="6.55">
                <text:p>6.55</text:p>
              </table:table-cell>
              <table:table-cell office:value-type="float" office:value="7.17">
                <text:p>7.17</text:p>
              </table:table-cell>
              <table:table-cell office:value-type="float" office:value="7.04">
                <text:p>7.04</text:p>
              </table:table-cell>
              <table:table-cell office:value-type="float" office:value="6.32">
                <text:p>6.32</text:p>
              </table:table-cell>
              <table:table-cell office:value-type="float" office:value="9.56">
                <text:p>9.56</text:p>
              </table:table-cell>
              <table:table-cell office:value-type="float" office:value="10.46">
                <text:p>10.46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5.99">
                <text:p>5.99</text:p>
              </table:table-cell>
              <table:table-cell office:value-type="float" office:value="6.32">
                <text:p>6.32</text:p>
              </table:table-cell>
              <table:table-cell office:value-type="float" office:value="6.67">
                <text:p>6.67</text:p>
              </table:table-cell>
              <table:table-cell office:value-type="float" office:value="6.79">
                <text:p>6.79</text:p>
              </table:table-cell>
              <table:table-cell office:value-type="float" office:value="7.7">
                <text:p>7.7</text:p>
              </table:table-cell>
              <table:table-cell office:value-type="float" office:value="8.13">
                <text:p>8.13</text:p>
              </table:table-cell>
              <table:table-cell office:value-type="float" office:value="10.09">
                <text:p>10.09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.09">
                <text:p>6.09</text:p>
              </table:table-cell>
              <table:table-cell office:value-type="float" office:value="6.09">
                <text:p>6.09</text:p>
              </table:table-cell>
              <table:table-cell office:value-type="float" office:value="6.79">
                <text:p>6.79</text:p>
              </table:table-cell>
              <table:table-cell office:value-type="float" office:value="8.74">
                <text:p>8.74</text:p>
              </table:table-cell>
              <table:table-cell office:value-type="float" office:value="7.43">
                <text:p>7.43</text:p>
              </table:table-cell>
              <table:table-cell office:value-type="float" office:value="7.56">
                <text:p>7.56</text:p>
              </table:table-cell>
              <table:table-cell office:value-type="float" office:value="10.09">
                <text:p>10.09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5.37">
                <text:p>5.37</text:p>
              </table:table-cell>
              <table:table-cell office:value-type="float" office:value="6.67">
                <text:p>6.67</text:p>
              </table:table-cell>
              <table:table-cell office:value-type="float" office:value="6.91">
                <text:p>6.91</text:p>
              </table:table-cell>
              <table:table-cell office:value-type="float" office:value="6.79">
                <text:p>6.79</text:p>
              </table:table-cell>
              <table:table-cell office:value-type="float" office:value="6.79">
                <text:p>6.79</text:p>
              </table:table-cell>
              <table:table-cell office:value-type="float" office:value="8.13">
                <text:p>8.13</text:p>
              </table:table-cell>
              <table:table-cell office:value-type="float" office:value="9.91">
                <text:p>9.91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.67">
                <text:p>5.67</text:p>
              </table:table-cell>
              <table:table-cell office:value-type="float" office:value="6.67">
                <text:p>6.67</text:p>
              </table:table-cell>
              <table:table-cell office:value-type="float" office:value="7.56">
                <text:p>7.56</text:p>
              </table:table-cell>
              <table:table-cell office:value-type="float" office:value="6.43">
                <text:p>6.43</text:p>
              </table:table-cell>
              <table:table-cell office:value-type="float" office:value="6.67">
                <text:p>6.67</text:p>
              </table:table-cell>
              <table:table-cell office:value-type="float" office:value="7.84">
                <text:p>7.84</text:p>
              </table:table-cell>
              <table:table-cell office:value-type="float" office:value="11.04">
                <text:p>11.04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6.43">
                <text:p>6.43</text:p>
              </table:table-cell>
              <table:table-cell office:value-type="float" office:value="6.67">
                <text:p>6.67</text:p>
              </table:table-cell>
              <table:table-cell office:value-type="float" office:value="7.04">
                <text:p>7.04</text:p>
              </table:table-cell>
              <table:table-cell office:value-type="float" office:value="6.79">
                <text:p>6.79</text:p>
              </table:table-cell>
              <table:table-cell office:value-type="float" office:value="6.91">
                <text:p>6.91</text:p>
              </table:table-cell>
              <table:table-cell office:value-type="float" office:value="7.56">
                <text:p>7.56</text:p>
              </table:table-cell>
              <table:table-cell office:value-type="float" office:value="10.27">
                <text:p>10.27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.32">
                <text:p>6.32</text:p>
              </table:table-cell>
              <table:table-cell office:value-type="float" office:value="6.43">
                <text:p>6.43</text:p>
              </table:table-cell>
              <table:table-cell office:value-type="float" office:value="11.04">
                <text:p>11.04</text:p>
              </table:table-cell>
              <table:table-cell office:value-type="float" office:value="7.04">
                <text:p>7.04</text:p>
              </table:table-cell>
              <table:table-cell office:value-type="float" office:value="6.32">
                <text:p>6.32</text:p>
              </table:table-cell>
              <table:table-cell office:value-type="float" office:value="7.56">
                <text:p>7.56</text:p>
              </table:table-cell>
              <table:table-cell office:value-type="float" office:value="10.46">
                <text:p>10.46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6.79">
                <text:p>6.79</text:p>
              </table:table-cell>
              <table:table-cell office:value-type="float" office:value="6.79">
                <text:p>6.79</text:p>
              </table:table-cell>
              <table:table-cell office:value-type="float" office:value="7.56">
                <text:p>7.56</text:p>
              </table:table-cell>
              <table:table-cell office:value-type="float" office:value="6.67">
                <text:p>6.67</text:p>
              </table:table-cell>
              <table:table-cell office:value-type="float" office:value="6.55">
                <text:p>6.55</text:p>
              </table:table-cell>
              <table:table-cell office:value-type="float" office:value="7.98">
                <text:p>7.98</text:p>
              </table:table-cell>
              <table:table-cell office:value-type="float" office:value="13.46">
                <text:p>13.46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.43">
                <text:p>6.43</text:p>
              </table:table-cell>
              <table:table-cell office:value-type="float" office:value="6.67">
                <text:p>6.67</text:p>
              </table:table-cell>
              <table:table-cell office:value-type="float" office:value="7.17">
                <text:p>7.17</text:p>
              </table:table-cell>
              <table:table-cell office:value-type="float" office:value="6.79">
                <text:p>6.79</text:p>
              </table:table-cell>
              <table:table-cell office:value-type="float" office:value="6.43">
                <text:p>6.43</text:p>
              </table:table-cell>
              <table:table-cell office:value-type="float" office:value="8.13">
                <text:p>8.13</text:p>
              </table:table-cell>
              <table:table-cell office:value-type="float" office:value="12.52">
                <text:p>12.52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5.99">
                <text:p>5.99</text:p>
              </table:table-cell>
              <table:table-cell office:value-type="float" office:value="6.32">
                <text:p>6.32</text:p>
              </table:table-cell>
              <table:table-cell office:value-type="float" office:value="7.17">
                <text:p>7.17</text:p>
              </table:table-cell>
              <table:table-cell office:value-type="float" office:value="6.91">
                <text:p>6.91</text:p>
              </table:table-cell>
              <table:table-cell office:value-type="float" office:value="6.32">
                <text:p>6.32</text:p>
              </table:table-cell>
              <table:table-cell office:value-type="float" office:value="7.98">
                <text:p>7.98</text:p>
              </table:table-cell>
              <table:table-cell office:value-type="float" office:value="10.46">
                <text:p>10.46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.21">
                <text:p>6.21</text:p>
              </table:table-cell>
              <table:table-cell office:value-type="float" office:value="7.3">
                <text:p>7.3</text:p>
              </table:table-cell>
              <table:table-cell office:value-type="float" office:value="7.43">
                <text:p>7.43</text:p>
              </table:table-cell>
              <table:table-cell office:value-type="float" office:value="6.55">
                <text:p>6.55</text:p>
              </table:table-cell>
              <table:table-cell office:value-type="float" office:value="6.32">
                <text:p>6.32</text:p>
              </table:table-cell>
              <table:table-cell office:value-type="float" office:value="7.56">
                <text:p>7.56</text:p>
              </table:table-cell>
              <table:table-cell office:value-type="float" office:value="11.04">
                <text:p>11.04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5.99">
                <text:p>5.99</text:p>
              </table:table-cell>
              <table:table-cell office:value-type="float" office:value="6.91">
                <text:p>6.91</text:p>
              </table:table-cell>
              <table:table-cell office:value-type="float" office:value="6.67">
                <text:p>6.67</text:p>
              </table:table-cell>
              <table:table-cell office:value-type="float" office:value="6.91">
                <text:p>6.91</text:p>
              </table:table-cell>
              <table:table-cell office:value-type="float" office:value="6.91">
                <text:p>6.91</text:p>
              </table:table-cell>
              <table:table-cell office:value-type="float" office:value="7.84">
                <text:p>7.84</text:p>
              </table:table-cell>
              <table:table-cell office:value-type="float" office:value="11.65">
                <text:p>11.65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.67">
                <text:p>5.67</text:p>
              </table:table-cell>
              <table:table-cell office:value-type="float" office:value="6.55">
                <text:p>6.55</text:p>
              </table:table-cell>
              <table:table-cell office:value-type="float" office:value="7.17">
                <text:p>7.17</text:p>
              </table:table-cell>
              <table:table-cell office:value-type="float" office:value="6.79">
                <text:p>6.79</text:p>
              </table:table-cell>
              <table:table-cell office:value-type="float" office:value="6.09">
                <text:p>6.09</text:p>
              </table:table-cell>
              <table:table-cell office:value-type="float" office:value="8.74">
                <text:p>8.74</text:p>
              </table:table-cell>
              <table:table-cell office:value-type="float" office:value="9.73">
                <text:p>9.73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5.57">
                <text:p>5.57</text:p>
              </table:table-cell>
              <table:table-cell office:value-type="float" office:value="6.91">
                <text:p>6.91</text:p>
              </table:table-cell>
              <table:table-cell office:value-type="float" office:value="7.17">
                <text:p>7.17</text:p>
              </table:table-cell>
              <table:table-cell office:value-type="float" office:value="6.79">
                <text:p>6.79</text:p>
              </table:table-cell>
              <table:table-cell office:value-type="float" office:value="7.04">
                <text:p>7.04</text:p>
              </table:table-cell>
              <table:table-cell office:value-type="float" office:value="8.28">
                <text:p>8.28</text:p>
              </table:table-cell>
              <table:table-cell office:value-type="float" office:value="9.73">
                <text:p>9.73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.28">
                <text:p>5.28</text:p>
              </table:table-cell>
              <table:table-cell office:value-type="float" office:value="6.21">
                <text:p>6.21</text:p>
              </table:table-cell>
              <table:table-cell office:value-type="float" office:value="6.91">
                <text:p>6.91</text:p>
              </table:table-cell>
              <table:table-cell office:value-type="float" office:value="6.91">
                <text:p>6.91</text:p>
              </table:table-cell>
              <table:table-cell office:value-type="float" office:value="9.39">
                <text:p>9.39</text:p>
              </table:table-cell>
              <table:table-cell office:value-type="float" office:value="7.84">
                <text:p>7.84</text:p>
              </table:table-cell>
              <table:table-cell office:value-type="float" office:value="9.73">
                <text:p>9.73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5.47">
                <text:p>5.47</text:p>
              </table:table-cell>
              <table:table-cell office:value-type="float" office:value="6.21">
                <text:p>6.21</text:p>
              </table:table-cell>
              <table:table-cell office:value-type="float" office:value="6.91">
                <text:p>6.91</text:p>
              </table:table-cell>
              <table:table-cell office:value-type="float" office:value="6.79">
                <text:p>6.79</text:p>
              </table:table-cell>
              <table:table-cell office:value-type="float" office:value="7.7">
                <text:p>7.7</text:p>
              </table:table-cell>
              <table:table-cell office:value-type="float" office:value="7.84">
                <text:p>7.84</text:p>
              </table:table-cell>
              <table:table-cell office:value-type="float" office:value="10.09">
                <text:p>10.09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5.99">
                <text:p>5.99</text:p>
              </table:table-cell>
              <table:table-cell office:value-type="float" office:value="6.91">
                <text:p>6.91</text:p>
              </table:table-cell>
              <table:table-cell office:value-type="float" office:value="7.56">
                <text:p>7.56</text:p>
              </table:table-cell>
              <table:table-cell office:value-type="float" office:value="7.04">
                <text:p>7.04</text:p>
              </table:table-cell>
              <table:table-cell office:value-type="float" office:value="6.67">
                <text:p>6.67</text:p>
              </table:table-cell>
              <table:table-cell office:value-type="float" office:value="7.7">
                <text:p>7.7</text:p>
              </table:table-cell>
              <table:table-cell office:value-type="float" office:value="10.27">
                <text:p>10.27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7.04">
                <text:p>7.04</text:p>
              </table:table-cell>
              <table:table-cell office:value-type="float" office:value="6.43">
                <text:p>6.43</text:p>
              </table:table-cell>
              <table:table-cell office:value-type="float" office:value="7.04">
                <text:p>7.04</text:p>
              </table:table-cell>
              <table:table-cell office:value-type="float" office:value="7.3">
                <text:p>7.3</text:p>
              </table:table-cell>
              <table:table-cell office:value-type="float" office:value="6.79">
                <text:p>6.79</text:p>
              </table:table-cell>
              <table:table-cell office:value-type="float" office:value="7.56">
                <text:p>7.56</text:p>
              </table:table-cell>
              <table:table-cell office:value-type="float" office:value="9.22">
                <text:p>9.22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.43">
                <text:p>7.43</text:p>
              </table:table-cell>
              <table:table-cell office:value-type="float" office:value="7.04">
                <text:p>7.04</text:p>
              </table:table-cell>
              <table:table-cell office:value-type="float" office:value="8.28">
                <text:p>8.28</text:p>
              </table:table-cell>
              <table:table-cell office:value-type="float" office:value="7.04">
                <text:p>7.04</text:p>
              </table:table-cell>
              <table:table-cell office:value-type="float" office:value="7.17">
                <text:p>7.17</text:p>
              </table:table-cell>
              <table:table-cell office:value-type="float" office:value="7.56">
                <text:p>7.56</text:p>
              </table:table-cell>
              <table:table-cell office:value-type="float" office:value="10.84">
                <text:p>10.84</text:p>
              </table:table-cell>
              <table:table-cell office:value-type="float" office:value="11.45">
                <text:p>11.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001cm" svg:height="15.001cm" xlink:href=".." xlink:type="simple" chart:class="chart:line" chart:style-name="ch1">
        <chart:title svg:x="6.424cm" svg:y="0.436cm" chart:style-name="ch2">
          <text:p>Local / Remote Machine MySQL</text:p>
        </chart:title>
        <chart:legend chart:legend-position="bottom" svg:x="1.049cm" svg:y="12.908cm" style:legend-expansion="wide" chart:style-name="ch3"/>
        <chart:plot-area chart:style-name="ch4" table:cell-range-address="Sheet1.A5:Sheet1.B65 Sheet1.F5:Sheet1.F65 Sheet1.K5:Sheet1.K65 Sheet1.O5:Sheet1.O65 Sheet1.S5:Sheet1.S65 Sheet1.W5:Sheet1.W65 Sheet1.AA5:Sheet1.AA65 Sheet1.AE5:Sheet1.AE65 Sheet1.AI5:Sheet1.AI65 Sheet1.AM5:Sheet1.AM65" chart:data-source-has-labels="both" svg:x="1.411cm" svg:y="1.541cm" svg:width="18.19cm" svg:height="9.902cm">
          <chart:coordinate-region svg:x="2.509cm" svg:y="1.675cm" svg:width="17.092cm" svg:height="8.723cm"/>
          <chart:axis chart:dimension="x" chart:name="primary-x" chart:style-name="ch5" chartooo:axis-type="auto">
            <chartooo:date-scale/>
            <chart:title svg:x="9.801cm" svg:y="11.743cm" chart:style-name="ch6">
              <text:p>seconds</text:p>
            </chart:title>
            <chart:categories table:cell-range-address="Sheet1.A6:Sheet1.A65"/>
          </chart:axis>
          <chart:axis chart:dimension="y" chart:name="primary-y" chart:style-name="ch5">
            <chart:title svg:x="0.451cm" svg:y="8.256cm" chart:style-name="ch7">
              <text:p>transactions / second</text:p>
            </chart:title>
            <chart:grid chart:style-name="ch8" chart:class="major"/>
          </chart:axis>
          <chart:series chart:style-name="ch9" chart:values-cell-range-address="Sheet1.B6:Sheet1.B65" chart:label-cell-address="Sheet1.B5:Sheet1.B5" chart:class="chart:line">
            <chart:data-point chart:repeated="60"/>
          </chart:series>
          <chart:series chart:style-name="ch10" chart:values-cell-range-address="Sheet1.F6:Sheet1.F65" chart:label-cell-address="Sheet1.F5:Sheet1.F5" chart:class="chart:line">
            <chart:data-point chart:repeated="60"/>
          </chart:series>
          <chart:series chart:style-name="ch11" chart:values-cell-range-address="Sheet1.K6:Sheet1.K65" chart:label-cell-address="Sheet1.K5:Sheet1.K5" chart:class="chart:line">
            <chart:data-point chart:repeated="60"/>
          </chart:series>
          <chart:series chart:style-name="ch12" chart:values-cell-range-address="Sheet1.O6:Sheet1.O65" chart:label-cell-address="Sheet1.O5:Sheet1.O5" chart:class="chart:line">
            <chart:data-point chart:repeated="60"/>
          </chart:series>
          <chart:series chart:style-name="ch13" chart:values-cell-range-address="Sheet1.S6:Sheet1.S65" chart:label-cell-address="Sheet1.S5:Sheet1.S5" chart:class="chart:line">
            <chart:data-point chart:repeated="60"/>
          </chart:series>
          <chart:series chart:style-name="ch14" chart:values-cell-range-address="Sheet1.W6:Sheet1.W65" chart:label-cell-address="Sheet1.W5:Sheet1.W5" chart:class="chart:line">
            <chart:data-point chart:repeated="60"/>
          </chart:series>
          <chart:series chart:style-name="ch15" chart:values-cell-range-address="Sheet1.AA6:Sheet1.AA65" chart:label-cell-address="Sheet1.AA5:Sheet1.AA5" chart:class="chart:line">
            <chart:data-point chart:repeated="60"/>
          </chart:series>
          <chart:series chart:style-name="ch16" chart:values-cell-range-address="Sheet1.AE6:Sheet1.AE65" chart:label-cell-address="Sheet1.AE5:Sheet1.AE5" chart:class="chart:line">
            <chart:data-point chart:repeated="60"/>
          </chart:series>
          <chart:series chart:style-name="ch17" chart:values-cell-range-address="Sheet1.AI6:Sheet1.AI65" chart:label-cell-address="Sheet1.AI5:Sheet1.AI5" chart:class="chart:line">
            <chart:data-point chart:repeated="60"/>
          </chart:series>
          <chart:series chart:style-name="ch18" chart:values-cell-range-address="Sheet1.AM6:Sheet1.AM65" chart:label-cell-address="Sheet1.AM5:Sheet1.AM5" chart:class="chart:line">
            <chart:data-point chart:repeated="6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SQL 5.7</text:p>
                <draw:g>
                  <svg:desc>Sheet1.B5:Sheet1.B5</svg:desc>
                </draw:g>
              </table:table-cell>
              <table:table-cell office:value-type="string">
                <text:p>MySQL 8.0</text:p>
                <draw:g>
                  <svg:desc>Sheet1.F5:Sheet1.F5</svg:desc>
                </draw:g>
              </table:table-cell>
              <table:table-cell office:value-type="string">
                <text:p>remote MySQL 5.7</text:p>
                <draw:g>
                  <svg:desc>Sheet1.K5:Sheet1.K5</svg:desc>
                </draw:g>
              </table:table-cell>
              <table:table-cell office:value-type="string">
                <text:p>remote MySQL 8.0</text:p>
                <draw:g>
                  <svg:desc>Sheet1.O5:Sheet1.O5</svg:desc>
                </draw:g>
              </table:table-cell>
              <table:table-cell office:value-type="string">
                <text:p>Haproxy remote MySQL 5.7</text:p>
                <draw:g>
                  <svg:desc>Sheet1.S5:Sheet1.S5</svg:desc>
                </draw:g>
              </table:table-cell>
              <table:table-cell office:value-type="string">
                <text:p>Haproxy remote MySQL 8.0</text:p>
                <draw:g>
                  <svg:desc>Sheet1.W5:Sheet1.W5</svg:desc>
                </draw:g>
              </table:table-cell>
              <table:table-cell office:value-type="string">
                <text:p>Traefik remote MySQL 5.7</text:p>
                <draw:g>
                  <svg:desc>Sheet1.AA5:Sheet1.AA5</svg:desc>
                </draw:g>
              </table:table-cell>
              <table:table-cell office:value-type="string">
                <text:p>Traefik remote MySQL 8.0</text:p>
                <draw:g>
                  <svg:desc>Sheet1.AE5:Sheet1.AE5</svg:desc>
                </draw:g>
              </table:table-cell>
              <table:table-cell office:value-type="string">
                <text:p>ProxySQL remote MySQL 5.7</text:p>
                <draw:g>
                  <svg:desc>Sheet1.AI5:Sheet1.AI5</svg:desc>
                </draw:g>
              </table:table-cell>
              <table:table-cell office:value-type="string">
                <text:p>ProxySQL remote MySQL 8.0</text:p>
                <draw:g>
                  <svg:desc>Sheet1.AM5:Sheet1.AM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6:Sheet1.A65</svg:desc>
                </draw:g>
              </table:table-cell>
              <table:table-cell office:value-type="float" office:value="1085.83">
                <text:p>1085.83</text:p>
                <draw:g>
                  <svg:desc>Sheet1.B6:Sheet1.B65</svg:desc>
                </draw:g>
              </table:table-cell>
              <table:table-cell office:value-type="float" office:value="775.54">
                <text:p>775.54</text:p>
                <draw:g>
                  <svg:desc>Sheet1.F6:Sheet1.F65</svg:desc>
                </draw:g>
              </table:table-cell>
              <table:table-cell office:value-type="float" office:value="428.06">
                <text:p>428.06</text:p>
                <draw:g>
                  <svg:desc>Sheet1.K6:Sheet1.K65</svg:desc>
                </draw:g>
              </table:table-cell>
              <table:table-cell office:value-type="float" office:value="386.07">
                <text:p>386.07</text:p>
                <draw:g>
                  <svg:desc>Sheet1.O6:Sheet1.O65</svg:desc>
                </draw:g>
              </table:table-cell>
              <table:table-cell office:value-type="float" office:value="311.7">
                <text:p>311.7</text:p>
                <draw:g>
                  <svg:desc>Sheet1.S6:Sheet1.S65</svg:desc>
                </draw:g>
              </table:table-cell>
              <table:table-cell office:value-type="float" office:value="306.88">
                <text:p>306.88</text:p>
                <draw:g>
                  <svg:desc>Sheet1.W6:Sheet1.W65</svg:desc>
                </draw:g>
              </table:table-cell>
              <table:table-cell office:value-type="float" office:value="339.29">
                <text:p>339.29</text:p>
                <draw:g>
                  <svg:desc>Sheet1.AA6:Sheet1.AA65</svg:desc>
                </draw:g>
              </table:table-cell>
              <table:table-cell office:value-type="float" office:value="333.69">
                <text:p>333.69</text:p>
                <draw:g>
                  <svg:desc>Sheet1.AE6:Sheet1.AE65</svg:desc>
                </draw:g>
              </table:table-cell>
              <table:table-cell office:value-type="float" office:value="252.92">
                <text:p>252.92</text:p>
                <draw:g>
                  <svg:desc>Sheet1.AI6:Sheet1.AI65</svg:desc>
                </draw:g>
              </table:table-cell>
              <table:table-cell office:value-type="float" office:value="231.53">
                <text:p>231.53</text:p>
                <draw:g>
                  <svg:desc>Sheet1.AM6:Sheet1.AM6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71.05">
                <text:p>1071.05</text:p>
              </table:table-cell>
              <table:table-cell office:value-type="float" office:value="860.63">
                <text:p>860.63</text:p>
              </table:table-cell>
              <table:table-cell office:value-type="float" office:value="401.21">
                <text:p>401.21</text:p>
              </table:table-cell>
              <table:table-cell office:value-type="float" office:value="318.21">
                <text:p>318.21</text:p>
              </table:table-cell>
              <table:table-cell office:value-type="float" office:value="312.41">
                <text:p>312.41</text:p>
              </table:table-cell>
              <table:table-cell office:value-type="float" office:value="295.22">
                <text:p>295.22</text:p>
              </table:table-cell>
              <table:table-cell office:value-type="float" office:value="338.81">
                <text:p>338.81</text:p>
              </table:table-cell>
              <table:table-cell office:value-type="float" office:value="335.41">
                <text:p>335.41</text:p>
              </table:table-cell>
              <table:table-cell office:value-type="float" office:value="189.81">
                <text:p>189.81</text:p>
              </table:table-cell>
              <table:table-cell office:value-type="float" office:value="224.2">
                <text:p>224.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96.59">
                <text:p>1096.59</text:p>
              </table:table-cell>
              <table:table-cell office:value-type="float" office:value="856.42">
                <text:p>856.42</text:p>
              </table:table-cell>
              <table:table-cell office:value-type="float" office:value="403.81">
                <text:p>403.81</text:p>
              </table:table-cell>
              <table:table-cell office:value-type="float" office:value="334.19">
                <text:p>334.19</text:p>
              </table:table-cell>
              <table:table-cell office:value-type="float" office:value="316.99">
                <text:p>316.99</text:p>
              </table:table-cell>
              <table:table-cell office:value-type="float" office:value="287.6">
                <text:p>287.6</text:p>
              </table:table-cell>
              <table:table-cell office:value-type="float" office:value="320.8">
                <text:p>320.8</text:p>
              </table:table-cell>
              <table:table-cell office:value-type="float" office:value="319.4">
                <text:p>319.4</text:p>
              </table:table-cell>
              <table:table-cell office:value-type="float" office:value="199.6">
                <text:p>199.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66.01">
                <text:p>1066.01</text:p>
              </table:table-cell>
              <table:table-cell office:value-type="float" office:value="900.19">
                <text:p>900.19</text:p>
              </table:table-cell>
              <table:table-cell office:value-type="float" office:value="310.39">
                <text:p>310.39</text:p>
              </table:table-cell>
              <table:table-cell office:value-type="float" office:value="291.2">
                <text:p>291.2</text:p>
              </table:table-cell>
              <table:table-cell office:value-type="float" office:value="286.01">
                <text:p>286.01</text:p>
              </table:table-cell>
              <table:table-cell office:value-type="float" office:value="290.2">
                <text:p>290.2</text:p>
              </table:table-cell>
              <table:table-cell office:value-type="float" office:value="340">
                <text:p>340</text:p>
              </table:table-cell>
              <table:table-cell office:value-type="float" office:value="302.8">
                <text:p>302.8</text:p>
              </table:table-cell>
              <table:table-cell office:value-type="float" office:value="224.6">
                <text:p>224.6</text:p>
              </table:table-cell>
              <table:table-cell office:value-type="float" office:value="201.8">
                <text:p>201.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85.39">
                <text:p>1085.39</text:p>
              </table:table-cell>
              <table:table-cell office:value-type="float" office:value="908.58">
                <text:p>908.58</text:p>
              </table:table-cell>
              <table:table-cell office:value-type="float" office:value="382.8">
                <text:p>382.8</text:p>
              </table:table-cell>
              <table:table-cell office:value-type="float" office:value="316.81">
                <text:p>316.81</text:p>
              </table:table-cell>
              <table:table-cell office:value-type="float" office:value="298.99">
                <text:p>298.99</text:p>
              </table:table-cell>
              <table:table-cell office:value-type="float" office:value="300">
                <text:p>300</text:p>
              </table:table-cell>
              <table:table-cell office:value-type="float" office:value="362.21">
                <text:p>362.21</text:p>
              </table:table-cell>
              <table:table-cell office:value-type="float" office:value="323.4">
                <text:p>323.4</text:p>
              </table:table-cell>
              <table:table-cell office:value-type="float" office:value="228.4">
                <text:p>228.4</text:p>
              </table:table-cell>
              <table:table-cell office:value-type="float" office:value="219.8">
                <text:p>219.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87.41">
                <text:p>1087.41</text:p>
              </table:table-cell>
              <table:table-cell office:value-type="float" office:value="890.23">
                <text:p>890.23</text:p>
              </table:table-cell>
              <table:table-cell office:value-type="float" office:value="368.01">
                <text:p>368.01</text:p>
              </table:table-cell>
              <table:table-cell office:value-type="float" office:value="347.4">
                <text:p>347.4</text:p>
              </table:table-cell>
              <table:table-cell office:value-type="float" office:value="287.6">
                <text:p>287.6</text:p>
              </table:table-cell>
              <table:table-cell office:value-type="float" office:value="291.4">
                <text:p>291.4</text:p>
              </table:table-cell>
              <table:table-cell office:value-type="float" office:value="355">
                <text:p>355</text:p>
              </table:table-cell>
              <table:table-cell office:value-type="float" office:value="299">
                <text:p>299</text:p>
              </table:table-cell>
              <table:table-cell office:value-type="float" office:value="213">
                <text:p>213</text:p>
              </table:table-cell>
              <table:table-cell office:value-type="float" office:value="212.6">
                <text:p>212.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88.8">
                <text:p>1088.8</text:p>
              </table:table-cell>
              <table:table-cell office:value-type="float" office:value="869.4">
                <text:p>869.4</text:p>
              </table:table-cell>
              <table:table-cell office:value-type="float" office:value="443.4">
                <text:p>443.4</text:p>
              </table:table-cell>
              <table:table-cell office:value-type="float" office:value="348.4">
                <text:p>348.4</text:p>
              </table:table-cell>
              <table:table-cell office:value-type="float" office:value="322.99">
                <text:p>322.99</text:p>
              </table:table-cell>
              <table:table-cell office:value-type="float" office:value="339.6">
                <text:p>339.6</text:p>
              </table:table-cell>
              <table:table-cell office:value-type="float" office:value="323.4">
                <text:p>323.4</text:p>
              </table:table-cell>
              <table:table-cell office:value-type="float" office:value="293.4">
                <text:p>293.4</text:p>
              </table:table-cell>
              <table:table-cell office:value-type="float" office:value="228">
                <text:p>22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2.6">
                <text:p>1092.6</text:p>
              </table:table-cell>
              <table:table-cell office:value-type="float" office:value="904">
                <text:p>904</text:p>
              </table:table-cell>
              <table:table-cell office:value-type="float" office:value="426.8">
                <text:p>426.8</text:p>
              </table:table-cell>
              <table:table-cell office:value-type="float" office:value="335.98">
                <text:p>335.98</text:p>
              </table:table-cell>
              <table:table-cell office:value-type="float" office:value="302.81">
                <text:p>302.81</text:p>
              </table:table-cell>
              <table:table-cell office:value-type="float" office:value="317.19">
                <text:p>317.19</text:p>
              </table:table-cell>
              <table:table-cell office:value-type="float" office:value="293.59">
                <text:p>293.59</text:p>
              </table:table-cell>
              <table:table-cell office:value-type="float" office:value="321.4">
                <text:p>321.4</text:p>
              </table:table-cell>
              <table:table-cell office:value-type="float" office:value="183.4">
                <text:p>183.4</text:p>
              </table:table-cell>
              <table:table-cell office:value-type="float" office:value="201.2">
                <text:p>201.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29.2">
                <text:p>1129.2</text:p>
              </table:table-cell>
              <table:table-cell office:value-type="float" office:value="902.58">
                <text:p>902.58</text:p>
              </table:table-cell>
              <table:table-cell office:value-type="float" office:value="458.8">
                <text:p>458.8</text:p>
              </table:table-cell>
              <table:table-cell office:value-type="float" office:value="333.22">
                <text:p>333.22</text:p>
              </table:table-cell>
              <table:table-cell office:value-type="float" office:value="332.6">
                <text:p>332.6</text:p>
              </table:table-cell>
              <table:table-cell office:value-type="float" office:value="303.41">
                <text:p>303.41</text:p>
              </table:table-cell>
              <table:table-cell office:value-type="float" office:value="245.81">
                <text:p>245.81</text:p>
              </table:table-cell>
              <table:table-cell office:value-type="float" office:value="319.6">
                <text:p>319.6</text:p>
              </table:table-cell>
              <table:table-cell office:value-type="float" office:value="233.41">
                <text:p>233.41</text:p>
              </table:table-cell>
              <table:table-cell office:value-type="float" office:value="217.2">
                <text:p>217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9.19">
                <text:p>1079.19</text:p>
              </table:table-cell>
              <table:table-cell office:value-type="float" office:value="951.41">
                <text:p>951.41</text:p>
              </table:table-cell>
              <table:table-cell office:value-type="float" office:value="425.58">
                <text:p>425.58</text:p>
              </table:table-cell>
              <table:table-cell office:value-type="float" office:value="364.6">
                <text:p>364.6</text:p>
              </table:table-cell>
              <table:table-cell office:value-type="float" office:value="340.2">
                <text:p>340.2</text:p>
              </table:table-cell>
              <table:table-cell office:value-type="float" office:value="303">
                <text:p>303</text:p>
              </table:table-cell>
              <table:table-cell office:value-type="float" office:value="250.4">
                <text:p>250.4</text:p>
              </table:table-cell>
              <table:table-cell office:value-type="float" office:value="302.8">
                <text:p>302.8</text:p>
              </table:table-cell>
              <table:table-cell office:value-type="float" office:value="236">
                <text:p>236</text:p>
              </table:table-cell>
              <table:table-cell office:value-type="float" office:value="209.6">
                <text:p>209.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150.81">
                <text:p>1150.81</text:p>
              </table:table-cell>
              <table:table-cell office:value-type="float" office:value="920.01">
                <text:p>920.01</text:p>
              </table:table-cell>
              <table:table-cell office:value-type="float" office:value="347.81">
                <text:p>347.81</text:p>
              </table:table-cell>
              <table:table-cell office:value-type="float" office:value="374.6">
                <text:p>374.6</text:p>
              </table:table-cell>
              <table:table-cell office:value-type="float" office:value="375.4">
                <text:p>375.4</text:p>
              </table:table-cell>
              <table:table-cell office:value-type="float" office:value="321.59">
                <text:p>321.59</text:p>
              </table:table-cell>
              <table:table-cell office:value-type="float" office:value="304.81">
                <text:p>304.81</text:p>
              </table:table-cell>
              <table:table-cell office:value-type="float" office:value="311.6">
                <text:p>311.6</text:p>
              </table:table-cell>
              <table:table-cell office:value-type="float" office:value="230.4">
                <text:p>230.4</text:p>
              </table:table-cell>
              <table:table-cell office:value-type="float" office:value="224.4">
                <text:p>224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99.8">
                <text:p>1099.8</text:p>
              </table:table-cell>
              <table:table-cell office:value-type="float" office:value="900.59">
                <text:p>900.59</text:p>
              </table:table-cell>
              <table:table-cell office:value-type="float" office:value="394.61">
                <text:p>394.61</text:p>
              </table:table-cell>
              <table:table-cell office:value-type="float" office:value="386.79">
                <text:p>386.79</text:p>
              </table:table-cell>
              <table:table-cell office:value-type="float" office:value="274.6">
                <text:p>274.6</text:p>
              </table:table-cell>
              <table:table-cell office:value-type="float" office:value="304">
                <text:p>304</text:p>
              </table:table-cell>
              <table:table-cell office:value-type="float" office:value="315.99">
                <text:p>315.99</text:p>
              </table:table-cell>
              <table:table-cell office:value-type="float" office:value="311">
                <text:p>311</text:p>
              </table:table-cell>
              <table:table-cell office:value-type="float" office:value="222">
                <text:p>222</text:p>
              </table:table-cell>
              <table:table-cell office:value-type="float" office:value="211.6">
                <text:p>211.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04.8">
                <text:p>1104.8</text:p>
              </table:table-cell>
              <table:table-cell office:value-type="float" office:value="868.42">
                <text:p>868.42</text:p>
              </table:table-cell>
              <table:table-cell office:value-type="float" office:value="412.8">
                <text:p>412.8</text:p>
              </table:table-cell>
              <table:table-cell office:value-type="float" office:value="377.6">
                <text:p>377.6</text:p>
              </table:table-cell>
              <table:table-cell office:value-type="float" office:value="292.8">
                <text:p>292.8</text:p>
              </table:table-cell>
              <table:table-cell office:value-type="float" office:value="329.6">
                <text:p>329.6</text:p>
              </table:table-cell>
              <table:table-cell office:value-type="float" office:value="290.81">
                <text:p>290.81</text:p>
              </table:table-cell>
              <table:table-cell office:value-type="float" office:value="298.6">
                <text:p>298.6</text:p>
              </table:table-cell>
              <table:table-cell office:value-type="float" office:value="222.38">
                <text:p>222.38</text:p>
              </table:table-cell>
              <table:table-cell office:value-type="float" office:value="203.8">
                <text:p>203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94.77">
                <text:p>1094.77</text:p>
              </table:table-cell>
              <table:table-cell office:value-type="float" office:value="971.2">
                <text:p>971.2</text:p>
              </table:table-cell>
              <table:table-cell office:value-type="float" office:value="388.2">
                <text:p>388.2</text:p>
              </table:table-cell>
              <table:table-cell office:value-type="float" office:value="361">
                <text:p>361</text:p>
              </table:table-cell>
              <table:table-cell office:value-type="float" office:value="326.8">
                <text:p>326.8</text:p>
              </table:table-cell>
              <table:table-cell office:value-type="float" office:value="326">
                <text:p>326</text:p>
              </table:table-cell>
              <table:table-cell office:value-type="float" office:value="313.6">
                <text:p>313.6</text:p>
              </table:table-cell>
              <table:table-cell office:value-type="float" office:value="313.2">
                <text:p>313.2</text:p>
              </table:table-cell>
              <table:table-cell office:value-type="float" office:value="218.21">
                <text:p>218.2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110.03">
                <text:p>1110.03</text:p>
              </table:table-cell>
              <table:table-cell office:value-type="float" office:value="896.99">
                <text:p>896.99</text:p>
              </table:table-cell>
              <table:table-cell office:value-type="float" office:value="379.6">
                <text:p>379.6</text:p>
              </table:table-cell>
              <table:table-cell office:value-type="float" office:value="379.81">
                <text:p>379.81</text:p>
              </table:table-cell>
              <table:table-cell office:value-type="float" office:value="326">
                <text:p>326</text:p>
              </table:table-cell>
              <table:table-cell office:value-type="float" office:value="322.61">
                <text:p>322.61</text:p>
              </table:table-cell>
              <table:table-cell office:value-type="float" office:value="293.39">
                <text:p>293.39</text:p>
              </table:table-cell>
              <table:table-cell office:value-type="float" office:value="308.2">
                <text:p>308.2</text:p>
              </table:table-cell>
              <table:table-cell office:value-type="float" office:value="244.6">
                <text:p>244.6</text:p>
              </table:table-cell>
              <table:table-cell office:value-type="float" office:value="208.2">
                <text:p>208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95.8">
                <text:p>1095.8</text:p>
              </table:table-cell>
              <table:table-cell office:value-type="float" office:value="906.58">
                <text:p>906.58</text:p>
              </table:table-cell>
              <table:table-cell office:value-type="float" office:value="336">
                <text:p>336</text:p>
              </table:table-cell>
              <table:table-cell office:value-type="float" office:value="355">
                <text:p>355</text:p>
              </table:table-cell>
              <table:table-cell office:value-type="float" office:value="336">
                <text:p>336</text:p>
              </table:table-cell>
              <table:table-cell office:value-type="float" office:value="350.4">
                <text:p>350.4</text:p>
              </table:table-cell>
              <table:table-cell office:value-type="float" office:value="319.81">
                <text:p>319.81</text:p>
              </table:table-cell>
              <table:table-cell office:value-type="float" office:value="258.8">
                <text:p>258.8</text:p>
              </table:table-cell>
              <table:table-cell office:value-type="float" office:value="238">
                <text:p>238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97">
                <text:p>1097</text:p>
              </table:table-cell>
              <table:table-cell office:value-type="float" office:value="910.01">
                <text:p>910.01</text:p>
              </table:table-cell>
              <table:table-cell office:value-type="float" office:value="378.36">
                <text:p>378.36</text:p>
              </table:table-cell>
              <table:table-cell office:value-type="float" office:value="359.4">
                <text:p>359.4</text:p>
              </table:table-cell>
              <table:table-cell office:value-type="float" office:value="367.4">
                <text:p>367.4</text:p>
              </table:table-cell>
              <table:table-cell office:value-type="float" office:value="327.4">
                <text:p>327.4</text:p>
              </table:table-cell>
              <table:table-cell office:value-type="float" office:value="303.39">
                <text:p>303.39</text:p>
              </table:table-cell>
              <table:table-cell office:value-type="float" office:value="312">
                <text:p>312</text:p>
              </table:table-cell>
              <table:table-cell office:value-type="float" office:value="233">
                <text:p>233</text:p>
              </table:table-cell>
              <table:table-cell office:value-type="float" office:value="201.6">
                <text:p>201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11.8">
                <text:p>1111.8</text:p>
              </table:table-cell>
              <table:table-cell office:value-type="float" office:value="934.81">
                <text:p>934.81</text:p>
              </table:table-cell>
              <table:table-cell office:value-type="float" office:value="377.84">
                <text:p>377.84</text:p>
              </table:table-cell>
              <table:table-cell office:value-type="float" office:value="375.8">
                <text:p>375.8</text:p>
              </table:table-cell>
              <table:table-cell office:value-type="float" office:value="328.4">
                <text:p>328.4</text:p>
              </table:table-cell>
              <table:table-cell office:value-type="float" office:value="274.8">
                <text:p>274.8</text:p>
              </table:table-cell>
              <table:table-cell office:value-type="float" office:value="318.41">
                <text:p>318.41</text:p>
              </table:table-cell>
              <table:table-cell office:value-type="float" office:value="280.99">
                <text:p>280.99</text:p>
              </table:table-cell>
              <table:table-cell office:value-type="float" office:value="226.6">
                <text:p>226.6</text:p>
              </table:table-cell>
              <table:table-cell office:value-type="float" office:value="213.39">
                <text:p>213.3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114.79">
                <text:p>1114.79</text:p>
              </table:table-cell>
              <table:table-cell office:value-type="float" office:value="930.4">
                <text:p>930.4</text:p>
              </table:table-cell>
              <table:table-cell office:value-type="float" office:value="394">
                <text:p>394</text:p>
              </table:table-cell>
              <table:table-cell office:value-type="float" office:value="350.8">
                <text:p>350.8</text:p>
              </table:table-cell>
              <table:table-cell office:value-type="float" office:value="365.99">
                <text:p>365.99</text:p>
              </table:table-cell>
              <table:table-cell office:value-type="float" office:value="334.8">
                <text:p>334.8</text:p>
              </table:table-cell>
              <table:table-cell office:value-type="float" office:value="322">
                <text:p>322</text:p>
              </table:table-cell>
              <table:table-cell office:value-type="float" office:value="289.61">
                <text:p>289.61</text:p>
              </table:table-cell>
              <table:table-cell office:value-type="float" office:value="241.2">
                <text:p>241.2</text:p>
              </table:table-cell>
              <table:table-cell office:value-type="float" office:value="215.81">
                <text:p>215.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78.6">
                <text:p>1078.6</text:p>
              </table:table-cell>
              <table:table-cell office:value-type="float" office:value="916.81">
                <text:p>916.81</text:p>
              </table:table-cell>
              <table:table-cell office:value-type="float" office:value="355.39">
                <text:p>355.39</text:p>
              </table:table-cell>
              <table:table-cell office:value-type="float" office:value="347.8">
                <text:p>347.8</text:p>
              </table:table-cell>
              <table:table-cell office:value-type="float" office:value="322.01">
                <text:p>322.01</text:p>
              </table:table-cell>
              <table:table-cell office:value-type="float" office:value="306.6">
                <text:p>306.6</text:p>
              </table:table-cell>
              <table:table-cell office:value-type="float" office:value="296.39">
                <text:p>296.39</text:p>
              </table:table-cell>
              <table:table-cell office:value-type="float" office:value="296.19">
                <text:p>296.19</text:p>
              </table:table-cell>
              <table:table-cell office:value-type="float" office:value="232">
                <text:p>23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90.33">
                <text:p>1090.33</text:p>
              </table:table-cell>
              <table:table-cell office:value-type="float" office:value="929.39">
                <text:p>929.39</text:p>
              </table:table-cell>
              <table:table-cell office:value-type="float" office:value="403.04">
                <text:p>403.04</text:p>
              </table:table-cell>
              <table:table-cell office:value-type="float" office:value="355.78">
                <text:p>355.78</text:p>
              </table:table-cell>
              <table:table-cell office:value-type="float" office:value="335.6">
                <text:p>335.6</text:p>
              </table:table-cell>
              <table:table-cell office:value-type="float" office:value="319.4">
                <text:p>319.4</text:p>
              </table:table-cell>
              <table:table-cell office:value-type="float" office:value="277.2">
                <text:p>277.2</text:p>
              </table:table-cell>
              <table:table-cell office:value-type="float" office:value="296.8">
                <text:p>296.8</text:p>
              </table:table-cell>
              <table:table-cell office:value-type="float" office:value="238">
                <text:p>238</text:p>
              </table:table-cell>
              <table:table-cell office:value-type="float" office:value="218.4">
                <text:p>218.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59.67">
                <text:p>1059.67</text:p>
              </table:table-cell>
              <table:table-cell office:value-type="float" office:value="949.4">
                <text:p>949.4</text:p>
              </table:table-cell>
              <table:table-cell office:value-type="float" office:value="385.55">
                <text:p>385.55</text:p>
              </table:table-cell>
              <table:table-cell office:value-type="float" office:value="383.02">
                <text:p>383.02</text:p>
              </table:table-cell>
              <table:table-cell office:value-type="float" office:value="312.39">
                <text:p>312.39</text:p>
              </table:table-cell>
              <table:table-cell office:value-type="float" office:value="322.6">
                <text:p>322.6</text:p>
              </table:table-cell>
              <table:table-cell office:value-type="float" office:value="327.8">
                <text:p>327.8</text:p>
              </table:table-cell>
              <table:table-cell office:value-type="float" office:value="292.42">
                <text:p>292.42</text:p>
              </table:table-cell>
              <table:table-cell office:value-type="float" office:value="241.6">
                <text:p>241.6</text:p>
              </table:table-cell>
              <table:table-cell office:value-type="float" office:value="217.01">
                <text:p>217.0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095.01">
                <text:p>1095.01</text:p>
              </table:table-cell>
              <table:table-cell office:value-type="float" office:value="896.8">
                <text:p>896.8</text:p>
              </table:table-cell>
              <table:table-cell office:value-type="float" office:value="384.8">
                <text:p>384.8</text:p>
              </table:table-cell>
              <table:table-cell office:value-type="float" office:value="366.4">
                <text:p>366.4</text:p>
              </table:table-cell>
              <table:table-cell office:value-type="float" office:value="344.01">
                <text:p>344.01</text:p>
              </table:table-cell>
              <table:table-cell office:value-type="float" office:value="311.8">
                <text:p>311.8</text:p>
              </table:table-cell>
              <table:table-cell office:value-type="float" office:value="331.8">
                <text:p>331.8</text:p>
              </table:table-cell>
              <table:table-cell office:value-type="float" office:value="299.2">
                <text:p>299.2</text:p>
              </table:table-cell>
              <table:table-cell office:value-type="float" office:value="240.39">
                <text:p>240.3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97">
                <text:p>1097</text:p>
              </table:table-cell>
              <table:table-cell office:value-type="float" office:value="925.79">
                <text:p>925.79</text:p>
              </table:table-cell>
              <table:table-cell office:value-type="float" office:value="361">
                <text:p>361</text:p>
              </table:table-cell>
              <table:table-cell office:value-type="float" office:value="375.2">
                <text:p>375.2</text:p>
              </table:table-cell>
              <table:table-cell office:value-type="float" office:value="277.6">
                <text:p>277.6</text:p>
              </table:table-cell>
              <table:table-cell office:value-type="float" office:value="299.99">
                <text:p>299.99</text:p>
              </table:table-cell>
              <table:table-cell office:value-type="float" office:value="342.21">
                <text:p>342.21</text:p>
              </table:table-cell>
              <table:table-cell office:value-type="float" office:value="287.6">
                <text:p>287.6</text:p>
              </table:table-cell>
              <table:table-cell office:value-type="float" office:value="223.6">
                <text:p>223.6</text:p>
              </table:table-cell>
              <table:table-cell office:value-type="float" office:value="219.4">
                <text:p>219.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053.59">
                <text:p>1053.59</text:p>
              </table:table-cell>
              <table:table-cell office:value-type="float" office:value="916.21">
                <text:p>916.21</text:p>
              </table:table-cell>
              <table:table-cell office:value-type="float" office:value="429.2">
                <text:p>429.2</text:p>
              </table:table-cell>
              <table:table-cell office:value-type="float" office:value="331">
                <text:p>331</text:p>
              </table:table-cell>
              <table:table-cell office:value-type="float" office:value="356.8">
                <text:p>356.8</text:p>
              </table:table-cell>
              <table:table-cell office:value-type="float" office:value="312.81">
                <text:p>312.81</text:p>
              </table:table-cell>
              <table:table-cell office:value-type="float" office:value="304.99">
                <text:p>304.99</text:p>
              </table:table-cell>
              <table:table-cell office:value-type="float" office:value="296.2">
                <text:p>296.2</text:p>
              </table:table-cell>
              <table:table-cell office:value-type="float" office:value="233.2">
                <text:p>233.2</text:p>
              </table:table-cell>
              <table:table-cell office:value-type="float" office:value="192.4">
                <text:p>192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08.01">
                <text:p>1108.01</text:p>
              </table:table-cell>
              <table:table-cell office:value-type="float" office:value="881.99">
                <text:p>881.99</text:p>
              </table:table-cell>
              <table:table-cell office:value-type="float" office:value="411.6">
                <text:p>411.6</text:p>
              </table:table-cell>
              <table:table-cell office:value-type="float" office:value="339.2">
                <text:p>339.2</text:p>
              </table:table-cell>
              <table:table-cell office:value-type="float" office:value="354.2">
                <text:p>354.2</text:p>
              </table:table-cell>
              <table:table-cell office:value-type="float" office:value="299.59">
                <text:p>299.59</text:p>
              </table:table-cell>
              <table:table-cell office:value-type="float" office:value="335.8">
                <text:p>335.8</text:p>
              </table:table-cell>
              <table:table-cell office:value-type="float" office:value="316.8">
                <text:p>316.8</text:p>
              </table:table-cell>
              <table:table-cell office:value-type="float" office:value="215">
                <text:p>215</text:p>
              </table:table-cell>
              <table:table-cell office:value-type="float" office:value="211.2">
                <text:p>211.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081.2">
                <text:p>1081.2</text:p>
              </table:table-cell>
              <table:table-cell office:value-type="float" office:value="946.41">
                <text:p>946.41</text:p>
              </table:table-cell>
              <table:table-cell office:value-type="float" office:value="423.2">
                <text:p>423.2</text:p>
              </table:table-cell>
              <table:table-cell office:value-type="float" office:value="345.4">
                <text:p>345.4</text:p>
              </table:table-cell>
              <table:table-cell office:value-type="float" office:value="371.2">
                <text:p>371.2</text:p>
              </table:table-cell>
              <table:table-cell office:value-type="float" office:value="305.21">
                <text:p>305.21</text:p>
              </table:table-cell>
              <table:table-cell office:value-type="float" office:value="323.2">
                <text:p>323.2</text:p>
              </table:table-cell>
              <table:table-cell office:value-type="float" office:value="269.39">
                <text:p>269.39</text:p>
              </table:table-cell>
              <table:table-cell office:value-type="float" office:value="234.8">
                <text:p>234.8</text:p>
              </table:table-cell>
              <table:table-cell office:value-type="float" office:value="221.6">
                <text:p>221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73.39">
                <text:p>1073.39</text:p>
              </table:table-cell>
              <table:table-cell office:value-type="float" office:value="943.81">
                <text:p>943.81</text:p>
              </table:table-cell>
              <table:table-cell office:value-type="float" office:value="396.18">
                <text:p>396.18</text:p>
              </table:table-cell>
              <table:table-cell office:value-type="float" office:value="331.2">
                <text:p>331.2</text:p>
              </table:table-cell>
              <table:table-cell office:value-type="float" office:value="347">
                <text:p>347</text:p>
              </table:table-cell>
              <table:table-cell office:value-type="float" office:value="327.2">
                <text:p>327.2</text:p>
              </table:table-cell>
              <table:table-cell office:value-type="float" office:value="329.2">
                <text:p>329.2</text:p>
              </table:table-cell>
              <table:table-cell office:value-type="float" office:value="282.41">
                <text:p>282.41</text:p>
              </table:table-cell>
              <table:table-cell office:value-type="float" office:value="233">
                <text:p>233</text:p>
              </table:table-cell>
              <table:table-cell office:value-type="float" office:value="217.4">
                <text:p>217.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084.4">
                <text:p>1084.4</text:p>
              </table:table-cell>
              <table:table-cell office:value-type="float" office:value="938.59">
                <text:p>938.59</text:p>
              </table:table-cell>
              <table:table-cell office:value-type="float" office:value="400.22">
                <text:p>400.22</text:p>
              </table:table-cell>
              <table:table-cell office:value-type="float" office:value="344">
                <text:p>344</text:p>
              </table:table-cell>
              <table:table-cell office:value-type="float" office:value="361.99">
                <text:p>361.99</text:p>
              </table:table-cell>
              <table:table-cell office:value-type="float" office:value="247.4">
                <text:p>247.4</text:p>
              </table:table-cell>
              <table:table-cell office:value-type="float" office:value="338">
                <text:p>338</text:p>
              </table:table-cell>
              <table:table-cell office:value-type="float" office:value="315.6">
                <text:p>315.6</text:p>
              </table:table-cell>
              <table:table-cell office:value-type="float" office:value="243.2">
                <text:p>243.2</text:p>
              </table:table-cell>
              <table:table-cell office:value-type="float" office:value="221.6">
                <text:p>221.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70.81">
                <text:p>1070.81</text:p>
              </table:table-cell>
              <table:table-cell office:value-type="float" office:value="934.81">
                <text:p>934.81</text:p>
              </table:table-cell>
              <table:table-cell office:value-type="float" office:value="391">
                <text:p>391</text:p>
              </table:table-cell>
              <table:table-cell office:value-type="float" office:value="374.8">
                <text:p>374.8</text:p>
              </table:table-cell>
              <table:table-cell office:value-type="float" office:value="334.01">
                <text:p>334.01</text:p>
              </table:table-cell>
              <table:table-cell office:value-type="float" office:value="311.2">
                <text:p>311.2</text:p>
              </table:table-cell>
              <table:table-cell office:value-type="float" office:value="341.6">
                <text:p>341.6</text:p>
              </table:table-cell>
              <table:table-cell office:value-type="float" office:value="305.4">
                <text:p>305.4</text:p>
              </table:table-cell>
              <table:table-cell office:value-type="float" office:value="234.99">
                <text:p>234.99</text:p>
              </table:table-cell>
              <table:table-cell office:value-type="float" office:value="226.6">
                <text:p>226.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086.79">
                <text:p>1086.79</text:p>
              </table:table-cell>
              <table:table-cell office:value-type="float" office:value="942">
                <text:p>942</text:p>
              </table:table-cell>
              <table:table-cell office:value-type="float" office:value="418.8">
                <text:p>418.8</text:p>
              </table:table-cell>
              <table:table-cell office:value-type="float" office:value="349.79">
                <text:p>349.79</text:p>
              </table:table-cell>
              <table:table-cell office:value-type="float" office:value="344.8">
                <text:p>344.8</text:p>
              </table:table-cell>
              <table:table-cell office:value-type="float" office:value="324.79">
                <text:p>324.79</text:p>
              </table:table-cell>
              <table:table-cell office:value-type="float" office:value="323.2">
                <text:p>323.2</text:p>
              </table:table-cell>
              <table:table-cell office:value-type="float" office:value="283">
                <text:p>283</text:p>
              </table:table-cell>
              <table:table-cell office:value-type="float" office:value="240.01">
                <text:p>240.0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65.81">
                <text:p>1065.81</text:p>
              </table:table-cell>
              <table:table-cell office:value-type="float" office:value="968.8">
                <text:p>968.8</text:p>
              </table:table-cell>
              <table:table-cell office:value-type="float" office:value="406.01">
                <text:p>406.01</text:p>
              </table:table-cell>
              <table:table-cell office:value-type="float" office:value="339.01">
                <text:p>339.01</text:p>
              </table:table-cell>
              <table:table-cell office:value-type="float" office:value="330.8">
                <text:p>330.8</text:p>
              </table:table-cell>
              <table:table-cell office:value-type="float" office:value="291.4">
                <text:p>291.4</text:p>
              </table:table-cell>
              <table:table-cell office:value-type="float" office:value="314.2">
                <text:p>314.2</text:p>
              </table:table-cell>
              <table:table-cell office:value-type="float" office:value="306.79">
                <text:p>306.79</text:p>
              </table:table-cell>
              <table:table-cell office:value-type="float" office:value="230.4">
                <text:p>230.4</text:p>
              </table:table-cell>
              <table:table-cell office:value-type="float" office:value="229.6">
                <text:p>229.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082.6">
                <text:p>1082.6</text:p>
              </table:table-cell>
              <table:table-cell office:value-type="float" office:value="970.59">
                <text:p>970.59</text:p>
              </table:table-cell>
              <table:table-cell office:value-type="float" office:value="405">
                <text:p>405</text:p>
              </table:table-cell>
              <table:table-cell office:value-type="float" office:value="375.98">
                <text:p>375.98</text:p>
              </table:table-cell>
              <table:table-cell office:value-type="float" office:value="366">
                <text:p>366</text:p>
              </table:table-cell>
              <table:table-cell office:value-type="float" office:value="300">
                <text:p>300</text:p>
              </table:table-cell>
              <table:table-cell office:value-type="float" office:value="304.8">
                <text:p>304.8</text:p>
              </table:table-cell>
              <table:table-cell office:value-type="float" office:value="287.21">
                <text:p>287.21</text:p>
              </table:table-cell>
              <table:table-cell office:value-type="float" office:value="234.8">
                <text:p>234.8</text:p>
              </table:table-cell>
              <table:table-cell office:value-type="float" office:value="235.2">
                <text:p>235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72.39">
                <text:p>1072.39</text:p>
              </table:table-cell>
              <table:table-cell office:value-type="float" office:value="954.4">
                <text:p>954.4</text:p>
              </table:table-cell>
              <table:table-cell office:value-type="float" office:value="398.4">
                <text:p>398.4</text:p>
              </table:table-cell>
              <table:table-cell office:value-type="float" office:value="342.62">
                <text:p>342.62</text:p>
              </table:table-cell>
              <table:table-cell office:value-type="float" office:value="306.8">
                <text:p>306.8</text:p>
              </table:table-cell>
              <table:table-cell office:value-type="float" office:value="315.79">
                <text:p>315.79</text:p>
              </table:table-cell>
              <table:table-cell office:value-type="float" office:value="344.99">
                <text:p>344.99</text:p>
              </table:table-cell>
              <table:table-cell office:value-type="float" office:value="292.2">
                <text:p>292.2</text:p>
              </table:table-cell>
              <table:table-cell office:value-type="float" office:value="235.81">
                <text:p>235.81</text:p>
              </table:table-cell>
              <table:table-cell office:value-type="float" office:value="235.8">
                <text:p>235.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169.62">
                <text:p>1169.62</text:p>
              </table:table-cell>
              <table:table-cell office:value-type="float" office:value="955.8">
                <text:p>955.8</text:p>
              </table:table-cell>
              <table:table-cell office:value-type="float" office:value="396">
                <text:p>396</text:p>
              </table:table-cell>
              <table:table-cell office:value-type="float" office:value="342.59">
                <text:p>342.59</text:p>
              </table:table-cell>
              <table:table-cell office:value-type="float" office:value="341.2">
                <text:p>341.2</text:p>
              </table:table-cell>
              <table:table-cell office:value-type="float" office:value="324.01">
                <text:p>324.01</text:p>
              </table:table-cell>
              <table:table-cell office:value-type="float" office:value="332.61">
                <text:p>332.61</text:p>
              </table:table-cell>
              <table:table-cell office:value-type="float" office:value="313.8">
                <text:p>313.8</text:p>
              </table:table-cell>
              <table:table-cell office:value-type="float" office:value="240">
                <text:p>240</text:p>
              </table:table-cell>
              <table:table-cell office:value-type="float" office:value="229.4">
                <text:p>229.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62">
                <text:p>1162</text:p>
              </table:table-cell>
              <table:table-cell office:value-type="float" office:value="962.61">
                <text:p>962.61</text:p>
              </table:table-cell>
              <table:table-cell office:value-type="float" office:value="365.8">
                <text:p>365.8</text:p>
              </table:table-cell>
              <table:table-cell office:value-type="float" office:value="379.8">
                <text:p>379.8</text:p>
              </table:table-cell>
              <table:table-cell office:value-type="float" office:value="245.6">
                <text:p>245.6</text:p>
              </table:table-cell>
              <table:table-cell office:value-type="float" office:value="321.8">
                <text:p>321.8</text:p>
              </table:table-cell>
              <table:table-cell office:value-type="float" office:value="338.6">
                <text:p>338.6</text:p>
              </table:table-cell>
              <table:table-cell office:value-type="float" office:value="302.58">
                <text:p>302.58</text:p>
              </table:table-cell>
              <table:table-cell office:value-type="float" office:value="230.4">
                <text:p>230.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103.2">
                <text:p>1103.2</text:p>
              </table:table-cell>
              <table:table-cell office:value-type="float" office:value="950.6">
                <text:p>950.6</text:p>
              </table:table-cell>
              <table:table-cell office:value-type="float" office:value="420">
                <text:p>420</text:p>
              </table:table-cell>
              <table:table-cell office:value-type="float" office:value="371.2">
                <text:p>371.2</text:p>
              </table:table-cell>
              <table:table-cell office:value-type="float" office:value="326.8">
                <text:p>326.8</text:p>
              </table:table-cell>
              <table:table-cell office:value-type="float" office:value="341.8">
                <text:p>341.8</text:p>
              </table:table-cell>
              <table:table-cell office:value-type="float" office:value="329.8">
                <text:p>329.8</text:p>
              </table:table-cell>
              <table:table-cell office:value-type="float" office:value="290.81">
                <text:p>290.81</text:p>
              </table:table-cell>
              <table:table-cell office:value-type="float" office:value="231.38">
                <text:p>231.38</text:p>
              </table:table-cell>
              <table:table-cell office:value-type="float" office:value="241.4">
                <text:p>241.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16.2">
                <text:p>1116.2</text:p>
              </table:table-cell>
              <table:table-cell office:value-type="float" office:value="1012.8">
                <text:p>1012.8</text:p>
              </table:table-cell>
              <table:table-cell office:value-type="float" office:value="406.39">
                <text:p>406.39</text:p>
              </table:table-cell>
              <table:table-cell office:value-type="float" office:value="360.2">
                <text:p>360.2</text:p>
              </table:table-cell>
              <table:table-cell office:value-type="float" office:value="330.2">
                <text:p>330.2</text:p>
              </table:table-cell>
              <table:table-cell office:value-type="float" office:value="340.4">
                <text:p>340.4</text:p>
              </table:table-cell>
              <table:table-cell office:value-type="float" office:value="338.6">
                <text:p>338.6</text:p>
              </table:table-cell>
              <table:table-cell office:value-type="float" office:value="303.21">
                <text:p>303.21</text:p>
              </table:table-cell>
              <table:table-cell office:value-type="float" office:value="196.81">
                <text:p>196.81</text:p>
              </table:table-cell>
              <table:table-cell office:value-type="float" office:value="228.2">
                <text:p>228.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122.57">
                <text:p>1122.57</text:p>
              </table:table-cell>
              <table:table-cell office:value-type="float" office:value="950.2">
                <text:p>950.2</text:p>
              </table:table-cell>
              <table:table-cell office:value-type="float" office:value="402">
                <text:p>402</text:p>
              </table:table-cell>
              <table:table-cell office:value-type="float" office:value="395.19">
                <text:p>395.19</text:p>
              </table:table-cell>
              <table:table-cell office:value-type="float" office:value="326.2">
                <text:p>326.2</text:p>
              </table:table-cell>
              <table:table-cell office:value-type="float" office:value="330.4">
                <text:p>330.4</text:p>
              </table:table-cell>
              <table:table-cell office:value-type="float" office:value="334.8">
                <text:p>334.8</text:p>
              </table:table-cell>
              <table:table-cell office:value-type="float" office:value="293.2">
                <text:p>293.2</text:p>
              </table:table-cell>
              <table:table-cell office:value-type="float" office:value="241.6">
                <text:p>241.6</text:p>
              </table:table-cell>
              <table:table-cell office:value-type="float" office:value="235.4">
                <text:p>235.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11.99">
                <text:p>1111.99</text:p>
              </table:table-cell>
              <table:table-cell office:value-type="float" office:value="944.38">
                <text:p>944.38</text:p>
              </table:table-cell>
              <table:table-cell office:value-type="float" office:value="373.61">
                <text:p>373.61</text:p>
              </table:table-cell>
              <table:table-cell office:value-type="float" office:value="349.81">
                <text:p>349.81</text:p>
              </table:table-cell>
              <table:table-cell office:value-type="float" office:value="246">
                <text:p>246</text:p>
              </table:table-cell>
              <table:table-cell office:value-type="float" office:value="343.6">
                <text:p>343.6</text:p>
              </table:table-cell>
              <table:table-cell office:value-type="float" office:value="353.4">
                <text:p>353.4</text:p>
              </table:table-cell>
              <table:table-cell office:value-type="float" office:value="291.8">
                <text:p>291.8</text:p>
              </table:table-cell>
              <table:table-cell office:value-type="float" office:value="230.8">
                <text:p>230.8</text:p>
              </table:table-cell>
              <table:table-cell office:value-type="float" office:value="228.4">
                <text:p>228.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100.83">
                <text:p>1100.83</text:p>
              </table:table-cell>
              <table:table-cell office:value-type="float" office:value="964.22">
                <text:p>964.22</text:p>
              </table:table-cell>
              <table:table-cell office:value-type="float" office:value="421.99">
                <text:p>421.99</text:p>
              </table:table-cell>
              <table:table-cell office:value-type="float" office:value="359.6">
                <text:p>359.6</text:p>
              </table:table-cell>
              <table:table-cell office:value-type="float" office:value="302.8">
                <text:p>302.8</text:p>
              </table:table-cell>
              <table:table-cell office:value-type="float" office:value="344.8">
                <text:p>344.8</text:p>
              </table:table-cell>
              <table:table-cell office:value-type="float" office:value="350.8">
                <text:p>350.8</text:p>
              </table:table-cell>
              <table:table-cell office:value-type="float" office:value="322.2">
                <text:p>322.2</text:p>
              </table:table-cell>
              <table:table-cell office:value-type="float" office:value="240.2">
                <text:p>240.2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91.6">
                <text:p>1091.6</text:p>
              </table:table-cell>
              <table:table-cell office:value-type="float" office:value="948">
                <text:p>948</text:p>
              </table:table-cell>
              <table:table-cell office:value-type="float" office:value="389.4">
                <text:p>389.4</text:p>
              </table:table-cell>
              <table:table-cell office:value-type="float" office:value="365.8">
                <text:p>365.8</text:p>
              </table:table-cell>
              <table:table-cell office:value-type="float" office:value="308.4">
                <text:p>308.4</text:p>
              </table:table-cell>
              <table:table-cell office:value-type="float" office:value="331.6">
                <text:p>331.6</text:p>
              </table:table-cell>
              <table:table-cell office:value-type="float" office:value="352.19">
                <text:p>352.19</text:p>
              </table:table-cell>
              <table:table-cell office:value-type="float" office:value="280.99">
                <text:p>280.99</text:p>
              </table:table-cell>
              <table:table-cell office:value-type="float" office:value="234.99">
                <text:p>234.99</text:p>
              </table:table-cell>
              <table:table-cell office:value-type="float" office:value="228.6">
                <text:p>228.6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134">
                <text:p>1134</text:p>
              </table:table-cell>
              <table:table-cell office:value-type="float" office:value="951.81">
                <text:p>951.81</text:p>
              </table:table-cell>
              <table:table-cell office:value-type="float" office:value="408.59">
                <text:p>408.59</text:p>
              </table:table-cell>
              <table:table-cell office:value-type="float" office:value="376.6">
                <text:p>376.6</text:p>
              </table:table-cell>
              <table:table-cell office:value-type="float" office:value="345.6">
                <text:p>345.6</text:p>
              </table:table-cell>
              <table:table-cell office:value-type="float" office:value="347.4">
                <text:p>347.4</text:p>
              </table:table-cell>
              <table:table-cell office:value-type="float" office:value="328.01">
                <text:p>328.01</text:p>
              </table:table-cell>
              <table:table-cell office:value-type="float" office:value="248.4">
                <text:p>248.4</text:p>
              </table:table-cell>
              <table:table-cell office:value-type="float" office:value="240.6">
                <text:p>240.6</text:p>
              </table:table-cell>
              <table:table-cell office:value-type="float" office:value="235.8">
                <text:p>235.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72.41">
                <text:p>1072.41</text:p>
              </table:table-cell>
              <table:table-cell office:value-type="float" office:value="988.59">
                <text:p>988.59</text:p>
              </table:table-cell>
              <table:table-cell office:value-type="float" office:value="399.2">
                <text:p>399.2</text:p>
              </table:table-cell>
              <table:table-cell office:value-type="float" office:value="374.6">
                <text:p>374.6</text:p>
              </table:table-cell>
              <table:table-cell office:value-type="float" office:value="336.79">
                <text:p>336.79</text:p>
              </table:table-cell>
              <table:table-cell office:value-type="float" office:value="303.59">
                <text:p>303.59</text:p>
              </table:table-cell>
              <table:table-cell office:value-type="float" office:value="320.6">
                <text:p>320.6</text:p>
              </table:table-cell>
              <table:table-cell office:value-type="float" office:value="305.2">
                <text:p>305.2</text:p>
              </table:table-cell>
              <table:table-cell office:value-type="float" office:value="235">
                <text:p>235</text:p>
              </table:table-cell>
              <table:table-cell office:value-type="float" office:value="226.8">
                <text:p>226.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071.2">
                <text:p>1071.2</text:p>
              </table:table-cell>
              <table:table-cell office:value-type="float" office:value="973.6">
                <text:p>973.6</text:p>
              </table:table-cell>
              <table:table-cell office:value-type="float" office:value="442.79">
                <text:p>442.79</text:p>
              </table:table-cell>
              <table:table-cell office:value-type="float" office:value="374">
                <text:p>374</text:p>
              </table:table-cell>
              <table:table-cell office:value-type="float" office:value="341">
                <text:p>341</text:p>
              </table:table-cell>
              <table:table-cell office:value-type="float" office:value="289.8">
                <text:p>289.8</text:p>
              </table:table-cell>
              <table:table-cell office:value-type="float" office:value="327">
                <text:p>327</text:p>
              </table:table-cell>
              <table:table-cell office:value-type="float" office:value="303.01">
                <text:p>303.01</text:p>
              </table:table-cell>
              <table:table-cell office:value-type="float" office:value="243.4">
                <text:p>243.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14.77">
                <text:p>1114.77</text:p>
              </table:table-cell>
              <table:table-cell office:value-type="float" office:value="960.61">
                <text:p>960.61</text:p>
              </table:table-cell>
              <table:table-cell office:value-type="float" office:value="399.02">
                <text:p>399.02</text:p>
              </table:table-cell>
              <table:table-cell office:value-type="float" office:value="372.99">
                <text:p>372.99</text:p>
              </table:table-cell>
              <table:table-cell office:value-type="float" office:value="298.58">
                <text:p>298.58</text:p>
              </table:table-cell>
              <table:table-cell office:value-type="float" office:value="368.8">
                <text:p>368.8</text:p>
              </table:table-cell>
              <table:table-cell office:value-type="float" office:value="350.59">
                <text:p>350.59</text:p>
              </table:table-cell>
              <table:table-cell office:value-type="float" office:value="292.39">
                <text:p>292.39</text:p>
              </table:table-cell>
              <table:table-cell office:value-type="float" office:value="205.8">
                <text:p>205.8</text:p>
              </table:table-cell>
              <table:table-cell office:value-type="float" office:value="215.8">
                <text:p>215.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135.44">
                <text:p>1135.44</text:p>
              </table:table-cell>
              <table:table-cell office:value-type="float" office:value="982.4">
                <text:p>982.4</text:p>
              </table:table-cell>
              <table:table-cell office:value-type="float" office:value="395.19">
                <text:p>395.19</text:p>
              </table:table-cell>
              <table:table-cell office:value-type="float" office:value="352.8">
                <text:p>352.8</text:p>
              </table:table-cell>
              <table:table-cell office:value-type="float" office:value="335.63">
                <text:p>335.63</text:p>
              </table:table-cell>
              <table:table-cell office:value-type="float" office:value="338.01">
                <text:p>338.01</text:p>
              </table:table-cell>
              <table:table-cell office:value-type="float" office:value="343.61">
                <text:p>343.61</text:p>
              </table:table-cell>
              <table:table-cell office:value-type="float" office:value="306.01">
                <text:p>306.01</text:p>
              </table:table-cell>
              <table:table-cell office:value-type="float" office:value="235">
                <text:p>235</text:p>
              </table:table-cell>
              <table:table-cell office:value-type="float" office:value="234.8">
                <text:p>234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08.19">
                <text:p>1108.19</text:p>
              </table:table-cell>
              <table:table-cell office:value-type="float" office:value="978.79">
                <text:p>978.79</text:p>
              </table:table-cell>
              <table:table-cell office:value-type="float" office:value="376.19">
                <text:p>376.19</text:p>
              </table:table-cell>
              <table:table-cell office:value-type="float" office:value="381">
                <text:p>381</text:p>
              </table:table-cell>
              <table:table-cell office:value-type="float" office:value="247.8">
                <text:p>247.8</text:p>
              </table:table-cell>
              <table:table-cell office:value-type="float" office:value="323.4">
                <text:p>323.4</text:p>
              </table:table-cell>
              <table:table-cell office:value-type="float" office:value="359.4">
                <text:p>359.4</text:p>
              </table:table-cell>
              <table:table-cell office:value-type="float" office:value="305.79">
                <text:p>305.79</text:p>
              </table:table-cell>
              <table:table-cell office:value-type="float" office:value="235.6">
                <text:p>235.6</text:p>
              </table:table-cell>
              <table:table-cell office:value-type="float" office:value="225.6">
                <text:p>225.6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138.6">
                <text:p>1138.6</text:p>
              </table:table-cell>
              <table:table-cell office:value-type="float" office:value="967.61">
                <text:p>967.61</text:p>
              </table:table-cell>
              <table:table-cell office:value-type="float" office:value="371.35">
                <text:p>371.35</text:p>
              </table:table-cell>
              <table:table-cell office:value-type="float" office:value="357.2">
                <text:p>357.2</text:p>
              </table:table-cell>
              <table:table-cell office:value-type="float" office:value="328.8">
                <text:p>328.8</text:p>
              </table:table-cell>
              <table:table-cell office:value-type="float" office:value="349.2">
                <text:p>349.2</text:p>
              </table:table-cell>
              <table:table-cell office:value-type="float" office:value="338.4">
                <text:p>338.4</text:p>
              </table:table-cell>
              <table:table-cell office:value-type="float" office:value="295.81">
                <text:p>295.81</text:p>
              </table:table-cell>
              <table:table-cell office:value-type="float" office:value="206.8">
                <text:p>206.8</text:p>
              </table:table-cell>
              <table:table-cell office:value-type="float" office:value="226.8">
                <text:p>226.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24">
                <text:p>1124</text:p>
              </table:table-cell>
              <table:table-cell office:value-type="float" office:value="927.6">
                <text:p>927.6</text:p>
              </table:table-cell>
              <table:table-cell office:value-type="float" office:value="376.68">
                <text:p>376.68</text:p>
              </table:table-cell>
              <table:table-cell office:value-type="float" office:value="348.8">
                <text:p>348.8</text:p>
              </table:table-cell>
              <table:table-cell office:value-type="float" office:value="333">
                <text:p>333</text:p>
              </table:table-cell>
              <table:table-cell office:value-type="float" office:value="342.19">
                <text:p>342.19</text:p>
              </table:table-cell>
              <table:table-cell office:value-type="float" office:value="363.01">
                <text:p>363.01</text:p>
              </table:table-cell>
              <table:table-cell office:value-type="float" office:value="303">
                <text:p>303</text:p>
              </table:table-cell>
              <table:table-cell office:value-type="float" office:value="206.2">
                <text:p>206.2</text:p>
              </table:table-cell>
              <table:table-cell office:value-type="float" office:value="229.8">
                <text:p>229.8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105">
                <text:p>1105</text:p>
              </table:table-cell>
              <table:table-cell office:value-type="float" office:value="960.8">
                <text:p>960.8</text:p>
              </table:table-cell>
              <table:table-cell office:value-type="float" office:value="417.6">
                <text:p>417.6</text:p>
              </table:table-cell>
              <table:table-cell office:value-type="float" office:value="387.4">
                <text:p>387.4</text:p>
              </table:table-cell>
              <table:table-cell office:value-type="float" office:value="325.2">
                <text:p>325.2</text:p>
              </table:table-cell>
              <table:table-cell office:value-type="float" office:value="337.42">
                <text:p>337.42</text:p>
              </table:table-cell>
              <table:table-cell office:value-type="float" office:value="351.2">
                <text:p>351.2</text:p>
              </table:table-cell>
              <table:table-cell office:value-type="float" office:value="309.6">
                <text:p>309.6</text:p>
              </table:table-cell>
              <table:table-cell office:value-type="float" office:value="237.2">
                <text:p>237.2</text:p>
              </table:table-cell>
              <table:table-cell office:value-type="float" office:value="235.2">
                <text:p>235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88.4">
                <text:p>1088.4</text:p>
              </table:table-cell>
              <table:table-cell office:value-type="float" office:value="928.59">
                <text:p>928.59</text:p>
              </table:table-cell>
              <table:table-cell office:value-type="float" office:value="391.6">
                <text:p>391.6</text:p>
              </table:table-cell>
              <table:table-cell office:value-type="float" office:value="345.6">
                <text:p>345.6</text:p>
              </table:table-cell>
              <table:table-cell office:value-type="float" office:value="309">
                <text:p>309</text:p>
              </table:table-cell>
              <table:table-cell office:value-type="float" office:value="357">
                <text:p>357</text:p>
              </table:table-cell>
              <table:table-cell office:value-type="float" office:value="370.6">
                <text:p>370.6</text:p>
              </table:table-cell>
              <table:table-cell office:value-type="float" office:value="305">
                <text:p>305</text:p>
              </table:table-cell>
              <table:table-cell office:value-type="float" office:value="226.6">
                <text:p>226.6</text:p>
              </table:table-cell>
              <table:table-cell office:value-type="float" office:value="218.6">
                <text:p>218.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097">
                <text:p>1097</text:p>
              </table:table-cell>
              <table:table-cell office:value-type="float" office:value="969.41">
                <text:p>969.41</text:p>
              </table:table-cell>
              <table:table-cell office:value-type="float" office:value="407.8">
                <text:p>407.8</text:p>
              </table:table-cell>
              <table:table-cell office:value-type="float" office:value="297.6">
                <text:p>297.6</text:p>
              </table:table-cell>
              <table:table-cell office:value-type="float" office:value="348.6">
                <text:p>348.6</text:p>
              </table:table-cell>
              <table:table-cell office:value-type="float" office:value="349">
                <text:p>349</text:p>
              </table:table-cell>
              <table:table-cell office:value-type="float" office:value="335.8">
                <text:p>335.8</text:p>
              </table:table-cell>
              <table:table-cell office:value-type="float" office:value="308.2">
                <text:p>308.2</text:p>
              </table:table-cell>
              <table:table-cell office:value-type="float" office:value="216.6">
                <text:p>216.6</text:p>
              </table:table-cell>
              <table:table-cell office:value-type="float" office:value="232.8">
                <text:p>232.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95.6">
                <text:p>1095.6</text:p>
              </table:table-cell>
              <table:table-cell office:value-type="float" office:value="1006.6">
                <text:p>1006.6</text:p>
              </table:table-cell>
              <table:table-cell office:value-type="float" office:value="398.38">
                <text:p>398.38</text:p>
              </table:table-cell>
              <table:table-cell office:value-type="float" office:value="368">
                <text:p>368</text:p>
              </table:table-cell>
              <table:table-cell office:value-type="float" office:value="319.99">
                <text:p>319.99</text:p>
              </table:table-cell>
              <table:table-cell office:value-type="float" office:value="327.8">
                <text:p>327.8</text:p>
              </table:table-cell>
              <table:table-cell office:value-type="float" office:value="371.8">
                <text:p>371.8</text:p>
              </table:table-cell>
              <table:table-cell office:value-type="float" office:value="274">
                <text:p>274</text:p>
              </table:table-cell>
              <table:table-cell office:value-type="float" office:value="242.8">
                <text:p>242.8</text:p>
              </table:table-cell>
              <table:table-cell office:value-type="float" office:value="236.8">
                <text:p>236.8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089.2">
                <text:p>1089.2</text:p>
              </table:table-cell>
              <table:table-cell office:value-type="float" office:value="957">
                <text:p>957</text:p>
              </table:table-cell>
              <table:table-cell office:value-type="float" office:value="442.42">
                <text:p>442.42</text:p>
              </table:table-cell>
              <table:table-cell office:value-type="float" office:value="357">
                <text:p>357</text:p>
              </table:table-cell>
              <table:table-cell office:value-type="float" office:value="337.81">
                <text:p>337.81</text:p>
              </table:table-cell>
              <table:table-cell office:value-type="float" office:value="358">
                <text:p>358</text:p>
              </table:table-cell>
              <table:table-cell office:value-type="float" office:value="342.2">
                <text:p>342.2</text:p>
              </table:table-cell>
              <table:table-cell office:value-type="float" office:value="279.8">
                <text:p>279.8</text:p>
              </table:table-cell>
              <table:table-cell office:value-type="float" office:value="254.8">
                <text:p>254.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97.6">
                <text:p>1097.6</text:p>
              </table:table-cell>
              <table:table-cell office:value-type="float" office:value="947.99">
                <text:p>947.99</text:p>
              </table:table-cell>
              <table:table-cell office:value-type="float" office:value="438.8">
                <text:p>438.8</text:p>
              </table:table-cell>
              <table:table-cell office:value-type="float" office:value="371.2">
                <text:p>371.2</text:p>
              </table:table-cell>
              <table:table-cell office:value-type="float" office:value="341.59">
                <text:p>341.59</text:p>
              </table:table-cell>
              <table:table-cell office:value-type="float" office:value="338.99">
                <text:p>338.99</text:p>
              </table:table-cell>
              <table:table-cell office:value-type="float" office:value="283.2">
                <text:p>283.2</text:p>
              </table:table-cell>
              <table:table-cell office:value-type="float" office:value="305.4">
                <text:p>305.4</text:p>
              </table:table-cell>
              <table:table-cell office:value-type="float" office:value="241.6">
                <text:p>241.6</text:p>
              </table:table-cell>
              <table:table-cell office:value-type="float" office:value="235.6">
                <text:p>235.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093.19">
                <text:p>1093.19</text:p>
              </table:table-cell>
              <table:table-cell office:value-type="float" office:value="931.21">
                <text:p>931.21</text:p>
              </table:table-cell>
              <table:table-cell office:value-type="float" office:value="445.8">
                <text:p>445.8</text:p>
              </table:table-cell>
              <table:table-cell office:value-type="float" office:value="387.59">
                <text:p>387.59</text:p>
              </table:table-cell>
              <table:table-cell office:value-type="float" office:value="345">
                <text:p>345</text:p>
              </table:table-cell>
              <table:table-cell office:value-type="float" office:value="332.41">
                <text:p>332.41</text:p>
              </table:table-cell>
              <table:table-cell office:value-type="float" office:value="316.2">
                <text:p>316.2</text:p>
              </table:table-cell>
              <table:table-cell office:value-type="float" office:value="305">
                <text:p>305</text:p>
              </table:table-cell>
              <table:table-cell office:value-type="float" office:value="243.2">
                <text:p>243.2</text:p>
              </table:table-cell>
              <table:table-cell office:value-type="float" office:value="245.6">
                <text:p>245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98.2">
                <text:p>1098.2</text:p>
              </table:table-cell>
              <table:table-cell office:value-type="float" office:value="928.4">
                <text:p>928.4</text:p>
              </table:table-cell>
              <table:table-cell office:value-type="float" office:value="394.39">
                <text:p>394.39</text:p>
              </table:table-cell>
              <table:table-cell office:value-type="float" office:value="364.2">
                <text:p>364.2</text:p>
              </table:table-cell>
              <table:table-cell office:value-type="float" office:value="305.2">
                <text:p>305.2</text:p>
              </table:table-cell>
              <table:table-cell office:value-type="float" office:value="346.6">
                <text:p>346.6</text:p>
              </table:table-cell>
              <table:table-cell office:value-type="float" office:value="344">
                <text:p>344</text:p>
              </table:table-cell>
              <table:table-cell office:value-type="float" office:value="294">
                <text:p>294</text:p>
              </table:table-cell>
              <table:table-cell office:value-type="float" office:value="236.8">
                <text:p>236.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080.8">
                <text:p>1080.8</text:p>
              </table:table-cell>
              <table:table-cell office:value-type="float" office:value="967.4">
                <text:p>967.4</text:p>
              </table:table-cell>
              <table:table-cell office:value-type="float" office:value="376.21">
                <text:p>376.21</text:p>
              </table:table-cell>
              <table:table-cell office:value-type="float" office:value="359.6">
                <text:p>359.6</text:p>
              </table:table-cell>
              <table:table-cell office:value-type="float" office:value="352.4">
                <text:p>352.4</text:p>
              </table:table-cell>
              <table:table-cell office:value-type="float" office:value="330.8">
                <text:p>330.8</text:p>
              </table:table-cell>
              <table:table-cell office:value-type="float" office:value="359.6">
                <text:p>359.6</text:p>
              </table:table-cell>
              <table:table-cell office:value-type="float" office:value="313.4">
                <text:p>313.4</text:p>
              </table:table-cell>
              <table:table-cell office:value-type="float" office:value="255.6">
                <text:p>255.6</text:p>
              </table:table-cell>
              <table:table-cell office:value-type="float" office:value="224.2">
                <text:p>224.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02">
                <text:p>1102</text:p>
              </table:table-cell>
              <table:table-cell office:value-type="float" office:value="911.41">
                <text:p>911.41</text:p>
              </table:table-cell>
              <table:table-cell office:value-type="float" office:value="321.99">
                <text:p>321.99</text:p>
              </table:table-cell>
              <table:table-cell office:value-type="float" office:value="375.8">
                <text:p>375.8</text:p>
              </table:table-cell>
              <table:table-cell office:value-type="float" office:value="287.8">
                <text:p>287.8</text:p>
              </table:table-cell>
              <table:table-cell office:value-type="float" office:value="321.2">
                <text:p>321.2</text:p>
              </table:table-cell>
              <table:table-cell office:value-type="float" office:value="309.4">
                <text:p>309.4</text:p>
              </table:table-cell>
              <table:table-cell office:value-type="float" office:value="312.2">
                <text:p>312.2</text:p>
              </table:table-cell>
              <table:table-cell office:value-type="float" office:value="236.4">
                <text:p>236.4</text:p>
              </table:table-cell>
              <table:table-cell office:value-type="float" office:value="223.8">
                <text:p>223.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001cm" svg:height="15.001cm" xlink:href=".." xlink:type="simple" chart:class="chart:line" chart:style-name="ch1">
        <chart:title svg:x="6.424cm" svg:y="0.436cm" chart:style-name="ch2">
          <text:p>Local / Remote Machine MySQL</text:p>
        </chart:title>
        <chart:legend chart:legend-position="bottom" svg:x="1.049cm" svg:y="12.908cm" style:legend-expansion="wide" chart:style-name="ch3"/>
        <chart:plot-area chart:style-name="ch4" table:cell-range-address="Sheet1.A5:Sheet1.A65 Sheet1.C5:Sheet1.C65 Sheet1.G5:Sheet1.G65 Sheet1.L5:Sheet1.L65 Sheet1.P5:Sheet1.P65 Sheet1.T5:Sheet1.T65 Sheet1.X5:Sheet1.X65 Sheet1.AB5:Sheet1.AB65 Sheet1.AF5:Sheet1.AF65 Sheet1.AJ5:Sheet1.AJ65 Sheet1.AN5:Sheet1.AN65" chart:data-source-has-labels="both" svg:x="1.411cm" svg:y="1.541cm" svg:width="18.19cm" svg:height="9.902cm">
          <chart:coordinate-region svg:x="2.72cm" svg:y="1.675cm" svg:width="16.881cm" svg:height="8.723cm"/>
          <chart:axis chart:dimension="x" chart:name="primary-x" chart:style-name="ch5" chartooo:axis-type="auto">
            <chartooo:date-scale/>
            <chart:title svg:x="9.801cm" svg:y="11.743cm" chart:style-name="ch6">
              <text:p>seconds</text:p>
            </chart:title>
            <chart:categories table:cell-range-address="Sheet1.A6:Sheet1.A65"/>
          </chart:axis>
          <chart:axis chart:dimension="y" chart:name="primary-y" chart:style-name="ch5">
            <chart:title svg:x="0.451cm" svg:y="7.859cm" chart:style-name="ch7">
              <text:p>queries / second</text:p>
            </chart:title>
            <chart:grid chart:style-name="ch8" chart:class="major"/>
          </chart:axis>
          <chart:series chart:style-name="ch9" chart:values-cell-range-address="Sheet1.C6:Sheet1.C65" chart:label-cell-address="Sheet1.C5:Sheet1.C5" chart:class="chart:line">
            <chart:data-point chart:repeated="60"/>
          </chart:series>
          <chart:series chart:style-name="ch10" chart:values-cell-range-address="Sheet1.G6:Sheet1.G65" chart:label-cell-address="Sheet1.G5:Sheet1.G5" chart:class="chart:line">
            <chart:data-point chart:repeated="60"/>
          </chart:series>
          <chart:series chart:style-name="ch11" chart:values-cell-range-address="Sheet1.L6:Sheet1.L65" chart:label-cell-address="Sheet1.L5:Sheet1.L5" chart:class="chart:line">
            <chart:data-point chart:repeated="60"/>
          </chart:series>
          <chart:series chart:style-name="ch12" chart:values-cell-range-address="Sheet1.P6:Sheet1.P65" chart:label-cell-address="Sheet1.P5:Sheet1.P5" chart:class="chart:line">
            <chart:data-point chart:repeated="60"/>
          </chart:series>
          <chart:series chart:style-name="ch13" chart:values-cell-range-address="Sheet1.T6:Sheet1.T65" chart:label-cell-address="Sheet1.T5:Sheet1.T5" chart:class="chart:line">
            <chart:data-point chart:repeated="60"/>
          </chart:series>
          <chart:series chart:style-name="ch14" chart:values-cell-range-address="Sheet1.X6:Sheet1.X65" chart:label-cell-address="Sheet1.X5:Sheet1.X5" chart:class="chart:line">
            <chart:data-point chart:repeated="60"/>
          </chart:series>
          <chart:series chart:style-name="ch15" chart:values-cell-range-address="Sheet1.AB6:Sheet1.AB65" chart:label-cell-address="Sheet1.AB5:Sheet1.AB5" chart:class="chart:line">
            <chart:data-point chart:repeated="60"/>
          </chart:series>
          <chart:series chart:style-name="ch16" chart:values-cell-range-address="Sheet1.AF6:Sheet1.AF65" chart:label-cell-address="Sheet1.AF5:Sheet1.AF5" chart:class="chart:line">
            <chart:data-point chart:repeated="60"/>
          </chart:series>
          <chart:series chart:style-name="ch17" chart:values-cell-range-address="Sheet1.AJ6:Sheet1.AJ65" chart:label-cell-address="Sheet1.AJ5:Sheet1.AJ5" chart:class="chart:line">
            <chart:data-point chart:repeated="60"/>
          </chart:series>
          <chart:series chart:style-name="ch18" chart:values-cell-range-address="Sheet1.AN6:Sheet1.AN65" chart:label-cell-address="Sheet1.AN5:Sheet1.AN5" chart:class="chart:line">
            <chart:data-point chart:repeated="6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SQL 5.7</text:p>
                <draw:g>
                  <svg:desc>Sheet1.C5:Sheet1.C5</svg:desc>
                </draw:g>
              </table:table-cell>
              <table:table-cell office:value-type="string">
                <text:p>MySQL 8.0</text:p>
                <draw:g>
                  <svg:desc>Sheet1.G5:Sheet1.G5</svg:desc>
                </draw:g>
              </table:table-cell>
              <table:table-cell office:value-type="string">
                <text:p>remote MySQL 5.7</text:p>
                <draw:g>
                  <svg:desc>Sheet1.L5:Sheet1.L5</svg:desc>
                </draw:g>
              </table:table-cell>
              <table:table-cell office:value-type="string">
                <text:p>remote MySQL 8.0</text:p>
                <draw:g>
                  <svg:desc>Sheet1.P5:Sheet1.P5</svg:desc>
                </draw:g>
              </table:table-cell>
              <table:table-cell office:value-type="string">
                <text:p>Haproxy remote MySQL 5.7</text:p>
                <draw:g>
                  <svg:desc>Sheet1.T5:Sheet1.T5</svg:desc>
                </draw:g>
              </table:table-cell>
              <table:table-cell office:value-type="string">
                <text:p>Haproxy remote MySQL 8.0</text:p>
                <draw:g>
                  <svg:desc>Sheet1.X5:Sheet1.X5</svg:desc>
                </draw:g>
              </table:table-cell>
              <table:table-cell office:value-type="string">
                <text:p>Traefik remote MySQL 5.7</text:p>
                <draw:g>
                  <svg:desc>Sheet1.AB5:Sheet1.AB5</svg:desc>
                </draw:g>
              </table:table-cell>
              <table:table-cell office:value-type="string">
                <text:p>Traefik remote MySQL 8.0</text:p>
                <draw:g>
                  <svg:desc>Sheet1.AF5:Sheet1.AF5</svg:desc>
                </draw:g>
              </table:table-cell>
              <table:table-cell office:value-type="string">
                <text:p>ProxySQL remote MySQL 5.7</text:p>
                <draw:g>
                  <svg:desc>Sheet1.AJ5:Sheet1.AJ5</svg:desc>
                </draw:g>
              </table:table-cell>
              <table:table-cell office:value-type="string">
                <text:p>ProxySQL remote MySQL 8.0</text:p>
                <draw:g>
                  <svg:desc>Sheet1.AN5:Sheet1.AN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6:Sheet1.A65</svg:desc>
                </draw:g>
              </table:table-cell>
              <table:table-cell office:value-type="float" office:value="31490.39">
                <text:p>31490.39</text:p>
                <draw:g>
                  <svg:desc>Sheet1.C6:Sheet1.C65</svg:desc>
                </draw:g>
              </table:table-cell>
              <table:table-cell office:value-type="float" office:value="22492.36">
                <text:p>22492.36</text:p>
                <draw:g>
                  <svg:desc>Sheet1.G6:Sheet1.G65</svg:desc>
                </draw:g>
              </table:table-cell>
              <table:table-cell office:value-type="float" office:value="12420.74">
                <text:p>12420.74</text:p>
                <draw:g>
                  <svg:desc>Sheet1.L6:Sheet1.L65</svg:desc>
                </draw:g>
              </table:table-cell>
              <table:table-cell office:value-type="float" office:value="11202.77">
                <text:p>11202.77</text:p>
                <draw:g>
                  <svg:desc>Sheet1.P6:Sheet1.P65</svg:desc>
                </draw:g>
              </table:table-cell>
              <table:table-cell office:value-type="float" office:value="9046.31">
                <text:p>9046.31</text:p>
                <draw:g>
                  <svg:desc>Sheet1.T6:Sheet1.T65</svg:desc>
                </draw:g>
              </table:table-cell>
              <table:table-cell office:value-type="float" office:value="8906.64">
                <text:p>8906.64</text:p>
                <draw:g>
                  <svg:desc>Sheet1.X6:Sheet1.X65</svg:desc>
                </draw:g>
              </table:table-cell>
              <table:table-cell office:value-type="float" office:value="9847.41">
                <text:p>9847.41</text:p>
                <draw:g>
                  <svg:desc>Sheet1.AB6:Sheet1.AB65</svg:desc>
                </draw:g>
              </table:table-cell>
              <table:table-cell office:value-type="float" office:value="9683.91">
                <text:p>9683.91</text:p>
                <draw:g>
                  <svg:desc>Sheet1.AF6:Sheet1.AF65</svg:desc>
                </draw:g>
              </table:table-cell>
              <table:table-cell office:value-type="float" office:value="7342.43">
                <text:p>7342.43</text:p>
                <draw:g>
                  <svg:desc>Sheet1.AJ6:Sheet1.AJ65</svg:desc>
                </draw:g>
              </table:table-cell>
              <table:table-cell office:value-type="float" office:value="6723.22">
                <text:p>6723.22</text:p>
                <draw:g>
                  <svg:desc>Sheet1.AN6:Sheet1.AN6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065.4">
                <text:p>31065.4</text:p>
              </table:table-cell>
              <table:table-cell office:value-type="float" office:value="24961.68">
                <text:p>24961.68</text:p>
              </table:table-cell>
              <table:table-cell office:value-type="float" office:value="11634.79">
                <text:p>11634.79</text:p>
              </table:table-cell>
              <table:table-cell office:value-type="float" office:value="9229.96">
                <text:p>9229.96</text:p>
              </table:table-cell>
              <table:table-cell office:value-type="float" office:value="9056.47">
                <text:p>9056.47</text:p>
              </table:table-cell>
              <table:table-cell office:value-type="float" office:value="8560.28">
                <text:p>8560.28</text:p>
              </table:table-cell>
              <table:table-cell office:value-type="float" office:value="9822.9">
                <text:p>9822.9</text:p>
              </table:table-cell>
              <table:table-cell office:value-type="float" office:value="9727.18">
                <text:p>9727.18</text:p>
              </table:table-cell>
              <table:table-cell office:value-type="float" office:value="5501.79">
                <text:p>5501.79</text:p>
              </table:table-cell>
              <table:table-cell office:value-type="float" office:value="6498.35">
                <text:p>6498.3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1797.57">
                <text:p>31797.57</text:p>
              </table:table-cell>
              <table:table-cell office:value-type="float" office:value="24842.09">
                <text:p>24842.09</text:p>
              </table:table-cell>
              <table:table-cell office:value-type="float" office:value="11708.17">
                <text:p>11708.17</text:p>
              </table:table-cell>
              <table:table-cell office:value-type="float" office:value="9689.09">
                <text:p>9689.09</text:p>
              </table:table-cell>
              <table:table-cell office:value-type="float" office:value="9194.4">
                <text:p>9194.4</text:p>
              </table:table-cell>
              <table:table-cell office:value-type="float" office:value="8338.79">
                <text:p>8338.79</text:p>
              </table:table-cell>
              <table:table-cell office:value-type="float" office:value="9305.22">
                <text:p>9305.22</text:p>
              </table:table-cell>
              <table:table-cell office:value-type="float" office:value="9261.3">
                <text:p>9261.3</text:p>
              </table:table-cell>
              <table:table-cell office:value-type="float" office:value="5793.83">
                <text:p>5793.83</text:p>
              </table:table-cell>
              <table:table-cell office:value-type="float" office:value="6377.09">
                <text:p>6377.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913.63">
                <text:p>30913.63</text:p>
              </table:table-cell>
              <table:table-cell office:value-type="float" office:value="26099.24">
                <text:p>26099.24</text:p>
              </table:table-cell>
              <table:table-cell office:value-type="float" office:value="9004.37">
                <text:p>9004.37</text:p>
              </table:table-cell>
              <table:table-cell office:value-type="float" office:value="8445.51">
                <text:p>8445.51</text:p>
              </table:table-cell>
              <table:table-cell office:value-type="float" office:value="8293.6">
                <text:p>8293.6</text:p>
              </table:table-cell>
              <table:table-cell office:value-type="float" office:value="8416.77">
                <text:p>8416.77</text:p>
              </table:table-cell>
              <table:table-cell office:value-type="float" office:value="9854.9">
                <text:p>9854.9</text:p>
              </table:table-cell>
              <table:table-cell office:value-type="float" office:value="8778.02">
                <text:p>8778.02</text:p>
              </table:table-cell>
              <table:table-cell office:value-type="float" office:value="6510.76">
                <text:p>6510.76</text:p>
              </table:table-cell>
              <table:table-cell office:value-type="float" office:value="5855.96">
                <text:p>5855.9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1475.62">
                <text:p>31475.62</text:p>
              </table:table-cell>
              <table:table-cell office:value-type="float" office:value="26351.2">
                <text:p>26351.2</text:p>
              </table:table-cell>
              <table:table-cell office:value-type="float" office:value="11103.06">
                <text:p>11103.06</text:p>
              </table:table-cell>
              <table:table-cell office:value-type="float" office:value="9191.97">
                <text:p>9191.97</text:p>
              </table:table-cell>
              <table:table-cell office:value-type="float" office:value="8673.85">
                <text:p>8673.85</text:p>
              </table:table-cell>
              <table:table-cell office:value-type="float" office:value="8700.1">
                <text:p>8700.1</text:p>
              </table:table-cell>
              <table:table-cell office:value-type="float" office:value="10509.19">
                <text:p>10509.19</text:p>
              </table:table-cell>
              <table:table-cell office:value-type="float" office:value="9384.43">
                <text:p>9384.43</text:p>
              </table:table-cell>
              <table:table-cell office:value-type="float" office:value="6620.98">
                <text:p>6620.98</text:p>
              </table:table-cell>
              <table:table-cell office:value-type="float" office:value="6371.63">
                <text:p>6371.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1543.36">
                <text:p>31543.36</text:p>
              </table:table-cell>
              <table:table-cell office:value-type="float" office:value="25815.14">
                <text:p>25815.14</text:p>
              </table:table-cell>
              <table:table-cell office:value-type="float" office:value="10673.24">
                <text:p>10673.24</text:p>
              </table:table-cell>
              <table:table-cell office:value-type="float" office:value="10069.8">
                <text:p>10069.8</text:p>
              </table:table-cell>
              <table:table-cell office:value-type="float" office:value="8337.29">
                <text:p>8337.29</text:p>
              </table:table-cell>
              <table:table-cell office:value-type="float" office:value="8451.81">
                <text:p>8451.81</text:p>
              </table:table-cell>
              <table:table-cell office:value-type="float" office:value="10291.48">
                <text:p>10291.48</text:p>
              </table:table-cell>
              <table:table-cell office:value-type="float" office:value="8662.83">
                <text:p>8662.83</text:p>
              </table:table-cell>
              <table:table-cell office:value-type="float" office:value="6179.33">
                <text:p>6179.33</text:p>
              </table:table-cell>
              <table:table-cell office:value-type="float" office:value="6167.72">
                <text:p>6167.7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1568.79">
                <text:p>31568.79</text:p>
              </table:table-cell>
              <table:table-cell office:value-type="float" office:value="25216.39">
                <text:p>25216.39</text:p>
              </table:table-cell>
              <table:table-cell office:value-type="float" office:value="12856.41">
                <text:p>12856.41</text:p>
              </table:table-cell>
              <table:table-cell office:value-type="float" office:value="10101.98">
                <text:p>10101.98</text:p>
              </table:table-cell>
              <table:table-cell office:value-type="float" office:value="9364.77">
                <text:p>9364.77</text:p>
              </table:table-cell>
              <table:table-cell office:value-type="float" office:value="9844.8">
                <text:p>9844.8</text:p>
              </table:table-cell>
              <table:table-cell office:value-type="float" office:value="9380.64">
                <text:p>9380.64</text:p>
              </table:table-cell>
              <table:table-cell office:value-type="float" office:value="8515.73">
                <text:p>8515.73</text:p>
              </table:table-cell>
              <table:table-cell office:value-type="float" office:value="6607.49">
                <text:p>6607.49</text:p>
              </table:table-cell>
              <table:table-cell office:value-type="float" office:value="5973.08">
                <text:p>5973.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1687.81">
                <text:p>31687.81</text:p>
              </table:table-cell>
              <table:table-cell office:value-type="float" office:value="26213.09">
                <text:p>26213.09</text:p>
              </table:table-cell>
              <table:table-cell office:value-type="float" office:value="12376.14">
                <text:p>12376.14</text:p>
              </table:table-cell>
              <table:table-cell office:value-type="float" office:value="9745.39">
                <text:p>9745.39</text:p>
              </table:table-cell>
              <table:table-cell office:value-type="float" office:value="8787.05">
                <text:p>8787.05</text:p>
              </table:table-cell>
              <table:table-cell office:value-type="float" office:value="9206.05">
                <text:p>9206.05</text:p>
              </table:table-cell>
              <table:table-cell office:value-type="float" office:value="8513.91">
                <text:p>8513.91</text:p>
              </table:table-cell>
              <table:table-cell office:value-type="float" office:value="9321.22">
                <text:p>9321.22</text:p>
              </table:table-cell>
              <table:table-cell office:value-type="float" office:value="5320.1">
                <text:p>5320.1</text:p>
              </table:table-cell>
              <table:table-cell office:value-type="float" office:value="5836.4">
                <text:p>5836.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2750.28">
                <text:p>32750.28</text:p>
              </table:table-cell>
              <table:table-cell office:value-type="float" office:value="26171.69">
                <text:p>26171.69</text:p>
              </table:table-cell>
              <table:table-cell office:value-type="float" office:value="13304.95">
                <text:p>13304.95</text:p>
              </table:table-cell>
              <table:table-cell office:value-type="float" office:value="9662.68">
                <text:p>9662.68</text:p>
              </table:table-cell>
              <table:table-cell office:value-type="float" office:value="9643.78">
                <text:p>9643.78</text:p>
              </table:table-cell>
              <table:table-cell office:value-type="float" office:value="8791.98">
                <text:p>8791.98</text:p>
              </table:table-cell>
              <table:table-cell office:value-type="float" office:value="7122.81">
                <text:p>7122.81</text:p>
              </table:table-cell>
              <table:table-cell office:value-type="float" office:value="9262.9">
                <text:p>9262.9</text:p>
              </table:table-cell>
              <table:table-cell office:value-type="float" office:value="6766.97">
                <text:p>6766.97</text:p>
              </table:table-cell>
              <table:table-cell office:value-type="float" office:value="6299.8">
                <text:p>6299.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1291.85">
                <text:p>31291.85</text:p>
              </table:table-cell>
              <table:table-cell office:value-type="float" office:value="27595.44">
                <text:p>27595.44</text:p>
              </table:table-cell>
              <table:table-cell office:value-type="float" office:value="12338.75">
                <text:p>12338.75</text:p>
              </table:table-cell>
              <table:table-cell office:value-type="float" office:value="10569.27">
                <text:p>10569.27</text:p>
              </table:table-cell>
              <table:table-cell office:value-type="float" office:value="9865.08">
                <text:p>9865.08</text:p>
              </table:table-cell>
              <table:table-cell office:value-type="float" office:value="8792.17">
                <text:p>8792.17</text:p>
              </table:table-cell>
              <table:table-cell office:value-type="float" office:value="7268.46">
                <text:p>7268.46</text:p>
              </table:table-cell>
              <table:table-cell office:value-type="float" office:value="8785.1">
                <text:p>8785.1</text:p>
              </table:table-cell>
              <table:table-cell office:value-type="float" office:value="6846.73">
                <text:p>6846.73</text:p>
              </table:table-cell>
              <table:table-cell office:value-type="float" office:value="6076.76">
                <text:p>6076.7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3375.78">
                <text:p>33375.78</text:p>
              </table:table-cell>
              <table:table-cell office:value-type="float" office:value="26677.58">
                <text:p>26677.58</text:p>
              </table:table-cell>
              <table:table-cell office:value-type="float" office:value="10085.76">
                <text:p>10085.76</text:p>
              </table:table-cell>
              <table:table-cell office:value-type="float" office:value="10866.7">
                <text:p>10866.7</text:p>
              </table:table-cell>
              <table:table-cell office:value-type="float" office:value="10888.56">
                <text:p>10888.56</text:p>
              </table:table-cell>
              <table:table-cell office:value-type="float" office:value="9322.25">
                <text:p>9322.25</text:p>
              </table:table-cell>
              <table:table-cell office:value-type="float" office:value="8838.2">
                <text:p>8838.2</text:p>
              </table:table-cell>
              <table:table-cell office:value-type="float" office:value="9039.46">
                <text:p>9039.46</text:p>
              </table:table-cell>
              <table:table-cell office:value-type="float" office:value="6682.97">
                <text:p>6682.97</text:p>
              </table:table-cell>
              <table:table-cell office:value-type="float" office:value="6506.85">
                <text:p>6506.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1896.16">
                <text:p>31896.16</text:p>
              </table:table-cell>
              <table:table-cell office:value-type="float" office:value="26112.71">
                <text:p>26112.71</text:p>
              </table:table-cell>
              <table:table-cell office:value-type="float" office:value="11444.65">
                <text:p>11444.65</text:p>
              </table:table-cell>
              <table:table-cell office:value-type="float" office:value="11216.75">
                <text:p>11216.75</text:p>
              </table:table-cell>
              <table:table-cell office:value-type="float" office:value="7962.78">
                <text:p>7962.78</text:p>
              </table:table-cell>
              <table:table-cell office:value-type="float" office:value="8815.93">
                <text:p>8815.93</text:p>
              </table:table-cell>
              <table:table-cell office:value-type="float" office:value="9161.11">
                <text:p>9161.11</text:p>
              </table:table-cell>
              <table:table-cell office:value-type="float" office:value="9017.53">
                <text:p>9017.53</text:p>
              </table:table-cell>
              <table:table-cell office:value-type="float" office:value="6435.88">
                <text:p>6435.88</text:p>
              </table:table-cell>
              <table:table-cell office:value-type="float" office:value="6137.8">
                <text:p>6137.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2030.38">
                <text:p>32030.38</text:p>
              </table:table-cell>
              <table:table-cell office:value-type="float" office:value="25189.7">
                <text:p>25189.7</text:p>
              </table:table-cell>
              <table:table-cell office:value-type="float" office:value="11974.7">
                <text:p>11974.7</text:p>
              </table:table-cell>
              <table:table-cell office:value-type="float" office:value="10949.29">
                <text:p>10949.29</text:p>
              </table:table-cell>
              <table:table-cell office:value-type="float" office:value="8488.22">
                <text:p>8488.22</text:p>
              </table:table-cell>
              <table:table-cell office:value-type="float" office:value="9556.5">
                <text:p>9556.5</text:p>
              </table:table-cell>
              <table:table-cell office:value-type="float" office:value="8431.22">
                <text:p>8431.22</text:p>
              </table:table-cell>
              <table:table-cell office:value-type="float" office:value="8656.6">
                <text:p>8656.6</text:p>
              </table:table-cell>
              <table:table-cell office:value-type="float" office:value="6450.05">
                <text:p>6450.05</text:p>
              </table:table-cell>
              <table:table-cell office:value-type="float" office:value="5906.34">
                <text:p>5906.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1752.62">
                <text:p>31752.62</text:p>
              </table:table-cell>
              <table:table-cell office:value-type="float" office:value="28166.19">
                <text:p>28166.19</text:p>
              </table:table-cell>
              <table:table-cell office:value-type="float" office:value="11259.23">
                <text:p>11259.23</text:p>
              </table:table-cell>
              <table:table-cell office:value-type="float" office:value="10471.07">
                <text:p>10471.07</text:p>
              </table:table-cell>
              <table:table-cell office:value-type="float" office:value="9479.37">
                <text:p>9479.37</text:p>
              </table:table-cell>
              <table:table-cell office:value-type="float" office:value="9454.78">
                <text:p>9454.78</text:p>
              </table:table-cell>
              <table:table-cell office:value-type="float" office:value="9097.54">
                <text:p>9097.54</text:p>
              </table:table-cell>
              <table:table-cell office:value-type="float" office:value="9077.83">
                <text:p>9077.83</text:p>
              </table:table-cell>
              <table:table-cell office:value-type="float" office:value="6330.23">
                <text:p>6330.23</text:p>
              </table:table-cell>
              <table:table-cell office:value-type="float" office:value="5575.24">
                <text:p>5575.2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2192.98">
                <text:p>32192.98</text:p>
              </table:table-cell>
              <table:table-cell office:value-type="float" office:value="26010.21">
                <text:p>26010.21</text:p>
              </table:table-cell>
              <table:table-cell office:value-type="float" office:value="11006.85">
                <text:p>11006.85</text:p>
              </table:table-cell>
              <table:table-cell office:value-type="float" office:value="11017.24">
                <text:p>11017.24</text:p>
              </table:table-cell>
              <table:table-cell office:value-type="float" office:value="9457.22">
                <text:p>9457.22</text:p>
              </table:table-cell>
              <table:table-cell office:value-type="float" office:value="9358.16">
                <text:p>9358.16</text:p>
              </table:table-cell>
              <table:table-cell office:value-type="float" office:value="8509.41">
                <text:p>8509.41</text:p>
              </table:table-cell>
              <table:table-cell office:value-type="float" office:value="8945.27">
                <text:p>8945.27</text:p>
              </table:table-cell>
              <table:table-cell office:value-type="float" office:value="7094.82">
                <text:p>7094.82</text:p>
              </table:table-cell>
              <table:table-cell office:value-type="float" office:value="6033.38">
                <text:p>6033.3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781.03">
                <text:p>31781.03</text:p>
              </table:table-cell>
              <table:table-cell office:value-type="float" office:value="26287.71">
                <text:p>26287.71</text:p>
              </table:table-cell>
              <table:table-cell office:value-type="float" office:value="9741.76">
                <text:p>9741.76</text:p>
              </table:table-cell>
              <table:table-cell office:value-type="float" office:value="10291.26">
                <text:p>10291.26</text:p>
              </table:table-cell>
              <table:table-cell office:value-type="float" office:value="9741.74">
                <text:p>9741.74</text:p>
              </table:table-cell>
              <table:table-cell office:value-type="float" office:value="10165.84">
                <text:p>10165.84</text:p>
              </table:table-cell>
              <table:table-cell office:value-type="float" office:value="9274.93">
                <text:p>9274.93</text:p>
              </table:table-cell>
              <table:table-cell office:value-type="float" office:value="7502.88">
                <text:p>7502.88</text:p>
              </table:table-cell>
              <table:table-cell office:value-type="float" office:value="6894.84">
                <text:p>6894.84</text:p>
              </table:table-cell>
              <table:table-cell office:value-type="float" office:value="5695.01">
                <text:p>5695.0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1810.7">
                <text:p>31810.7</text:p>
              </table:table-cell>
              <table:table-cell office:value-type="float" office:value="26391.96">
                <text:p>26391.96</text:p>
              </table:table-cell>
              <table:table-cell office:value-type="float" office:value="10975.78">
                <text:p>10975.78</text:p>
              </table:table-cell>
              <table:table-cell office:value-type="float" office:value="10419.36">
                <text:p>10419.36</text:p>
              </table:table-cell>
              <table:table-cell office:value-type="float" office:value="10654.49">
                <text:p>10654.49</text:p>
              </table:table-cell>
              <table:table-cell office:value-type="float" office:value="9493.6">
                <text:p>9493.6</text:p>
              </table:table-cell>
              <table:table-cell office:value-type="float" office:value="8795.14">
                <text:p>8795.14</text:p>
              </table:table-cell>
              <table:table-cell office:value-type="float" office:value="9045.79">
                <text:p>9045.79</text:p>
              </table:table-cell>
              <table:table-cell office:value-type="float" office:value="6760.67">
                <text:p>6760.67</text:p>
              </table:table-cell>
              <table:table-cell office:value-type="float" office:value="5845.21">
                <text:p>5845.2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2245.41">
                <text:p>32245.41</text:p>
              </table:table-cell>
              <table:table-cell office:value-type="float" office:value="27113.8">
                <text:p>27113.8</text:p>
              </table:table-cell>
              <table:table-cell office:value-type="float" office:value="10954.06">
                <text:p>10954.06</text:p>
              </table:table-cell>
              <table:table-cell office:value-type="float" office:value="10906.06">
                <text:p>10906.06</text:p>
              </table:table-cell>
              <table:table-cell office:value-type="float" office:value="9519.96">
                <text:p>9519.96</text:p>
              </table:table-cell>
              <table:table-cell office:value-type="float" office:value="7965.99">
                <text:p>7965.99</text:p>
              </table:table-cell>
              <table:table-cell office:value-type="float" office:value="9237.57">
                <text:p>9237.57</text:p>
              </table:table-cell>
              <table:table-cell office:value-type="float" office:value="8154.88">
                <text:p>8154.88</text:p>
              </table:table-cell>
              <table:table-cell office:value-type="float" office:value="6571.34">
                <text:p>6571.34</text:p>
              </table:table-cell>
              <table:table-cell office:value-type="float" office:value="6185.64">
                <text:p>6185.6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2327.98">
                <text:p>32327.98</text:p>
              </table:table-cell>
              <table:table-cell office:value-type="float" office:value="26980.08">
                <text:p>26980.08</text:p>
              </table:table-cell>
              <table:table-cell office:value-type="float" office:value="11428.73">
                <text:p>11428.73</text:p>
              </table:table-cell>
              <table:table-cell office:value-type="float" office:value="10170.06">
                <text:p>10170.06</text:p>
              </table:table-cell>
              <table:table-cell office:value-type="float" office:value="10620.37">
                <text:p>10620.37</text:p>
              </table:table-cell>
              <table:table-cell office:value-type="float" office:value="9712.1">
                <text:p>9712.1</text:p>
              </table:table-cell>
              <table:table-cell office:value-type="float" office:value="9335.3">
                <text:p>9335.3</text:p>
              </table:table-cell>
              <table:table-cell office:value-type="float" office:value="8395.3">
                <text:p>8395.3</text:p>
              </table:table-cell>
              <table:table-cell office:value-type="float" office:value="6998.88">
                <text:p>6998.88</text:p>
              </table:table-cell>
              <table:table-cell office:value-type="float" office:value="6264.18">
                <text:p>6264.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276.01">
                <text:p>31276.01</text:p>
              </table:table-cell>
              <table:table-cell office:value-type="float" office:value="26587.3">
                <text:p>26587.3</text:p>
              </table:table-cell>
              <table:table-cell office:value-type="float" office:value="10305.45">
                <text:p>10305.45</text:p>
              </table:table-cell>
              <table:table-cell office:value-type="float" office:value="10086.72">
                <text:p>10086.72</text:p>
              </table:table-cell>
              <table:table-cell office:value-type="float" office:value="9335.83">
                <text:p>9335.83</text:p>
              </table:table-cell>
              <table:table-cell office:value-type="float" office:value="8887.79">
                <text:p>8887.79</text:p>
              </table:table-cell>
              <table:table-cell office:value-type="float" office:value="8596.65">
                <text:p>8596.65</text:p>
              </table:table-cell>
              <table:table-cell office:value-type="float" office:value="8587.41">
                <text:p>8587.41</text:p>
              </table:table-cell>
              <table:table-cell office:value-type="float" office:value="6726.28">
                <text:p>6726.28</text:p>
              </table:table-cell>
              <table:table-cell office:value-type="float" office:value="6261.8">
                <text:p>6261.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1622.36">
                <text:p>31622.36</text:p>
              </table:table-cell>
              <table:table-cell office:value-type="float" office:value="26951.78">
                <text:p>26951.78</text:p>
              </table:table-cell>
              <table:table-cell office:value-type="float" office:value="11687.7">
                <text:p>11687.7</text:p>
              </table:table-cell>
              <table:table-cell office:value-type="float" office:value="10319.05">
                <text:p>10319.05</text:p>
              </table:table-cell>
              <table:table-cell office:value-type="float" office:value="9731.32">
                <text:p>9731.32</text:p>
              </table:table-cell>
              <table:table-cell office:value-type="float" office:value="9260.24">
                <text:p>9260.24</text:p>
              </table:table-cell>
              <table:table-cell office:value-type="float" office:value="8039.3">
                <text:p>8039.3</text:p>
              </table:table-cell>
              <table:table-cell office:value-type="float" office:value="8605.2">
                <text:p>8605.2</text:p>
              </table:table-cell>
              <table:table-cell office:value-type="float" office:value="6894.47">
                <text:p>6894.47</text:p>
              </table:table-cell>
              <table:table-cell office:value-type="float" office:value="6334.88">
                <text:p>6334.8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0728.1">
                <text:p>30728.1</text:p>
              </table:table-cell>
              <table:table-cell office:value-type="float" office:value="27532.36">
                <text:p>27532.36</text:p>
              </table:table-cell>
              <table:table-cell office:value-type="float" office:value="11180.42">
                <text:p>11180.42</text:p>
              </table:table-cell>
              <table:table-cell office:value-type="float" office:value="11103.08">
                <text:p>11103.08</text:p>
              </table:table-cell>
              <table:table-cell office:value-type="float" office:value="9061.06">
                <text:p>9061.06</text:p>
              </table:table-cell>
              <table:table-cell office:value-type="float" office:value="9353.69">
                <text:p>9353.69</text:p>
              </table:table-cell>
              <table:table-cell office:value-type="float" office:value="9509.93">
                <text:p>9509.93</text:p>
              </table:table-cell>
              <table:table-cell office:value-type="float" office:value="8482.89">
                <text:p>8482.89</text:p>
              </table:table-cell>
              <table:table-cell office:value-type="float" office:value="7012.21">
                <text:p>7012.21</text:p>
              </table:table-cell>
              <table:table-cell office:value-type="float" office:value="6293.56">
                <text:p>6293.5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1756.75">
                <text:p>31756.75</text:p>
              </table:table-cell>
              <table:table-cell office:value-type="float" office:value="26009.04">
                <text:p>26009.04</text:p>
              </table:table-cell>
              <table:table-cell office:value-type="float" office:value="11163.54">
                <text:p>11163.54</text:p>
              </table:table-cell>
              <table:table-cell office:value-type="float" office:value="10631.45">
                <text:p>10631.45</text:p>
              </table:table-cell>
              <table:table-cell office:value-type="float" office:value="9979.02">
                <text:p>9979.02</text:p>
              </table:table-cell>
              <table:table-cell office:value-type="float" office:value="9045.98">
                <text:p>9045.98</text:p>
              </table:table-cell>
              <table:table-cell office:value-type="float" office:value="9621.91">
                <text:p>9621.91</text:p>
              </table:table-cell>
              <table:table-cell office:value-type="float" office:value="8678.13">
                <text:p>8678.13</text:p>
              </table:table-cell>
              <table:table-cell office:value-type="float" office:value="6968.25">
                <text:p>6968.25</text:p>
              </table:table-cell>
              <table:table-cell office:value-type="float" office:value="6208.72">
                <text:p>6208.7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1813.68">
                <text:p>31813.68</text:p>
              </table:table-cell>
              <table:table-cell office:value-type="float" office:value="26846.8">
                <text:p>26846.8</text:p>
              </table:table-cell>
              <table:table-cell office:value-type="float" office:value="10462.12">
                <text:p>10462.12</text:p>
              </table:table-cell>
              <table:table-cell office:value-type="float" office:value="10873.61">
                <text:p>10873.61</text:p>
              </table:table-cell>
              <table:table-cell office:value-type="float" office:value="8049">
                <text:p>8049</text:p>
              </table:table-cell>
              <table:table-cell office:value-type="float" office:value="8700.96">
                <text:p>8700.96</text:p>
              </table:table-cell>
              <table:table-cell office:value-type="float" office:value="9924.96">
                <text:p>9924.96</text:p>
              </table:table-cell>
              <table:table-cell office:value-type="float" office:value="8343.83">
                <text:p>8343.83</text:p>
              </table:table-cell>
              <table:table-cell office:value-type="float" office:value="6487.69">
                <text:p>6487.69</text:p>
              </table:table-cell>
              <table:table-cell office:value-type="float" office:value="6356.65">
                <text:p>6356.6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0549.2">
                <text:p>30549.2</text:p>
              </table:table-cell>
              <table:table-cell office:value-type="float" office:value="26571.96">
                <text:p>26571.96</text:p>
              </table:table-cell>
              <table:table-cell office:value-type="float" office:value="12449.69">
                <text:p>12449.69</text:p>
              </table:table-cell>
              <table:table-cell office:value-type="float" office:value="9603.42">
                <text:p>9603.42</text:p>
              </table:table-cell>
              <table:table-cell office:value-type="float" office:value="10347.64">
                <text:p>10347.64</text:p>
              </table:table-cell>
              <table:table-cell office:value-type="float" office:value="9074.67">
                <text:p>9074.67</text:p>
              </table:table-cell>
              <table:table-cell office:value-type="float" office:value="8843.62">
                <text:p>8843.62</text:p>
              </table:table-cell>
              <table:table-cell office:value-type="float" office:value="8587.5">
                <text:p>8587.5</text:p>
              </table:table-cell>
              <table:table-cell office:value-type="float" office:value="6760.81">
                <text:p>6760.81</text:p>
              </table:table-cell>
              <table:table-cell office:value-type="float" office:value="5585.51">
                <text:p>5585.5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2134.91">
                <text:p>32134.91</text:p>
              </table:table-cell>
              <table:table-cell office:value-type="float" office:value="25574.37">
                <text:p>25574.37</text:p>
              </table:table-cell>
              <table:table-cell office:value-type="float" office:value="11932.2">
                <text:p>11932.2</text:p>
              </table:table-cell>
              <table:table-cell office:value-type="float" office:value="9838.42">
                <text:p>9838.42</text:p>
              </table:table-cell>
              <table:table-cell office:value-type="float" office:value="10268.76">
                <text:p>10268.76</text:p>
              </table:table-cell>
              <table:table-cell office:value-type="float" office:value="8683.39">
                <text:p>8683.39</text:p>
              </table:table-cell>
              <table:table-cell office:value-type="float" office:value="9735.24">
                <text:p>9735.24</text:p>
              </table:table-cell>
              <table:table-cell office:value-type="float" office:value="9186.49">
                <text:p>9186.49</text:p>
              </table:table-cell>
              <table:table-cell office:value-type="float" office:value="6236.61">
                <text:p>6236.61</text:p>
              </table:table-cell>
              <table:table-cell office:value-type="float" office:value="6121.23">
                <text:p>6121.2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1356.84">
                <text:p>31356.84</text:p>
              </table:table-cell>
              <table:table-cell office:value-type="float" office:value="27447.96">
                <text:p>27447.96</text:p>
              </table:table-cell>
              <table:table-cell office:value-type="float" office:value="12281.85">
                <text:p>12281.85</text:p>
              </table:table-cell>
              <table:table-cell office:value-type="float" office:value="10018.2">
                <text:p>10018.2</text:p>
              </table:table-cell>
              <table:table-cell office:value-type="float" office:value="10761.46">
                <text:p>10761.46</text:p>
              </table:table-cell>
              <table:table-cell office:value-type="float" office:value="8853.22">
                <text:p>8853.22</text:p>
              </table:table-cell>
              <table:table-cell office:value-type="float" office:value="9373.46">
                <text:p>9373.46</text:p>
              </table:table-cell>
              <table:table-cell office:value-type="float" office:value="7807.33">
                <text:p>7807.33</text:p>
              </table:table-cell>
              <table:table-cell office:value-type="float" office:value="6812.21">
                <text:p>6812.21</text:p>
              </table:table-cell>
              <table:table-cell office:value-type="float" office:value="6429.62">
                <text:p>6429.6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1124.78">
                <text:p>31124.78</text:p>
              </table:table-cell>
              <table:table-cell office:value-type="float" office:value="27367.67">
                <text:p>27367.67</text:p>
              </table:table-cell>
              <table:table-cell office:value-type="float" office:value="11485.48">
                <text:p>11485.48</text:p>
              </table:table-cell>
              <table:table-cell office:value-type="float" office:value="9598.96">
                <text:p>9598.96</text:p>
              </table:table-cell>
              <table:table-cell office:value-type="float" office:value="10067.19">
                <text:p>10067.19</text:p>
              </table:table-cell>
              <table:table-cell office:value-type="float" office:value="9486.13">
                <text:p>9486.13</text:p>
              </table:table-cell>
              <table:table-cell office:value-type="float" office:value="9546.27">
                <text:p>9546.27</text:p>
              </table:table-cell>
              <table:table-cell office:value-type="float" office:value="8193.68">
                <text:p>8193.68</text:p>
              </table:table-cell>
              <table:table-cell office:value-type="float" office:value="6752.99">
                <text:p>6752.99</text:p>
              </table:table-cell>
              <table:table-cell office:value-type="float" office:value="6297.66">
                <text:p>6297.6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1447.69">
                <text:p>31447.69</text:p>
              </table:table-cell>
              <table:table-cell office:value-type="float" office:value="27221.99">
                <text:p>27221.99</text:p>
              </table:table-cell>
              <table:table-cell office:value-type="float" office:value="11602.78">
                <text:p>11602.78</text:p>
              </table:table-cell>
              <table:table-cell office:value-type="float" office:value="9976.7">
                <text:p>9976.7</text:p>
              </table:table-cell>
              <table:table-cell office:value-type="float" office:value="10494.8">
                <text:p>10494.8</text:p>
              </table:table-cell>
              <table:table-cell office:value-type="float" office:value="7171.96">
                <text:p>7171.96</text:p>
              </table:table-cell>
              <table:table-cell office:value-type="float" office:value="9802.1">
                <text:p>9802.1</text:p>
              </table:table-cell>
              <table:table-cell office:value-type="float" office:value="9150.85">
                <text:p>9150.85</text:p>
              </table:table-cell>
              <table:table-cell office:value-type="float" office:value="7055.56">
                <text:p>7055.56</text:p>
              </table:table-cell>
              <table:table-cell office:value-type="float" office:value="6430.54">
                <text:p>6430.5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1054.17">
                <text:p>31054.17</text:p>
              </table:table-cell>
              <table:table-cell office:value-type="float" office:value="27109.58">
                <text:p>27109.58</text:p>
              </table:table-cell>
              <table:table-cell office:value-type="float" office:value="11338.7">
                <text:p>11338.7</text:p>
              </table:table-cell>
              <table:table-cell office:value-type="float" office:value="10869.39">
                <text:p>10869.39</text:p>
              </table:table-cell>
              <table:table-cell office:value-type="float" office:value="9688.22">
                <text:p>9688.22</text:p>
              </table:table-cell>
              <table:table-cell office:value-type="float" office:value="9026.92">
                <text:p>9026.92</text:p>
              </table:table-cell>
              <table:table-cell office:value-type="float" office:value="9905.86">
                <text:p>9905.86</text:p>
              </table:table-cell>
              <table:table-cell office:value-type="float" office:value="8861.46">
                <text:p>8861.46</text:p>
              </table:table-cell>
              <table:table-cell office:value-type="float" office:value="6817.08">
                <text:p>6817.08</text:p>
              </table:table-cell>
              <table:table-cell office:value-type="float" office:value="6575.62">
                <text:p>6575.6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31513.91">
                <text:p>31513.91</text:p>
              </table:table-cell>
              <table:table-cell office:value-type="float" office:value="27314.08">
                <text:p>27314.08</text:p>
              </table:table-cell>
              <table:table-cell office:value-type="float" office:value="12149.93">
                <text:p>12149.93</text:p>
              </table:table-cell>
              <table:table-cell office:value-type="float" office:value="10139.51">
                <text:p>10139.51</text:p>
              </table:table-cell>
              <table:table-cell office:value-type="float" office:value="9996.32">
                <text:p>9996.32</text:p>
              </table:table-cell>
              <table:table-cell office:value-type="float" office:value="9420.05">
                <text:p>9420.05</text:p>
              </table:table-cell>
              <table:table-cell office:value-type="float" office:value="9373.34">
                <text:p>9373.34</text:p>
              </table:table-cell>
              <table:table-cell office:value-type="float" office:value="8204.73">
                <text:p>8204.73</text:p>
              </table:table-cell>
              <table:table-cell office:value-type="float" office:value="6953.97">
                <text:p>6953.97</text:p>
              </table:table-cell>
              <table:table-cell office:value-type="float" office:value="6840.02">
                <text:p>6840.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0908.35">
                <text:p>30908.35</text:p>
              </table:table-cell>
              <table:table-cell office:value-type="float" office:value="28093.93">
                <text:p>28093.93</text:p>
              </table:table-cell>
              <table:table-cell office:value-type="float" office:value="11768.96">
                <text:p>11768.96</text:p>
              </table:table-cell>
              <table:table-cell office:value-type="float" office:value="9839.5">
                <text:p>9839.5</text:p>
              </table:table-cell>
              <table:table-cell office:value-type="float" office:value="9598.47">
                <text:p>9598.47</text:p>
              </table:table-cell>
              <table:table-cell office:value-type="float" office:value="8454.44">
                <text:p>8454.44</text:p>
              </table:table-cell>
              <table:table-cell office:value-type="float" office:value="9111.7">
                <text:p>9111.7</text:p>
              </table:table-cell>
              <table:table-cell office:value-type="float" office:value="8899.8">
                <text:p>8899.8</text:p>
              </table:table-cell>
              <table:table-cell office:value-type="float" office:value="6681.72">
                <text:p>6681.72</text:p>
              </table:table-cell>
              <table:table-cell office:value-type="float" office:value="6652.35">
                <text:p>6652.3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31398.94">
                <text:p>31398.94</text:p>
              </table:table-cell>
              <table:table-cell office:value-type="float" office:value="28149.25">
                <text:p>28149.25</text:p>
              </table:table-cell>
              <table:table-cell office:value-type="float" office:value="11748.13">
                <text:p>11748.13</text:p>
              </table:table-cell>
              <table:table-cell office:value-type="float" office:value="10901.66">
                <text:p>10901.66</text:p>
              </table:table-cell>
              <table:table-cell office:value-type="float" office:value="10611.6">
                <text:p>10611.6</text:p>
              </table:table-cell>
              <table:table-cell office:value-type="float" office:value="8696.3">
                <text:p>8696.3</text:p>
              </table:table-cell>
              <table:table-cell office:value-type="float" office:value="8837.27">
                <text:p>8837.27</text:p>
              </table:table-cell>
              <table:table-cell office:value-type="float" office:value="8328.29">
                <text:p>8328.29</text:p>
              </table:table-cell>
              <table:table-cell office:value-type="float" office:value="6809.56">
                <text:p>6809.56</text:p>
              </table:table-cell>
              <table:table-cell office:value-type="float" office:value="6825.85">
                <text:p>6825.8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1097.2">
                <text:p>31097.2</text:p>
              </table:table-cell>
              <table:table-cell office:value-type="float" office:value="27679.64">
                <text:p>27679.64</text:p>
              </table:table-cell>
              <table:table-cell office:value-type="float" office:value="11557.04">
                <text:p>11557.04</text:p>
              </table:table-cell>
              <table:table-cell office:value-type="float" office:value="9933.84">
                <text:p>9933.84</text:p>
              </table:table-cell>
              <table:table-cell office:value-type="float" office:value="8898.32">
                <text:p>8898.32</text:p>
              </table:table-cell>
              <table:table-cell office:value-type="float" office:value="9158.79">
                <text:p>9158.79</text:p>
              </table:table-cell>
              <table:table-cell office:value-type="float" office:value="10004.44">
                <text:p>10004.44</text:p>
              </table:table-cell>
              <table:table-cell office:value-type="float" office:value="8471.49">
                <text:p>8471.49</text:p>
              </table:table-cell>
              <table:table-cell office:value-type="float" office:value="6841.95">
                <text:p>6841.95</text:p>
              </table:table-cell>
              <table:table-cell office:value-type="float" office:value="6841.13">
                <text:p>6841.1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33918.28">
                <text:p>33918.28</text:p>
              </table:table-cell>
              <table:table-cell office:value-type="float" office:value="27717.68">
                <text:p>27717.68</text:p>
              </table:table-cell>
              <table:table-cell office:value-type="float" office:value="11476.85">
                <text:p>11476.85</text:p>
              </table:table-cell>
              <table:table-cell office:value-type="float" office:value="9934.17">
                <text:p>9934.17</text:p>
              </table:table-cell>
              <table:table-cell office:value-type="float" office:value="9892.19">
                <text:p>9892.19</text:p>
              </table:table-cell>
              <table:table-cell office:value-type="float" office:value="9395.58">
                <text:p>9395.58</text:p>
              </table:table-cell>
              <table:table-cell office:value-type="float" office:value="9653.08">
                <text:p>9653.08</text:p>
              </table:table-cell>
              <table:table-cell office:value-type="float" office:value="9097.16">
                <text:p>9097.16</text:p>
              </table:table-cell>
              <table:table-cell office:value-type="float" office:value="6959.02">
                <text:p>6959.02</text:p>
              </table:table-cell>
              <table:table-cell office:value-type="float" office:value="6651.5">
                <text:p>6651.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3695.6">
                <text:p>33695.6</text:p>
              </table:table-cell>
              <table:table-cell office:value-type="float" office:value="27910.55">
                <text:p>27910.55</text:p>
              </table:table-cell>
              <table:table-cell office:value-type="float" office:value="10613">
                <text:p>10613</text:p>
              </table:table-cell>
              <table:table-cell office:value-type="float" office:value="11014.49">
                <text:p>11014.49</text:p>
              </table:table-cell>
              <table:table-cell office:value-type="float" office:value="7120.2">
                <text:p>7120.2</text:p>
              </table:table-cell>
              <table:table-cell office:value-type="float" office:value="9334.33">
                <text:p>9334.33</text:p>
              </table:table-cell>
              <table:table-cell office:value-type="float" office:value="9817.83">
                <text:p>9817.83</text:p>
              </table:table-cell>
              <table:table-cell office:value-type="float" office:value="8778.2">
                <text:p>8778.2</text:p>
              </table:table-cell>
              <table:table-cell office:value-type="float" office:value="6679.6">
                <text:p>6679.6</text:p>
              </table:table-cell>
              <table:table-cell office:value-type="float" office:value="6843.61">
                <text:p>6843.61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31997.17">
                <text:p>31997.17</text:p>
              </table:table-cell>
              <table:table-cell office:value-type="float" office:value="27573.66">
                <text:p>27573.66</text:p>
              </table:table-cell>
              <table:table-cell office:value-type="float" office:value="12179.53">
                <text:p>12179.53</text:p>
              </table:table-cell>
              <table:table-cell office:value-type="float" office:value="10769.63">
                <text:p>10769.63</text:p>
              </table:table-cell>
              <table:table-cell office:value-type="float" office:value="9484.62">
                <text:p>9484.62</text:p>
              </table:table-cell>
              <table:table-cell office:value-type="float" office:value="9907.25">
                <text:p>9907.25</text:p>
              </table:table-cell>
              <table:table-cell office:value-type="float" office:value="9559.81">
                <text:p>9559.81</text:p>
              </table:table-cell>
              <table:table-cell office:value-type="float" office:value="8435.83">
                <text:p>8435.83</text:p>
              </table:table-cell>
              <table:table-cell office:value-type="float" office:value="6712.14">
                <text:p>6712.14</text:p>
              </table:table-cell>
              <table:table-cell office:value-type="float" office:value="6999.35">
                <text:p>6999.3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2365.05">
                <text:p>32365.05</text:p>
              </table:table-cell>
              <table:table-cell office:value-type="float" office:value="29370.45">
                <text:p>29370.45</text:p>
              </table:table-cell>
              <table:table-cell office:value-type="float" office:value="11787.44">
                <text:p>11787.44</text:p>
              </table:table-cell>
              <table:table-cell office:value-type="float" office:value="10438.12">
                <text:p>10438.12</text:p>
              </table:table-cell>
              <table:table-cell office:value-type="float" office:value="9571.6">
                <text:p>9571.6</text:p>
              </table:table-cell>
              <table:table-cell office:value-type="float" office:value="9880.03">
                <text:p>9880.03</text:p>
              </table:table-cell>
              <table:table-cell office:value-type="float" office:value="9820.68">
                <text:p>9820.68</text:p>
              </table:table-cell>
              <table:table-cell office:value-type="float" office:value="8789.16">
                <text:p>8789.16</text:p>
              </table:table-cell>
              <table:table-cell office:value-type="float" office:value="5708.76">
                <text:p>5708.76</text:p>
              </table:table-cell>
              <table:table-cell office:value-type="float" office:value="6619.58">
                <text:p>6619.5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32558.57">
                <text:p>32558.57</text:p>
              </table:table-cell>
              <table:table-cell office:value-type="float" office:value="27555.98">
                <text:p>27555.98</text:p>
              </table:table-cell>
              <table:table-cell office:value-type="float" office:value="11653.98">
                <text:p>11653.98</text:p>
              </table:table-cell>
              <table:table-cell office:value-type="float" office:value="11465.19">
                <text:p>11465.19</text:p>
              </table:table-cell>
              <table:table-cell office:value-type="float" office:value="9459.12">
                <text:p>9459.12</text:p>
              </table:table-cell>
              <table:table-cell office:value-type="float" office:value="9578.61">
                <text:p>9578.61</text:p>
              </table:table-cell>
              <table:table-cell office:value-type="float" office:value="9710.33">
                <text:p>9710.33</text:p>
              </table:table-cell>
              <table:table-cell office:value-type="float" office:value="8502.8">
                <text:p>8502.8</text:p>
              </table:table-cell>
              <table:table-cell office:value-type="float" office:value="7002.95">
                <text:p>7002.95</text:p>
              </table:table-cell>
              <table:table-cell office:value-type="float" office:value="6827.83">
                <text:p>6827.8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2249.12">
                <text:p>32249.12</text:p>
              </table:table-cell>
              <table:table-cell office:value-type="float" office:value="27389.15">
                <text:p>27389.15</text:p>
              </table:table-cell>
              <table:table-cell office:value-type="float" office:value="10839.21">
                <text:p>10839.21</text:p>
              </table:table-cell>
              <table:table-cell office:value-type="float" office:value="10142.08">
                <text:p>10142.08</text:p>
              </table:table-cell>
              <table:table-cell office:value-type="float" office:value="7131.61">
                <text:p>7131.61</text:p>
              </table:table-cell>
              <table:table-cell office:value-type="float" office:value="9965.41">
                <text:p>9965.41</text:p>
              </table:table-cell>
              <table:table-cell office:value-type="float" office:value="10248.39">
                <text:p>10248.39</text:p>
              </table:table-cell>
              <table:table-cell office:value-type="float" office:value="8462.56">
                <text:p>8462.56</text:p>
              </table:table-cell>
              <table:table-cell office:value-type="float" office:value="6695.45">
                <text:p>6695.45</text:p>
              </table:table-cell>
              <table:table-cell office:value-type="float" office:value="6623.93">
                <text:p>6623.93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31922.71">
                <text:p>31922.71</text:p>
              </table:table-cell>
              <table:table-cell office:value-type="float" office:value="27954.54">
                <text:p>27954.54</text:p>
              </table:table-cell>
              <table:table-cell office:value-type="float" office:value="12230.24">
                <text:p>12230.24</text:p>
              </table:table-cell>
              <table:table-cell office:value-type="float" office:value="10430.55">
                <text:p>10430.55</text:p>
              </table:table-cell>
              <table:table-cell office:value-type="float" office:value="8785.7">
                <text:p>8785.7</text:p>
              </table:table-cell>
              <table:table-cell office:value-type="float" office:value="9994.51">
                <text:p>9994.51</text:p>
              </table:table-cell>
              <table:table-cell office:value-type="float" office:value="10174.96">
                <text:p>10174.96</text:p>
              </table:table-cell>
              <table:table-cell office:value-type="float" office:value="9341.63">
                <text:p>9341.63</text:p>
              </table:table-cell>
              <table:table-cell office:value-type="float" office:value="6966.02">
                <text:p>6966.02</text:p>
              </table:table-cell>
              <table:table-cell office:value-type="float" office:value="5782.25">
                <text:p>5782.2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1658.49">
                <text:p>31658.49</text:p>
              </table:table-cell>
              <table:table-cell office:value-type="float" office:value="27496.97">
                <text:p>27496.97</text:p>
              </table:table-cell>
              <table:table-cell office:value-type="float" office:value="11295.93">
                <text:p>11295.93</text:p>
              </table:table-cell>
              <table:table-cell office:value-type="float" office:value="10609.13">
                <text:p>10609.13</text:p>
              </table:table-cell>
              <table:table-cell office:value-type="float" office:value="8945.59">
                <text:p>8945.59</text:p>
              </table:table-cell>
              <table:table-cell office:value-type="float" office:value="9619.09">
                <text:p>9619.09</text:p>
              </table:table-cell>
              <table:table-cell office:value-type="float" office:value="10209.73">
                <text:p>10209.73</text:p>
              </table:table-cell>
              <table:table-cell office:value-type="float" office:value="8149.78">
                <text:p>8149.78</text:p>
              </table:table-cell>
              <table:table-cell office:value-type="float" office:value="6815.84">
                <text:p>6815.84</text:p>
              </table:table-cell>
              <table:table-cell office:value-type="float" office:value="6628.61">
                <text:p>6628.61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32884.77">
                <text:p>32884.77</text:p>
              </table:table-cell>
              <table:table-cell office:value-type="float" office:value="27599.76">
                <text:p>27599.76</text:p>
              </table:table-cell>
              <table:table-cell office:value-type="float" office:value="11849.42">
                <text:p>11849.42</text:p>
              </table:table-cell>
              <table:table-cell office:value-type="float" office:value="10918.76">
                <text:p>10918.76</text:p>
              </table:table-cell>
              <table:table-cell office:value-type="float" office:value="10019.16">
                <text:p>10019.16</text:p>
              </table:table-cell>
              <table:table-cell office:value-type="float" office:value="10074.73">
                <text:p>10074.73</text:p>
              </table:table-cell>
              <table:table-cell office:value-type="float" office:value="9508.58">
                <text:p>9508.58</text:p>
              </table:table-cell>
              <table:table-cell office:value-type="float" office:value="7207.86">
                <text:p>7207.86</text:p>
              </table:table-cell>
              <table:table-cell office:value-type="float" office:value="6977.44">
                <text:p>6977.44</text:p>
              </table:table-cell>
              <table:table-cell office:value-type="float" office:value="6840.14">
                <text:p>6840.1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1095.64">
                <text:p>31095.64</text:p>
              </table:table-cell>
              <table:table-cell office:value-type="float" office:value="28667.53">
                <text:p>28667.53</text:p>
              </table:table-cell>
              <table:table-cell office:value-type="float" office:value="11577.16">
                <text:p>11577.16</text:p>
              </table:table-cell>
              <table:table-cell office:value-type="float" office:value="10867.4">
                <text:p>10867.4</text:p>
              </table:table-cell>
              <table:table-cell office:value-type="float" office:value="9766.22">
                <text:p>9766.22</text:p>
              </table:table-cell>
              <table:table-cell office:value-type="float" office:value="8799.57">
                <text:p>8799.57</text:p>
              </table:table-cell>
              <table:table-cell office:value-type="float" office:value="9300.78">
                <text:p>9300.78</text:p>
              </table:table-cell>
              <table:table-cell office:value-type="float" office:value="8847.49">
                <text:p>8847.49</text:p>
              </table:table-cell>
              <table:table-cell office:value-type="float" office:value="6814.74">
                <text:p>6814.74</text:p>
              </table:table-cell>
              <table:table-cell office:value-type="float" office:value="6574.48">
                <text:p>6574.4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31069.28">
                <text:p>31069.28</text:p>
              </table:table-cell>
              <table:table-cell office:value-type="float" office:value="28240.09">
                <text:p>28240.09</text:p>
              </table:table-cell>
              <table:table-cell office:value-type="float" office:value="12837.42">
                <text:p>12837.42</text:p>
              </table:table-cell>
              <table:table-cell office:value-type="float" office:value="10845.87">
                <text:p>10845.87</text:p>
              </table:table-cell>
              <table:table-cell office:value-type="float" office:value="9890.87">
                <text:p>9890.87</text:p>
              </table:table-cell>
              <table:table-cell office:value-type="float" office:value="8412.28">
                <text:p>8412.28</text:p>
              </table:table-cell>
              <table:table-cell office:value-type="float" office:value="9480.29">
                <text:p>9480.29</text:p>
              </table:table-cell>
              <table:table-cell office:value-type="float" office:value="8789.05">
                <text:p>8789.05</text:p>
              </table:table-cell>
              <table:table-cell office:value-type="float" office:value="7052.21">
                <text:p>7052.21</text:p>
              </table:table-cell>
              <table:table-cell office:value-type="float" office:value="6783.57">
                <text:p>6783.5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2325.61">
                <text:p>32325.61</text:p>
              </table:table-cell>
              <table:table-cell office:value-type="float" office:value="27858.01">
                <text:p>27858.01</text:p>
              </table:table-cell>
              <table:table-cell office:value-type="float" office:value="11573.06">
                <text:p>11573.06</text:p>
              </table:table-cell>
              <table:table-cell office:value-type="float" office:value="10817.21">
                <text:p>10817.21</text:p>
              </table:table-cell>
              <table:table-cell office:value-type="float" office:value="8652.21">
                <text:p>8652.21</text:p>
              </table:table-cell>
              <table:table-cell office:value-type="float" office:value="10688.36">
                <text:p>10688.36</text:p>
              </table:table-cell>
              <table:table-cell office:value-type="float" office:value="10174.84">
                <text:p>10174.84</text:p>
              </table:table-cell>
              <table:table-cell office:value-type="float" office:value="8479.53">
                <text:p>8479.53</text:p>
              </table:table-cell>
              <table:table-cell office:value-type="float" office:value="5968.99">
                <text:p>5968.99</text:p>
              </table:table-cell>
              <table:table-cell office:value-type="float" office:value="6255.75">
                <text:p>6255.7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32933.84">
                <text:p>32933.84</text:p>
              </table:table-cell>
              <table:table-cell office:value-type="float" office:value="28486.78">
                <text:p>28486.78</text:p>
              </table:table-cell>
              <table:table-cell office:value-type="float" office:value="11461.76">
                <text:p>11461.76</text:p>
              </table:table-cell>
              <table:table-cell office:value-type="float" office:value="10229.31">
                <text:p>10229.31</text:p>
              </table:table-cell>
              <table:table-cell office:value-type="float" office:value="9739.82">
                <text:p>9739.82</text:p>
              </table:table-cell>
              <table:table-cell office:value-type="float" office:value="9801.21">
                <text:p>9801.21</text:p>
              </table:table-cell>
              <table:table-cell office:value-type="float" office:value="9961.17">
                <text:p>9961.17</text:p>
              </table:table-cell>
              <table:table-cell office:value-type="float" office:value="8869.17">
                <text:p>8869.17</text:p>
              </table:table-cell>
              <table:table-cell office:value-type="float" office:value="6816.19">
                <text:p>6816.19</text:p>
              </table:table-cell>
              <table:table-cell office:value-type="float" office:value="6815.69">
                <text:p>6815.6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2139.62">
                <text:p>32139.62</text:p>
              </table:table-cell>
              <table:table-cell office:value-type="float" office:value="28383.61">
                <text:p>28383.61</text:p>
              </table:table-cell>
              <table:table-cell office:value-type="float" office:value="10911.31">
                <text:p>10911.31</text:p>
              </table:table-cell>
              <table:table-cell office:value-type="float" office:value="11044.8">
                <text:p>11044.8</text:p>
              </table:table-cell>
              <table:table-cell office:value-type="float" office:value="7184.57">
                <text:p>7184.57</text:p>
              </table:table-cell>
              <table:table-cell office:value-type="float" office:value="9379.71">
                <text:p>9379.71</text:p>
              </table:table-cell>
              <table:table-cell office:value-type="float" office:value="10421.92">
                <text:p>10421.92</text:p>
              </table:table-cell>
              <table:table-cell office:value-type="float" office:value="8873.48">
                <text:p>8873.48</text:p>
              </table:table-cell>
              <table:table-cell office:value-type="float" office:value="6835.67">
                <text:p>6835.67</text:p>
              </table:table-cell>
              <table:table-cell office:value-type="float" office:value="6540.09">
                <text:p>6540.0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33018.7">
                <text:p>33018.7</text:p>
              </table:table-cell>
              <table:table-cell office:value-type="float" office:value="28061.9">
                <text:p>28061.9</text:p>
              </table:table-cell>
              <table:table-cell office:value-type="float" office:value="10764.52">
                <text:p>10764.52</text:p>
              </table:table-cell>
              <table:table-cell office:value-type="float" office:value="10362.11">
                <text:p>10362.11</text:p>
              </table:table-cell>
              <table:table-cell office:value-type="float" office:value="9534.77">
                <text:p>9534.77</text:p>
              </table:table-cell>
              <table:table-cell office:value-type="float" office:value="10128.33">
                <text:p>10128.33</text:p>
              </table:table-cell>
              <table:table-cell office:value-type="float" office:value="9813.77">
                <text:p>9813.77</text:p>
              </table:table-cell>
              <table:table-cell office:value-type="float" office:value="8577.45">
                <text:p>8577.45</text:p>
              </table:table-cell>
              <table:table-cell office:value-type="float" office:value="5995.75">
                <text:p>5995.75</text:p>
              </table:table-cell>
              <table:table-cell office:value-type="float" office:value="6578.32">
                <text:p>6578.3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2595.95">
                <text:p>32595.95</text:p>
              </table:table-cell>
              <table:table-cell office:value-type="float" office:value="26904.92">
                <text:p>26904.92</text:p>
              </table:table-cell>
              <table:table-cell office:value-type="float" office:value="10928.82">
                <text:p>10928.82</text:p>
              </table:table-cell>
              <table:table-cell office:value-type="float" office:value="10113.04">
                <text:p>10113.04</text:p>
              </table:table-cell>
              <table:table-cell office:value-type="float" office:value="9662.07">
                <text:p>9662.07</text:p>
              </table:table-cell>
              <table:table-cell office:value-type="float" office:value="9927.98">
                <text:p>9927.98</text:p>
              </table:table-cell>
              <table:table-cell office:value-type="float" office:value="10522.1">
                <text:p>10522.1</text:p>
              </table:table-cell>
              <table:table-cell office:value-type="float" office:value="8782.46">
                <text:p>8782.46</text:p>
              </table:table-cell>
              <table:table-cell office:value-type="float" office:value="5980.28">
                <text:p>5980.28</text:p>
              </table:table-cell>
              <table:table-cell office:value-type="float" office:value="6663">
                <text:p>666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32043.51">
                <text:p>32043.51</text:p>
              </table:table-cell>
              <table:table-cell office:value-type="float" office:value="27855.88">
                <text:p>27855.88</text:p>
              </table:table-cell>
              <table:table-cell office:value-type="float" office:value="12105.95">
                <text:p>12105.95</text:p>
              </table:table-cell>
              <table:table-cell office:value-type="float" office:value="11234.94">
                <text:p>11234.94</text:p>
              </table:table-cell>
              <table:table-cell office:value-type="float" office:value="9425.94">
                <text:p>9425.94</text:p>
              </table:table-cell>
              <table:table-cell office:value-type="float" office:value="9781.14">
                <text:p>9781.14</text:p>
              </table:table-cell>
              <table:table-cell office:value-type="float" office:value="10192.32">
                <text:p>10192.32</text:p>
              </table:table-cell>
              <table:table-cell office:value-type="float" office:value="8981.39">
                <text:p>8981.39</text:p>
              </table:table-cell>
              <table:table-cell office:value-type="float" office:value="6876.07">
                <text:p>6876.07</text:p>
              </table:table-cell>
              <table:table-cell office:value-type="float" office:value="6821.99">
                <text:p>6821.9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1564.4">
                <text:p>31564.4</text:p>
              </table:table-cell>
              <table:table-cell office:value-type="float" office:value="26929.31">
                <text:p>26929.31</text:p>
              </table:table-cell>
              <table:table-cell office:value-type="float" office:value="11358.93">
                <text:p>11358.93</text:p>
              </table:table-cell>
              <table:table-cell office:value-type="float" office:value="10023.99">
                <text:p>10023.99</text:p>
              </table:table-cell>
              <table:table-cell office:value-type="float" office:value="8961.78">
                <text:p>8961.78</text:p>
              </table:table-cell>
              <table:table-cell office:value-type="float" office:value="10354.46">
                <text:p>10354.46</text:p>
              </table:table-cell>
              <table:table-cell office:value-type="float" office:value="10740.86">
                <text:p>10740.86</text:p>
              </table:table-cell>
              <table:table-cell office:value-type="float" office:value="8849.28">
                <text:p>8849.28</text:p>
              </table:table-cell>
              <table:table-cell office:value-type="float" office:value="6575.61">
                <text:p>6575.61</text:p>
              </table:table-cell>
              <table:table-cell office:value-type="float" office:value="6337.82">
                <text:p>6337.8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31811.19">
                <text:p>31811.19</text:p>
              </table:table-cell>
              <table:table-cell office:value-type="float" office:value="28116.75">
                <text:p>28116.75</text:p>
              </table:table-cell>
              <table:table-cell office:value-type="float" office:value="11824.07">
                <text:p>11824.07</text:p>
              </table:table-cell>
              <table:table-cell office:value-type="float" office:value="8631.99">
                <text:p>8631.99</text:p>
              </table:table-cell>
              <table:table-cell office:value-type="float" office:value="10108.92">
                <text:p>10108.92</text:p>
              </table:table-cell>
              <table:table-cell office:value-type="float" office:value="10121.73">
                <text:p>10121.73</text:p>
              </table:table-cell>
              <table:table-cell office:value-type="float" office:value="9739.77">
                <text:p>9739.77</text:p>
              </table:table-cell>
              <table:table-cell office:value-type="float" office:value="8936.27">
                <text:p>8936.27</text:p>
              </table:table-cell>
              <table:table-cell office:value-type="float" office:value="6282.8">
                <text:p>6282.8</text:p>
              </table:table-cell>
              <table:table-cell office:value-type="float" office:value="6750.38">
                <text:p>6750.3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1766.19">
                <text:p>31766.19</text:p>
              </table:table-cell>
              <table:table-cell office:value-type="float" office:value="29187.64">
                <text:p>29187.64</text:p>
              </table:table-cell>
              <table:table-cell office:value-type="float" office:value="11553.54">
                <text:p>11553.54</text:p>
              </table:table-cell>
              <table:table-cell office:value-type="float" office:value="10670.92">
                <text:p>10670.92</text:p>
              </table:table-cell>
              <table:table-cell office:value-type="float" office:value="9276.84">
                <text:p>9276.84</text:p>
              </table:table-cell>
              <table:table-cell office:value-type="float" office:value="9508.82">
                <text:p>9508.82</text:p>
              </table:table-cell>
              <table:table-cell office:value-type="float" office:value="10782.83">
                <text:p>10782.83</text:p>
              </table:table-cell>
              <table:table-cell office:value-type="float" office:value="7944.82">
                <text:p>7944.82</text:p>
              </table:table-cell>
              <table:table-cell office:value-type="float" office:value="7041.22">
                <text:p>7041.22</text:p>
              </table:table-cell>
              <table:table-cell office:value-type="float" office:value="6871.77">
                <text:p>6871.77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31594.85">
                <text:p>31594.85</text:p>
              </table:table-cell>
              <table:table-cell office:value-type="float" office:value="27755.55">
                <text:p>27755.55</text:p>
              </table:table-cell>
              <table:table-cell office:value-type="float" office:value="12830.31">
                <text:p>12830.31</text:p>
              </table:table-cell>
              <table:table-cell office:value-type="float" office:value="10352.5">
                <text:p>10352.5</text:p>
              </table:table-cell>
              <table:table-cell office:value-type="float" office:value="9799.56">
                <text:p>9799.56</text:p>
              </table:table-cell>
              <table:table-cell office:value-type="float" office:value="10378.79">
                <text:p>10378.79</text:p>
              </table:table-cell>
              <table:table-cell office:value-type="float" office:value="9927.41">
                <text:p>9927.41</text:p>
              </table:table-cell>
              <table:table-cell office:value-type="float" office:value="8114.39">
                <text:p>8114.39</text:p>
              </table:table-cell>
              <table:table-cell office:value-type="float" office:value="7383.55">
                <text:p>7383.55</text:p>
              </table:table-cell>
              <table:table-cell office:value-type="float" office:value="6930.59">
                <text:p>6930.5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1826.11">
                <text:p>31826.11</text:p>
              </table:table-cell>
              <table:table-cell office:value-type="float" office:value="27493.85">
                <text:p>27493.85</text:p>
              </table:table-cell>
              <table:table-cell office:value-type="float" office:value="12727.29">
                <text:p>12727.29</text:p>
              </table:table-cell>
              <table:table-cell office:value-type="float" office:value="10762.73">
                <text:p>10762.73</text:p>
              </table:table-cell>
              <table:table-cell office:value-type="float" office:value="9901.62">
                <text:p>9901.62</text:p>
              </table:table-cell>
              <table:table-cell office:value-type="float" office:value="9829.59">
                <text:p>9829.59</text:p>
              </table:table-cell>
              <table:table-cell office:value-type="float" office:value="8210.99">
                <text:p>8210.99</text:p>
              </table:table-cell>
              <table:table-cell office:value-type="float" office:value="8855.24">
                <text:p>8855.24</text:p>
              </table:table-cell>
              <table:table-cell office:value-type="float" office:value="7005.74">
                <text:p>7005.74</text:p>
              </table:table-cell>
              <table:table-cell office:value-type="float" office:value="6828.27">
                <text:p>6828.27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31702.43">
                <text:p>31702.43</text:p>
              </table:table-cell>
              <table:table-cell office:value-type="float" office:value="27005.79">
                <text:p>27005.79</text:p>
              </table:table-cell>
              <table:table-cell office:value-type="float" office:value="12931.47">
                <text:p>12931.47</text:p>
              </table:table-cell>
              <table:table-cell office:value-type="float" office:value="11245.44">
                <text:p>11245.44</text:p>
              </table:table-cell>
              <table:table-cell office:value-type="float" office:value="10010.74">
                <text:p>10010.74</text:p>
              </table:table-cell>
              <table:table-cell office:value-type="float" office:value="9639.09">
                <text:p>9639.09</text:p>
              </table:table-cell>
              <table:table-cell office:value-type="float" office:value="9168.22">
                <text:p>9168.22</text:p>
              </table:table-cell>
              <table:table-cell office:value-type="float" office:value="8845.31">
                <text:p>8845.31</text:p>
              </table:table-cell>
              <table:table-cell office:value-type="float" office:value="7052.43">
                <text:p>7052.43</text:p>
              </table:table-cell>
              <table:table-cell office:value-type="float" office:value="7117.96">
                <text:p>7117.9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1853.16">
                <text:p>31853.16</text:p>
              </table:table-cell>
              <table:table-cell office:value-type="float" office:value="26921.65">
                <text:p>26921.65</text:p>
              </table:table-cell>
              <table:table-cell office:value-type="float" office:value="11432.95">
                <text:p>11432.95</text:p>
              </table:table-cell>
              <table:table-cell office:value-type="float" office:value="10558.93">
                <text:p>10558.93</text:p>
              </table:table-cell>
              <table:table-cell office:value-type="float" office:value="8848.52">
                <text:p>8848.52</text:p>
              </table:table-cell>
              <table:table-cell office:value-type="float" office:value="10052.73">
                <text:p>10052.73</text:p>
              </table:table-cell>
              <table:table-cell office:value-type="float" office:value="9976.96">
                <text:p>9976.96</text:p>
              </table:table-cell>
              <table:table-cell office:value-type="float" office:value="8524.25">
                <text:p>8524.25</text:p>
              </table:table-cell>
              <table:table-cell office:value-type="float" office:value="6870.12">
                <text:p>6870.12</text:p>
              </table:table-cell>
              <table:table-cell office:value-type="float" office:value="6964.9">
                <text:p>6964.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31338.26">
                <text:p>31338.26</text:p>
              </table:table-cell>
              <table:table-cell office:value-type="float" office:value="28054.53">
                <text:p>28054.53</text:p>
              </table:table-cell>
              <table:table-cell office:value-type="float" office:value="10912.22">
                <text:p>10912.22</text:p>
              </table:table-cell>
              <table:table-cell office:value-type="float" office:value="10429.98">
                <text:p>10429.98</text:p>
              </table:table-cell>
              <table:table-cell office:value-type="float" office:value="10223.54">
                <text:p>10223.54</text:p>
              </table:table-cell>
              <table:table-cell office:value-type="float" office:value="9592.67">
                <text:p>9592.67</text:p>
              </table:table-cell>
              <table:table-cell office:value-type="float" office:value="10428.45">
                <text:p>10428.45</text:p>
              </table:table-cell>
              <table:table-cell office:value-type="float" office:value="9090">
                <text:p>9090</text:p>
              </table:table-cell>
              <table:table-cell office:value-type="float" office:value="7417.78">
                <text:p>7417.78</text:p>
              </table:table-cell>
              <table:table-cell office:value-type="float" office:value="6501.16">
                <text:p>6501.1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1957.16">
                <text:p>31957.16</text:p>
              </table:table-cell>
              <table:table-cell office:value-type="float" office:value="26433.95">
                <text:p>26433.95</text:p>
              </table:table-cell>
              <table:table-cell office:value-type="float" office:value="9334.76">
                <text:p>9334.76</text:p>
              </table:table-cell>
              <table:table-cell office:value-type="float" office:value="10897.02">
                <text:p>10897.02</text:p>
              </table:table-cell>
              <table:table-cell office:value-type="float" office:value="8348.39">
                <text:p>8348.39</text:p>
              </table:table-cell>
              <table:table-cell office:value-type="float" office:value="9317.75">
                <text:p>9317.75</text:p>
              </table:table-cell>
              <table:table-cell office:value-type="float" office:value="8973.48">
                <text:p>8973.48</text:p>
              </table:table-cell>
              <table:table-cell office:value-type="float" office:value="9053.2">
                <text:p>9053.2</text:p>
              </table:table-cell>
              <table:table-cell office:value-type="float" office:value="6848.52">
                <text:p>6848.52</text:p>
              </table:table-cell>
              <table:table-cell office:value-type="float" office:value="6486.85">
                <text:p>6486.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001cm" svg:height="15.001cm" xlink:href=".." xlink:type="simple" chart:class="chart:line" chart:style-name="ch1">
        <chart:title svg:x="6.424cm" svg:y="0.436cm" chart:style-name="ch2">
          <text:p>Local / Remote Machine MySQL</text:p>
        </chart:title>
        <chart:legend chart:legend-position="bottom" svg:x="1.049cm" svg:y="12.908cm" style:legend-expansion="wide" chart:style-name="ch3"/>
        <chart:plot-area chart:style-name="ch4" table:cell-range-address="Sheet1.A5:Sheet1.A65 Sheet1.D5:Sheet1.D65 Sheet1.H5:Sheet1.H65 Sheet1.M5:Sheet1.M65 Sheet1.Q5:Sheet1.Q65 Sheet1.U5:Sheet1.U65 Sheet1.Y5:Sheet1.Y65 Sheet1.AC5:Sheet1.AC65 Sheet1.AG5:Sheet1.AG65 Sheet1.AK5:Sheet1.AK65 Sheet1.AO5:Sheet1.AO65" chart:data-source-has-labels="both" svg:x="1.411cm" svg:y="1.541cm" svg:width="18.19cm" svg:height="9.902cm">
          <chart:coordinate-region svg:x="2.085cm" svg:y="1.675cm" svg:width="17.516cm" svg:height="8.723cm"/>
          <chart:axis chart:dimension="x" chart:name="primary-x" chart:style-name="ch5" chartooo:axis-type="auto">
            <chartooo:date-scale/>
            <chart:title svg:x="9.801cm" svg:y="11.743cm" chart:style-name="ch6">
              <text:p>seconds</text:p>
            </chart:title>
            <chart:categories table:cell-range-address="Sheet1.A6:Sheet1.A65"/>
          </chart:axis>
          <chart:axis chart:dimension="y" chart:name="primary-y" chart:style-name="ch5">
            <chart:title svg:x="0.451cm" svg:y="7.965cm" chart:style-name="ch7">
              <text:p>95% latency (ms)</text:p>
            </chart:title>
            <chart:grid chart:style-name="ch8" chart:class="major"/>
          </chart:axis>
          <chart:series chart:style-name="ch9" chart:values-cell-range-address="Sheet1.D6:Sheet1.D65" chart:label-cell-address="Sheet1.D5:Sheet1.D5" chart:class="chart:line">
            <chart:data-point chart:repeated="60"/>
          </chart:series>
          <chart:series chart:style-name="ch10" chart:values-cell-range-address="Sheet1.H6:Sheet1.H65" chart:label-cell-address="Sheet1.H5:Sheet1.H5" chart:class="chart:line">
            <chart:data-point chart:repeated="60"/>
          </chart:series>
          <chart:series chart:style-name="ch11" chart:values-cell-range-address="Sheet1.M6:Sheet1.M65" chart:label-cell-address="Sheet1.M5:Sheet1.M5" chart:class="chart:line">
            <chart:data-point chart:repeated="60"/>
          </chart:series>
          <chart:series chart:style-name="ch12" chart:values-cell-range-address="Sheet1.Q6:Sheet1.Q65" chart:label-cell-address="Sheet1.Q5:Sheet1.Q5" chart:class="chart:line">
            <chart:data-point chart:repeated="60"/>
          </chart:series>
          <chart:series chart:style-name="ch13" chart:values-cell-range-address="Sheet1.U6:Sheet1.U65" chart:label-cell-address="Sheet1.U5:Sheet1.U5" chart:class="chart:line">
            <chart:data-point chart:repeated="60"/>
          </chart:series>
          <chart:series chart:style-name="ch14" chart:values-cell-range-address="Sheet1.Y6:Sheet1.Y65" chart:label-cell-address="Sheet1.Y5:Sheet1.Y5" chart:class="chart:line">
            <chart:data-point chart:repeated="60"/>
          </chart:series>
          <chart:series chart:style-name="ch15" chart:values-cell-range-address="Sheet1.AC6:Sheet1.AC65" chart:label-cell-address="Sheet1.AC5:Sheet1.AC5" chart:class="chart:line">
            <chart:data-point chart:repeated="60"/>
          </chart:series>
          <chart:series chart:style-name="ch16" chart:values-cell-range-address="Sheet1.AG6:Sheet1.AG65" chart:label-cell-address="Sheet1.AG5:Sheet1.AG5" chart:class="chart:line">
            <chart:data-point chart:repeated="60"/>
          </chart:series>
          <chart:series chart:style-name="ch17" chart:values-cell-range-address="Sheet1.AK6:Sheet1.AK65" chart:label-cell-address="Sheet1.AK5:Sheet1.AK5" chart:class="chart:line">
            <chart:data-point chart:repeated="60"/>
          </chart:series>
          <chart:series chart:style-name="ch18" chart:values-cell-range-address="Sheet1.AO6:Sheet1.AO65" chart:label-cell-address="Sheet1.AO5:Sheet1.AO5" chart:class="chart:line">
            <chart:data-point chart:repeated="6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SQL 5.7</text:p>
                <draw:g>
                  <svg:desc>Sheet1.D5:Sheet1.D5</svg:desc>
                </draw:g>
              </table:table-cell>
              <table:table-cell office:value-type="string">
                <text:p>MySQL 8.0</text:p>
                <draw:g>
                  <svg:desc>Sheet1.H5:Sheet1.H5</svg:desc>
                </draw:g>
              </table:table-cell>
              <table:table-cell office:value-type="string">
                <text:p>remote MySQL 5.7</text:p>
                <draw:g>
                  <svg:desc>Sheet1.M5:Sheet1.M5</svg:desc>
                </draw:g>
              </table:table-cell>
              <table:table-cell office:value-type="string">
                <text:p>remote MySQL 8.0</text:p>
                <draw:g>
                  <svg:desc>Sheet1.Q5:Sheet1.Q5</svg:desc>
                </draw:g>
              </table:table-cell>
              <table:table-cell office:value-type="string">
                <text:p>Haproxy remote MySQL 5.7</text:p>
                <draw:g>
                  <svg:desc>Sheet1.U5:Sheet1.U5</svg:desc>
                </draw:g>
              </table:table-cell>
              <table:table-cell office:value-type="string">
                <text:p>Haproxy remote MySQL 8.0</text:p>
                <draw:g>
                  <svg:desc>Sheet1.Y5:Sheet1.Y5</svg:desc>
                </draw:g>
              </table:table-cell>
              <table:table-cell office:value-type="string">
                <text:p>Traefik remote MySQL 5.7</text:p>
                <draw:g>
                  <svg:desc>Sheet1.AC5:Sheet1.AC5</svg:desc>
                </draw:g>
              </table:table-cell>
              <table:table-cell office:value-type="string">
                <text:p>Traefik remote MySQL 8.0</text:p>
                <draw:g>
                  <svg:desc>Sheet1.AG5:Sheet1.AG5</svg:desc>
                </draw:g>
              </table:table-cell>
              <table:table-cell office:value-type="string">
                <text:p>ProxySQL remote MySQL 5.7</text:p>
                <draw:g>
                  <svg:desc>Sheet1.AK5:Sheet1.AK5</svg:desc>
                </draw:g>
              </table:table-cell>
              <table:table-cell office:value-type="string">
                <text:p>ProxySQL remote MySQL 8.0</text:p>
                <draw:g>
                  <svg:desc>Sheet1.AO5:Sheet1.AO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6:Sheet1.A65</svg:desc>
                </draw:g>
              </table:table-cell>
              <table:table-cell office:value-type="float" office:value="2.11">
                <text:p>2.11</text:p>
                <draw:g>
                  <svg:desc>Sheet1.D6:Sheet1.D65</svg:desc>
                </draw:g>
              </table:table-cell>
              <table:table-cell office:value-type="float" office:value="3.25">
                <text:p>3.25</text:p>
                <draw:g>
                  <svg:desc>Sheet1.H6:Sheet1.H65</svg:desc>
                </draw:g>
              </table:table-cell>
              <table:table-cell office:value-type="float" office:value="5.88">
                <text:p>5.88</text:p>
                <draw:g>
                  <svg:desc>Sheet1.M6:Sheet1.M65</svg:desc>
                </draw:g>
              </table:table-cell>
              <table:table-cell office:value-type="float" office:value="6.21">
                <text:p>6.21</text:p>
                <draw:g>
                  <svg:desc>Sheet1.Q6:Sheet1.Q65</svg:desc>
                </draw:g>
              </table:table-cell>
              <table:table-cell office:value-type="float" office:value="7.56">
                <text:p>7.56</text:p>
                <draw:g>
                  <svg:desc>Sheet1.U6:Sheet1.U65</svg:desc>
                </draw:g>
              </table:table-cell>
              <table:table-cell office:value-type="float" office:value="7.98">
                <text:p>7.98</text:p>
                <draw:g>
                  <svg:desc>Sheet1.Y6:Sheet1.Y65</svg:desc>
                </draw:g>
              </table:table-cell>
              <table:table-cell office:value-type="float" office:value="7.3">
                <text:p>7.3</text:p>
                <draw:g>
                  <svg:desc>Sheet1.AC6:Sheet1.AC65</svg:desc>
                </draw:g>
              </table:table-cell>
              <table:table-cell office:value-type="float" office:value="6.79">
                <text:p>6.79</text:p>
                <draw:g>
                  <svg:desc>Sheet1.AG6:Sheet1.AG65</svg:desc>
                </draw:g>
              </table:table-cell>
              <table:table-cell office:value-type="float" office:value="9.22">
                <text:p>9.22</text:p>
                <draw:g>
                  <svg:desc>Sheet1.AK6:Sheet1.AK65</svg:desc>
                </draw:g>
              </table:table-cell>
              <table:table-cell office:value-type="float" office:value="11.04">
                <text:p>11.04</text:p>
                <draw:g>
                  <svg:desc>Sheet1.AO6:Sheet1.AO6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22">
                <text:p>2.22</text:p>
              </table:table-cell>
              <table:table-cell office:value-type="float" office:value="2.81">
                <text:p>2.81</text:p>
              </table:table-cell>
              <table:table-cell office:value-type="float" office:value="5.99">
                <text:p>5.99</text:p>
              </table:table-cell>
              <table:table-cell office:value-type="float" office:value="7.3">
                <text:p>7.3</text:p>
              </table:table-cell>
              <table:table-cell office:value-type="float" office:value="7.7">
                <text:p>7.7</text:p>
              </table:table-cell>
              <table:table-cell office:value-type="float" office:value="7.84">
                <text:p>7.84</text:p>
              </table:table-cell>
              <table:table-cell office:value-type="float" office:value="7.17">
                <text:p>7.17</text:p>
              </table:table-cell>
              <table:table-cell office:value-type="float" office:value="6.91">
                <text:p>6.91</text:p>
              </table:table-cell>
              <table:table-cell office:value-type="float" office:value="13.46">
                <text:p>13.46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03">
                <text:p>2.03</text:p>
              </table:table-cell>
              <table:table-cell office:value-type="float" office:value="2.66">
                <text:p>2.66</text:p>
              </table:table-cell>
              <table:table-cell office:value-type="float" office:value="6.09">
                <text:p>6.09</text:p>
              </table:table-cell>
              <table:table-cell office:value-type="float" office:value="7.3">
                <text:p>7.3</text:p>
              </table:table-cell>
              <table:table-cell office:value-type="float" office:value="7.56">
                <text:p>7.56</text:p>
              </table:table-cell>
              <table:table-cell office:value-type="float" office:value="8.43">
                <text:p>8.43</text:p>
              </table:table-cell>
              <table:table-cell office:value-type="float" office:value="7.43">
                <text:p>7.43</text:p>
              </table:table-cell>
              <table:table-cell office:value-type="float" office:value="7.56">
                <text:p>7.56</text:p>
              </table:table-cell>
              <table:table-cell office:value-type="float" office:value="13.95">
                <text:p>13.95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14">
                <text:p>2.14</text:p>
              </table:table-cell>
              <table:table-cell office:value-type="float" office:value="2.61">
                <text:p>2.61</text:p>
              </table:table-cell>
              <table:table-cell office:value-type="float" office:value="6.09">
                <text:p>6.09</text:p>
              </table:table-cell>
              <table:table-cell office:value-type="float" office:value="8.74">
                <text:p>8.74</text:p>
              </table:table-cell>
              <table:table-cell office:value-type="float" office:value="8.13">
                <text:p>8.13</text:p>
              </table:table-cell>
              <table:table-cell office:value-type="float" office:value="8.13">
                <text:p>8.13</text:p>
              </table:table-cell>
              <table:table-cell office:value-type="float" office:value="6.91">
                <text:p>6.91</text:p>
              </table:table-cell>
              <table:table-cell office:value-type="float" office:value="7.7">
                <text:p>7.7</text:p>
              </table:table-cell>
              <table:table-cell office:value-type="float" office:value="11.65">
                <text:p>11.65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.48">
                <text:p>2.48</text:p>
              </table:table-cell>
              <table:table-cell office:value-type="float" office:value="6.43">
                <text:p>6.43</text:p>
              </table:table-cell>
              <table:table-cell office:value-type="float" office:value="7.56">
                <text:p>7.56</text:p>
              </table:table-cell>
              <table:table-cell office:value-type="float" office:value="8.13">
                <text:p>8.13</text:p>
              </table:table-cell>
              <table:table-cell office:value-type="float" office:value="7.98">
                <text:p>7.98</text:p>
              </table:table-cell>
              <table:table-cell office:value-type="float" office:value="6.32">
                <text:p>6.32</text:p>
              </table:table-cell>
              <table:table-cell office:value-type="float" office:value="7.04">
                <text:p>7.04</text:p>
              </table:table-cell>
              <table:table-cell office:value-type="float" office:value="11.04">
                <text:p>11.04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.66">
                <text:p>2.66</text:p>
              </table:table-cell>
              <table:table-cell office:value-type="float" office:value="6.43">
                <text:p>6.43</text:p>
              </table:table-cell>
              <table:table-cell office:value-type="float" office:value="7.04">
                <text:p>7.04</text:p>
              </table:table-cell>
              <table:table-cell office:value-type="float" office:value="8.13">
                <text:p>8.13</text:p>
              </table:table-cell>
              <table:table-cell office:value-type="float" office:value="7.98">
                <text:p>7.98</text:p>
              </table:table-cell>
              <table:table-cell office:value-type="float" office:value="6.43">
                <text:p>6.43</text:p>
              </table:table-cell>
              <table:table-cell office:value-type="float" office:value="7.84">
                <text:p>7.84</text:p>
              </table:table-cell>
              <table:table-cell office:value-type="float" office:value="12.52">
                <text:p>12.5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.07">
                <text:p>2.07</text:p>
              </table:table-cell>
              <table:table-cell office:value-type="float" office:value="2.76">
                <text:p>2.76</text:p>
              </table:table-cell>
              <table:table-cell office:value-type="float" office:value="5.18">
                <text:p>5.18</text:p>
              </table:table-cell>
              <table:table-cell office:value-type="float" office:value="7.3">
                <text:p>7.3</text:p>
              </table:table-cell>
              <table:table-cell office:value-type="float" office:value="7.17">
                <text:p>7.17</text:p>
              </table:table-cell>
              <table:table-cell office:value-type="float" office:value="7.3">
                <text:p>7.3</text:p>
              </table:table-cell>
              <table:table-cell office:value-type="float" office:value="7.17">
                <text:p>7.17</text:p>
              </table:table-cell>
              <table:table-cell office:value-type="float" office:value="7.56">
                <text:p>7.56</text:p>
              </table:table-cell>
              <table:table-cell office:value-type="float" office:value="10.65">
                <text:p>10.65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2.71">
                <text:p>2.71</text:p>
              </table:table-cell>
              <table:table-cell office:value-type="float" office:value="5.77">
                <text:p>5.77</text:p>
              </table:table-cell>
              <table:table-cell office:value-type="float" office:value="6.79">
                <text:p>6.79</text:p>
              </table:table-cell>
              <table:table-cell office:value-type="float" office:value="7.7">
                <text:p>7.7</text:p>
              </table:table-cell>
              <table:table-cell office:value-type="float" office:value="7.98">
                <text:p>7.98</text:p>
              </table:table-cell>
              <table:table-cell office:value-type="float" office:value="9.39">
                <text:p>9.39</text:p>
              </table:table-cell>
              <table:table-cell office:value-type="float" office:value="7.17">
                <text:p>7.17</text:p>
              </table:table-cell>
              <table:table-cell office:value-type="float" office:value="25.28">
                <text:p>25.28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93">
                <text:p>1.93</text:p>
              </table:table-cell>
              <table:table-cell office:value-type="float" office:value="2.57">
                <text:p>2.57</text:p>
              </table:table-cell>
              <table:table-cell office:value-type="float" office:value="5.18">
                <text:p>5.18</text:p>
              </table:table-cell>
              <table:table-cell office:value-type="float" office:value="8.13">
                <text:p>8.13</text:p>
              </table:table-cell>
              <table:table-cell office:value-type="float" office:value="7.17">
                <text:p>7.17</text:p>
              </table:table-cell>
              <table:table-cell office:value-type="float" office:value="7.56">
                <text:p>7.56</text:p>
              </table:table-cell>
              <table:table-cell office:value-type="float" office:value="9.91">
                <text:p>9.91</text:p>
              </table:table-cell>
              <table:table-cell office:value-type="float" office:value="7.43">
                <text:p>7.43</text:p>
              </table:table-cell>
              <table:table-cell office:value-type="float" office:value="10.27">
                <text:p>10.27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18">
                <text:p>2.18</text:p>
              </table:table-cell>
              <table:table-cell office:value-type="float" office:value="2.71">
                <text:p>2.71</text:p>
              </table:table-cell>
              <table:table-cell office:value-type="float" office:value="5.47">
                <text:p>5.47</text:p>
              </table:table-cell>
              <table:table-cell office:value-type="float" office:value="6.79">
                <text:p>6.79</text:p>
              </table:table-cell>
              <table:table-cell office:value-type="float" office:value="6.55">
                <text:p>6.55</text:p>
              </table:table-cell>
              <table:table-cell office:value-type="float" office:value="7.98">
                <text:p>7.98</text:p>
              </table:table-cell>
              <table:table-cell office:value-type="float" office:value="8.13">
                <text:p>8.13</text:p>
              </table:table-cell>
              <table:table-cell office:value-type="float" office:value="7.56">
                <text:p>7.56</text:p>
              </table:table-cell>
              <table:table-cell office:value-type="float" office:value="9.91">
                <text:p>9.91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.07">
                <text:p>2.07</text:p>
              </table:table-cell>
              <table:table-cell office:value-type="float" office:value="2.66">
                <text:p>2.66</text:p>
              </table:table-cell>
              <table:table-cell office:value-type="float" office:value="5.47">
                <text:p>5.47</text:p>
              </table:table-cell>
              <table:table-cell office:value-type="float" office:value="6.32">
                <text:p>6.32</text:p>
              </table:table-cell>
              <table:table-cell office:value-type="float" office:value="5.88">
                <text:p>5.88</text:p>
              </table:table-cell>
              <table:table-cell office:value-type="float" office:value="7.7">
                <text:p>7.7</text:p>
              </table:table-cell>
              <table:table-cell office:value-type="float" office:value="7.98">
                <text:p>7.98</text:p>
              </table:table-cell>
              <table:table-cell office:value-type="float" office:value="7.56">
                <text:p>7.56</text:p>
              </table:table-cell>
              <table:table-cell office:value-type="float" office:value="10.46">
                <text:p>10.46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96">
                <text:p>1.96</text:p>
              </table:table-cell>
              <table:table-cell office:value-type="float" office:value="2.71">
                <text:p>2.71</text:p>
              </table:table-cell>
              <table:table-cell office:value-type="float" office:value="5.67">
                <text:p>5.67</text:p>
              </table:table-cell>
              <table:table-cell office:value-type="float" office:value="6.43">
                <text:p>6.43</text:p>
              </table:table-cell>
              <table:table-cell office:value-type="float" office:value="7.7">
                <text:p>7.7</text:p>
              </table:table-cell>
              <table:table-cell office:value-type="float" office:value="7.7">
                <text:p>7.7</text:p>
              </table:table-cell>
              <table:table-cell office:value-type="float" office:value="7.84">
                <text:p>7.84</text:p>
              </table:table-cell>
              <table:table-cell office:value-type="float" office:value="7.56">
                <text:p>7.56</text:p>
              </table:table-cell>
              <table:table-cell office:value-type="float" office:value="10.65">
                <text:p>10.6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.03">
                <text:p>2.03</text:p>
              </table:table-cell>
              <table:table-cell office:value-type="float" office:value="2.91">
                <text:p>2.91</text:p>
              </table:table-cell>
              <table:table-cell office:value-type="float" office:value="6.09">
                <text:p>6.09</text:p>
              </table:table-cell>
              <table:table-cell office:value-type="float" office:value="6.55">
                <text:p>6.55</text:p>
              </table:table-cell>
              <table:table-cell office:value-type="float" office:value="10.27">
                <text:p>10.27</text:p>
              </table:table-cell>
              <table:table-cell office:value-type="float" office:value="7.43">
                <text:p>7.43</text:p>
              </table:table-cell>
              <table:table-cell office:value-type="float" office:value="7.98">
                <text:p>7.98</text:p>
              </table:table-cell>
              <table:table-cell office:value-type="float" office:value="7.56">
                <text:p>7.56</text:p>
              </table:table-cell>
              <table:table-cell office:value-type="float" office:value="11.87">
                <text:p>11.87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2.66">
                <text:p>2.66</text:p>
              </table:table-cell>
              <table:table-cell office:value-type="float" office:value="6.21">
                <text:p>6.21</text:p>
              </table:table-cell>
              <table:table-cell office:value-type="float" office:value="6.32">
                <text:p>6.32</text:p>
              </table:table-cell>
              <table:table-cell office:value-type="float" office:value="7.04">
                <text:p>7.04</text:p>
              </table:table-cell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7.56">
                <text:p>7.56</text:p>
              </table:table-cell>
              <table:table-cell office:value-type="float" office:value="11.45">
                <text:p>11.45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93">
                <text:p>1.93</text:p>
              </table:table-cell>
              <table:table-cell office:value-type="float" office:value="2.66">
                <text:p>2.66</text:p>
              </table:table-cell>
              <table:table-cell office:value-type="float" office:value="6.55">
                <text:p>6.55</text:p>
              </table:table-cell>
              <table:table-cell office:value-type="float" office:value="6.43">
                <text:p>6.43</text:p>
              </table:table-cell>
              <table:table-cell office:value-type="float" office:value="7.17">
                <text:p>7.17</text:p>
              </table:table-cell>
              <table:table-cell office:value-type="float" office:value="7.17">
                <text:p>7.17</text:p>
              </table:table-cell>
              <table:table-cell office:value-type="float" office:value="7.7">
                <text:p>7.7</text:p>
              </table:table-cell>
              <table:table-cell office:value-type="float" office:value="7.7">
                <text:p>7.7</text:p>
              </table:table-cell>
              <table:table-cell office:value-type="float" office:value="9.91">
                <text:p>9.91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93">
                <text:p>1.93</text:p>
              </table:table-cell>
              <table:table-cell office:value-type="float" office:value="2.71">
                <text:p>2.71</text:p>
              </table:table-cell>
              <table:table-cell office:value-type="float" office:value="7.04">
                <text:p>7.04</text:p>
              </table:table-cell>
              <table:table-cell office:value-type="float" office:value="6.91">
                <text:p>6.91</text:p>
              </table:table-cell>
              <table:table-cell office:value-type="float" office:value="6.67">
                <text:p>6.67</text:p>
              </table:table-cell>
              <table:table-cell office:value-type="float" office:value="6.79">
                <text:p>6.79</text:p>
              </table:table-cell>
              <table:table-cell office:value-type="float" office:value="7.3">
                <text:p>7.3</text:p>
              </table:table-cell>
              <table:table-cell office:value-type="float" office:value="8.13">
                <text:p>8.13</text:p>
              </table:table-cell>
              <table:table-cell office:value-type="float" office:value="10.09">
                <text:p>10.09</text:p>
              </table:table-cell>
              <table:table-cell office:value-type="float" office:value="13.46">
                <text:p>13.4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2.57">
                <text:p>2.57</text:p>
              </table:table-cell>
              <table:table-cell office:value-type="float" office:value="6.43">
                <text:p>6.43</text:p>
              </table:table-cell>
              <table:table-cell office:value-type="float" office:value="6.67">
                <text:p>6.67</text:p>
              </table:table-cell>
              <table:table-cell office:value-type="float" office:value="6.43">
                <text:p>6.43</text:p>
              </table:table-cell>
              <table:table-cell office:value-type="float" office:value="7.3">
                <text:p>7.3</text:p>
              </table:table-cell>
              <table:table-cell office:value-type="float" office:value="8.13">
                <text:p>8.13</text:p>
              </table:table-cell>
              <table:table-cell office:value-type="float" office:value="7.3">
                <text:p>7.3</text:p>
              </table:table-cell>
              <table:table-cell office:value-type="float" office:value="10.65">
                <text:p>10.6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2.57">
                <text:p>2.57</text:p>
              </table:table-cell>
              <table:table-cell office:value-type="float" office:value="6.09">
                <text:p>6.09</text:p>
              </table:table-cell>
              <table:table-cell office:value-type="float" office:value="6.32">
                <text:p>6.32</text:p>
              </table:table-cell>
              <table:table-cell office:value-type="float" office:value="7.04">
                <text:p>7.04</text:p>
              </table:table-cell>
              <table:table-cell office:value-type="float" office:value="7.04">
                <text:p>7.04</text:p>
              </table:table-cell>
              <table:table-cell office:value-type="float" office:value="7.56">
                <text:p>7.56</text:p>
              </table:table-cell>
              <table:table-cell office:value-type="float" office:value="8.9">
                <text:p>8.9</text:p>
              </table:table-cell>
              <table:table-cell office:value-type="float" office:value="10.46">
                <text:p>10.46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.93">
                <text:p>1.93</text:p>
              </table:table-cell>
              <table:table-cell office:value-type="float" office:value="2.57">
                <text:p>2.57</text:p>
              </table:table-cell>
              <table:table-cell office:value-type="float" office:value="6.43">
                <text:p>6.43</text:p>
              </table:table-cell>
              <table:table-cell office:value-type="float" office:value="7.3">
                <text:p>7.3</text:p>
              </table:table-cell>
              <table:table-cell office:value-type="float" office:value="6.79">
                <text:p>6.79</text:p>
              </table:table-cell>
              <table:table-cell office:value-type="float" office:value="6.91">
                <text:p>6.91</text:p>
              </table:table-cell>
              <table:table-cell office:value-type="float" office:value="6.91">
                <text:p>6.91</text:p>
              </table:table-cell>
              <table:table-cell office:value-type="float" office:value="7.84">
                <text:p>7.84</text:p>
              </table:table-cell>
              <table:table-cell office:value-type="float" office:value="9.91">
                <text:p>9.91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35">
                <text:p>2.35</text:p>
              </table:table-cell>
              <table:table-cell office:value-type="float" office:value="2.76">
                <text:p>2.76</text:p>
              </table:table-cell>
              <table:table-cell office:value-type="float" office:value="6.79">
                <text:p>6.79</text:p>
              </table:table-cell>
              <table:table-cell office:value-type="float" office:value="6.67">
                <text:p>6.67</text:p>
              </table:table-cell>
              <table:table-cell office:value-type="float" office:value="7.3">
                <text:p>7.3</text:p>
              </table:table-cell>
              <table:table-cell office:value-type="float" office:value="7.56">
                <text:p>7.56</text:p>
              </table:table-cell>
              <table:table-cell office:value-type="float" office:value="8.74">
                <text:p>8.74</text:p>
              </table:table-cell>
              <table:table-cell office:value-type="float" office:value="8.13">
                <text:p>8.13</text:p>
              </table:table-cell>
              <table:table-cell office:value-type="float" office:value="10.84">
                <text:p>10.84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.11">
                <text:p>2.11</text:p>
              </table:table-cell>
              <table:table-cell office:value-type="float" office:value="2.61">
                <text:p>2.61</text:p>
              </table:table-cell>
              <table:table-cell office:value-type="float" office:value="6.09">
                <text:p>6.09</text:p>
              </table:table-cell>
              <table:table-cell office:value-type="float" office:value="7.17">
                <text:p>7.17</text:p>
              </table:table-cell>
              <table:table-cell office:value-type="float" office:value="6.79">
                <text:p>6.79</text:p>
              </table:table-cell>
              <table:table-cell office:value-type="float" office:value="7.3">
                <text:p>7.3</text:p>
              </table:table-cell>
              <table:table-cell office:value-type="float" office:value="8.74">
                <text:p>8.74</text:p>
              </table:table-cell>
              <table:table-cell office:value-type="float" office:value="8.28">
                <text:p>8.28</text:p>
              </table:table-cell>
              <table:table-cell office:value-type="float" office:value="9.91">
                <text:p>9.91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.3">
                <text:p>2.3</text:p>
              </table:table-cell>
              <table:table-cell office:value-type="float" office:value="2.35">
                <text:p>2.35</text:p>
              </table:table-cell>
              <table:table-cell office:value-type="float" office:value="6.21">
                <text:p>6.21</text:p>
              </table:table-cell>
              <table:table-cell office:value-type="float" office:value="6.55">
                <text:p>6.55</text:p>
              </table:table-cell>
              <table:table-cell office:value-type="float" office:value="7.43">
                <text:p>7.43</text:p>
              </table:table-cell>
              <table:table-cell office:value-type="float" office:value="7.43">
                <text:p>7.43</text:p>
              </table:table-cell>
              <table:table-cell office:value-type="float" office:value="7.3">
                <text:p>7.3</text:p>
              </table:table-cell>
              <table:table-cell office:value-type="float" office:value="8.13">
                <text:p>8.13</text:p>
              </table:table-cell>
              <table:table-cell office:value-type="float" office:value="10.09">
                <text:p>10.09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.14">
                <text:p>2.14</text:p>
              </table:table-cell>
              <table:table-cell office:value-type="float" office:value="2.66">
                <text:p>2.66</text:p>
              </table:table-cell>
              <table:table-cell office:value-type="float" office:value="6.79">
                <text:p>6.79</text:p>
              </table:table-cell>
              <table:table-cell office:value-type="float" office:value="6.32">
                <text:p>6.32</text:p>
              </table:table-cell>
              <table:table-cell office:value-type="float" office:value="7.3">
                <text:p>7.3</text:p>
              </table:table-cell>
              <table:table-cell office:value-type="float" office:value="7.84">
                <text:p>7.84</text:p>
              </table:table-cell>
              <table:table-cell office:value-type="float" office:value="7.17">
                <text:p>7.17</text:p>
              </table:table-cell>
              <table:table-cell office:value-type="float" office:value="7.84">
                <text:p>7.84</text:p>
              </table:table-cell>
              <table:table-cell office:value-type="float" office:value="10.09">
                <text:p>10.09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96">
                <text:p>1.96</text:p>
              </table:table-cell>
              <table:table-cell office:value-type="float" office:value="2.57">
                <text:p>2.57</text:p>
              </table:table-cell>
              <table:table-cell office:value-type="float" office:value="6.67">
                <text:p>6.67</text:p>
              </table:table-cell>
              <table:table-cell office:value-type="float" office:value="6.55">
                <text:p>6.55</text:p>
              </table:table-cell>
              <table:table-cell office:value-type="float" office:value="9.73">
                <text:p>9.73</text:p>
              </table:table-cell>
              <table:table-cell office:value-type="float" office:value="7.98">
                <text:p>7.98</text:p>
              </table:table-cell>
              <table:table-cell office:value-type="float" office:value="6.67">
                <text:p>6.67</text:p>
              </table:table-cell>
              <table:table-cell office:value-type="float" office:value="8.13">
                <text:p>8.13</text:p>
              </table:table-cell>
              <table:table-cell office:value-type="float" office:value="10.84">
                <text:p>10.84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.11">
                <text:p>2.11</text:p>
              </table:table-cell>
              <table:table-cell office:value-type="float" office:value="2.71">
                <text:p>2.71</text:p>
              </table:table-cell>
              <table:table-cell office:value-type="float" office:value="5.47">
                <text:p>5.47</text:p>
              </table:table-cell>
              <table:table-cell office:value-type="float" office:value="7.17">
                <text:p>7.17</text:p>
              </table:table-cell>
              <table:table-cell office:value-type="float" office:value="6.67">
                <text:p>6.67</text:p>
              </table:table-cell>
              <table:table-cell office:value-type="float" office:value="8.13">
                <text:p>8.13</text:p>
              </table:table-cell>
              <table:table-cell office:value-type="float" office:value="7.43">
                <text:p>7.43</text:p>
              </table:table-cell>
              <table:table-cell office:value-type="float" office:value="7.7">
                <text:p>7.7</text:p>
              </table:table-cell>
              <table:table-cell office:value-type="float" office:value="10.27">
                <text:p>10.27</text:p>
              </table:table-cell>
              <table:table-cell office:value-type="float" office:value="16.41">
                <text:p>16.4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35">
                <text:p>2.35</text:p>
              </table:table-cell>
              <table:table-cell office:value-type="float" office:value="2.76">
                <text:p>2.76</text:p>
              </table:table-cell>
              <table:table-cell office:value-type="float" office:value="6.09">
                <text:p>6.09</text:p>
              </table:table-cell>
              <table:table-cell office:value-type="float" office:value="7.17">
                <text:p>7.17</text:p>
              </table:table-cell>
              <table:table-cell office:value-type="float" office:value="6.91">
                <text:p>6.91</text:p>
              </table:table-cell>
              <table:table-cell office:value-type="float" office:value="7.98">
                <text:p>7.98</text:p>
              </table:table-cell>
              <table:table-cell office:value-type="float" office:value="7.04">
                <text:p>7.04</text:p>
              </table:table-cell>
              <table:table-cell office:value-type="float" office:value="7.17">
                <text:p>7.17</text:p>
              </table:table-cell>
              <table:table-cell office:value-type="float" office:value="11.87">
                <text:p>11.87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.11">
                <text:p>2.11</text:p>
              </table:table-cell>
              <table:table-cell office:value-type="float" office:value="2.52">
                <text:p>2.52</text:p>
              </table:table-cell>
              <table:table-cell office:value-type="float" office:value="5.88">
                <text:p>5.88</text:p>
              </table:table-cell>
              <table:table-cell office:value-type="float" office:value="7.43">
                <text:p>7.43</text:p>
              </table:table-cell>
              <table:table-cell office:value-type="float" office:value="6.43">
                <text:p>6.43</text:p>
              </table:table-cell>
              <table:table-cell office:value-type="float" office:value="7.7">
                <text:p>7.7</text:p>
              </table:table-cell>
              <table:table-cell office:value-type="float" office:value="7.7">
                <text:p>7.7</text:p>
              </table:table-cell>
              <table:table-cell office:value-type="float" office:value="7.56">
                <text:p>7.56</text:p>
              </table:table-cell>
              <table:table-cell office:value-type="float" office:value="10.27">
                <text:p>10.27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.03">
                <text:p>2.03</text:p>
              </table:table-cell>
              <table:table-cell office:value-type="float" office:value="2.48">
                <text:p>2.48</text:p>
              </table:table-cell>
              <table:table-cell office:value-type="float" office:value="5.88">
                <text:p>5.88</text:p>
              </table:table-cell>
              <table:table-cell office:value-type="float" office:value="7.04">
                <text:p>7.04</text:p>
              </table:table-cell>
              <table:table-cell office:value-type="float" office:value="6.67">
                <text:p>6.67</text:p>
              </table:table-cell>
              <table:table-cell office:value-type="float" office:value="7.17">
                <text:p>7.17</text:p>
              </table:table-cell>
              <table:table-cell office:value-type="float" office:value="6.91">
                <text:p>6.91</text:p>
              </table:table-cell>
              <table:table-cell office:value-type="float" office:value="8.13">
                <text:p>8.13</text:p>
              </table:table-cell>
              <table:table-cell office:value-type="float" office:value="10.65">
                <text:p>10.65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">
                <text:p>2</text:p>
              </table:table-cell>
              <table:table-cell office:value-type="float" office:value="2.61">
                <text:p>2.61</text:p>
              </table:table-cell>
              <table:table-cell office:value-type="float" office:value="6.21">
                <text:p>6.21</text:p>
              </table:table-cell>
              <table:table-cell office:value-type="float" office:value="6.91">
                <text:p>6.91</text:p>
              </table:table-cell>
              <table:table-cell office:value-type="float" office:value="6.55">
                <text:p>6.55</text:p>
              </table:table-cell>
              <table:table-cell office:value-type="float" office:value="8.58">
                <text:p>8.58</text:p>
              </table:table-cell>
              <table:table-cell office:value-type="float" office:value="6.79">
                <text:p>6.79</text:p>
              </table:table-cell>
              <table:table-cell office:value-type="float" office:value="7.3">
                <text:p>7.3</text:p>
              </table:table-cell>
              <table:table-cell office:value-type="float" office:value="9.91">
                <text:p>9.91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18">
                <text:p>2.18</text:p>
              </table:table-cell>
              <table:table-cell office:value-type="float" office:value="2.57">
                <text:p>2.57</text:p>
              </table:table-cell>
              <table:table-cell office:value-type="float" office:value="5.99">
                <text:p>5.99</text:p>
              </table:table-cell>
              <table:table-cell office:value-type="float" office:value="6.67">
                <text:p>6.67</text:p>
              </table:table-cell>
              <table:table-cell office:value-type="float" office:value="6.79">
                <text:p>6.79</text:p>
              </table:table-cell>
              <table:table-cell office:value-type="float" office:value="7.7">
                <text:p>7.7</text:p>
              </table:table-cell>
              <table:table-cell office:value-type="float" office:value="6.79">
                <text:p>6.79</text:p>
              </table:table-cell>
              <table:table-cell office:value-type="float" office:value="7.7">
                <text:p>7.7</text:p>
              </table:table-cell>
              <table:table-cell office:value-type="float" office:value="10.46">
                <text:p>10.46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.07">
                <text:p>2.07</text:p>
              </table:table-cell>
              <table:table-cell office:value-type="float" office:value="2.43">
                <text:p>2.43</text:p>
              </table:table-cell>
              <table:table-cell office:value-type="float" office:value="5.99">
                <text:p>5.99</text:p>
              </table:table-cell>
              <table:table-cell office:value-type="float" office:value="7.3">
                <text:p>7.3</text:p>
              </table:table-cell>
              <table:table-cell office:value-type="float" office:value="6.55">
                <text:p>6.55</text:p>
              </table:table-cell>
              <table:table-cell office:value-type="float" office:value="7.17">
                <text:p>7.17</text:p>
              </table:table-cell>
              <table:table-cell office:value-type="float" office:value="7.17">
                <text:p>7.17</text:p>
              </table:table-cell>
              <table:table-cell office:value-type="float" office:value="8.13">
                <text:p>8.13</text:p>
              </table:table-cell>
              <table:table-cell office:value-type="float" office:value="10.27">
                <text:p>10.27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22">
                <text:p>2.22</text:p>
              </table:table-cell>
              <table:table-cell office:value-type="float" office:value="2.43">
                <text:p>2.43</text:p>
              </table:table-cell>
              <table:table-cell office:value-type="float" office:value="5.99">
                <text:p>5.99</text:p>
              </table:table-cell>
              <table:table-cell office:value-type="float" office:value="7.17">
                <text:p>7.17</text:p>
              </table:table-cell>
              <table:table-cell office:value-type="float" office:value="6.67">
                <text:p>6.67</text:p>
              </table:table-cell>
              <table:table-cell office:value-type="float" office:value="8.28">
                <text:p>8.28</text:p>
              </table:table-cell>
              <table:table-cell office:value-type="float" office:value="7.17">
                <text:p>7.17</text:p>
              </table:table-cell>
              <table:table-cell office:value-type="float" office:value="7.84">
                <text:p>7.84</text:p>
              </table:table-cell>
              <table:table-cell office:value-type="float" office:value="10.65">
                <text:p>10.65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.03">
                <text:p>2.03</text:p>
              </table:table-cell>
              <table:table-cell office:value-type="float" office:value="2.3">
                <text:p>2.3</text:p>
              </table:table-cell>
              <table:table-cell office:value-type="float" office:value="5.99">
                <text:p>5.99</text:p>
              </table:table-cell>
              <table:table-cell office:value-type="float" office:value="6.43">
                <text:p>6.43</text:p>
              </table:table-cell>
              <table:table-cell office:value-type="float" office:value="6.32">
                <text:p>6.32</text:p>
              </table:table-cell>
              <table:table-cell office:value-type="float" office:value="7.98">
                <text:p>7.98</text:p>
              </table:table-cell>
              <table:table-cell office:value-type="float" office:value="7.7">
                <text:p>7.7</text:p>
              </table:table-cell>
              <table:table-cell office:value-type="float" office:value="8.43">
                <text:p>8.43</text:p>
              </table:table-cell>
              <table:table-cell office:value-type="float" office:value="10.27">
                <text:p>10.27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11">
                <text:p>2.11</text:p>
              </table:table-cell>
              <table:table-cell office:value-type="float" office:value="2.43">
                <text:p>2.43</text:p>
              </table:table-cell>
              <table:table-cell office:value-type="float" office:value="5.57">
                <text:p>5.57</text:p>
              </table:table-cell>
              <table:table-cell office:value-type="float" office:value="7.3">
                <text:p>7.3</text:p>
              </table:table-cell>
              <table:table-cell office:value-type="float" office:value="10.27">
                <text:p>10.27</text:p>
              </table:table-cell>
              <table:table-cell office:value-type="float" office:value="7.56">
                <text:p>7.56</text:p>
              </table:table-cell>
              <table:table-cell office:value-type="float" office:value="6.91">
                <text:p>6.91</text:p>
              </table:table-cell>
              <table:table-cell office:value-type="float" office:value="7.7">
                <text:p>7.7</text:p>
              </table:table-cell>
              <table:table-cell office:value-type="float" office:value="10.46">
                <text:p>10.46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.03">
                <text:p>2.03</text:p>
              </table:table-cell>
              <table:table-cell office:value-type="float" office:value="2.35">
                <text:p>2.35</text:p>
              </table:table-cell>
              <table:table-cell office:value-type="float" office:value="6.43">
                <text:p>6.43</text:p>
              </table:table-cell>
              <table:table-cell office:value-type="float" office:value="6.79">
                <text:p>6.79</text:p>
              </table:table-cell>
              <table:table-cell office:value-type="float" office:value="6.79">
                <text:p>6.79</text:p>
              </table:table-cell>
              <table:table-cell office:value-type="float" office:value="7.43">
                <text:p>7.43</text:p>
              </table:table-cell>
              <table:table-cell office:value-type="float" office:value="7.04">
                <text:p>7.04</text:p>
              </table:table-cell>
              <table:table-cell office:value-type="float" office:value="7.43">
                <text:p>7.43</text:p>
              </table:table-cell>
              <table:table-cell office:value-type="float" office:value="10.09">
                <text:p>10.09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.11">
                <text:p>2.11</text:p>
              </table:table-cell>
              <table:table-cell office:value-type="float" office:value="2.39">
                <text:p>2.39</text:p>
              </table:table-cell>
              <table:table-cell office:value-type="float" office:value="5.99">
                <text:p>5.99</text:p>
              </table:table-cell>
              <table:table-cell office:value-type="float" office:value="6.32">
                <text:p>6.32</text:p>
              </table:table-cell>
              <table:table-cell office:value-type="float" office:value="9.22">
                <text:p>9.22</text:p>
              </table:table-cell>
              <table:table-cell office:value-type="float" office:value="7.17">
                <text:p>7.17</text:p>
              </table:table-cell>
              <table:table-cell office:value-type="float" office:value="6.91">
                <text:p>6.91</text:p>
              </table:table-cell>
              <table:table-cell office:value-type="float" office:value="7.56">
                <text:p>7.56</text:p>
              </table:table-cell>
              <table:table-cell office:value-type="float" office:value="10.65">
                <text:p>10.65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">
                <text:p>2</text:p>
              </table:table-cell>
              <table:table-cell office:value-type="float" office:value="2.48">
                <text:p>2.48</text:p>
              </table:table-cell>
              <table:table-cell office:value-type="float" office:value="5.99">
                <text:p>5.99</text:p>
              </table:table-cell>
              <table:table-cell office:value-type="float" office:value="6.55">
                <text:p>6.55</text:p>
              </table:table-cell>
              <table:table-cell office:value-type="float" office:value="7.3">
                <text:p>7.3</text:p>
              </table:table-cell>
              <table:table-cell office:value-type="float" office:value="6.91">
                <text:p>6.91</text:p>
              </table:table-cell>
              <table:table-cell office:value-type="float" office:value="6.91">
                <text:p>6.91</text:p>
              </table:table-cell>
              <table:table-cell office:value-type="float" office:value="7.56">
                <text:p>7.56</text:p>
              </table:table-cell>
              <table:table-cell office:value-type="float" office:value="10.46">
                <text:p>10.4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.07">
                <text:p>2.07</text:p>
              </table:table-cell>
              <table:table-cell office:value-type="float" office:value="2.61">
                <text:p>2.61</text:p>
              </table:table-cell>
              <table:table-cell office:value-type="float" office:value="5.99">
                <text:p>5.99</text:p>
              </table:table-cell>
              <table:table-cell office:value-type="float" office:value="6.43">
                <text:p>6.43</text:p>
              </table:table-cell>
              <table:table-cell office:value-type="float" office:value="7.17">
                <text:p>7.17</text:p>
              </table:table-cell>
              <table:table-cell office:value-type="float" office:value="6.79">
                <text:p>6.79</text:p>
              </table:table-cell>
              <table:table-cell office:value-type="float" office:value="7.04">
                <text:p>7.04</text:p>
              </table:table-cell>
              <table:table-cell office:value-type="float" office:value="7.7">
                <text:p>7.7</text:p>
              </table:table-cell>
              <table:table-cell office:value-type="float" office:value="12.98">
                <text:p>12.98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.93">
                <text:p>1.93</text:p>
              </table:table-cell>
              <table:table-cell office:value-type="float" office:value="2.43">
                <text:p>2.43</text:p>
              </table:table-cell>
              <table:table-cell office:value-type="float" office:value="6.09">
                <text:p>6.09</text:p>
              </table:table-cell>
              <table:table-cell office:value-type="float" office:value="5.99">
                <text:p>5.99</text:p>
              </table:table-cell>
              <table:table-cell office:value-type="float" office:value="7.3">
                <text:p>7.3</text:p>
              </table:table-cell>
              <table:table-cell office:value-type="float" office:value="6.79">
                <text:p>6.79</text:p>
              </table:table-cell>
              <table:table-cell office:value-type="float" office:value="6.79">
                <text:p>6.79</text:p>
              </table:table-cell>
              <table:table-cell office:value-type="float" office:value="8.13">
                <text:p>8.13</text:p>
              </table:table-cell>
              <table:table-cell office:value-type="float" office:value="9.91">
                <text:p>9.91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93">
                <text:p>1.93</text:p>
              </table:table-cell>
              <table:table-cell office:value-type="float" office:value="2.43">
                <text:p>2.43</text:p>
              </table:table-cell>
              <table:table-cell office:value-type="float" office:value="6.09">
                <text:p>6.09</text:p>
              </table:table-cell>
              <table:table-cell office:value-type="float" office:value="6.55">
                <text:p>6.55</text:p>
              </table:table-cell>
              <table:table-cell office:value-type="float" office:value="8.58">
                <text:p>8.58</text:p>
              </table:table-cell>
              <table:table-cell office:value-type="float" office:value="6.91">
                <text:p>6.91</text:p>
              </table:table-cell>
              <table:table-cell office:value-type="float" office:value="6.55">
                <text:p>6.55</text:p>
              </table:table-cell>
              <table:table-cell office:value-type="float" office:value="7.84">
                <text:p>7.84</text:p>
              </table:table-cell>
              <table:table-cell office:value-type="float" office:value="10.27">
                <text:p>10.27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.96">
                <text:p>1.96</text:p>
              </table:table-cell>
              <table:table-cell office:value-type="float" office:value="2.35">
                <text:p>2.35</text:p>
              </table:table-cell>
              <table:table-cell office:value-type="float" office:value="5.67">
                <text:p>5.67</text:p>
              </table:table-cell>
              <table:table-cell office:value-type="float" office:value="6.55">
                <text:p>6.55</text:p>
              </table:table-cell>
              <table:table-cell office:value-type="float" office:value="8.13">
                <text:p>8.13</text:p>
              </table:table-cell>
              <table:table-cell office:value-type="float" office:value="6.79">
                <text:p>6.79</text:p>
              </table:table-cell>
              <table:table-cell office:value-type="float" office:value="6.91">
                <text:p>6.91</text:p>
              </table:table-cell>
              <table:table-cell office:value-type="float" office:value="7.04">
                <text:p>7.04</text:p>
              </table:table-cell>
              <table:table-cell office:value-type="float" office:value="9.91">
                <text:p>9.91</text:p>
              </table:table-cell>
              <table:table-cell office:value-type="float" office:value="17.01">
                <text:p>17.0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.03">
                <text:p>2.03</text:p>
              </table:table-cell>
              <table:table-cell office:value-type="float" office:value="2.43">
                <text:p>2.43</text:p>
              </table:table-cell>
              <table:table-cell office:value-type="float" office:value="5.88">
                <text:p>5.88</text:p>
              </table:table-cell>
              <table:table-cell office:value-type="float" office:value="6.55">
                <text:p>6.55</text:p>
              </table:table-cell>
              <table:table-cell office:value-type="float" office:value="7.17">
                <text:p>7.17</text:p>
              </table:table-cell>
              <table:table-cell office:value-type="float" office:value="7.04">
                <text:p>7.04</text:p>
              </table:table-cell>
              <table:table-cell office:value-type="float" office:value="6.32">
                <text:p>6.32</text:p>
              </table:table-cell>
              <table:table-cell office:value-type="float" office:value="9.56">
                <text:p>9.56</text:p>
              </table:table-cell>
              <table:table-cell office:value-type="float" office:value="10.46">
                <text:p>10.46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.93">
                <text:p>1.93</text:p>
              </table:table-cell>
              <table:table-cell office:value-type="float" office:value="2.48">
                <text:p>2.48</text:p>
              </table:table-cell>
              <table:table-cell office:value-type="float" office:value="5.99">
                <text:p>5.99</text:p>
              </table:table-cell>
              <table:table-cell office:value-type="float" office:value="6.32">
                <text:p>6.32</text:p>
              </table:table-cell>
              <table:table-cell office:value-type="float" office:value="6.67">
                <text:p>6.67</text:p>
              </table:table-cell>
              <table:table-cell office:value-type="float" office:value="6.79">
                <text:p>6.79</text:p>
              </table:table-cell>
              <table:table-cell office:value-type="float" office:value="7.7">
                <text:p>7.7</text:p>
              </table:table-cell>
              <table:table-cell office:value-type="float" office:value="8.13">
                <text:p>8.13</text:p>
              </table:table-cell>
              <table:table-cell office:value-type="float" office:value="10.09">
                <text:p>10.09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.11">
                <text:p>2.11</text:p>
              </table:table-cell>
              <table:table-cell office:value-type="float" office:value="2.66">
                <text:p>2.66</text:p>
              </table:table-cell>
              <table:table-cell office:value-type="float" office:value="6.09">
                <text:p>6.09</text:p>
              </table:table-cell>
              <table:table-cell office:value-type="float" office:value="6.09">
                <text:p>6.09</text:p>
              </table:table-cell>
              <table:table-cell office:value-type="float" office:value="6.79">
                <text:p>6.79</text:p>
              </table:table-cell>
              <table:table-cell office:value-type="float" office:value="8.74">
                <text:p>8.74</text:p>
              </table:table-cell>
              <table:table-cell office:value-type="float" office:value="7.43">
                <text:p>7.43</text:p>
              </table:table-cell>
              <table:table-cell office:value-type="float" office:value="7.56">
                <text:p>7.56</text:p>
              </table:table-cell>
              <table:table-cell office:value-type="float" office:value="10.09">
                <text:p>10.09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.39">
                <text:p>2.39</text:p>
              </table:table-cell>
              <table:table-cell office:value-type="float" office:value="2.26">
                <text:p>2.26</text:p>
              </table:table-cell>
              <table:table-cell office:value-type="float" office:value="5.37">
                <text:p>5.37</text:p>
              </table:table-cell>
              <table:table-cell office:value-type="float" office:value="6.67">
                <text:p>6.67</text:p>
              </table:table-cell>
              <table:table-cell office:value-type="float" office:value="6.91">
                <text:p>6.91</text:p>
              </table:table-cell>
              <table:table-cell office:value-type="float" office:value="6.79">
                <text:p>6.79</text:p>
              </table:table-cell>
              <table:table-cell office:value-type="float" office:value="6.79">
                <text:p>6.79</text:p>
              </table:table-cell>
              <table:table-cell office:value-type="float" office:value="8.13">
                <text:p>8.13</text:p>
              </table:table-cell>
              <table:table-cell office:value-type="float" office:value="9.91">
                <text:p>9.91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.03">
                <text:p>2.03</text:p>
              </table:table-cell>
              <table:table-cell office:value-type="float" office:value="2.48">
                <text:p>2.48</text:p>
              </table:table-cell>
              <table:table-cell office:value-type="float" office:value="5.67">
                <text:p>5.67</text:p>
              </table:table-cell>
              <table:table-cell office:value-type="float" office:value="6.67">
                <text:p>6.67</text:p>
              </table:table-cell>
              <table:table-cell office:value-type="float" office:value="7.56">
                <text:p>7.56</text:p>
              </table:table-cell>
              <table:table-cell office:value-type="float" office:value="6.43">
                <text:p>6.43</text:p>
              </table:table-cell>
              <table:table-cell office:value-type="float" office:value="6.67">
                <text:p>6.67</text:p>
              </table:table-cell>
              <table:table-cell office:value-type="float" office:value="7.84">
                <text:p>7.84</text:p>
              </table:table-cell>
              <table:table-cell office:value-type="float" office:value="11.04">
                <text:p>11.04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2.07">
                <text:p>2.07</text:p>
              </table:table-cell>
              <table:table-cell office:value-type="float" office:value="2.22">
                <text:p>2.22</text:p>
              </table:table-cell>
              <table:table-cell office:value-type="float" office:value="6.43">
                <text:p>6.43</text:p>
              </table:table-cell>
              <table:table-cell office:value-type="float" office:value="6.67">
                <text:p>6.67</text:p>
              </table:table-cell>
              <table:table-cell office:value-type="float" office:value="7.04">
                <text:p>7.04</text:p>
              </table:table-cell>
              <table:table-cell office:value-type="float" office:value="6.79">
                <text:p>6.79</text:p>
              </table:table-cell>
              <table:table-cell office:value-type="float" office:value="6.91">
                <text:p>6.91</text:p>
              </table:table-cell>
              <table:table-cell office:value-type="float" office:value="7.56">
                <text:p>7.56</text:p>
              </table:table-cell>
              <table:table-cell office:value-type="float" office:value="10.27">
                <text:p>10.27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93">
                <text:p>1.93</text:p>
              </table:table-cell>
              <table:table-cell office:value-type="float" office:value="2.39">
                <text:p>2.39</text:p>
              </table:table-cell>
              <table:table-cell office:value-type="float" office:value="6.32">
                <text:p>6.32</text:p>
              </table:table-cell>
              <table:table-cell office:value-type="float" office:value="6.43">
                <text:p>6.43</text:p>
              </table:table-cell>
              <table:table-cell office:value-type="float" office:value="11.04">
                <text:p>11.04</text:p>
              </table:table-cell>
              <table:table-cell office:value-type="float" office:value="7.04">
                <text:p>7.04</text:p>
              </table:table-cell>
              <table:table-cell office:value-type="float" office:value="6.32">
                <text:p>6.32</text:p>
              </table:table-cell>
              <table:table-cell office:value-type="float" office:value="7.56">
                <text:p>7.56</text:p>
              </table:table-cell>
              <table:table-cell office:value-type="float" office:value="10.46">
                <text:p>10.46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.18">
                <text:p>2.18</text:p>
              </table:table-cell>
              <table:table-cell office:value-type="float" office:value="2.39">
                <text:p>2.39</text:p>
              </table:table-cell>
              <table:table-cell office:value-type="float" office:value="6.79">
                <text:p>6.79</text:p>
              </table:table-cell>
              <table:table-cell office:value-type="float" office:value="6.79">
                <text:p>6.79</text:p>
              </table:table-cell>
              <table:table-cell office:value-type="float" office:value="7.56">
                <text:p>7.56</text:p>
              </table:table-cell>
              <table:table-cell office:value-type="float" office:value="6.67">
                <text:p>6.67</text:p>
              </table:table-cell>
              <table:table-cell office:value-type="float" office:value="6.55">
                <text:p>6.55</text:p>
              </table:table-cell>
              <table:table-cell office:value-type="float" office:value="7.98">
                <text:p>7.98</text:p>
              </table:table-cell>
              <table:table-cell office:value-type="float" office:value="13.46">
                <text:p>13.46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18">
                <text:p>2.18</text:p>
              </table:table-cell>
              <table:table-cell office:value-type="float" office:value="2.61">
                <text:p>2.61</text:p>
              </table:table-cell>
              <table:table-cell office:value-type="float" office:value="6.43">
                <text:p>6.43</text:p>
              </table:table-cell>
              <table:table-cell office:value-type="float" office:value="6.67">
                <text:p>6.67</text:p>
              </table:table-cell>
              <table:table-cell office:value-type="float" office:value="7.17">
                <text:p>7.17</text:p>
              </table:table-cell>
              <table:table-cell office:value-type="float" office:value="6.79">
                <text:p>6.79</text:p>
              </table:table-cell>
              <table:table-cell office:value-type="float" office:value="6.43">
                <text:p>6.43</text:p>
              </table:table-cell>
              <table:table-cell office:value-type="float" office:value="8.13">
                <text:p>8.13</text:p>
              </table:table-cell>
              <table:table-cell office:value-type="float" office:value="12.52">
                <text:p>12.52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.93">
                <text:p>1.93</text:p>
              </table:table-cell>
              <table:table-cell office:value-type="float" office:value="2.26">
                <text:p>2.26</text:p>
              </table:table-cell>
              <table:table-cell office:value-type="float" office:value="5.99">
                <text:p>5.99</text:p>
              </table:table-cell>
              <table:table-cell office:value-type="float" office:value="6.32">
                <text:p>6.32</text:p>
              </table:table-cell>
              <table:table-cell office:value-type="float" office:value="7.17">
                <text:p>7.17</text:p>
              </table:table-cell>
              <table:table-cell office:value-type="float" office:value="6.91">
                <text:p>6.91</text:p>
              </table:table-cell>
              <table:table-cell office:value-type="float" office:value="6.32">
                <text:p>6.32</text:p>
              </table:table-cell>
              <table:table-cell office:value-type="float" office:value="7.98">
                <text:p>7.98</text:p>
              </table:table-cell>
              <table:table-cell office:value-type="float" office:value="10.46">
                <text:p>10.46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2.66">
                <text:p>2.66</text:p>
              </table:table-cell>
              <table:table-cell office:value-type="float" office:value="6.21">
                <text:p>6.21</text:p>
              </table:table-cell>
              <table:table-cell office:value-type="float" office:value="7.3">
                <text:p>7.3</text:p>
              </table:table-cell>
              <table:table-cell office:value-type="float" office:value="7.43">
                <text:p>7.43</text:p>
              </table:table-cell>
              <table:table-cell office:value-type="float" office:value="6.55">
                <text:p>6.55</text:p>
              </table:table-cell>
              <table:table-cell office:value-type="float" office:value="6.32">
                <text:p>6.32</text:p>
              </table:table-cell>
              <table:table-cell office:value-type="float" office:value="7.56">
                <text:p>7.56</text:p>
              </table:table-cell>
              <table:table-cell office:value-type="float" office:value="11.04">
                <text:p>11.04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2">
                <text:p>2</text:p>
              </table:table-cell>
              <table:table-cell office:value-type="float" office:value="2.39">
                <text:p>2.39</text:p>
              </table:table-cell>
              <table:table-cell office:value-type="float" office:value="5.99">
                <text:p>5.99</text:p>
              </table:table-cell>
              <table:table-cell office:value-type="float" office:value="6.91">
                <text:p>6.91</text:p>
              </table:table-cell>
              <table:table-cell office:value-type="float" office:value="6.67">
                <text:p>6.67</text:p>
              </table:table-cell>
              <table:table-cell office:value-type="float" office:value="6.91">
                <text:p>6.91</text:p>
              </table:table-cell>
              <table:table-cell office:value-type="float" office:value="6.91">
                <text:p>6.91</text:p>
              </table:table-cell>
              <table:table-cell office:value-type="float" office:value="7.84">
                <text:p>7.84</text:p>
              </table:table-cell>
              <table:table-cell office:value-type="float" office:value="11.65">
                <text:p>11.65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.18">
                <text:p>2.18</text:p>
              </table:table-cell>
              <table:table-cell office:value-type="float" office:value="2.61">
                <text:p>2.61</text:p>
              </table:table-cell>
              <table:table-cell office:value-type="float" office:value="5.67">
                <text:p>5.67</text:p>
              </table:table-cell>
              <table:table-cell office:value-type="float" office:value="6.55">
                <text:p>6.55</text:p>
              </table:table-cell>
              <table:table-cell office:value-type="float" office:value="7.17">
                <text:p>7.17</text:p>
              </table:table-cell>
              <table:table-cell office:value-type="float" office:value="6.79">
                <text:p>6.79</text:p>
              </table:table-cell>
              <table:table-cell office:value-type="float" office:value="6.09">
                <text:p>6.09</text:p>
              </table:table-cell>
              <table:table-cell office:value-type="float" office:value="8.74">
                <text:p>8.74</text:p>
              </table:table-cell>
              <table:table-cell office:value-type="float" office:value="9.73">
                <text:p>9.73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2">
                <text:p>2</text:p>
              </table:table-cell>
              <table:table-cell office:value-type="float" office:value="2.35">
                <text:p>2.35</text:p>
              </table:table-cell>
              <table:table-cell office:value-type="float" office:value="5.57">
                <text:p>5.57</text:p>
              </table:table-cell>
              <table:table-cell office:value-type="float" office:value="6.91">
                <text:p>6.91</text:p>
              </table:table-cell>
              <table:table-cell office:value-type="float" office:value="7.17">
                <text:p>7.17</text:p>
              </table:table-cell>
              <table:table-cell office:value-type="float" office:value="6.79">
                <text:p>6.79</text:p>
              </table:table-cell>
              <table:table-cell office:value-type="float" office:value="7.04">
                <text:p>7.04</text:p>
              </table:table-cell>
              <table:table-cell office:value-type="float" office:value="8.28">
                <text:p>8.28</text:p>
              </table:table-cell>
              <table:table-cell office:value-type="float" office:value="9.73">
                <text:p>9.73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.03">
                <text:p>2.03</text:p>
              </table:table-cell>
              <table:table-cell office:value-type="float" office:value="2.61">
                <text:p>2.61</text:p>
              </table:table-cell>
              <table:table-cell office:value-type="float" office:value="5.28">
                <text:p>5.28</text:p>
              </table:table-cell>
              <table:table-cell office:value-type="float" office:value="6.21">
                <text:p>6.21</text:p>
              </table:table-cell>
              <table:table-cell office:value-type="float" office:value="6.91">
                <text:p>6.91</text:p>
              </table:table-cell>
              <table:table-cell office:value-type="float" office:value="6.91">
                <text:p>6.91</text:p>
              </table:table-cell>
              <table:table-cell office:value-type="float" office:value="9.39">
                <text:p>9.39</text:p>
              </table:table-cell>
              <table:table-cell office:value-type="float" office:value="7.84">
                <text:p>7.84</text:p>
              </table:table-cell>
              <table:table-cell office:value-type="float" office:value="9.73">
                <text:p>9.73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2.03">
                <text:p>2.03</text:p>
              </table:table-cell>
              <table:table-cell office:value-type="float" office:value="2.52">
                <text:p>2.52</text:p>
              </table:table-cell>
              <table:table-cell office:value-type="float" office:value="5.47">
                <text:p>5.47</text:p>
              </table:table-cell>
              <table:table-cell office:value-type="float" office:value="6.21">
                <text:p>6.21</text:p>
              </table:table-cell>
              <table:table-cell office:value-type="float" office:value="6.91">
                <text:p>6.91</text:p>
              </table:table-cell>
              <table:table-cell office:value-type="float" office:value="6.79">
                <text:p>6.79</text:p>
              </table:table-cell>
              <table:table-cell office:value-type="float" office:value="7.7">
                <text:p>7.7</text:p>
              </table:table-cell>
              <table:table-cell office:value-type="float" office:value="7.84">
                <text:p>7.84</text:p>
              </table:table-cell>
              <table:table-cell office:value-type="float" office:value="10.09">
                <text:p>10.09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">
                <text:p>2</text:p>
              </table:table-cell>
              <table:table-cell office:value-type="float" office:value="2.61">
                <text:p>2.61</text:p>
              </table:table-cell>
              <table:table-cell office:value-type="float" office:value="5.99">
                <text:p>5.99</text:p>
              </table:table-cell>
              <table:table-cell office:value-type="float" office:value="6.91">
                <text:p>6.91</text:p>
              </table:table-cell>
              <table:table-cell office:value-type="float" office:value="7.56">
                <text:p>7.56</text:p>
              </table:table-cell>
              <table:table-cell office:value-type="float" office:value="7.04">
                <text:p>7.04</text:p>
              </table:table-cell>
              <table:table-cell office:value-type="float" office:value="6.67">
                <text:p>6.67</text:p>
              </table:table-cell>
              <table:table-cell office:value-type="float" office:value="7.7">
                <text:p>7.7</text:p>
              </table:table-cell>
              <table:table-cell office:value-type="float" office:value="10.27">
                <text:p>10.27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2.07">
                <text:p>2.07</text:p>
              </table:table-cell>
              <table:table-cell office:value-type="float" office:value="2.3">
                <text:p>2.3</text:p>
              </table:table-cell>
              <table:table-cell office:value-type="float" office:value="7.04">
                <text:p>7.04</text:p>
              </table:table-cell>
              <table:table-cell office:value-type="float" office:value="6.43">
                <text:p>6.43</text:p>
              </table:table-cell>
              <table:table-cell office:value-type="float" office:value="7.04">
                <text:p>7.04</text:p>
              </table:table-cell>
              <table:table-cell office:value-type="float" office:value="7.3">
                <text:p>7.3</text:p>
              </table:table-cell>
              <table:table-cell office:value-type="float" office:value="6.79">
                <text:p>6.79</text:p>
              </table:table-cell>
              <table:table-cell office:value-type="float" office:value="7.56">
                <text:p>7.56</text:p>
              </table:table-cell>
              <table:table-cell office:value-type="float" office:value="9.22">
                <text:p>9.22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2.81">
                <text:p>2.81</text:p>
              </table:table-cell>
              <table:table-cell office:value-type="float" office:value="7.43">
                <text:p>7.43</text:p>
              </table:table-cell>
              <table:table-cell office:value-type="float" office:value="7.04">
                <text:p>7.04</text:p>
              </table:table-cell>
              <table:table-cell office:value-type="float" office:value="8.28">
                <text:p>8.28</text:p>
              </table:table-cell>
              <table:table-cell office:value-type="float" office:value="7.04">
                <text:p>7.04</text:p>
              </table:table-cell>
              <table:table-cell office:value-type="float" office:value="7.17">
                <text:p>7.17</text:p>
              </table:table-cell>
              <table:table-cell office:value-type="float" office:value="7.56">
                <text:p>7.56</text:p>
              </table:table-cell>
              <table:table-cell office:value-type="float" office:value="10.84">
                <text:p>10.84</text:p>
              </table:table-cell>
              <table:table-cell office:value-type="float" office:value="11.45">
                <text:p>11.4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